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9.63mm"/>
    </style:style>
    <style:style style:name="co3" style:family="table-column">
      <style:table-column-properties fo:break-before="auto" style:column-width="34.6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shapes>
          <draw:frame draw:z-index="0" draw:style-name="gr1" draw:text-style-name="P1" svg:width="199.81mm" svg:height="112.39mm" svg:x="511.43mm" svg:y="16.31mm">
            <loext:p draw:notify-on-update-of-ranges="Hoja1.B4:Hoja1.B5 Hoja1.B6:Hoja1.B28 Hoja1.C4:Hoja1.C5 Hoja1.C6:Hoja1.C28 Hoja1.D4:Hoja1.D5 Hoja1.D6:Hoja1.D28 Hoja1.E4:Hoja1.E5 Hoja1.E6:Hoja1.E28 Hoja1.F4:Hoja1.F5 Hoja1.F6:Hoja1.F28 Hoja1.G4:Hoja1.G5 Hoja1.G6:Hoja1.G28 Hoja1.H4:Hoja1.H5 Hoja1.H6:Hoja1.H28 Hoja1.I4:Hoja1.I5 Hoja1.I6:Hoja1.I28 Hoja1.J4:Hoja1.J5 Hoja1.J6:Hoja1.J28 Hoja1.K4:Hoja1.K5 Hoja1.K6:Hoja1.K28 Hoja1.L4:Hoja1.L5 Hoja1.L6:Hoja1.L28 Hoja1.M4:Hoja1.M5 Hoja1.M6:Hoja1.M28 Hoja1.N4:Hoja1.N5 Hoja1.N6:Hoja1.N28 Hoja1.O4:Hoja1.O5 Hoja1.O6:Hoja1.O28 Hoja1.P4:Hoja1.P5 Hoja1.P6:Hoja1.P2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96.26mm" svg:height="110.39mm" svg:x="513.55mm" svg:y="138.22mm">
            <loext:p draw:notify-on-update-of-ranges="Hoja1.B31:Hoja1.B32 Hoja1.B33:Hoja1.B55 Hoja1.C31:Hoja1.C32 Hoja1.C33:Hoja1.C55 Hoja1.D31:Hoja1.D32 Hoja1.D33:Hoja1.D55 Hoja1.E31:Hoja1.E32 Hoja1.E33:Hoja1.E55 Hoja1.F31:Hoja1.F32 Hoja1.F33:Hoja1.F55 Hoja1.G31:Hoja1.G32 Hoja1.G33:Hoja1.G55 Hoja1.H31:Hoja1.H32 Hoja1.H33:Hoja1.H55 Hoja1.I31:Hoja1.I32 Hoja1.I33:Hoja1.I55 Hoja1.J31:Hoja1.J32 Hoja1.J33:Hoja1.J55 Hoja1.K31:Hoja1.K32 Hoja1.K33:Hoja1.K55 Hoja1.L31:Hoja1.L32 Hoja1.L33:Hoja1.L55 Hoja1.M31:Hoja1.M32 Hoja1.M33:Hoja1.M55 Hoja1.N31:Hoja1.N32 Hoja1.N33:Hoja1.N55 Hoja1.O31:Hoja1.O32 Hoja1.O33:Hoja1.O55 Hoja1.P31:Hoja1.P32 Hoja1.P33:Hoja1.P55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96.69mm" svg:height="110.64mm" svg:x="513.68mm" svg:y="264.67mm">
            <loext:p draw:notify-on-update-of-ranges="Hoja1.B58:Hoja1.B59 Hoja1.B60:Hoja1.B82 Hoja1.C58:Hoja1.C59 Hoja1.C60:Hoja1.C82 Hoja1.D58:Hoja1.D59 Hoja1.D60:Hoja1.D82 Hoja1.E58:Hoja1.E59 Hoja1.E60:Hoja1.E82 Hoja1.F58:Hoja1.F59 Hoja1.F60:Hoja1.F82 Hoja1.G58:Hoja1.G59 Hoja1.G60:Hoja1.G82 Hoja1.H58:Hoja1.H59 Hoja1.H60:Hoja1.H82 Hoja1.I58:Hoja1.I59 Hoja1.I60:Hoja1.I82 Hoja1.J58:Hoja1.J59 Hoja1.J60:Hoja1.J82 Hoja1.K58:Hoja1.K59 Hoja1.K60:Hoja1.K82 Hoja1.L58:Hoja1.L59 Hoja1.L60:Hoja1.L82 Hoja1.M58:Hoja1.M59 Hoja1.M60:Hoja1.M82 Hoja1.N58:Hoja1.N59 Hoja1.N60:Hoja1.N82 Hoja1.O58:Hoja1.O59 Hoja1.O60:Hoja1.O82 Hoja1.P58:Hoja1.P59 Hoja1.P60:Hoja1.P82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98.84mm" svg:height="111.84mm" svg:x="511.55mm" svg:y="400.61mm">
            <loext:p draw:notify-on-update-of-ranges="Hoja1.B88:Hoja1.B89 Hoja1.B90:Hoja1.B112 Hoja1.C88:Hoja1.C89 Hoja1.C90:Hoja1.C112 Hoja1.D88:Hoja1.D89 Hoja1.D90:Hoja1.D112 Hoja1.E88:Hoja1.E89 Hoja1.E90:Hoja1.E112 Hoja1.F88:Hoja1.F89 Hoja1.F90:Hoja1.F112 Hoja1.G88:Hoja1.G89 Hoja1.G90:Hoja1.G112 Hoja1.H88:Hoja1.H89 Hoja1.H90:Hoja1.H112 Hoja1.I88:Hoja1.I89 Hoja1.I90:Hoja1.I112 Hoja1.J88:Hoja1.J89 Hoja1.J90:Hoja1.J112 Hoja1.K88:Hoja1.K89 Hoja1.K90:Hoja1.K112 Hoja1.L88:Hoja1.L89 Hoja1.L90:Hoja1.L112 Hoja1.M88:Hoja1.M89 Hoja1.M90:Hoja1.M112 Hoja1.N88:Hoja1.N89 Hoja1.N90:Hoja1.N112 Hoja1.O88:Hoja1.O89 Hoja1.O90:Hoja1.O112 Hoja1.P88:Hoja1.P89 Hoja1.P90:Hoja1.P112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12" table:default-cell-style-name="Default"/>
        <table:table-column table:style-name="co1" table:number-columns-repeated="2" table:default-cell-style-name="Default"/>
        <table:table-row table:style-name="ro1" table:number-rows-repeated="3">
          <table:table-cell table:number-columns-repeated="16"/>
        </table:table-row>
        <table:table-row table:style-name="ro1">
          <table:table-cell/>
          <table:table-cell table:style-name="ce1" office:value-type="string" calcext:value-type="string" table:number-columns-spanned="15" table:number-rows-spanned="1">
            <text:p>MAPE</text:p>
          </table:table-cell>
          <table:covered-table-cell table:style-name="ce2"/>
          <table:covered-table-cell table:number-columns-repeated="2" table:style-name="ce8"/>
          <table:covered-table-cell table:style-name="ce9"/>
          <table:covered-table-cell table:number-columns-repeated="2" table:style-name="ce8"/>
          <table:covered-table-cell table:style-name="ce9"/>
          <table:covered-table-cell table:number-columns-repeated="2" table:style-name="ce8"/>
          <table:covered-table-cell table:style-name="ce9"/>
          <table:covered-table-cell table:number-columns-repeated="2" table:style-name="ce8"/>
          <table:covered-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N<text:span text:style-name="T1">EZ</text:span></text:p>
          </table:table-cell>
          <table:table-cell table:style-name="ce2" office:value-type="string" calcext:value-type="string">
            <text:p>CC</text:p>
          </table:table-cell>
          <table:table-cell table:style-name="ce2" office:value-type="string" calcext:value-type="string">
            <text:p>CP</text:p>
          </table:table-cell>
          <table:table-cell table:style-name="ce2" office:value-type="string" calcext:value-type="string">
            <text:p>LC</text:p>
          </table:table-cell>
          <table:table-cell table:style-name="ce2" office:value-type="string" calcext:value-type="string">
            <text:p>LP</text:p>
          </table:table-cell>
          <table:table-cell table:style-name="ce2" office:value-type="string" calcext:value-type="string">
            <text:p>CM</text:p>
          </table:table-cell>
          <table:table-cell table:style-name="ce2" office:value-type="string" calcext:value-type="string">
            <text:p>LM</text:p>
          </table:table-cell>
          <table:table-cell table:style-name="ce2" office:value-type="string" calcext:value-type="string">
            <text:p>GCC</text:p>
          </table:table-cell>
          <table:table-cell table:style-name="ce2" office:value-type="string" calcext:value-type="string">
            <text:p>GLC</text:p>
          </table:table-cell>
          <table:table-cell table:style-name="ce2" office:value-type="string" calcext:value-type="string">
            <text:p>CBB</text:p>
          </table:table-cell>
          <table:table-cell table:style-name="ce2" office:value-type="string" calcext:value-type="string">
            <text:p>LCB</text:p>
          </table:table-cell>
          <table:table-cell table:style-name="ce2" office:value-type="string" calcext:value-type="string">
            <text:p>CPB</text:p>
          </table:table-cell>
          <table:table-cell table:style-name="ce2" office:value-type="string" calcext:value-type="string">
            <text:p>LPB</text:p>
          </table:table-cell>
          <table:table-cell office:value-type="string" calcext:value-type="string">
            <text:p>CC16</text:p>
          </table:table-cell>
          <table:table-cell office:value-type="string" calcext:value-type="string">
            <text:p>LC16</text:p>
          </table:table-cell>
        </table:table-row>
        <table:table-row table:style-name="ro1">
          <table:table-cell/>
          <table:table-cell office:value-type="string" calcext:value-type="string">
            <text:p>AJM</text:p>
          </table:table-cell>
          <table:table-cell office:value-type="float" office:value="0.0343706690278033" calcext:value-type="float">
            <text:p>0.034370669027803</text:p>
          </table:table-cell>
          <table:table-cell office:value-type="float" office:value="0.0286846136244513" calcext:value-type="float">
            <text:p>0.028684613624451</text:p>
          </table:table-cell>
          <table:table-cell office:value-type="float" office:value="0.0272254189599295" calcext:value-type="float">
            <text:p>0.02722541895993</text:p>
          </table:table-cell>
          <table:table-cell office:value-type="float" office:value="0.0223763823709777" calcext:value-type="float">
            <text:p>0.022376382370978</text:p>
          </table:table-cell>
          <table:table-cell office:value-type="float" office:value="0.011240251621985" calcext:value-type="float">
            <text:p>0.011240251621985</text:p>
          </table:table-cell>
          <table:table-cell office:value-type="float" office:value="0.0605934985064576" calcext:value-type="float">
            <text:p>0.060593498506458</text:p>
          </table:table-cell>
          <table:table-cell office:value-type="float" office:value="0.0115723717030895" calcext:value-type="float">
            <text:p>0.01157237170309</text:p>
          </table:table-cell>
          <table:table-cell office:value-type="float" office:value="0.0122653913032728" calcext:value-type="float">
            <text:p>0.012265391303273</text:p>
          </table:table-cell>
          <table:table-cell office:value-type="float" office:value="0.0269446044095329" calcext:value-type="float">
            <text:p>0.026944604409533</text:p>
          </table:table-cell>
          <table:table-cell office:value-type="float" office:value="0.0480535873660926" calcext:value-type="float">
            <text:p>0.048053587366093</text:p>
          </table:table-cell>
          <table:table-cell office:value-type="float" office:value="0.024278002710814" calcext:value-type="float">
            <text:p>0.024278002710814</text:p>
          </table:table-cell>
          <table:table-cell office:value-type="float" office:value="0.022658241111088" calcext:value-type="float">
            <text:p>0.022658241111088</text:p>
          </table:table-cell>
          <table:table-cell office:value-type="float" office:value="0.0331583199189416" calcext:value-type="float">
            <text:p>0.033158319918942</text:p>
          </table:table-cell>
          <table:table-cell office:value-type="float" office:value="0.0414154839512532" calcext:value-type="float">
            <text:p>0.041415483951253</text:p>
          </table:table-cell>
        </table:table-row>
        <table:table-row table:style-name="ro1">
          <table:table-cell/>
          <table:table-cell office:value-type="string" calcext:value-type="string">
            <text:p>MGH</text:p>
          </table:table-cell>
          <table:table-cell office:value-type="float" office:value="0.100466793835456" calcext:value-type="float">
            <text:p>0.100466793835456</text:p>
          </table:table-cell>
          <table:table-cell office:value-type="float" office:value="0.0818470090671486" calcext:value-type="float">
            <text:p>0.081847009067149</text:p>
          </table:table-cell>
          <table:table-cell office:value-type="float" office:value="0.0404514580572181" calcext:value-type="float">
            <text:p>0.040451458057218</text:p>
          </table:table-cell>
          <table:table-cell office:value-type="float" office:value="0.100275594165794" calcext:value-type="float">
            <text:p>0.100275594165794</text:p>
          </table:table-cell>
          <table:table-cell office:value-type="float" office:value="0.0299290918445039" calcext:value-type="float">
            <text:p>0.029929091844504</text:p>
          </table:table-cell>
          <table:table-cell office:value-type="float" office:value="0.0169203797973732" calcext:value-type="float">
            <text:p>0.016920379797373</text:p>
          </table:table-cell>
          <table:table-cell office:value-type="float" office:value="0.0422734695094195" calcext:value-type="float">
            <text:p>0.04227346950942</text:p>
          </table:table-cell>
          <table:table-cell office:value-type="float" office:value="0.0200050937479663" calcext:value-type="float">
            <text:p>0.020005093747966</text:p>
          </table:table-cell>
          <table:table-cell office:value-type="float" office:value="0.079464240383667" calcext:value-type="float">
            <text:p>0.079464240383667</text:p>
          </table:table-cell>
          <table:table-cell office:value-type="float" office:value="0.0390996399413067" calcext:value-type="float">
            <text:p>0.039099639941307</text:p>
          </table:table-cell>
          <table:table-cell office:value-type="float" office:value="0.0386140243635651" calcext:value-type="float">
            <text:p>0.038614024363565</text:p>
          </table:table-cell>
          <table:table-cell office:value-type="float" office:value="0.0567459139062471" calcext:value-type="float">
            <text:p>0.056745913906247</text:p>
          </table:table-cell>
          <table:table-cell office:value-type="float" office:value="0.0630392658187326" calcext:value-type="float">
            <text:p>0.063039265818733</text:p>
          </table:table-cell>
          <table:table-cell office:value-type="float" office:value="0.0166602023571168" calcext:value-type="float">
            <text:p>0.016660202357117</text:p>
          </table:table-cell>
        </table:table-row>
        <table:table-row table:style-name="ro1">
          <table:table-cell/>
          <table:table-cell office:value-type="string" calcext:value-type="string">
            <text:p>CCA</text:p>
          </table:table-cell>
          <table:table-cell office:value-type="float" office:value="0.0802289235148821" calcext:value-type="float">
            <text:p>0.080228923514882</text:p>
          </table:table-cell>
          <table:table-cell office:value-type="float" office:value="0.064155973437226" calcext:value-type="float">
            <text:p>0.064155973437226</text:p>
          </table:table-cell>
          <table:table-cell office:value-type="float" office:value="0.0922554788089229" calcext:value-type="float">
            <text:p>0.092255478808923</text:p>
          </table:table-cell>
          <table:table-cell office:value-type="float" office:value="0.0804093758150767" calcext:value-type="float">
            <text:p>0.080409375815077</text:p>
          </table:table-cell>
          <table:table-cell office:value-type="float" office:value="0.0268476839507461" calcext:value-type="float">
            <text:p>0.026847683950746</text:p>
          </table:table-cell>
          <table:table-cell office:value-type="float" office:value="0.0357400720388201" calcext:value-type="float">
            <text:p>0.03574007203882</text:p>
          </table:table-cell>
          <table:table-cell office:value-type="float" office:value="4.99353847756277" calcext:value-type="float">
            <text:p>4.99353847756277</text:p>
          </table:table-cell>
          <table:table-cell office:value-type="float" office:value="0.0424789629392557" calcext:value-type="float">
            <text:p>0.042478962939256</text:p>
          </table:table-cell>
          <table:table-cell office:value-type="float" office:value="0.103750681024564" calcext:value-type="float">
            <text:p>0.103750681024564</text:p>
          </table:table-cell>
          <table:table-cell office:value-type="float" office:value="0.0909004584665672" calcext:value-type="float">
            <text:p>0.090900458466567</text:p>
          </table:table-cell>
          <table:table-cell office:value-type="float" office:value="0.064101112658714" calcext:value-type="float">
            <text:p>0.064101112658714</text:p>
          </table:table-cell>
          <table:table-cell office:value-type="float" office:value="0.173094034360865" calcext:value-type="float">
            <text:p>0.173094034360865</text:p>
          </table:table-cell>
          <table:table-cell office:value-type="float" office:value="0.0268365242551445" calcext:value-type="float">
            <text:p>0.026836524255145</text:p>
          </table:table-cell>
          <table:table-cell office:value-type="float" office:value="0.0275746886149235" calcext:value-type="float">
            <text:p>0.027574688614924</text:p>
          </table:table-cell>
        </table:table-row>
        <table:table-row table:style-name="ro1">
          <table:table-cell/>
          <table:table-cell office:value-type="string" calcext:value-type="string">
            <text:p>SF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594280357412033" calcext:value-type="float">
            <text:p>0.059428035741203</text:p>
          </table:table-cell>
          <table:table-cell office:value-type="float" office:value="0.0626281332698303" calcext:value-type="float">
            <text:p>0.06262813326983</text:p>
          </table:table-cell>
          <table:table-cell office:value-type="float" office:value="0.0775427615227786" calcext:value-type="float">
            <text:p>0.077542761522779</text:p>
          </table:table-cell>
          <table:table-cell office:value-type="float" office:value="0.0796206760560228" calcext:value-type="float">
            <text:p>0.07962067605602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643865703768771" calcext:value-type="float">
            <text:p>0.064386570376877</text:p>
          </table:table-cell>
          <table:table-cell office:value-type="float" office:value="0.111835337093689" calcext:value-type="float">
            <text:p>0.111835337093689</text:p>
          </table:table-cell>
        </table:table-row>
        <table:table-row table:style-name="ro1">
          <table:table-cell/>
          <table:table-cell office:value-type="string" calcext:value-type="string">
            <text:p>UAX</text:p>
          </table:table-cell>
          <table:table-cell office:value-type="float" office:value="0.0853104186888883" calcext:value-type="float">
            <text:p>0.085310418688888</text:p>
          </table:table-cell>
          <table:table-cell office:value-type="float" office:value="0.0684986378875791" calcext:value-type="float">
            <text:p>0.068498637887579</text:p>
          </table:table-cell>
          <table:table-cell office:value-type="float" office:value="0.0635274314918262" calcext:value-type="float">
            <text:p>0.063527431491826</text:p>
          </table:table-cell>
          <table:table-cell office:value-type="float" office:value="0.0512757460309844" calcext:value-type="float">
            <text:p>0.051275746030984</text:p>
          </table:table-cell>
          <table:table-cell office:value-type="float" office:value="0.0557896563877796" calcext:value-type="float">
            <text:p>0.05578965638778</text:p>
          </table:table-cell>
          <table:table-cell office:value-type="float" office:value="0.0240567850802179" calcext:value-type="float">
            <text:p>0.024056785080218</text:p>
          </table:table-cell>
          <table:table-cell office:value-type="float" office:value="0.0381923533336592" calcext:value-type="float">
            <text:p>0.038192353333659</text:p>
          </table:table-cell>
          <table:table-cell office:value-type="float" office:value="0.0371314913540738" calcext:value-type="float">
            <text:p>0.037131491354074</text:p>
          </table:table-cell>
          <table:table-cell office:value-type="float" office:value="0.0683680139877206" calcext:value-type="float">
            <text:p>0.068368013987721</text:p>
          </table:table-cell>
          <table:table-cell office:value-type="float" office:value="0.0547552927887008" calcext:value-type="float">
            <text:p>0.054755292788701</text:p>
          </table:table-cell>
          <table:table-cell office:value-type="float" office:value="0.0694376551116854" calcext:value-type="float">
            <text:p>0.069437655111685</text:p>
          </table:table-cell>
          <table:table-cell office:value-type="float" office:value="0.0600229843600462" calcext:value-type="float">
            <text:p>0.060022984360046</text:p>
          </table:table-cell>
          <table:table-cell office:value-type="float" office:value="0.0454061174494536" calcext:value-type="float">
            <text:p>0.045406117449454</text:p>
          </table:table-cell>
          <table:table-cell office:value-type="float" office:value="0.0269460554175041" calcext:value-type="float">
            <text:p>0.026946055417504</text:p>
          </table:table-cell>
        </table:table-row>
        <table:table-row table:style-name="ro1">
          <table:table-cell/>
          <table:table-cell office:value-type="string" calcext:value-type="string">
            <text:p>CUA</text:p>
          </table:table-cell>
          <table:table-cell office:value-type="float" office:value="0.00859388387356552" calcext:value-type="float">
            <text:p>0.008593883873566</text:p>
          </table:table-cell>
          <table:table-cell office:value-type="float" office:value="0.00963898864758763" calcext:value-type="float">
            <text:p>0.009638988647588</text:p>
          </table:table-cell>
          <table:table-cell office:value-type="float" office:value="0.012715909825137" calcext:value-type="float">
            <text:p>0.012715909825137</text:p>
          </table:table-cell>
          <table:table-cell office:value-type="float" office:value="0.00686386680234059" calcext:value-type="float">
            <text:p>0.006863866802341</text:p>
          </table:table-cell>
          <table:table-cell office:value-type="float" office:value="0.00292352119388802" calcext:value-type="float">
            <text:p>0.002923521193888</text:p>
          </table:table-cell>
          <table:table-cell office:value-type="float" office:value="0.00377706709038909" calcext:value-type="float">
            <text:p>0.003777067090389</text:p>
          </table:table-cell>
          <table:table-cell office:value-type="float" office:value="0.0159518742107706" calcext:value-type="float">
            <text:p>0.015951874210771</text:p>
          </table:table-cell>
          <table:table-cell office:value-type="float" office:value="0.0212400437733216" calcext:value-type="float">
            <text:p>0.021240043773322</text:p>
          </table:table-cell>
          <table:table-cell office:value-type="float" office:value="0.00811527564850346" calcext:value-type="float">
            <text:p>0.008115275648503</text:p>
          </table:table-cell>
          <table:table-cell office:value-type="float" office:value="0.0141699157166634" calcext:value-type="float">
            <text:p>0.014169915716663</text:p>
          </table:table-cell>
          <table:table-cell office:value-type="float" office:value="0.00821592943441801" calcext:value-type="float">
            <text:p>0.008215929434418</text:p>
          </table:table-cell>
          <table:table-cell office:value-type="float" office:value="0.0153689527882174" calcext:value-type="float">
            <text:p>0.015368952788217</text:p>
          </table:table-cell>
          <table:table-cell office:value-type="float" office:value="0.00969176509782865" calcext:value-type="float">
            <text:p>0.009691765097829</text:p>
          </table:table-cell>
          <table:table-cell office:value-type="float" office:value="0.00507811688787882" calcext:value-type="float">
            <text:p>0.005078116887879</text:p>
          </table:table-cell>
        </table:table-row>
        <table:table-row table:style-name="ro1">
          <table:table-cell/>
          <table:table-cell office:value-type="string" calcext:value-type="string">
            <text:p>NEZ</text:p>
          </table:table-cell>
          <table:table-cell office:value-type="float" office:value="0.0687844359660697" calcext:value-type="float">
            <text:p>0.06878443596607</text:p>
          </table:table-cell>
          <table:table-cell office:value-type="float" office:value="0.0679408899055377" calcext:value-type="float">
            <text:p>0.067940889905538</text:p>
          </table:table-cell>
          <table:table-cell office:value-type="float" office:value="0.0753964275949433" calcext:value-type="float">
            <text:p>0.075396427594943</text:p>
          </table:table-cell>
          <table:table-cell office:value-type="float" office:value="0.0740596499053097" calcext:value-type="float">
            <text:p>0.07405964990531</text:p>
          </table:table-cell>
          <table:table-cell office:value-type="float" office:value="0.0201154551547723" calcext:value-type="float">
            <text:p>0.020115455154772</text:p>
          </table:table-cell>
          <table:table-cell office:value-type="float" office:value="0.0311881650050267" calcext:value-type="float">
            <text:p>0.031188165005027</text:p>
          </table:table-cell>
          <table:table-cell office:value-type="float" office:value="0.0370808400979892" calcext:value-type="float">
            <text:p>0.037080840097989</text:p>
          </table:table-cell>
          <table:table-cell office:value-type="float" office:value="0.0447154483803021" calcext:value-type="float">
            <text:p>0.044715448380302</text:p>
          </table:table-cell>
          <table:table-cell office:value-type="float" office:value="0.110835289168994" calcext:value-type="float">
            <text:p>0.110835289168994</text:p>
          </table:table-cell>
          <table:table-cell office:value-type="float" office:value="0.0931940028734742" calcext:value-type="float">
            <text:p>0.093194002873474</text:p>
          </table:table-cell>
          <table:table-cell office:value-type="float" office:value="0.0509443367041401" calcext:value-type="float">
            <text:p>0.05094433670414</text:p>
          </table:table-cell>
          <table:table-cell office:value-type="float" office:value="0.0610317212670234" calcext:value-type="float">
            <text:p>0.061031721267023</text:p>
          </table:table-cell>
          <table:table-cell office:value-type="float" office:value="0.0304984077395246" calcext:value-type="float">
            <text:p>0.030498407739525</text:p>
          </table:table-cell>
          <table:table-cell office:value-type="float" office:value="0.0258971061296206" calcext:value-type="float">
            <text:p>0.025897106129621</text:p>
          </table:table-cell>
        </table:table-row>
        <table:table-row table:style-name="ro1">
          <table:table-cell/>
          <table:table-cell office:value-type="string" calcext:value-type="string">
            <text:p>CAM</text:p>
          </table:table-cell>
          <table:table-cell office:value-type="float" office:value="0.124061633174577" calcext:value-type="float">
            <text:p>0.124061633174577</text:p>
          </table:table-cell>
          <table:table-cell office:value-type="float" office:value="0.0776471557259273" calcext:value-type="float">
            <text:p>0.077647155725927</text:p>
          </table:table-cell>
          <table:table-cell office:value-type="float" office:value="0.079502473929148" calcext:value-type="float">
            <text:p>0.079502473929148</text:p>
          </table:table-cell>
          <table:table-cell office:value-type="float" office:value="0.0750151810031124" calcext:value-type="float">
            <text:p>0.075015181003112</text:p>
          </table:table-cell>
          <table:table-cell office:value-type="float" office:value="0.023207280232834" calcext:value-type="float">
            <text:p>0.023207280232834</text:p>
          </table:table-cell>
          <table:table-cell office:value-type="float" office:value="0.0302737659236682" calcext:value-type="float">
            <text:p>0.030273765923668</text:p>
          </table:table-cell>
          <table:table-cell office:value-type="float" office:value="0.0312495075778573" calcext:value-type="float">
            <text:p>0.031249507577857</text:p>
          </table:table-cell>
          <table:table-cell office:value-type="float" office:value="0.0236157780648953" calcext:value-type="float">
            <text:p>0.023615778064895</text:p>
          </table:table-cell>
          <table:table-cell office:value-type="float" office:value="0.0686537750899722" calcext:value-type="float">
            <text:p>0.068653775089972</text:p>
          </table:table-cell>
          <table:table-cell office:value-type="float" office:value="0.0903511000916766" calcext:value-type="float">
            <text:p>0.090351100091677</text:p>
          </table:table-cell>
          <table:table-cell office:value-type="float" office:value="0.0699116947680199" calcext:value-type="float">
            <text:p>0.06991169476802</text:p>
          </table:table-cell>
          <table:table-cell office:value-type="float" office:value="0.0590848217380858" calcext:value-type="float">
            <text:p>0.059084821738086</text:p>
          </table:table-cell>
          <table:table-cell office:value-type="float" office:value="0.0418427090285998" calcext:value-type="float">
            <text:p>0.0418427090286</text:p>
          </table:table-cell>
          <table:table-cell office:value-type="float" office:value="0.045534697886818" calcext:value-type="float">
            <text:p>0.045534697886818</text:p>
          </table:table-cell>
        </table:table-row>
        <table:table-row table:style-name="ro1">
          <table:table-cell/>
          <table:table-cell office:value-type="string" calcext:value-type="string">
            <text:p>LPR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218369789957564" calcext:value-type="float">
            <text:p>0.021836978995756</text:p>
          </table:table-cell>
          <table:table-cell office:value-type="float" office:value="0.051253671248752" calcext:value-type="float">
            <text:p>0.051253671248752</text:p>
          </table:table-cell>
          <table:table-cell office:value-type="float" office:value="0.101560931864492" calcext:value-type="float">
            <text:p>0.101560931864492</text:p>
          </table:table-cell>
          <table:table-cell office:value-type="float" office:value="0.0382409764985078" calcext:value-type="float">
            <text:p>0.0382409764985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138794822742677" calcext:value-type="float">
            <text:p>0.013879482274268</text:p>
          </table:table-cell>
          <table:table-cell office:value-type="float" office:value="0.0697225474669658" calcext:value-type="float">
            <text:p>0.069722547466966</text:p>
          </table:table-cell>
        </table:table-row>
        <table:table-row table:style-name="ro1">
          <table:table-cell/>
          <table:table-cell office:value-type="string" calcext:value-type="string">
            <text:p>SJA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154074102725421" calcext:value-type="float">
            <text:p>0.154074102725421</text:p>
          </table:table-cell>
          <table:table-cell office:value-type="float" office:value="0.150739276863496" calcext:value-type="float">
            <text:p>0.150739276863496</text:p>
          </table:table-cell>
          <table:table-cell office:value-type="float" office:value="0.275298880521433" calcext:value-type="float">
            <text:p>0.275298880521433</text:p>
          </table:table-cell>
          <table:table-cell office:value-type="float" office:value="0.194212567474822" calcext:value-type="float">
            <text:p>0.19421256747482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139646475809273" calcext:value-type="float">
            <text:p>0.139646475809273</text:p>
          </table:table-cell>
          <table:table-cell office:value-type="float" office:value="0.158384001047697" calcext:value-type="float">
            <text:p>0.158384001047697</text:p>
          </table:table-cell>
        </table:table-row>
        <table:table-row table:style-name="ro1">
          <table:table-cell/>
          <table:table-cell office:value-type="string" calcext:value-type="string">
            <text:p>IZT</text:p>
          </table:table-cell>
          <table:table-cell office:value-type="float" office:value="0.176695808631328" calcext:value-type="float">
            <text:p>0.176695808631328</text:p>
          </table:table-cell>
          <table:table-cell office:value-type="float" office:value="0.101477552184089" calcext:value-type="float">
            <text:p>0.101477552184089</text:p>
          </table:table-cell>
          <table:table-cell office:value-type="float" office:value="0.12520644327815" calcext:value-type="float">
            <text:p>0.12520644327815</text:p>
          </table:table-cell>
          <table:table-cell office:value-type="float" office:value="0.0912414281957102" calcext:value-type="float">
            <text:p>0.09124142819571</text:p>
          </table:table-cell>
          <table:table-cell office:value-type="float" office:value="0.29109467537438" calcext:value-type="float">
            <text:p>0.29109467537438</text:p>
          </table:table-cell>
          <table:table-cell office:value-type="float" office:value="0.0406576411852701" calcext:value-type="float">
            <text:p>0.04065764118527</text:p>
          </table:table-cell>
          <table:table-cell office:value-type="float" office:value="0.0547464411690814" calcext:value-type="float">
            <text:p>0.054746441169081</text:p>
          </table:table-cell>
          <table:table-cell office:value-type="float" office:value="0.0675219491913788" calcext:value-type="float">
            <text:p>0.067521949191379</text:p>
          </table:table-cell>
          <table:table-cell office:value-type="float" office:value="0.133422818094959" calcext:value-type="float">
            <text:p>0.133422818094959</text:p>
          </table:table-cell>
          <table:table-cell office:value-type="float" office:value="0.0632938319769617" calcext:value-type="float">
            <text:p>0.063293831976962</text:p>
          </table:table-cell>
          <table:table-cell office:value-type="float" office:value="0.0801387279720774" calcext:value-type="float">
            <text:p>0.080138727972077</text:p>
          </table:table-cell>
          <table:table-cell office:value-type="float" office:value="0.102138810432973" calcext:value-type="float">
            <text:p>0.102138810432973</text:p>
          </table:table-cell>
          <table:table-cell office:value-type="float" office:value="0.124901127994943" calcext:value-type="float">
            <text:p>0.124901127994943</text:p>
          </table:table-cell>
          <table:table-cell office:value-type="float" office:value="0.186920630085911" calcext:value-type="float">
            <text:p>0.186920630085911</text:p>
          </table:table-cell>
        </table:table-row>
        <table:table-row table:style-name="ro1">
          <table:table-cell/>
          <table:table-cell office:value-type="string" calcext:value-type="string">
            <text:p>SAG</text:p>
          </table:table-cell>
          <table:table-cell office:value-type="float" office:value="0.0487812274900492" calcext:value-type="float">
            <text:p>0.048781227490049</text:p>
          </table:table-cell>
          <table:table-cell office:value-type="float" office:value="0.0497154904299446" calcext:value-type="float">
            <text:p>0.049715490429945</text:p>
          </table:table-cell>
          <table:table-cell office:value-type="float" office:value="0.0564281102631531" calcext:value-type="float">
            <text:p>0.056428110263153</text:p>
          </table:table-cell>
          <table:table-cell office:value-type="float" office:value="0.0440008816619531" calcext:value-type="float">
            <text:p>0.044000881661953</text:p>
          </table:table-cell>
          <table:table-cell office:value-type="float" office:value="0.0237827240555034" calcext:value-type="float">
            <text:p>0.023782724055503</text:p>
          </table:table-cell>
          <table:table-cell office:value-type="float" office:value="0.0259708771122882" calcext:value-type="float">
            <text:p>0.025970877112288</text:p>
          </table:table-cell>
          <table:table-cell office:value-type="float" office:value="0.0256480475185524" calcext:value-type="float">
            <text:p>0.025648047518552</text:p>
          </table:table-cell>
          <table:table-cell office:value-type="float" office:value="0.0232955417375341" calcext:value-type="float">
            <text:p>0.023295541737534</text:p>
          </table:table-cell>
          <table:table-cell office:value-type="float" office:value="0.0493475759340495" calcext:value-type="float">
            <text:p>0.04934757593405</text:p>
          </table:table-cell>
          <table:table-cell office:value-type="float" office:value="0.0559580950747395" calcext:value-type="float">
            <text:p>0.05595809507474</text:p>
          </table:table-cell>
          <table:table-cell office:value-type="float" office:value="0.0427313900674788" calcext:value-type="float">
            <text:p>0.042731390067479</text:p>
          </table:table-cell>
          <table:table-cell office:value-type="float" office:value="0.0387247238549657" calcext:value-type="float">
            <text:p>0.038724723854966</text:p>
          </table:table-cell>
          <table:table-cell office:value-type="float" office:value="0.0251361797312365" calcext:value-type="float">
            <text:p>0.025136179731237</text:p>
          </table:table-cell>
          <table:table-cell office:value-type="float" office:value="0.0246792488623307" calcext:value-type="float">
            <text:p>0.024679248862331</text:p>
          </table:table-cell>
        </table:table-row>
        <table:table-row table:style-name="ro1">
          <table:table-cell/>
          <table:table-cell office:value-type="string" calcext:value-type="string">
            <text:p>TAH</text:p>
          </table:table-cell>
          <table:table-cell office:value-type="float" office:value="0.268781563667632" calcext:value-type="float">
            <text:p>0.268781563667632</text:p>
          </table:table-cell>
          <table:table-cell office:value-type="float" office:value="0.294560448106404" calcext:value-type="float">
            <text:p>0.294560448106404</text:p>
          </table:table-cell>
          <table:table-cell office:value-type="float" office:value="0.285394867959541" calcext:value-type="float">
            <text:p>0.285394867959541</text:p>
          </table:table-cell>
          <table:table-cell office:value-type="float" office:value="0.308714951640863" calcext:value-type="float">
            <text:p>0.308714951640863</text:p>
          </table:table-cell>
          <table:table-cell office:value-type="float" office:value="0.0327991101722345" calcext:value-type="float">
            <text:p>0.032799110172235</text:p>
          </table:table-cell>
          <table:table-cell office:value-type="float" office:value="0.0367465619815713" calcext:value-type="float">
            <text:p>0.036746561981571</text:p>
          </table:table-cell>
          <table:table-cell office:value-type="float" office:value="0.0422240667690589" calcext:value-type="float">
            <text:p>0.042224066769059</text:p>
          </table:table-cell>
          <table:table-cell office:value-type="float" office:value="0.0425421463338531" calcext:value-type="float">
            <text:p>0.042542146333853</text:p>
          </table:table-cell>
          <table:table-cell office:value-type="float" office:value="0.323114281971347" calcext:value-type="float">
            <text:p>0.323114281971347</text:p>
          </table:table-cell>
          <table:table-cell office:value-type="float" office:value="0.255362677210367" calcext:value-type="float">
            <text:p>0.255362677210367</text:p>
          </table:table-cell>
          <table:table-cell office:value-type="float" office:value="0.306216234501715" calcext:value-type="float">
            <text:p>0.306216234501715</text:p>
          </table:table-cell>
          <table:table-cell office:value-type="float" office:value="0.30275387107765" calcext:value-type="float">
            <text:p>0.30275387107765</text:p>
          </table:table-cell>
          <table:table-cell office:value-type="float" office:value="0.0393107535276828" calcext:value-type="float">
            <text:p>0.039310753527683</text:p>
          </table:table-cell>
          <table:table-cell office:value-type="float" office:value="0.0395686925565182" calcext:value-type="float">
            <text:p>0.039568692556518</text:p>
          </table:table-cell>
        </table:table-row>
        <table:table-row table:style-name="ro1">
          <table:table-cell/>
          <table:table-cell office:value-type="string" calcext:value-type="string">
            <text:p>ATI</text:p>
          </table:table-cell>
          <table:table-cell office:value-type="float" office:value="0.103850593265547" calcext:value-type="float">
            <text:p>0.103850593265547</text:p>
          </table:table-cell>
          <table:table-cell office:value-type="float" office:value="0.0828467930228799" calcext:value-type="float">
            <text:p>0.08284679302288</text:p>
          </table:table-cell>
          <table:table-cell office:value-type="float" office:value="0.0997226350450225" calcext:value-type="float">
            <text:p>0.099722635045023</text:p>
          </table:table-cell>
          <table:table-cell office:value-type="float" office:value="0.0974388363479202" calcext:value-type="float">
            <text:p>0.09743883634792</text:p>
          </table:table-cell>
          <table:table-cell office:value-type="float" office:value="0.00926691969297753" calcext:value-type="float">
            <text:p>0.009266919692978</text:p>
          </table:table-cell>
          <table:table-cell office:value-type="float" office:value="0.013605856333871" calcext:value-type="float">
            <text:p>0.013605856333871</text:p>
          </table:table-cell>
          <table:table-cell office:value-type="float" office:value="0.044740147520123" calcext:value-type="float">
            <text:p>0.044740147520123</text:p>
          </table:table-cell>
          <table:table-cell office:value-type="float" office:value="0.0457677109069006" calcext:value-type="float">
            <text:p>0.045767710906901</text:p>
          </table:table-cell>
          <table:table-cell office:value-type="float" office:value="0.0955673503233869" calcext:value-type="float">
            <text:p>0.095567350323387</text:p>
          </table:table-cell>
          <table:table-cell office:value-type="float" office:value="0.11475456984519" calcext:value-type="float">
            <text:p>0.11475456984519</text:p>
          </table:table-cell>
          <table:table-cell office:value-type="float" office:value="0.121060514151264" calcext:value-type="float">
            <text:p>0.121060514151264</text:p>
          </table:table-cell>
          <table:table-cell office:value-type="float" office:value="0.0862886592107861" calcext:value-type="float">
            <text:p>0.086288659210786</text:p>
          </table:table-cell>
          <table:table-cell office:value-type="float" office:value="0.0101918336674151" calcext:value-type="float">
            <text:p>0.010191833667415</text:p>
          </table:table-cell>
          <table:table-cell office:value-type="float" office:value="0.011052849368635" calcext:value-type="float">
            <text:p>0.011052849368635</text:p>
          </table:table-cell>
        </table:table-row>
        <table:table-row table:style-name="ro1">
          <table:table-cell/>
          <table:table-cell office:value-type="string" calcext:value-type="string">
            <text:p>FAC</text:p>
          </table:table-cell>
          <table:table-cell office:value-type="float" office:value="0.0540175352234395" calcext:value-type="float">
            <text:p>0.05401753522344</text:p>
          </table:table-cell>
          <table:table-cell office:value-type="float" office:value="0.0395272375995288" calcext:value-type="float">
            <text:p>0.039527237599529</text:p>
          </table:table-cell>
          <table:table-cell office:value-type="float" office:value="0.043723363478858" calcext:value-type="float">
            <text:p>0.043723363478858</text:p>
          </table:table-cell>
          <table:table-cell office:value-type="float" office:value="0.0434860620564247" calcext:value-type="float">
            <text:p>0.043486062056425</text:p>
          </table:table-cell>
          <table:table-cell office:value-type="float" office:value="0.023470299667186" calcext:value-type="float">
            <text:p>0.023470299667186</text:p>
          </table:table-cell>
          <table:table-cell office:value-type="float" office:value="0.0189624411787093" calcext:value-type="float">
            <text:p>0.018962441178709</text:p>
          </table:table-cell>
          <table:table-cell office:value-type="float" office:value="0.0275151015965907" calcext:value-type="float">
            <text:p>0.027515101596591</text:p>
          </table:table-cell>
          <table:table-cell office:value-type="float" office:value="0.0434106253430743" calcext:value-type="float">
            <text:p>0.043410625343074</text:p>
          </table:table-cell>
          <table:table-cell office:value-type="float" office:value="0.055234596921803" calcext:value-type="float">
            <text:p>0.055234596921803</text:p>
          </table:table-cell>
          <table:table-cell office:value-type="float" office:value="0.0424909863122485" calcext:value-type="float">
            <text:p>0.042490986312249</text:p>
          </table:table-cell>
          <table:table-cell office:value-type="float" office:value="0.0518432420551365" calcext:value-type="float">
            <text:p>0.051843242055137</text:p>
          </table:table-cell>
          <table:table-cell office:value-type="float" office:value="0.0516489813867916" calcext:value-type="float">
            <text:p>0.051648981386792</text:p>
          </table:table-cell>
          <table:table-cell office:value-type="float" office:value="0.0314437604456203" calcext:value-type="float">
            <text:p>0.03144376044562</text:p>
          </table:table-cell>
          <table:table-cell office:value-type="float" office:value="0.0274480270363037" calcext:value-type="float">
            <text:p>0.027448027036304</text:p>
          </table:table-cell>
        </table:table-row>
        <table:table-row table:style-name="ro1">
          <table:table-cell/>
          <table:table-cell office:value-type="string" calcext:value-type="string">
            <text:p>UIZ</text:p>
          </table:table-cell>
          <table:table-cell office:value-type="float" office:value="0.0157568900753245" calcext:value-type="float">
            <text:p>0.015756890075325</text:p>
          </table:table-cell>
          <table:table-cell office:value-type="float" office:value="0.0146322968465564" calcext:value-type="float">
            <text:p>0.014632296846556</text:p>
          </table:table-cell>
          <table:table-cell office:value-type="float" office:value="0.0149093505857435" calcext:value-type="float">
            <text:p>0.014909350585744</text:p>
          </table:table-cell>
          <table:table-cell office:value-type="float" office:value="0.0135713036963802" calcext:value-type="float">
            <text:p>0.01357130369638</text:p>
          </table:table-cell>
          <table:table-cell office:value-type="float" office:value="0.0142368856822824" calcext:value-type="float">
            <text:p>0.014236885682282</text:p>
          </table:table-cell>
          <table:table-cell office:value-type="float" office:value="0.00731377718518827" calcext:value-type="float">
            <text:p>0.007313777185188</text:p>
          </table:table-cell>
          <table:table-cell office:value-type="float" office:value="0.0265567598939374" calcext:value-type="float">
            <text:p>0.026556759893937</text:p>
          </table:table-cell>
          <table:table-cell office:value-type="float" office:value="0.0290864028180072" calcext:value-type="float">
            <text:p>0.029086402818007</text:p>
          </table:table-cell>
          <table:table-cell office:value-type="float" office:value="0.0135946940944062" calcext:value-type="float">
            <text:p>0.013594694094406</text:p>
          </table:table-cell>
          <table:table-cell office:value-type="float" office:value="0.0140167383656693" calcext:value-type="float">
            <text:p>0.014016738365669</text:p>
          </table:table-cell>
          <table:table-cell office:value-type="float" office:value="0.0212857614573078" calcext:value-type="float">
            <text:p>0.021285761457308</text:p>
          </table:table-cell>
          <table:table-cell office:value-type="float" office:value="0.0174831958883778" calcext:value-type="float">
            <text:p>0.017483195888378</text:p>
          </table:table-cell>
          <table:table-cell office:value-type="float" office:value="0.0151951707687568" calcext:value-type="float">
            <text:p>0.015195170768757</text:p>
          </table:table-cell>
          <table:table-cell office:value-type="float" office:value="0.00673567041577191" calcext:value-type="float">
            <text:p>0.006735670415772</text:p>
          </table:table-cell>
        </table:table-row>
        <table:table-row table:style-name="ro1">
          <table:table-cell/>
          <table:table-cell office:value-type="string" calcext:value-type="string">
            <text:p>MER</text:p>
          </table:table-cell>
          <table:table-cell office:value-type="float" office:value="0.0216892709709318" calcext:value-type="float">
            <text:p>0.021689270970932</text:p>
          </table:table-cell>
          <table:table-cell office:value-type="float" office:value="0.0268942181074651" calcext:value-type="float">
            <text:p>0.026894218107465</text:p>
          </table:table-cell>
          <table:table-cell office:value-type="float" office:value="0.0240091852348206" calcext:value-type="float">
            <text:p>0.024009185234821</text:p>
          </table:table-cell>
          <table:table-cell office:value-type="float" office:value="0.0221379943452859" calcext:value-type="float">
            <text:p>0.022137994345286</text:p>
          </table:table-cell>
          <table:table-cell office:value-type="float" office:value="0.0351288205869387" calcext:value-type="float">
            <text:p>0.035128820586939</text:p>
          </table:table-cell>
          <table:table-cell office:value-type="float" office:value="0.0100536814623343" calcext:value-type="float">
            <text:p>0.010053681462334</text:p>
          </table:table-cell>
          <table:table-cell office:value-type="float" office:value="0.0335686143698428" calcext:value-type="float">
            <text:p>0.033568614369843</text:p>
          </table:table-cell>
          <table:table-cell office:value-type="float" office:value="0.0353452336469605" calcext:value-type="float">
            <text:p>0.035345233646961</text:p>
          </table:table-cell>
          <table:table-cell office:value-type="float" office:value="0.0212942979973786" calcext:value-type="float">
            <text:p>0.021294297997379</text:p>
          </table:table-cell>
          <table:table-cell office:value-type="float" office:value="0.0305575941769917" calcext:value-type="float">
            <text:p>0.030557594176992</text:p>
          </table:table-cell>
          <table:table-cell office:value-type="float" office:value="0.0186996680033674" calcext:value-type="float">
            <text:p>0.018699668003367</text:p>
          </table:table-cell>
          <table:table-cell office:value-type="float" office:value="0.0245921670749492" calcext:value-type="float">
            <text:p>0.024592167074949</text:p>
          </table:table-cell>
          <table:table-cell office:value-type="float" office:value="0.0134273307928765" calcext:value-type="float">
            <text:p>0.013427330792877</text:p>
          </table:table-cell>
          <table:table-cell office:value-type="float" office:value="0.0143233855697029" calcext:value-type="float">
            <text:p>0.014323385569703</text:p>
          </table:table-cell>
        </table:table-row>
        <table:table-row table:style-name="ro1">
          <table:table-cell/>
          <table:table-cell office:value-type="string" calcext:value-type="string">
            <text:p>PED</text:p>
          </table:table-cell>
          <table:table-cell office:value-type="float" office:value="0.0136623264288017" calcext:value-type="float">
            <text:p>0.013662326428802</text:p>
          </table:table-cell>
          <table:table-cell office:value-type="float" office:value="0.0163639766608454" calcext:value-type="float">
            <text:p>0.016363976660845</text:p>
          </table:table-cell>
          <table:table-cell office:value-type="float" office:value="0.0175550951875493" calcext:value-type="float">
            <text:p>0.017555095187549</text:p>
          </table:table-cell>
          <table:table-cell office:value-type="float" office:value="0.0265804639678558" calcext:value-type="float">
            <text:p>0.026580463967856</text:p>
          </table:table-cell>
          <table:table-cell office:value-type="float" office:value="0.0233950633428511" calcext:value-type="float">
            <text:p>0.023395063342851</text:p>
          </table:table-cell>
          <table:table-cell office:value-type="float" office:value="0.0101349604169062" calcext:value-type="float">
            <text:p>0.010134960416906</text:p>
          </table:table-cell>
          <table:table-cell office:value-type="float" office:value="0.0265370488490364" calcext:value-type="float">
            <text:p>0.026537048849036</text:p>
          </table:table-cell>
          <table:table-cell office:value-type="float" office:value="0.0268953877236619" calcext:value-type="float">
            <text:p>0.026895387723662</text:p>
          </table:table-cell>
          <table:table-cell office:value-type="float" office:value="0.0141078793294147" calcext:value-type="float">
            <text:p>0.014107879329415</text:p>
          </table:table-cell>
          <table:table-cell office:value-type="float" office:value="0.0191167900268166" calcext:value-type="float">
            <text:p>0.019116790026817</text:p>
          </table:table-cell>
          <table:table-cell office:value-type="float" office:value="0.0140880702549997" calcext:value-type="float">
            <text:p>0.014088070255</text:p>
          </table:table-cell>
          <table:table-cell office:value-type="float" office:value="0.0146202813193982" calcext:value-type="float">
            <text:p>0.014620281319398</text:p>
          </table:table-cell>
          <table:table-cell office:value-type="float" office:value="0.0153151219073311" calcext:value-type="float">
            <text:p>0.015315121907331</text:p>
          </table:table-cell>
          <table:table-cell office:value-type="float" office:value="0.0103925191601572" calcext:value-type="float">
            <text:p>0.010392519160157</text:p>
          </table:table-cell>
        </table:table-row>
        <table:table-row table:style-name="ro1">
          <table:table-cell/>
          <table:table-cell office:value-type="string" calcext:value-type="string">
            <text:p>TLA</text:p>
          </table:table-cell>
          <table:table-cell office:value-type="float" office:value="0.0176425021240295" calcext:value-type="float">
            <text:p>0.01764250212403</text:p>
          </table:table-cell>
          <table:table-cell office:value-type="float" office:value="0.0165377070274816" calcext:value-type="float">
            <text:p>0.016537707027482</text:p>
          </table:table-cell>
          <table:table-cell office:value-type="float" office:value="0.0162265666354242" calcext:value-type="float">
            <text:p>0.016226566635424</text:p>
          </table:table-cell>
          <table:table-cell office:value-type="float" office:value="0.0209438949696238" calcext:value-type="float">
            <text:p>0.020943894969624</text:p>
          </table:table-cell>
          <table:table-cell office:value-type="float" office:value="0.0111026300534507" calcext:value-type="float">
            <text:p>0.011102630053451</text:p>
          </table:table-cell>
          <table:table-cell office:value-type="float" office:value="0.00780595239499919" calcext:value-type="float">
            <text:p>0.007805952394999</text:p>
          </table:table-cell>
          <table:table-cell office:value-type="float" office:value="0.0355181053212022" calcext:value-type="float">
            <text:p>0.035518105321202</text:p>
          </table:table-cell>
          <table:table-cell office:value-type="float" office:value="0.0250688137351047" calcext:value-type="float">
            <text:p>0.025068813735105</text:p>
          </table:table-cell>
          <table:table-cell office:value-type="float" office:value="0.0162514072316358" calcext:value-type="float">
            <text:p>0.016251407231636</text:p>
          </table:table-cell>
          <table:table-cell office:value-type="float" office:value="0.0174531386204407" calcext:value-type="float">
            <text:p>0.017453138620441</text:p>
          </table:table-cell>
          <table:table-cell office:value-type="float" office:value="0.0180048259968006" calcext:value-type="float">
            <text:p>0.018004825996801</text:p>
          </table:table-cell>
          <table:table-cell office:value-type="float" office:value="0.019992961817698" calcext:value-type="float">
            <text:p>0.019992961817698</text:p>
          </table:table-cell>
          <table:table-cell office:value-type="float" office:value="0.0129793855710762" calcext:value-type="float">
            <text:p>0.012979385571076</text:p>
          </table:table-cell>
          <table:table-cell office:value-type="float" office:value="0.00664292730104777" calcext:value-type="float">
            <text:p>0.006642927301048</text:p>
          </table:table-cell>
        </table:table-row>
        <table:table-row table:style-name="ro1">
          <table:table-cell/>
          <table:table-cell office:value-type="string" calcext:value-type="string">
            <text:p>XAL</text:p>
          </table:table-cell>
          <table:table-cell office:value-type="float" office:value="0.019651698561454" calcext:value-type="float">
            <text:p>0.019651698561454</text:p>
          </table:table-cell>
          <table:table-cell office:value-type="float" office:value="0.017095894266166" calcext:value-type="float">
            <text:p>0.017095894266166</text:p>
          </table:table-cell>
          <table:table-cell office:value-type="float" office:value="0.0208430734778178" calcext:value-type="float">
            <text:p>0.020843073477818</text:p>
          </table:table-cell>
          <table:table-cell office:value-type="float" office:value="0.0178371922735272" calcext:value-type="float">
            <text:p>0.017837192273527</text:p>
          </table:table-cell>
          <table:table-cell office:value-type="float" office:value="0.0101798445876352" calcext:value-type="float">
            <text:p>0.010179844587635</text:p>
          </table:table-cell>
          <table:table-cell office:value-type="float" office:value="0.0084655252627125" calcext:value-type="float">
            <text:p>0.008465525262713</text:p>
          </table:table-cell>
          <table:table-cell office:value-type="float" office:value="0.0254922476106869" calcext:value-type="float">
            <text:p>0.025492247610687</text:p>
          </table:table-cell>
          <table:table-cell office:value-type="float" office:value="0.0241734968100498" calcext:value-type="float">
            <text:p>0.02417349681005</text:p>
          </table:table-cell>
          <table:table-cell office:value-type="float" office:value="0.0185476786599286" calcext:value-type="float">
            <text:p>0.018547678659929</text:p>
          </table:table-cell>
          <table:table-cell office:value-type="float" office:value="0.0192493329402846" calcext:value-type="float">
            <text:p>0.019249332940285</text:p>
          </table:table-cell>
          <table:table-cell office:value-type="float" office:value="0.0191350369730095" calcext:value-type="float">
            <text:p>0.01913503697301</text:p>
          </table:table-cell>
          <table:table-cell office:value-type="float" office:value="0.0170092640927139" calcext:value-type="float">
            <text:p>0.017009264092714</text:p>
          </table:table-cell>
          <table:table-cell office:value-type="float" office:value="0.0148288826377643" calcext:value-type="float">
            <text:p>0.014828882637764</text:p>
          </table:table-cell>
          <table:table-cell office:value-type="float" office:value="0.007712986423145" calcext:value-type="float">
            <text:p>0.007712986423145</text:p>
          </table:table-cell>
        </table:table-row>
        <table:table-row table:style-name="ro1">
          <table:table-cell/>
          <table:table-cell office:value-type="string" calcext:value-type="string">
            <text:p>CHO</text:p>
          </table:table-cell>
          <table:table-cell office:value-type="float" office:value="0.0652434908685483" calcext:value-type="float">
            <text:p>0.065243490868548</text:p>
          </table:table-cell>
          <table:table-cell office:value-type="float" office:value="0.0701008778295153" calcext:value-type="float">
            <text:p>0.070100877829515</text:p>
          </table:table-cell>
          <table:table-cell office:value-type="float" office:value="0.119242187695139" calcext:value-type="float">
            <text:p>0.119242187695139</text:p>
          </table:table-cell>
          <table:table-cell office:value-type="float" office:value="0.0663161666877539" calcext:value-type="float">
            <text:p>0.066316166687754</text:p>
          </table:table-cell>
          <table:table-cell office:value-type="float" office:value="0.0455277260082772" calcext:value-type="float">
            <text:p>0.045527726008277</text:p>
          </table:table-cell>
          <table:table-cell office:value-type="float" office:value="0.0261849961360641" calcext:value-type="float">
            <text:p>0.026184996136064</text:p>
          </table:table-cell>
          <table:table-cell office:value-type="float" office:value="0.0266156781908893" calcext:value-type="float">
            <text:p>0.026615678190889</text:p>
          </table:table-cell>
          <table:table-cell office:value-type="float" office:value="0.0267297630774033" calcext:value-type="float">
            <text:p>0.026729763077403</text:p>
          </table:table-cell>
          <table:table-cell office:value-type="float" office:value="0.0717131565964602" calcext:value-type="float">
            <text:p>0.07171315659646</text:p>
          </table:table-cell>
          <table:table-cell office:value-type="float" office:value="0.0884725204102905" calcext:value-type="float">
            <text:p>0.088472520410291</text:p>
          </table:table-cell>
          <table:table-cell office:value-type="float" office:value="0.104817333831632" calcext:value-type="float">
            <text:p>0.104817333831632</text:p>
          </table:table-cell>
          <table:table-cell office:value-type="float" office:value="0.131476845556466" calcext:value-type="float">
            <text:p>0.131476845556466</text:p>
          </table:table-cell>
          <table:table-cell office:value-type="float" office:value="0.0285148577436781" calcext:value-type="float">
            <text:p>0.028514857743678</text:p>
          </table:table-cell>
          <table:table-cell office:value-type="float" office:value="0.0218448440592418" calcext:value-type="float">
            <text:p>0.021844844059242</text:p>
          </table:table-cell>
        </table:table-row>
        <table:table-row table:style-name="ro1">
          <table:table-cell/>
          <table:table-cell office:value-type="string" calcext:value-type="string">
            <text:p>BJU</text:p>
          </table:table-cell>
          <table:table-cell office:value-type="float" office:value="0.342997022566543" calcext:value-type="float">
            <text:p>0.342997022566543</text:p>
          </table:table-cell>
          <table:table-cell office:value-type="float" office:value="0.0284397895191597" calcext:value-type="float">
            <text:p>0.02843978951916</text:p>
          </table:table-cell>
          <table:table-cell office:value-type="float" office:value="0.0346954537060769" calcext:value-type="float">
            <text:p>0.034695453706077</text:p>
          </table:table-cell>
          <table:table-cell office:value-type="float" office:value="0.0675102367257622" calcext:value-type="float">
            <text:p>0.067510236725762</text:p>
          </table:table-cell>
          <table:table-cell office:value-type="float" office:value="0.00863698536232442" calcext:value-type="float">
            <text:p>0.008636985362324</text:p>
          </table:table-cell>
          <table:table-cell office:value-type="float" office:value="0.00956983844072815" calcext:value-type="float">
            <text:p>0.009569838440728</text:p>
          </table:table-cell>
          <table:table-cell office:value-type="float" office:value="0.129976940278957" calcext:value-type="float">
            <text:p>0.129976940278957</text:p>
          </table:table-cell>
          <table:table-cell office:value-type="float" office:value="0.0577977446915492" calcext:value-type="float">
            <text:p>0.057797744691549</text:p>
          </table:table-cell>
          <table:table-cell office:value-type="float" office:value="0.0935255587929196" calcext:value-type="float">
            <text:p>0.09352555879292</text:p>
          </table:table-cell>
          <table:table-cell office:value-type="float" office:value="0.0519474100922896" calcext:value-type="float">
            <text:p>0.05194741009229</text:p>
          </table:table-cell>
          <table:table-cell office:value-type="float" office:value="0.0315504113130408" calcext:value-type="float">
            <text:p>0.031550411313041</text:p>
          </table:table-cell>
          <table:table-cell office:value-type="float" office:value="0.0277754930978481" calcext:value-type="float">
            <text:p>0.027775493097848</text:p>
          </table:table-cell>
          <table:table-cell office:value-type="float" office:value="0.00971442386545257" calcext:value-type="float">
            <text:p>0.009714423865453</text:p>
          </table:table-cell>
          <table:table-cell office:value-type="float" office:value="0.017837932220448" calcext:value-type="float">
            <text:p>0.017837932220448</text:p>
          </table:table-cell>
        </table:table-row>
        <table:table-row table:style-name="ro1">
          <table:table-cell/>
          <table:table-cell table:style-name="ce2" office:value-type="string" calcext:value-type="string">
            <text:p>Promedio</text:p>
          </table:table-cell>
          <table:table-cell table:style-name="ce2" table:formula="of:=AVERAGE([.C6:.C27])" office:value-type="float" office:value="0.0750266676343123" calcext:value-type="float">
            <text:p>0.075026667634312</text:p>
          </table:table-cell>
          <table:table-cell table:style-name="ce2" table:formula="of:=AVERAGE([.D6:.D27])" office:value-type="float" office:value="0.0525729795407043" calcext:value-type="float">
            <text:p>0.052572979540704</text:p>
          </table:table-cell>
          <table:table-cell table:style-name="ce2" table:formula="of:=AVERAGE([.E6:.E27])" office:value-type="float" office:value="0.0567741332370191" calcext:value-type="float">
            <text:p>0.056774133237019</text:p>
          </table:table-cell>
          <table:table-cell table:style-name="ce2" table:formula="of:=AVERAGE([.F6:.F27])" office:value-type="float" office:value="0.0559116003937571" calcext:value-type="float">
            <text:p>0.055911600393757</text:p>
          </table:table-cell>
          <table:table-cell table:style-name="ce2" table:formula="of:=AVERAGE([.G6:.G27])" office:value-type="float" office:value="0.0424551701106787" calcext:value-type="float">
            <text:p>0.042455170110679</text:p>
          </table:table-cell>
          <table:table-cell table:style-name="ce2" table:formula="of:=AVERAGE([.H6:.H27])" office:value-type="float" office:value="0.0310292238143034" calcext:value-type="float">
            <text:p>0.031029223814303</text:p>
          </table:table-cell>
          <table:table-cell table:style-name="ce2" table:formula="of:=AVERAGE([.I6:.I27])" office:value-type="float" office:value="0.278336393954192" calcext:value-type="float">
            <text:p>0.278336393954192</text:p>
          </table:table-cell>
          <table:table-cell table:style-name="ce2" table:formula="of:=AVERAGE([.J6:.J27])" office:value-type="float" office:value="0.0436891475276326" calcext:value-type="float">
            <text:p>0.043689147527633</text:p>
          </table:table-cell>
          <table:table-cell table:style-name="ce2" table:formula="of:=AVERAGE([.K6:.K27])" office:value-type="float" office:value="0.0623569625300292" calcext:value-type="float">
            <text:p>0.062356962530029</text:p>
          </table:table-cell>
          <table:table-cell table:style-name="ce2" table:formula="of:=AVERAGE([.L6:.L27])" office:value-type="float" office:value="0.0546908037407623" calcext:value-type="float">
            <text:p>0.054690803740762</text:p>
          </table:table-cell>
          <table:table-cell table:style-name="ce2" table:formula="of:=AVERAGE([.M6:.M27])" office:value-type="float" office:value="0.0525033623785993" calcext:value-type="float">
            <text:p>0.052503362378599</text:p>
          </table:table-cell>
          <table:table-cell table:style-name="ce2" table:formula="of:=AVERAGE([.N6:.N27])" office:value-type="float" office:value="0.0582959965610086" calcext:value-type="float">
            <text:p>0.058295996561009</text:p>
          </table:table-cell>
          <table:table-cell table:style-name="ce2" table:formula="of:=AVERAGE([.O6:.O27])" office:value-type="float" office:value="0.0367883848373853" calcext:value-type="float">
            <text:p>0.036788384837385</text:p>
          </table:table-cell>
          <table:table-cell table:style-name="ce2" table:formula="of:=AVERAGE([.P6:.P27])" office:value-type="float" office:value="0.0411003613596673" calcext:value-type="float">
            <text:p>0.041100361359667</text:p>
          </table:table-cell>
        </table:table-row>
        <table:table-row table:style-name="ro1" table:number-rows-repeated="2">
          <table:table-cell table:number-columns-repeated="16"/>
        </table:table-row>
        <table:table-row table:style-name="ro1">
          <table:table-cell/>
          <table:table-cell table:style-name="ce1" office:value-type="string" calcext:value-type="string" table:number-columns-spanned="15" table:number-rows-spanned="1">
            <text:p>uTheils</text:p>
          </table:table-cell>
          <table:covered-table-cell table:style-name="ce1"/>
          <table:covered-table-cell table:number-columns-repeated="13"/>
        </table:table-row>
        <table:table-row table:style-name="ro1">
          <table:table-cell/>
          <table:table-cell table:style-name="ce2" office:value-type="string" calcext:value-type="string">
            <text:p>Estación</text:p>
          </table:table-cell>
          <table:table-cell table:style-name="ce2" office:value-type="string" calcext:value-type="string">
            <text:p>CC</text:p>
          </table:table-cell>
          <table:table-cell table:style-name="ce2" office:value-type="string" calcext:value-type="string">
            <text:p>CP</text:p>
          </table:table-cell>
          <table:table-cell table:style-name="ce2" office:value-type="string" calcext:value-type="string">
            <text:p>LC</text:p>
          </table:table-cell>
          <table:table-cell table:style-name="ce2" office:value-type="string" calcext:value-type="string">
            <text:p>LP</text:p>
          </table:table-cell>
          <table:table-cell table:style-name="ce2" office:value-type="string" calcext:value-type="string">
            <text:p>CM</text:p>
          </table:table-cell>
          <table:table-cell table:style-name="ce2" office:value-type="string" calcext:value-type="string">
            <text:p>LM</text:p>
          </table:table-cell>
          <table:table-cell table:style-name="ce2" office:value-type="string" calcext:value-type="string">
            <text:p>GCC</text:p>
          </table:table-cell>
          <table:table-cell table:style-name="ce2" office:value-type="string" calcext:value-type="string">
            <text:p>GLC</text:p>
          </table:table-cell>
          <table:table-cell table:style-name="ce2" office:value-type="string" calcext:value-type="string">
            <text:p>CCB</text:p>
          </table:table-cell>
          <table:table-cell table:style-name="ce2" office:value-type="string" calcext:value-type="string">
            <text:p>LCB</text:p>
          </table:table-cell>
          <table:table-cell table:style-name="ce2" office:value-type="string" calcext:value-type="string">
            <text:p>CPB</text:p>
          </table:table-cell>
          <table:table-cell table:style-name="ce2" office:value-type="string" calcext:value-type="string">
            <text:p>LPB</text:p>
          </table:table-cell>
          <table:table-cell office:value-type="string" calcext:value-type="string">
            <text:p>CC16</text:p>
          </table:table-cell>
          <table:table-cell office:value-type="string" calcext:value-type="string">
            <text:p>LC16</text:p>
          </table:table-cell>
        </table:table-row>
        <table:table-row table:style-name="ro1">
          <table:table-cell/>
          <table:table-cell office:value-type="string" calcext:value-type="string">
            <text:p>AJM</text:p>
          </table:table-cell>
          <table:table-cell office:value-type="float" office:value="0.251232660398285" calcext:value-type="float">
            <text:p>0.251232660398285</text:p>
          </table:table-cell>
          <table:table-cell office:value-type="float" office:value="0.347703407816357" calcext:value-type="float">
            <text:p>0.347703407816357</text:p>
          </table:table-cell>
          <table:table-cell office:value-type="float" office:value="0.274333670669269" calcext:value-type="float">
            <text:p>0.274333670669269</text:p>
          </table:table-cell>
          <table:table-cell office:value-type="float" office:value="0.221717533173617" calcext:value-type="float">
            <text:p>0.221717533173617</text:p>
          </table:table-cell>
          <table:table-cell office:value-type="float" office:value="0.243759900670147" calcext:value-type="float">
            <text:p>0.243759900670147</text:p>
          </table:table-cell>
          <table:table-cell office:value-type="float" office:value="0.540358697830526" calcext:value-type="float">
            <text:p>0.540358697830526</text:p>
          </table:table-cell>
          <table:table-cell office:value-type="float" office:value="0.25394663050102" calcext:value-type="float">
            <text:p>0.25394663050102</text:p>
          </table:table-cell>
          <table:table-cell office:value-type="float" office:value="0.282043830342602" calcext:value-type="float">
            <text:p>0.282043830342602</text:p>
          </table:table-cell>
          <table:table-cell office:value-type="float" office:value="0.291487686189238" calcext:value-type="float">
            <text:p>0.291487686189238</text:p>
          </table:table-cell>
          <table:table-cell office:value-type="float" office:value="0.283166951374513" calcext:value-type="float">
            <text:p>0.283166951374513</text:p>
          </table:table-cell>
          <table:table-cell office:value-type="float" office:value="0.21309258942359" calcext:value-type="float">
            <text:p>0.21309258942359</text:p>
          </table:table-cell>
          <table:table-cell office:value-type="float" office:value="0.253900053301767" calcext:value-type="float">
            <text:p>0.253900053301767</text:p>
          </table:table-cell>
          <table:table-cell office:value-type="float" office:value="0.390082184167725" calcext:value-type="float">
            <text:p>0.390082184167725</text:p>
          </table:table-cell>
          <table:table-cell office:value-type="float" office:value="0.445030253661827" calcext:value-type="float">
            <text:p>0.445030253661827</text:p>
          </table:table-cell>
        </table:table-row>
        <table:table-row table:style-name="ro1">
          <table:table-cell/>
          <table:table-cell office:value-type="string" calcext:value-type="string">
            <text:p>MGH</text:p>
          </table:table-cell>
          <table:table-cell office:value-type="float" office:value="0.348610765797572" calcext:value-type="float">
            <text:p>0.348610765797572</text:p>
          </table:table-cell>
          <table:table-cell office:value-type="float" office:value="0.341022212488833" calcext:value-type="float">
            <text:p>0.341022212488833</text:p>
          </table:table-cell>
          <table:table-cell office:value-type="float" office:value="0.385277411621095" calcext:value-type="float">
            <text:p>0.385277411621095</text:p>
          </table:table-cell>
          <table:table-cell office:value-type="float" office:value="0.455202852092414" calcext:value-type="float">
            <text:p>0.455202852092414</text:p>
          </table:table-cell>
          <table:table-cell office:value-type="float" office:value="0.317013937294598" calcext:value-type="float">
            <text:p>0.317013937294598</text:p>
          </table:table-cell>
          <table:table-cell office:value-type="float" office:value="0.269697141764139" calcext:value-type="float">
            <text:p>0.269697141764139</text:p>
          </table:table-cell>
          <table:table-cell office:value-type="float" office:value="0.559158190251688" calcext:value-type="float">
            <text:p>0.559158190251688</text:p>
          </table:table-cell>
          <table:table-cell office:value-type="float" office:value="0.366881521957159" calcext:value-type="float">
            <text:p>0.366881521957159</text:p>
          </table:table-cell>
          <table:table-cell office:value-type="float" office:value="0.305833331816886" calcext:value-type="float">
            <text:p>0.305833331816886</text:p>
          </table:table-cell>
          <table:table-cell office:value-type="float" office:value="0.436344036585554" calcext:value-type="float">
            <text:p>0.436344036585554</text:p>
          </table:table-cell>
          <table:table-cell office:value-type="float" office:value="0.271746417883669" calcext:value-type="float">
            <text:p>0.271746417883669</text:p>
          </table:table-cell>
          <table:table-cell office:value-type="float" office:value="0.374781902818535" calcext:value-type="float">
            <text:p>0.374781902818535</text:p>
          </table:table-cell>
          <table:table-cell office:value-type="float" office:value="0.418328103028062" calcext:value-type="float">
            <text:p>0.418328103028062</text:p>
          </table:table-cell>
          <table:table-cell office:value-type="float" office:value="0.273170188914151" calcext:value-type="float">
            <text:p>0.273170188914151</text:p>
          </table:table-cell>
        </table:table-row>
        <table:table-row table:style-name="ro1">
          <table:table-cell/>
          <table:table-cell office:value-type="string" calcext:value-type="string">
            <text:p>CCA</text:p>
          </table:table-cell>
          <table:table-cell office:value-type="float" office:value="0.253030039739725" calcext:value-type="float">
            <text:p>0.253030039739725</text:p>
          </table:table-cell>
          <table:table-cell office:value-type="float" office:value="0.241823826566039" calcext:value-type="float">
            <text:p>0.241823826566039</text:p>
          </table:table-cell>
          <table:table-cell office:value-type="float" office:value="0.266157016864629" calcext:value-type="float">
            <text:p>0.266157016864629</text:p>
          </table:table-cell>
          <table:table-cell office:value-type="float" office:value="0.245244390326777" calcext:value-type="float">
            <text:p>0.245244390326777</text:p>
          </table:table-cell>
          <table:table-cell office:value-type="float" office:value="0.330912352531239" calcext:value-type="float">
            <text:p>0.330912352531239</text:p>
          </table:table-cell>
          <table:table-cell office:value-type="float" office:value="0.333076989886562" calcext:value-type="float">
            <text:p>0.333076989886562</text:p>
          </table:table-cell>
          <table:table-cell office:value-type="float" office:value="0.990970565178098" calcext:value-type="float">
            <text:p>0.990970565178098</text:p>
          </table:table-cell>
          <table:table-cell office:value-type="float" office:value="0.552629381857415" calcext:value-type="float">
            <text:p>0.552629381857415</text:p>
          </table:table-cell>
          <table:table-cell office:value-type="float" office:value="0.269243196025539" calcext:value-type="float">
            <text:p>0.269243196025539</text:p>
          </table:table-cell>
          <table:table-cell office:value-type="float" office:value="0.25768090565064" calcext:value-type="float">
            <text:p>0.25768090565064</text:p>
          </table:table-cell>
          <table:table-cell office:value-type="float" office:value="0.246992652730582" calcext:value-type="float">
            <text:p>0.246992652730582</text:p>
          </table:table-cell>
          <table:table-cell office:value-type="float" office:value="0.257932911073013" calcext:value-type="float">
            <text:p>0.257932911073013</text:p>
          </table:table-cell>
          <table:table-cell office:value-type="float" office:value="0.328584997065426" calcext:value-type="float">
            <text:p>0.328584997065426</text:p>
          </table:table-cell>
          <table:table-cell office:value-type="float" office:value="0.338351585835906" calcext:value-type="float">
            <text:p>0.338351585835906</text:p>
          </table:table-cell>
        </table:table-row>
        <table:table-row table:style-name="ro1">
          <table:table-cell/>
          <table:table-cell office:value-type="string" calcext:value-type="string">
            <text:p>SF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365751235523759" calcext:value-type="float">
            <text:p>0.365751235523759</text:p>
          </table:table-cell>
          <table:table-cell office:value-type="float" office:value="0.388288240200244" calcext:value-type="float">
            <text:p>0.388288240200244</text:p>
          </table:table-cell>
          <table:table-cell office:value-type="float" office:value="0.444836079320386" calcext:value-type="float">
            <text:p>0.444836079320386</text:p>
          </table:table-cell>
          <table:table-cell office:value-type="float" office:value="0.455406232318146" calcext:value-type="float">
            <text:p>0.45540623231814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395947829202664" calcext:value-type="float">
            <text:p>0.395947829202664</text:p>
          </table:table-cell>
          <table:table-cell office:value-type="float" office:value="0.512419788953754" calcext:value-type="float">
            <text:p>0.512419788953754</text:p>
          </table:table-cell>
        </table:table-row>
        <table:table-row table:style-name="ro1">
          <table:table-cell/>
          <table:table-cell office:value-type="string" calcext:value-type="string">
            <text:p>UAX</text:p>
          </table:table-cell>
          <table:table-cell office:value-type="float" office:value="0.277938872725718" calcext:value-type="float">
            <text:p>0.277938872725718</text:p>
          </table:table-cell>
          <table:table-cell office:value-type="float" office:value="0.307618327618897" calcext:value-type="float">
            <text:p>0.307618327618897</text:p>
          </table:table-cell>
          <table:table-cell office:value-type="float" office:value="0.261868343761114" calcext:value-type="float">
            <text:p>0.261868343761114</text:p>
          </table:table-cell>
          <table:table-cell office:value-type="float" office:value="0.276062359496783" calcext:value-type="float">
            <text:p>0.276062359496783</text:p>
          </table:table-cell>
          <table:table-cell office:value-type="float" office:value="0.386639631366972" calcext:value-type="float">
            <text:p>0.386639631366972</text:p>
          </table:table-cell>
          <table:table-cell office:value-type="float" office:value="0.408222527907985" calcext:value-type="float">
            <text:p>0.408222527907985</text:p>
          </table:table-cell>
          <table:table-cell office:value-type="float" office:value="0.525792849718783" calcext:value-type="float">
            <text:p>0.525792849718783</text:p>
          </table:table-cell>
          <table:table-cell office:value-type="float" office:value="0.512296072920083" calcext:value-type="float">
            <text:p>0.512296072920083</text:p>
          </table:table-cell>
          <table:table-cell office:value-type="float" office:value="0.293269759779991" calcext:value-type="float">
            <text:p>0.293269759779991</text:p>
          </table:table-cell>
          <table:table-cell office:value-type="float" office:value="0.278725882989958" calcext:value-type="float">
            <text:p>0.278725882989958</text:p>
          </table:table-cell>
          <table:table-cell office:value-type="float" office:value="0.303058243326446" calcext:value-type="float">
            <text:p>0.303058243326446</text:p>
          </table:table-cell>
          <table:table-cell office:value-type="float" office:value="0.295571257332214" calcext:value-type="float">
            <text:p>0.295571257332214</text:p>
          </table:table-cell>
          <table:table-cell office:value-type="float" office:value="0.363952463561749" calcext:value-type="float">
            <text:p>0.363952463561749</text:p>
          </table:table-cell>
          <table:table-cell office:value-type="float" office:value="0.434068150802658" calcext:value-type="float">
            <text:p>0.434068150802658</text:p>
          </table:table-cell>
        </table:table-row>
        <table:table-row table:style-name="ro1">
          <table:table-cell/>
          <table:table-cell office:value-type="string" calcext:value-type="string">
            <text:p>CUA</text:p>
          </table:table-cell>
          <table:table-cell office:value-type="float" office:value="0.053142866043255" calcext:value-type="float">
            <text:p>0.053142866043255</text:p>
          </table:table-cell>
          <table:table-cell office:value-type="float" office:value="0.0582308012577821" calcext:value-type="float">
            <text:p>0.058230801257782</text:p>
          </table:table-cell>
          <table:table-cell office:value-type="float" office:value="0" calcext:value-type="float">
            <text:p>0</text:p>
          </table:table-cell>
          <table:table-cell office:value-type="float" office:value="0.0553122679077897" calcext:value-type="float">
            <text:p>0.05531226790779</text:p>
          </table:table-cell>
          <table:table-cell office:value-type="float" office:value="0.0373005070460583" calcext:value-type="float">
            <text:p>0.037300507046058</text:p>
          </table:table-cell>
          <table:table-cell office:value-type="float" office:value="0.0558234991894584" calcext:value-type="float">
            <text:p>0.055823499189458</text:p>
          </table:table-cell>
          <table:table-cell office:value-type="float" office:value="0.320414226400854" calcext:value-type="float">
            <text:p>0.320414226400854</text:p>
          </table:table-cell>
          <table:table-cell office:value-type="float" office:value="0.386143943349932" calcext:value-type="float">
            <text:p>0.386143943349932</text:p>
          </table:table-cell>
          <table:table-cell office:value-type="float" office:value="0.0556040936840715" calcext:value-type="float">
            <text:p>0.055604093684072</text:p>
          </table:table-cell>
          <table:table-cell office:value-type="float" office:value="0.115282113467581" calcext:value-type="float">
            <text:p>0.115282113467581</text:p>
          </table:table-cell>
          <table:table-cell office:value-type="float" office:value="0.0529175171264657" calcext:value-type="float">
            <text:p>0.052917517126466</text:p>
          </table:table-cell>
          <table:table-cell office:value-type="float" office:value="0.118442931894911" calcext:value-type="float">
            <text:p>0.118442931894911</text:p>
          </table:table-cell>
          <table:table-cell office:value-type="float" office:value="0.206924881943997" calcext:value-type="float">
            <text:p>0.206924881943997</text:p>
          </table:table-cell>
          <table:table-cell office:value-type="float" office:value="0.0887272494689194" calcext:value-type="float">
            <text:p>0.088727249468919</text:p>
          </table:table-cell>
        </table:table-row>
        <table:table-row table:style-name="ro1">
          <table:table-cell/>
          <table:table-cell office:value-type="string" calcext:value-type="string">
            <text:p>NEZ</text:p>
          </table:table-cell>
          <table:table-cell office:value-type="float" office:value="0.243623303531047" calcext:value-type="float">
            <text:p>0.243623303531047</text:p>
          </table:table-cell>
          <table:table-cell office:value-type="float" office:value="0.304225544889939" calcext:value-type="float">
            <text:p>0.304225544889939</text:p>
          </table:table-cell>
          <table:table-cell office:value-type="float" office:value="0.246947200891652" calcext:value-type="float">
            <text:p>0.246947200891652</text:p>
          </table:table-cell>
          <table:table-cell office:value-type="float" office:value="0.288142140730923" calcext:value-type="float">
            <text:p>0.288142140730923</text:p>
          </table:table-cell>
          <table:table-cell office:value-type="float" office:value="0.334030750186387" calcext:value-type="float">
            <text:p>0.334030750186387</text:p>
          </table:table-cell>
          <table:table-cell office:value-type="float" office:value="0.335492814428828" calcext:value-type="float">
            <text:p>0.335492814428828</text:p>
          </table:table-cell>
          <table:table-cell office:value-type="float" office:value="0.506206168765629" calcext:value-type="float">
            <text:p>0.506206168765629</text:p>
          </table:table-cell>
          <table:table-cell office:value-type="float" office:value="0.536169891042616" calcext:value-type="float">
            <text:p>0.536169891042616</text:p>
          </table:table-cell>
          <table:table-cell office:value-type="float" office:value="0.243096229527772" calcext:value-type="float">
            <text:p>0.243096229527772</text:p>
          </table:table-cell>
          <table:table-cell office:value-type="float" office:value="0.243068682034124" calcext:value-type="float">
            <text:p>0.243068682034124</text:p>
          </table:table-cell>
          <table:table-cell office:value-type="float" office:value="0.262981843519505" calcext:value-type="float">
            <text:p>0.262981843519505</text:p>
          </table:table-cell>
          <table:table-cell office:value-type="float" office:value="0.43067564474102" calcext:value-type="float">
            <text:p>0.43067564474102</text:p>
          </table:table-cell>
          <table:table-cell office:value-type="float" office:value="0.37969860301048" calcext:value-type="float">
            <text:p>0.37969860301048</text:p>
          </table:table-cell>
          <table:table-cell office:value-type="float" office:value="0.416046698084385" calcext:value-type="float">
            <text:p>0.416046698084385</text:p>
          </table:table-cell>
        </table:table-row>
        <table:table-row table:style-name="ro1">
          <table:table-cell/>
          <table:table-cell office:value-type="string" calcext:value-type="string">
            <text:p>CAM</text:p>
          </table:table-cell>
          <table:table-cell office:value-type="float" office:value="0.257902439246083" calcext:value-type="float">
            <text:p>0.257902439246083</text:p>
          </table:table-cell>
          <table:table-cell office:value-type="float" office:value="0.253988808360327" calcext:value-type="float">
            <text:p>0.253988808360327</text:p>
          </table:table-cell>
          <table:table-cell office:value-type="float" office:value="0.250335222075514" calcext:value-type="float">
            <text:p>0.250335222075514</text:p>
          </table:table-cell>
          <table:table-cell office:value-type="float" office:value="0.262843336319186" calcext:value-type="float">
            <text:p>0.262843336319186</text:p>
          </table:table-cell>
          <table:table-cell office:value-type="float" office:value="0.342394229863693" calcext:value-type="float">
            <text:p>0.342394229863693</text:p>
          </table:table-cell>
          <table:table-cell office:value-type="float" office:value="0.266715776741777" calcext:value-type="float">
            <text:p>0.266715776741777</text:p>
          </table:table-cell>
          <table:table-cell office:value-type="float" office:value="0.458303124882582" calcext:value-type="float">
            <text:p>0.458303124882582</text:p>
          </table:table-cell>
          <table:table-cell office:value-type="float" office:value="0.681991631141729" calcext:value-type="float">
            <text:p>0.681991631141729</text:p>
          </table:table-cell>
          <table:table-cell office:value-type="float" office:value="0.252543263576925" calcext:value-type="float">
            <text:p>0.252543263576925</text:p>
          </table:table-cell>
          <table:table-cell office:value-type="float" office:value="0.251447306623294" calcext:value-type="float">
            <text:p>0.251447306623294</text:p>
          </table:table-cell>
          <table:table-cell office:value-type="float" office:value="0.249300542273321" calcext:value-type="float">
            <text:p>0.249300542273321</text:p>
          </table:table-cell>
          <table:table-cell office:value-type="float" office:value="0.249776576192395" calcext:value-type="float">
            <text:p>0.249776576192395</text:p>
          </table:table-cell>
          <table:table-cell office:value-type="float" office:value="0.252810607247635" calcext:value-type="float">
            <text:p>0.252810607247635</text:p>
          </table:table-cell>
          <table:table-cell office:value-type="float" office:value="0.248252773261173" calcext:value-type="float">
            <text:p>0.248252773261173</text:p>
          </table:table-cell>
        </table:table-row>
        <table:table-row table:style-name="ro1">
          <table:table-cell/>
          <table:table-cell office:value-type="string" calcext:value-type="string">
            <text:p>LPR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681604897868639" calcext:value-type="float">
            <text:p>0.068160489786864</text:p>
          </table:table-cell>
          <table:table-cell office:value-type="float" office:value="0.229961015107915" calcext:value-type="float">
            <text:p>0.229961015107915</text:p>
          </table:table-cell>
          <table:table-cell office:value-type="float" office:value="0.475422621567644" calcext:value-type="float">
            <text:p>0.475422621567644</text:p>
          </table:table-cell>
          <table:table-cell office:value-type="float" office:value="0.214760371951782" calcext:value-type="float">
            <text:p>0.21476037195178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499132181507795" calcext:value-type="float">
            <text:p>0.04991321815078</text:p>
          </table:table-cell>
          <table:table-cell office:value-type="float" office:value="0.287591234362401" calcext:value-type="float">
            <text:p>0.287591234362401</text:p>
          </table:table-cell>
        </table:table-row>
        <table:table-row table:style-name="ro1">
          <table:table-cell/>
          <table:table-cell office:value-type="string" calcext:value-type="string">
            <text:p>SJA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238547440207914" calcext:value-type="float">
            <text:p>0.238547440207914</text:p>
          </table:table-cell>
          <table:table-cell office:value-type="float" office:value="0.240888636285977" calcext:value-type="float">
            <text:p>0.240888636285977</text:p>
          </table:table-cell>
          <table:table-cell office:value-type="float" office:value="0.495618563748541" calcext:value-type="float">
            <text:p>0.495618563748541</text:p>
          </table:table-cell>
          <table:table-cell office:value-type="float" office:value="0.317240148088478" calcext:value-type="float">
            <text:p>0.31724014808847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24011248635626" calcext:value-type="float">
            <text:p>0.24011248635626</text:p>
          </table:table-cell>
          <table:table-cell office:value-type="float" office:value="0.229244333136331" calcext:value-type="float">
            <text:p>0.229244333136331</text:p>
          </table:table-cell>
        </table:table-row>
        <table:table-row table:style-name="ro1">
          <table:table-cell/>
          <table:table-cell office:value-type="string" calcext:value-type="string">
            <text:p>IZT</text:p>
          </table:table-cell>
          <table:table-cell office:value-type="float" office:value="0.28212955275201" calcext:value-type="float">
            <text:p>0.28212955275201</text:p>
          </table:table-cell>
          <table:table-cell office:value-type="float" office:value="0.325261000052467" calcext:value-type="float">
            <text:p>0.325261000052467</text:p>
          </table:table-cell>
          <table:table-cell office:value-type="float" office:value="0.289685175757092" calcext:value-type="float">
            <text:p>0.289685175757092</text:p>
          </table:table-cell>
          <table:table-cell office:value-type="float" office:value="0.312197733599698" calcext:value-type="float">
            <text:p>0.312197733599698</text:p>
          </table:table-cell>
          <table:table-cell office:value-type="float" office:value="0.406689486010847" calcext:value-type="float">
            <text:p>0.406689486010847</text:p>
          </table:table-cell>
          <table:table-cell office:value-type="float" office:value="0.521511996800465" calcext:value-type="float">
            <text:p>0.521511996800465</text:p>
          </table:table-cell>
          <table:table-cell office:value-type="float" office:value="0.598252012746064" calcext:value-type="float">
            <text:p>0.598252012746064</text:p>
          </table:table-cell>
          <table:table-cell office:value-type="float" office:value="0.650426712932367" calcext:value-type="float">
            <text:p>0.650426712932367</text:p>
          </table:table-cell>
          <table:table-cell office:value-type="float" office:value="0.288014680284681" calcext:value-type="float">
            <text:p>0.288014680284681</text:p>
          </table:table-cell>
          <table:table-cell office:value-type="float" office:value="0.281969251823139" calcext:value-type="float">
            <text:p>0.281969251823139</text:p>
          </table:table-cell>
          <table:table-cell office:value-type="float" office:value="0.327520010864927" calcext:value-type="float">
            <text:p>0.327520010864927</text:p>
          </table:table-cell>
          <table:table-cell office:value-type="float" office:value="0.331636412441398" calcext:value-type="float">
            <text:p>0.331636412441398</text:p>
          </table:table-cell>
          <table:table-cell office:value-type="float" office:value="0.430334668330688" calcext:value-type="float">
            <text:p>0.430334668330688</text:p>
          </table:table-cell>
          <table:table-cell office:value-type="float" office:value="0.388799718671498" calcext:value-type="float">
            <text:p>0.388799718671498</text:p>
          </table:table-cell>
        </table:table-row>
        <table:table-row table:style-name="ro1">
          <table:table-cell/>
          <table:table-cell office:value-type="string" calcext:value-type="string">
            <text:p>SAG</text:p>
          </table:table-cell>
          <table:table-cell office:value-type="float" office:value="0.24906710087344" calcext:value-type="float">
            <text:p>0.24906710087344</text:p>
          </table:table-cell>
          <table:table-cell office:value-type="float" office:value="0.258855024000551" calcext:value-type="float">
            <text:p>0.258855024000551</text:p>
          </table:table-cell>
          <table:table-cell office:value-type="float" office:value="0.26236548355105" calcext:value-type="float">
            <text:p>0.26236548355105</text:p>
          </table:table-cell>
          <table:table-cell office:value-type="float" office:value="0.258296956333216" calcext:value-type="float">
            <text:p>0.258296956333216</text:p>
          </table:table-cell>
          <table:table-cell office:value-type="float" office:value="0.298983339536437" calcext:value-type="float">
            <text:p>0.298983339536437</text:p>
          </table:table-cell>
          <table:table-cell office:value-type="float" office:value="0.267632026570729" calcext:value-type="float">
            <text:p>0.267632026570729</text:p>
          </table:table-cell>
          <table:table-cell office:value-type="float" office:value="0.402765002843211" calcext:value-type="float">
            <text:p>0.402765002843211</text:p>
          </table:table-cell>
          <table:table-cell office:value-type="float" office:value="0.356486285028864" calcext:value-type="float">
            <text:p>0.356486285028864</text:p>
          </table:table-cell>
          <table:table-cell office:value-type="float" office:value="0.261250911757047" calcext:value-type="float">
            <text:p>0.261250911757047</text:p>
          </table:table-cell>
          <table:table-cell office:value-type="float" office:value="0.262778209250628" calcext:value-type="float">
            <text:p>0.262778209250628</text:p>
          </table:table-cell>
          <table:table-cell office:value-type="float" office:value="0.245610955688622" calcext:value-type="float">
            <text:p>0.245610955688622</text:p>
          </table:table-cell>
          <table:table-cell office:value-type="float" office:value="0.259098407237348" calcext:value-type="float">
            <text:p>0.259098407237348</text:p>
          </table:table-cell>
          <table:table-cell office:value-type="float" office:value="0.3902898492996" calcext:value-type="float">
            <text:p>0.3902898492996</text:p>
          </table:table-cell>
          <table:table-cell office:value-type="float" office:value="0.266160111599501" calcext:value-type="float">
            <text:p>0.266160111599501</text:p>
          </table:table-cell>
        </table:table-row>
        <table:table-row table:style-name="ro1">
          <table:table-cell/>
          <table:table-cell office:value-type="string" calcext:value-type="string">
            <text:p>TAH</text:p>
          </table:table-cell>
          <table:table-cell office:value-type="float" office:value="0.243212006619865" calcext:value-type="float">
            <text:p>0.243212006619865</text:p>
          </table:table-cell>
          <table:table-cell office:value-type="float" office:value="0.283318975100702" calcext:value-type="float">
            <text:p>0.283318975100702</text:p>
          </table:table-cell>
          <table:table-cell office:value-type="float" office:value="0" calcext:value-type="float">
            <text:p>0</text:p>
          </table:table-cell>
          <table:table-cell office:value-type="float" office:value="0.283473967693546" calcext:value-type="float">
            <text:p>0.283473967693546</text:p>
          </table:table-cell>
          <table:table-cell office:value-type="float" office:value="0.305913222880075" calcext:value-type="float">
            <text:p>0.305913222880075</text:p>
          </table:table-cell>
          <table:table-cell office:value-type="float" office:value="0.335853236878266" calcext:value-type="float">
            <text:p>0.335853236878266</text:p>
          </table:table-cell>
          <table:table-cell office:value-type="float" office:value="0.363280974209175" calcext:value-type="float">
            <text:p>0.363280974209175</text:p>
          </table:table-cell>
          <table:table-cell office:value-type="float" office:value="0.366634843023762" calcext:value-type="float">
            <text:p>0.366634843023762</text:p>
          </table:table-cell>
          <table:table-cell office:value-type="float" office:value="0.248809153287277" calcext:value-type="float">
            <text:p>0.248809153287277</text:p>
          </table:table-cell>
          <table:table-cell office:value-type="float" office:value="0.229548556543234" calcext:value-type="float">
            <text:p>0.229548556543234</text:p>
          </table:table-cell>
          <table:table-cell office:value-type="float" office:value="0.275151078688953" calcext:value-type="float">
            <text:p>0.275151078688953</text:p>
          </table:table-cell>
          <table:table-cell office:value-type="float" office:value="0.271900808387096" calcext:value-type="float">
            <text:p>0.271900808387096</text:p>
          </table:table-cell>
          <table:table-cell office:value-type="float" office:value="0.35683185966142" calcext:value-type="float">
            <text:p>0.35683185966142</text:p>
          </table:table-cell>
          <table:table-cell office:value-type="float" office:value="0.325523965519883" calcext:value-type="float">
            <text:p>0.325523965519883</text:p>
          </table:table-cell>
        </table:table-row>
        <table:table-row table:style-name="ro1">
          <table:table-cell/>
          <table:table-cell office:value-type="string" calcext:value-type="string">
            <text:p>ATI</text:p>
          </table:table-cell>
          <table:table-cell office:value-type="float" office:value="0.066651891829633" calcext:value-type="float">
            <text:p>0.066651891829633</text:p>
          </table:table-cell>
          <table:table-cell office:value-type="float" office:value="0.0436914158352832" calcext:value-type="float">
            <text:p>0.043691415835283</text:p>
          </table:table-cell>
          <table:table-cell office:value-type="float" office:value="0.0677014851649737" calcext:value-type="float">
            <text:p>0.067701485164974</text:p>
          </table:table-cell>
          <table:table-cell office:value-type="float" office:value="0.0551804190800558" calcext:value-type="float">
            <text:p>0.055180419080056</text:p>
          </table:table-cell>
          <table:table-cell office:value-type="float" office:value="0.0439624238518325" calcext:value-type="float">
            <text:p>0.043962423851833</text:p>
          </table:table-cell>
          <table:table-cell office:value-type="float" office:value="0.0675741837927868" calcext:value-type="float">
            <text:p>0.067574183792787</text:p>
          </table:table-cell>
          <table:table-cell office:value-type="float" office:value="0.665087374158406" calcext:value-type="float">
            <text:p>0.665087374158406</text:p>
          </table:table-cell>
          <table:table-cell office:value-type="float" office:value="0.419114082903853" calcext:value-type="float">
            <text:p>0.419114082903853</text:p>
          </table:table-cell>
          <table:table-cell office:value-type="float" office:value="0.0632013751751609" calcext:value-type="float">
            <text:p>0.063201375175161</text:p>
          </table:table-cell>
          <table:table-cell office:value-type="float" office:value="0.0830104116318403" calcext:value-type="float">
            <text:p>0.08301041163184</text:p>
          </table:table-cell>
          <table:table-cell office:value-type="float" office:value="0.0748054987406578" calcext:value-type="float">
            <text:p>0.074805498740658</text:p>
          </table:table-cell>
          <table:table-cell office:value-type="float" office:value="0.0459692014893884" calcext:value-type="float">
            <text:p>0.045969201489388</text:p>
          </table:table-cell>
          <table:table-cell office:value-type="float" office:value="0.0493334901529887" calcext:value-type="float">
            <text:p>0.049333490152989</text:p>
          </table:table-cell>
          <table:table-cell office:value-type="float" office:value="0.0532717687858743" calcext:value-type="float">
            <text:p>0.053271768785874</text:p>
          </table:table-cell>
        </table:table-row>
        <table:table-row table:style-name="ro1">
          <table:table-cell/>
          <table:table-cell office:value-type="string" calcext:value-type="string">
            <text:p>FAC</text:p>
          </table:table-cell>
          <table:table-cell office:value-type="float" office:value="0.265844861609334" calcext:value-type="float">
            <text:p>0.265844861609334</text:p>
          </table:table-cell>
          <table:table-cell office:value-type="float" office:value="0.265421332720364" calcext:value-type="float">
            <text:p>0.265421332720364</text:p>
          </table:table-cell>
          <table:table-cell office:value-type="float" office:value="0.257657693657082" calcext:value-type="float">
            <text:p>0.257657693657082</text:p>
          </table:table-cell>
          <table:table-cell office:value-type="float" office:value="0.264319523122619" calcext:value-type="float">
            <text:p>0.264319523122619</text:p>
          </table:table-cell>
          <table:table-cell office:value-type="float" office:value="0.413599040283625" calcext:value-type="float">
            <text:p>0.413599040283625</text:p>
          </table:table-cell>
          <table:table-cell office:value-type="float" office:value="0.280136329450018" calcext:value-type="float">
            <text:p>0.280136329450018</text:p>
          </table:table-cell>
          <table:table-cell office:value-type="float" office:value="0.441771267882233" calcext:value-type="float">
            <text:p>0.441771267882233</text:p>
          </table:table-cell>
          <table:table-cell office:value-type="float" office:value="0.562733491752236" calcext:value-type="float">
            <text:p>0.562733491752236</text:p>
          </table:table-cell>
          <table:table-cell office:value-type="float" office:value="0.265577500616015" calcext:value-type="float">
            <text:p>0.265577500616015</text:p>
          </table:table-cell>
          <table:table-cell office:value-type="float" office:value="0.25266710803969" calcext:value-type="float">
            <text:p>0.25266710803969</text:p>
          </table:table-cell>
          <table:table-cell office:value-type="float" office:value="0.262618982165704" calcext:value-type="float">
            <text:p>0.262618982165704</text:p>
          </table:table-cell>
          <table:table-cell office:value-type="float" office:value="0.258956063220602" calcext:value-type="float">
            <text:p>0.258956063220602</text:p>
          </table:table-cell>
          <table:table-cell office:value-type="float" office:value="0.471196867477518" calcext:value-type="float">
            <text:p>0.471196867477518</text:p>
          </table:table-cell>
          <table:table-cell office:value-type="float" office:value="0.341381866592822" calcext:value-type="float">
            <text:p>0.341381866592822</text:p>
          </table:table-cell>
        </table:table-row>
        <table:table-row table:style-name="ro1">
          <table:table-cell/>
          <table:table-cell office:value-type="string" calcext:value-type="string">
            <text:p>UIZ</text:p>
          </table:table-cell>
          <table:table-cell office:value-type="float" office:value="0.0576350481274951" calcext:value-type="float">
            <text:p>0.057635048127495</text:p>
          </table:table-cell>
          <table:table-cell office:value-type="float" office:value="0.0475647358944288" calcext:value-type="float">
            <text:p>0.047564735894429</text:p>
          </table:table-cell>
          <table:table-cell office:value-type="float" office:value="0.0572315409412803" calcext:value-type="float">
            <text:p>0.05723154094128</text:p>
          </table:table-cell>
          <table:table-cell office:value-type="float" office:value="0.0455637396149626" calcext:value-type="float">
            <text:p>0.045563739614963</text:p>
          </table:table-cell>
          <table:table-cell office:value-type="float" office:value="0.2267907295584" calcext:value-type="float">
            <text:p>0.2267907295584</text:p>
          </table:table-cell>
          <table:table-cell office:value-type="float" office:value="0.052282441871784" calcext:value-type="float">
            <text:p>0.052282441871784</text:p>
          </table:table-cell>
          <table:table-cell office:value-type="float" office:value="0.426329192096116" calcext:value-type="float">
            <text:p>0.426329192096116</text:p>
          </table:table-cell>
          <table:table-cell office:value-type="float" office:value="0.446161114214191" calcext:value-type="float">
            <text:p>0.446161114214191</text:p>
          </table:table-cell>
          <table:table-cell office:value-type="float" office:value="0.0477218399811325" calcext:value-type="float">
            <text:p>0.047721839981133</text:p>
          </table:table-cell>
          <table:table-cell office:value-type="float" office:value="0.0477205336515966" calcext:value-type="float">
            <text:p>0.047720533651597</text:p>
          </table:table-cell>
          <table:table-cell office:value-type="float" office:value="0.0601539250890834" calcext:value-type="float">
            <text:p>0.060153925089083</text:p>
          </table:table-cell>
          <table:table-cell office:value-type="float" office:value="0.0610833867369785" calcext:value-type="float">
            <text:p>0.061083386736979</text:p>
          </table:table-cell>
          <table:table-cell office:value-type="float" office:value="0.253674271271599" calcext:value-type="float">
            <text:p>0.253674271271599</text:p>
          </table:table-cell>
          <table:table-cell office:value-type="float" office:value="0.042676214214415" calcext:value-type="float">
            <text:p>0.042676214214415</text:p>
          </table:table-cell>
        </table:table-row>
        <table:table-row table:style-name="ro1">
          <table:table-cell/>
          <table:table-cell office:value-type="string" calcext:value-type="string">
            <text:p>MER</text:p>
          </table:table-cell>
          <table:table-cell office:value-type="float" office:value="0.0528198171724588" calcext:value-type="float">
            <text:p>0.052819817172459</text:p>
          </table:table-cell>
          <table:table-cell office:value-type="float" office:value="0.0681467604157371" calcext:value-type="float">
            <text:p>0.068146760415737</text:p>
          </table:table-cell>
          <table:table-cell office:value-type="float" office:value="0.0684664871905517" calcext:value-type="float">
            <text:p>0.068466487190552</text:p>
          </table:table-cell>
          <table:table-cell office:value-type="float" office:value="0.0716567047387097" calcext:value-type="float">
            <text:p>0.07165670473871</text:p>
          </table:table-cell>
          <table:table-cell office:value-type="float" office:value="0.488628964073254" calcext:value-type="float">
            <text:p>0.488628964073254</text:p>
          </table:table-cell>
          <table:table-cell office:value-type="float" office:value="0.0544459393769987" calcext:value-type="float">
            <text:p>0.054445939376999</text:p>
          </table:table-cell>
          <table:table-cell office:value-type="float" office:value="0.458780922757421" calcext:value-type="float">
            <text:p>0.458780922757421</text:p>
          </table:table-cell>
          <table:table-cell office:value-type="float" office:value="0.491857381242303" calcext:value-type="float">
            <text:p>0.491857381242303</text:p>
          </table:table-cell>
          <table:table-cell office:value-type="float" office:value="0.065624325885718" calcext:value-type="float">
            <text:p>0.065624325885718</text:p>
          </table:table-cell>
          <table:table-cell office:value-type="float" office:value="0.0760702692102456" calcext:value-type="float">
            <text:p>0.076070269210246</text:p>
          </table:table-cell>
          <table:table-cell office:value-type="float" office:value="0.0497535022230108" calcext:value-type="float">
            <text:p>0.049753502223011</text:p>
          </table:table-cell>
          <table:table-cell office:value-type="float" office:value="0.0730433905286747" calcext:value-type="float">
            <text:p>0.073043390528675</text:p>
          </table:table-cell>
          <table:table-cell office:value-type="float" office:value="0.0997562893438773" calcext:value-type="float">
            <text:p>0.099756289343877</text:p>
          </table:table-cell>
          <table:table-cell office:value-type="float" office:value="0.0914872896973602" calcext:value-type="float">
            <text:p>0.09148728969736</text:p>
          </table:table-cell>
        </table:table-row>
        <table:table-row table:style-name="ro1">
          <table:table-cell/>
          <table:table-cell office:value-type="string" calcext:value-type="string">
            <text:p>PED</text:p>
          </table:table-cell>
          <table:table-cell office:value-type="float" office:value="0.0521182274451226" calcext:value-type="float">
            <text:p>0.052118227445123</text:p>
          </table:table-cell>
          <table:table-cell office:value-type="float" office:value="0.073178868839403" calcext:value-type="float">
            <text:p>0.073178868839403</text:p>
          </table:table-cell>
          <table:table-cell office:value-type="float" office:value="0" calcext:value-type="float">
            <text:p>0</text:p>
          </table:table-cell>
          <table:table-cell office:value-type="float" office:value="0.138233979807241" calcext:value-type="float">
            <text:p>0.138233979807241</text:p>
          </table:table-cell>
          <table:table-cell office:value-type="float" office:value="0.374413565196363" calcext:value-type="float">
            <text:p>0.374413565196363</text:p>
          </table:table-cell>
          <table:table-cell office:value-type="float" office:value="0.105742858507085" calcext:value-type="float">
            <text:p>0.105742858507085</text:p>
          </table:table-cell>
          <table:table-cell office:value-type="float" office:value="0.41217907901746" calcext:value-type="float">
            <text:p>0.41217907901746</text:p>
          </table:table-cell>
          <table:table-cell office:value-type="float" office:value="0.416127731488065" calcext:value-type="float">
            <text:p>0.416127731488065</text:p>
          </table:table-cell>
          <table:table-cell office:value-type="float" office:value="0.0549017955599636" calcext:value-type="float">
            <text:p>0.054901795559964</text:p>
          </table:table-cell>
          <table:table-cell office:value-type="float" office:value="0.0740328442513332" calcext:value-type="float">
            <text:p>0.074032844251333</text:p>
          </table:table-cell>
          <table:table-cell office:value-type="float" office:value="0.0572219279119051" calcext:value-type="float">
            <text:p>0.057221927911905</text:p>
          </table:table-cell>
          <table:table-cell office:value-type="float" office:value="0.0636069730726859" calcext:value-type="float">
            <text:p>0.063606973072686</text:p>
          </table:table-cell>
          <table:table-cell office:value-type="float" office:value="0.247581439451067" calcext:value-type="float">
            <text:p>0.247581439451067</text:p>
          </table:table-cell>
          <table:table-cell office:value-type="float" office:value="0.0996219631224279" calcext:value-type="float">
            <text:p>0.099621963122428</text:p>
          </table:table-cell>
        </table:table-row>
        <table:table-row table:style-name="ro1">
          <table:table-cell/>
          <table:table-cell office:value-type="string" calcext:value-type="string">
            <text:p>TLA</text:p>
          </table:table-cell>
          <table:table-cell office:value-type="float" office:value="0.0658666761877265" calcext:value-type="float">
            <text:p>0.065866676187727</text:p>
          </table:table-cell>
          <table:table-cell office:value-type="float" office:value="0.0655415677363541" calcext:value-type="float">
            <text:p>0.065541567736354</text:p>
          </table:table-cell>
          <table:table-cell office:value-type="float" office:value="0.0761581942902253" calcext:value-type="float">
            <text:p>0.076158194290225</text:p>
          </table:table-cell>
          <table:table-cell office:value-type="float" office:value="0.0765519395586958" calcext:value-type="float">
            <text:p>0.076551939558696</text:p>
          </table:table-cell>
          <table:table-cell office:value-type="float" office:value="0.12183454139862" calcext:value-type="float">
            <text:p>0.12183454139862</text:p>
          </table:table-cell>
          <table:table-cell office:value-type="float" office:value="0.055884836593996" calcext:value-type="float">
            <text:p>0.055884836593996</text:p>
          </table:table-cell>
          <table:table-cell office:value-type="float" office:value="0.523073747595665" calcext:value-type="float">
            <text:p>0.523073747595665</text:p>
          </table:table-cell>
          <table:table-cell office:value-type="float" office:value="0.410439331689271" calcext:value-type="float">
            <text:p>0.410439331689271</text:p>
          </table:table-cell>
          <table:table-cell office:value-type="float" office:value="0.0653899295414205" calcext:value-type="float">
            <text:p>0.065389929541421</text:p>
          </table:table-cell>
          <table:table-cell office:value-type="float" office:value="0.069530973839343" calcext:value-type="float">
            <text:p>0.069530973839343</text:p>
          </table:table-cell>
          <table:table-cell office:value-type="float" office:value="0.049138286343519" calcext:value-type="float">
            <text:p>0.049138286343519</text:p>
          </table:table-cell>
          <table:table-cell office:value-type="float" office:value="0.0898175047369867" calcext:value-type="float">
            <text:p>0.089817504736987</text:p>
          </table:table-cell>
          <table:table-cell office:value-type="float" office:value="0.162233592807407" calcext:value-type="float">
            <text:p>0.162233592807407</text:p>
          </table:table-cell>
          <table:table-cell office:value-type="float" office:value="0.0521559234580217" calcext:value-type="float">
            <text:p>0.052155923458022</text:p>
          </table:table-cell>
        </table:table-row>
        <table:table-row table:style-name="ro1">
          <table:table-cell/>
          <table:table-cell office:value-type="string" calcext:value-type="string">
            <text:p>XAL</text:p>
          </table:table-cell>
          <table:table-cell office:value-type="float" office:value="0.0758642499988495" calcext:value-type="float">
            <text:p>0.07586424999885</text:p>
          </table:table-cell>
          <table:table-cell office:value-type="float" office:value="0.0712928131670614" calcext:value-type="float">
            <text:p>0.071292813167061</text:p>
          </table:table-cell>
          <table:table-cell office:value-type="float" office:value="0.104985806422409" calcext:value-type="float">
            <text:p>0.104985806422409</text:p>
          </table:table-cell>
          <table:table-cell office:value-type="float" office:value="0.078596311131673" calcext:value-type="float">
            <text:p>0.078596311131673</text:p>
          </table:table-cell>
          <table:table-cell office:value-type="float" office:value="0.0973706667010786" calcext:value-type="float">
            <text:p>0.097370666701079</text:p>
          </table:table-cell>
          <table:table-cell office:value-type="float" office:value="0.0592485645290407" calcext:value-type="float">
            <text:p>0.059248564529041</text:p>
          </table:table-cell>
          <table:table-cell office:value-type="float" office:value="0.409277462833977" calcext:value-type="float">
            <text:p>0.409277462833977</text:p>
          </table:table-cell>
          <table:table-cell office:value-type="float" office:value="0.404410082328208" calcext:value-type="float">
            <text:p>0.404410082328208</text:p>
          </table:table-cell>
          <table:table-cell office:value-type="float" office:value="0.0676431305760546" calcext:value-type="float">
            <text:p>0.067643130576055</text:p>
          </table:table-cell>
          <table:table-cell office:value-type="float" office:value="0.0722484118251577" calcext:value-type="float">
            <text:p>0.072248411825158</text:p>
          </table:table-cell>
          <table:table-cell office:value-type="float" office:value="0.0616805853630556" calcext:value-type="float">
            <text:p>0.061680585363056</text:p>
          </table:table-cell>
          <table:table-cell office:value-type="float" office:value="0.0655183187876719" calcext:value-type="float">
            <text:p>0.065518318787672</text:p>
          </table:table-cell>
          <table:table-cell office:value-type="float" office:value="0.215659839330582" calcext:value-type="float">
            <text:p>0.215659839330582</text:p>
          </table:table-cell>
          <table:table-cell office:value-type="float" office:value="0.0544803940662612" calcext:value-type="float">
            <text:p>0.054480394066261</text:p>
          </table:table-cell>
        </table:table-row>
        <table:table-row table:style-name="ro1">
          <table:table-cell/>
          <table:table-cell office:value-type="string" calcext:value-type="string">
            <text:p>CHO</text:p>
          </table:table-cell>
          <table:table-cell office:value-type="float" office:value="0.264060901287962" calcext:value-type="float">
            <text:p>0.264060901287962</text:p>
          </table:table-cell>
          <table:table-cell office:value-type="float" office:value="0.36432388569302" calcext:value-type="float">
            <text:p>0.36432388569302</text:p>
          </table:table-cell>
          <table:table-cell office:value-type="float" office:value="0.299076205270368" calcext:value-type="float">
            <text:p>0.299076205270368</text:p>
          </table:table-cell>
          <table:table-cell office:value-type="float" office:value="0.346033316131831" calcext:value-type="float">
            <text:p>0.346033316131831</text:p>
          </table:table-cell>
          <table:table-cell office:value-type="float" office:value="0.444573002763008" calcext:value-type="float">
            <text:p>0.444573002763008</text:p>
          </table:table-cell>
          <table:table-cell office:value-type="float" office:value="0.390239229196229" calcext:value-type="float">
            <text:p>0.390239229196229</text:p>
          </table:table-cell>
          <table:table-cell office:value-type="float" office:value="0.41075155151715" calcext:value-type="float">
            <text:p>0.41075155151715</text:p>
          </table:table-cell>
          <table:table-cell office:value-type="float" office:value="0.415523701060388" calcext:value-type="float">
            <text:p>0.415523701060388</text:p>
          </table:table-cell>
          <table:table-cell office:value-type="float" office:value="0.310709698561168" calcext:value-type="float">
            <text:p>0.310709698561168</text:p>
          </table:table-cell>
          <table:table-cell office:value-type="float" office:value="0.271846650165187" calcext:value-type="float">
            <text:p>0.271846650165187</text:p>
          </table:table-cell>
          <table:table-cell office:value-type="float" office:value="0.406010335473146" calcext:value-type="float">
            <text:p>0.406010335473146</text:p>
          </table:table-cell>
          <table:table-cell office:value-type="float" office:value="0.386982732519848" calcext:value-type="float">
            <text:p>0.386982732519848</text:p>
          </table:table-cell>
          <table:table-cell office:value-type="float" office:value="0.417429125552035" calcext:value-type="float">
            <text:p>0.417429125552035</text:p>
          </table:table-cell>
          <table:table-cell office:value-type="float" office:value="0.35483126273823" calcext:value-type="float">
            <text:p>0.35483126273823</text:p>
          </table:table-cell>
        </table:table-row>
        <table:table-row table:style-name="ro1">
          <table:table-cell/>
          <table:table-cell office:value-type="string" calcext:value-type="string">
            <text:p>BJU</text:p>
          </table:table-cell>
          <table:table-cell office:value-type="float" office:value="0.453490250627076" calcext:value-type="float">
            <text:p>0.453490250627076</text:p>
          </table:table-cell>
          <table:table-cell office:value-type="float" office:value="0.196606431219277" calcext:value-type="float">
            <text:p>0.196606431219277</text:p>
          </table:table-cell>
          <table:table-cell office:value-type="float" office:value="0.27942501776645" calcext:value-type="float">
            <text:p>0.27942501776645</text:p>
          </table:table-cell>
          <table:table-cell office:value-type="float" office:value="0.317813272568981" calcext:value-type="float">
            <text:p>0.317813272568981</text:p>
          </table:table-cell>
          <table:table-cell office:value-type="float" office:value="0.0693449986311113" calcext:value-type="float">
            <text:p>0.069344998631111</text:p>
          </table:table-cell>
          <table:table-cell office:value-type="float" office:value="0.0827658115393074" calcext:value-type="float">
            <text:p>0.082765811539307</text:p>
          </table:table-cell>
          <table:table-cell office:value-type="float" office:value="0.783642901910475" calcext:value-type="float">
            <text:p>0.783642901910475</text:p>
          </table:table-cell>
          <table:table-cell office:value-type="float" office:value="0.601085411428941" calcext:value-type="float">
            <text:p>0.601085411428941</text:p>
          </table:table-cell>
          <table:table-cell office:value-type="float" office:value="0.34004074912613" calcext:value-type="float">
            <text:p>0.34004074912613</text:p>
          </table:table-cell>
          <table:table-cell office:value-type="float" office:value="0.208027776357489" calcext:value-type="float">
            <text:p>0.208027776357489</text:p>
          </table:table-cell>
          <table:table-cell office:value-type="float" office:value="0.272553027581615" calcext:value-type="float">
            <text:p>0.272553027581615</text:p>
          </table:table-cell>
          <table:table-cell office:value-type="float" office:value="0.204423868564259" calcext:value-type="float">
            <text:p>0.204423868564259</text:p>
          </table:table-cell>
          <table:table-cell office:value-type="float" office:value="0.0977556325531441" calcext:value-type="float">
            <text:p>0.097755632553144</text:p>
          </table:table-cell>
          <table:table-cell office:value-type="float" office:value="0.230960325958655" calcext:value-type="float">
            <text:p>0.230960325958655</text:p>
          </table:table-cell>
        </table:table-row>
        <table:table-row table:style-name="ro1">
          <table:table-cell/>
          <table:table-cell table:style-name="ce2" office:value-type="string" calcext:value-type="string">
            <text:p>Promedio</text:p>
          </table:table-cell>
          <table:table-cell table:style-name="ce2" table:formula="of:=AVERAGE([.C33:.C54])" office:value-type="float" office:value="0.173374615091484" calcext:value-type="float">
            <text:p>0.173374615091484</text:p>
          </table:table-cell>
          <table:table-cell table:style-name="ce2" table:formula="of:=AVERAGE([.D33:.D54])" office:value-type="float" office:value="0.178082533621492" calcext:value-type="float">
            <text:p>0.178082533621492</text:p>
          </table:table-cell>
          <table:table-cell table:style-name="ce2" table:formula="of:=AVERAGE([.E33:.E54])" office:value-type="float" office:value="0.15671236163158" calcext:value-type="float">
            <text:p>0.15671236163158</text:p>
          </table:table-cell>
          <table:table-cell table:style-name="ce2" table:formula="of:=AVERAGE([.F33:.F54])" office:value-type="float" office:value="0.184201942883124" calcext:value-type="float">
            <text:p>0.184201942883124</text:p>
          </table:table-cell>
          <table:table-cell table:style-name="ce2" table:formula="of:=AVERAGE([.G33:.G54])" office:value-type="float" office:value="0.270755202516467" calcext:value-type="float">
            <text:p>0.270755202516467</text:p>
          </table:table-cell>
          <table:table-cell table:style-name="ce2" table:formula="of:=AVERAGE([.H33:.H54])" office:value-type="float" office:value="0.242811036111369" calcext:value-type="float">
            <text:p>0.242811036111369</text:p>
          </table:table-cell>
          <table:table-cell table:style-name="ce2" table:formula="of:=AVERAGE([.I33:.I54])" office:value-type="float" office:value="0.49663002317739" calcext:value-type="float">
            <text:p>0.49663002317739</text:p>
          </table:table-cell>
          <table:table-cell table:style-name="ce2" table:formula="of:=AVERAGE([.J33:.J54])" office:value-type="float" office:value="0.447571054275563" calcext:value-type="float">
            <text:p>0.447571054275563</text:p>
          </table:table-cell>
          <table:table-cell table:style-name="ce2" table:formula="of:=AVERAGE([.K33:.K54])" office:value-type="float" office:value="0.172271029588736" calcext:value-type="float">
            <text:p>0.172271029588736</text:p>
          </table:table-cell>
          <table:table-cell table:style-name="ce2" table:formula="of:=AVERAGE([.L33:.L54])" office:value-type="float" office:value="0.17250758524157" calcext:value-type="float">
            <text:p>0.17250758524157</text:p>
          </table:table-cell>
          <table:table-cell table:style-name="ce2" table:formula="of:=AVERAGE([.M33:.M54])" office:value-type="float" office:value="0.170104905564445" calcext:value-type="float">
            <text:p>0.170104905564445</text:p>
          </table:table-cell>
          <table:table-cell table:style-name="ce2" table:formula="of:=AVERAGE([.N33:.N54])" office:value-type="float" office:value="0.186050833867127" calcext:value-type="float">
            <text:p>0.186050833867127</text:p>
          </table:table-cell>
          <table:table-cell table:style-name="ce2" table:formula="of:=AVERAGE([.O33:.O54])" office:value-type="float" office:value="0.282656013589396" calcext:value-type="float">
            <text:p>0.282656013589396</text:p>
          </table:table-cell>
          <table:table-cell table:style-name="ce2" table:formula="of:=AVERAGE([.P33:.P54])" office:value-type="float" office:value="0.253375139132112" calcext:value-type="float">
            <text:p>0.253375139132112</text:p>
          </table:table-cell>
        </table:table-row>
        <table:table-row table:style-name="ro1" table:number-rows-repeated="2">
          <table:table-cell table:number-columns-repeated="16"/>
        </table:table-row>
        <table:table-row table:style-name="ro1">
          <table:table-cell/>
          <table:table-cell table:style-name="ce4" office:value-type="string" calcext:value-type="string" table:number-columns-spanned="15" table:number-rows-spanned="1">
            <text:p>Indice de correlación</text:p>
          </table:table-cell>
          <table:covered-table-cell table:number-columns-repeated="14"/>
        </table:table-row>
        <table:table-row table:style-name="ro1">
          <table:table-cell/>
          <table:table-cell table:style-name="ce2" office:value-type="string" calcext:value-type="string">
            <text:p>Estación</text:p>
          </table:table-cell>
          <table:table-cell table:style-name="ce2" office:value-type="string" calcext:value-type="string">
            <text:p>CC</text:p>
          </table:table-cell>
          <table:table-cell table:style-name="ce2" office:value-type="string" calcext:value-type="string">
            <text:p>CP</text:p>
          </table:table-cell>
          <table:table-cell table:style-name="ce2" office:value-type="string" calcext:value-type="string">
            <text:p>LC</text:p>
          </table:table-cell>
          <table:table-cell table:style-name="ce2" office:value-type="string" calcext:value-type="string">
            <text:p>LP</text:p>
          </table:table-cell>
          <table:table-cell table:style-name="ce2" office:value-type="string" calcext:value-type="string">
            <text:p>CM</text:p>
          </table:table-cell>
          <table:table-cell table:style-name="ce2" office:value-type="string" calcext:value-type="string">
            <text:p>LM</text:p>
          </table:table-cell>
          <table:table-cell table:style-name="ce2" office:value-type="string" calcext:value-type="string">
            <text:p>GCC</text:p>
          </table:table-cell>
          <table:table-cell table:style-name="ce2" office:value-type="string" calcext:value-type="string">
            <text:p>GLC</text:p>
          </table:table-cell>
          <table:table-cell table:style-name="ce2" office:value-type="string" calcext:value-type="string">
            <text:p>CCB</text:p>
          </table:table-cell>
          <table:table-cell table:style-name="ce2" office:value-type="string" calcext:value-type="string">
            <text:p>LCB</text:p>
          </table:table-cell>
          <table:table-cell table:style-name="ce2" office:value-type="string" calcext:value-type="string">
            <text:p>CPB</text:p>
          </table:table-cell>
          <table:table-cell table:style-name="ce2" office:value-type="string" calcext:value-type="string">
            <text:p>LPB</text:p>
          </table:table-cell>
          <table:table-cell office:value-type="string" calcext:value-type="string">
            <text:p>CC16</text:p>
          </table:table-cell>
          <table:table-cell office:value-type="string" calcext:value-type="string">
            <text:p>LC16</text:p>
          </table:table-cell>
        </table:table-row>
        <table:table-row table:style-name="ro1">
          <table:table-cell/>
          <table:table-cell office:value-type="string" calcext:value-type="string">
            <text:p>AJM</text:p>
          </table:table-cell>
          <table:table-cell office:value-type="float" office:value="0.488789886611256" calcext:value-type="float">
            <text:p>0.488789886611256</text:p>
          </table:table-cell>
          <table:table-cell office:value-type="float" office:value="0.351741948018819" calcext:value-type="float">
            <text:p>0.351741948018819</text:p>
          </table:table-cell>
          <table:table-cell office:value-type="float" office:value="0.387675222008648" calcext:value-type="float">
            <text:p>0.387675222008648</text:p>
          </table:table-cell>
          <table:table-cell office:value-type="float" office:value="0.532112029394047" calcext:value-type="float">
            <text:p>0.532112029394047</text:p>
          </table:table-cell>
          <table:table-cell office:value-type="float" office:value="0.633615551590012" calcext:value-type="float">
            <text:p>0.633615551590012</text:p>
          </table:table-cell>
          <table:table-cell office:value-type="float" office:value="0.652965620880398" calcext:value-type="float">
            <text:p>0.652965620880398</text:p>
          </table:table-cell>
          <table:table-cell office:value-type="float" office:value="0.462504558074311" calcext:value-type="float">
            <text:p>0.462504558074311</text:p>
          </table:table-cell>
          <table:table-cell office:value-type="float" office:value="0.29034259900167" calcext:value-type="float">
            <text:p>0.29034259900167</text:p>
          </table:table-cell>
          <table:table-cell office:value-type="float" office:value="0.400933476654219" calcext:value-type="float">
            <text:p>0.400933476654219</text:p>
          </table:table-cell>
          <table:table-cell office:value-type="float" office:value="0.495454318179545" calcext:value-type="float">
            <text:p>0.495454318179545</text:p>
          </table:table-cell>
          <table:table-cell office:value-type="float" office:value="0.610383066554272" calcext:value-type="float">
            <text:p>0.610383066554272</text:p>
          </table:table-cell>
          <table:table-cell office:value-type="float" office:value="0.48060353080696" calcext:value-type="float">
            <text:p>0.48060353080696</text:p>
          </table:table-cell>
          <table:table-cell office:value-type="float" office:value="0.587255826578032" calcext:value-type="float">
            <text:p>0.587255826578032</text:p>
          </table:table-cell>
          <table:table-cell office:value-type="float" office:value="0.601728821307221" calcext:value-type="float">
            <text:p>0.601728821307221</text:p>
          </table:table-cell>
        </table:table-row>
        <table:table-row table:style-name="ro1">
          <table:table-cell/>
          <table:table-cell office:value-type="string" calcext:value-type="string">
            <text:p>MGH</text:p>
          </table:table-cell>
          <table:table-cell office:value-type="float" office:value="0.559666021091646" calcext:value-type="float">
            <text:p>0.559666021091646</text:p>
          </table:table-cell>
          <table:table-cell office:value-type="float" office:value="0.671467771408694" calcext:value-type="float">
            <text:p>0.671467771408694</text:p>
          </table:table-cell>
          <table:table-cell office:value-type="float" office:value="0.661400933407027" calcext:value-type="float">
            <text:p>0.661400933407027</text:p>
          </table:table-cell>
          <table:table-cell office:value-type="float" office:value="0.69356105787664" calcext:value-type="float">
            <text:p>0.69356105787664</text:p>
          </table:table-cell>
          <table:table-cell office:value-type="float" office:value="0.716541769709846" calcext:value-type="float">
            <text:p>0.716541769709846</text:p>
          </table:table-cell>
          <table:table-cell office:value-type="float" office:value="0.689386634613562" calcext:value-type="float">
            <text:p>0.689386634613562</text:p>
          </table:table-cell>
          <table:table-cell office:value-type="float" office:value="0.351054308900153" calcext:value-type="float">
            <text:p>0.351054308900153</text:p>
          </table:table-cell>
          <table:table-cell office:value-type="float" office:value="0.421631341785135" calcext:value-type="float">
            <text:p>0.421631341785135</text:p>
          </table:table-cell>
          <table:table-cell office:value-type="float" office:value="0.638316556846106" calcext:value-type="float">
            <text:p>0.638316556846106</text:p>
          </table:table-cell>
          <table:table-cell office:value-type="float" office:value="0.500171898383269" calcext:value-type="float">
            <text:p>0.500171898383269</text:p>
          </table:table-cell>
          <table:table-cell office:value-type="float" office:value="0.725852469738503" calcext:value-type="float">
            <text:p>0.725852469738503</text:p>
          </table:table-cell>
          <table:table-cell office:value-type="float" office:value="0.678525090493912" calcext:value-type="float">
            <text:p>0.678525090493912</text:p>
          </table:table-cell>
          <table:table-cell office:value-type="float" office:value="0.693100339311212" calcext:value-type="float">
            <text:p>0.693100339311212</text:p>
          </table:table-cell>
          <table:table-cell office:value-type="float" office:value="0.683219325760473" calcext:value-type="float">
            <text:p>0.683219325760473</text:p>
          </table:table-cell>
        </table:table-row>
        <table:table-row table:style-name="ro1">
          <table:table-cell/>
          <table:table-cell office:value-type="string" calcext:value-type="string">
            <text:p>CCA</text:p>
          </table:table-cell>
          <table:table-cell office:value-type="float" office:value="0.742647253076511" calcext:value-type="float">
            <text:p>0.742647253076511</text:p>
          </table:table-cell>
          <table:table-cell office:value-type="float" office:value="0.761388967158083" calcext:value-type="float">
            <text:p>0.761388967158083</text:p>
          </table:table-cell>
          <table:table-cell office:value-type="float" office:value="0.727815605772981" calcext:value-type="float">
            <text:p>0.727815605772981</text:p>
          </table:table-cell>
          <table:table-cell office:value-type="float" office:value="0.753425530991121" calcext:value-type="float">
            <text:p>0.753425530991121</text:p>
          </table:table-cell>
          <table:table-cell office:value-type="float" office:value="0.581299519413026" calcext:value-type="float">
            <text:p>0.581299519413026</text:p>
          </table:table-cell>
          <table:table-cell office:value-type="float" office:value="0.601341467465126" calcext:value-type="float">
            <text:p>0.601341467465126</text:p>
          </table:table-cell>
          <table:table-cell office:value-type="float" office:value="-0.0922108011801459" calcext:value-type="float">
            <text:p>-0.092210801180146</text:p>
          </table:table-cell>
          <table:table-cell office:value-type="float" office:value="-0.0919444396126098" calcext:value-type="float">
            <text:p>-0.09194443961261</text:p>
          </table:table-cell>
          <table:table-cell office:value-type="float" office:value="0.707443287556933" calcext:value-type="float">
            <text:p>0.707443287556933</text:p>
          </table:table-cell>
          <table:table-cell office:value-type="float" office:value="0.732992924068474" calcext:value-type="float">
            <text:p>0.732992924068474</text:p>
          </table:table-cell>
          <table:table-cell office:value-type="float" office:value="0.759620409302168" calcext:value-type="float">
            <text:p>0.759620409302168</text:p>
          </table:table-cell>
          <table:table-cell office:value-type="float" office:value="0.734038747652575" calcext:value-type="float">
            <text:p>0.734038747652575</text:p>
          </table:table-cell>
          <table:table-cell office:value-type="float" office:value="0.577705130413381" calcext:value-type="float">
            <text:p>0.577705130413381</text:p>
          </table:table-cell>
          <table:table-cell office:value-type="float" office:value="0.556668734803828" calcext:value-type="float">
            <text:p>0.556668734803828</text:p>
          </table:table-cell>
        </table:table-row>
        <table:table-row table:style-name="ro1">
          <table:table-cell/>
          <table:table-cell office:value-type="string" calcext:value-type="string">
            <text:p>SF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48206325393867" calcext:value-type="float">
            <text:p>0.48206325393867</text:p>
          </table:table-cell>
          <table:table-cell office:value-type="float" office:value="0.490086003741096" calcext:value-type="float">
            <text:p>0.490086003741096</text:p>
          </table:table-cell>
          <table:table-cell office:value-type="float" office:value="0.331323900041781" calcext:value-type="float">
            <text:p>0.331323900041781</text:p>
          </table:table-cell>
          <table:table-cell office:value-type="float" office:value="0.11290704264128" calcext:value-type="float">
            <text:p>0.112907042641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427008011151305" calcext:value-type="float">
            <text:p>0.427008011151305</text:p>
          </table:table-cell>
          <table:table-cell office:value-type="float" office:value="0.404772290818068" calcext:value-type="float">
            <text:p>0.404772290818068</text:p>
          </table:table-cell>
        </table:table-row>
        <table:table-row table:style-name="ro1">
          <table:table-cell/>
          <table:table-cell office:value-type="string" calcext:value-type="string">
            <text:p>UAX</text:p>
          </table:table-cell>
          <table:table-cell office:value-type="float" office:value="0.725549180372256" calcext:value-type="float">
            <text:p>0.725549180372256</text:p>
          </table:table-cell>
          <table:table-cell office:value-type="float" office:value="0.713367335791881" calcext:value-type="float">
            <text:p>0.713367335791881</text:p>
          </table:table-cell>
          <table:table-cell office:value-type="float" office:value="0.763634097069215" calcext:value-type="float">
            <text:p>0.763634097069215</text:p>
          </table:table-cell>
          <table:table-cell office:value-type="float" office:value="0.696199262578236" calcext:value-type="float">
            <text:p>0.696199262578236</text:p>
          </table:table-cell>
          <table:table-cell office:value-type="float" office:value="0.451416737155286" calcext:value-type="float">
            <text:p>0.451416737155286</text:p>
          </table:table-cell>
          <table:table-cell office:value-type="float" office:value="0.345665908727769" calcext:value-type="float">
            <text:p>0.345665908727769</text:p>
          </table:table-cell>
          <table:table-cell office:value-type="float" office:value="0.0897046190889242" calcext:value-type="float">
            <text:p>0.089704619088924</text:p>
          </table:table-cell>
          <table:table-cell office:value-type="float" office:value="0.066518209609927" calcext:value-type="float">
            <text:p>0.066518209609927</text:p>
          </table:table-cell>
          <table:table-cell office:value-type="float" office:value="0.735210652931149" calcext:value-type="float">
            <text:p>0.735210652931149</text:p>
          </table:table-cell>
          <table:table-cell office:value-type="float" office:value="0.722595866363999" calcext:value-type="float">
            <text:p>0.722595866363999</text:p>
          </table:table-cell>
          <table:table-cell office:value-type="float" office:value="0.701345616028459" calcext:value-type="float">
            <text:p>0.701345616028459</text:p>
          </table:table-cell>
          <table:table-cell office:value-type="float" office:value="0.710257646921652" calcext:value-type="float">
            <text:p>0.710257646921652</text:p>
          </table:table-cell>
          <table:table-cell office:value-type="float" office:value="0.474865140143796" calcext:value-type="float">
            <text:p>0.474865140143796</text:p>
          </table:table-cell>
          <table:table-cell office:value-type="float" office:value="0.356047330483637" calcext:value-type="float">
            <text:p>0.356047330483637</text:p>
          </table:table-cell>
        </table:table-row>
        <table:table-row table:style-name="ro1">
          <table:table-cell/>
          <table:table-cell office:value-type="string" calcext:value-type="string">
            <text:p>CUA</text:p>
          </table:table-cell>
          <table:table-cell office:value-type="float" office:value="0.984872200540779" calcext:value-type="float">
            <text:p>0.984872200540779</text:p>
          </table:table-cell>
          <table:table-cell office:value-type="float" office:value="0.980176028610117" calcext:value-type="float">
            <text:p>0.980176028610117</text:p>
          </table:table-cell>
          <table:table-cell office:value-type="float" office:value="0" calcext:value-type="float">
            <text:p>0</text:p>
          </table:table-cell>
          <table:table-cell office:value-type="float" office:value="0.987799312500155" calcext:value-type="float">
            <text:p>0.987799312500155</text:p>
          </table:table-cell>
          <table:table-cell office:value-type="float" office:value="0.992314080307557" calcext:value-type="float">
            <text:p>0.992314080307557</text:p>
          </table:table-cell>
          <table:table-cell office:value-type="float" office:value="0.980764126634776" calcext:value-type="float">
            <text:p>0.980764126634776</text:p>
          </table:table-cell>
          <table:table-cell office:value-type="float" office:value="0.153433718177881" calcext:value-type="float">
            <text:p>0.153433718177881</text:p>
          </table:table-cell>
          <table:table-cell office:value-type="float" office:value="0.0845195462339886" calcext:value-type="float">
            <text:p>0.084519546233989</text:p>
          </table:table-cell>
          <table:table-cell office:value-type="float" office:value="0.982014850904399" calcext:value-type="float">
            <text:p>0.982014850904399</text:p>
          </table:table-cell>
          <table:table-cell office:value-type="float" office:value="0.939418922027507" calcext:value-type="float">
            <text:p>0.939418922027507</text:p>
          </table:table-cell>
          <table:table-cell office:value-type="float" office:value="0.98457442844432" calcext:value-type="float">
            <text:p>0.98457442844432</text:p>
          </table:table-cell>
          <table:table-cell office:value-type="float" office:value="0.943779350363376" calcext:value-type="float">
            <text:p>0.943779350363376</text:p>
          </table:table-cell>
          <table:table-cell office:value-type="float" office:value="0.82215719560677" calcext:value-type="float">
            <text:p>0.82215719560677</text:p>
          </table:table-cell>
          <table:table-cell office:value-type="float" office:value="0.950130699360685" calcext:value-type="float">
            <text:p>0.950130699360685</text:p>
          </table:table-cell>
        </table:table-row>
        <table:table-row table:style-name="ro1">
          <table:table-cell/>
          <table:table-cell office:value-type="string" calcext:value-type="string">
            <text:p>NEZ</text:p>
          </table:table-cell>
          <table:table-cell office:value-type="float" office:value="0.744029108420158" calcext:value-type="float">
            <text:p>0.744029108420158</text:p>
          </table:table-cell>
          <table:table-cell office:value-type="float" office:value="0.70358060259272" calcext:value-type="float">
            <text:p>0.70358060259272</text:p>
          </table:table-cell>
          <table:table-cell office:value-type="float" office:value="0.744399610458918" calcext:value-type="float">
            <text:p>0.744399610458918</text:p>
          </table:table-cell>
          <table:table-cell office:value-type="float" office:value="0.683203336896941" calcext:value-type="float">
            <text:p>0.683203336896941</text:p>
          </table:table-cell>
          <table:table-cell office:value-type="float" office:value="0.408880469031294" calcext:value-type="float">
            <text:p>0.408880469031294</text:p>
          </table:table-cell>
          <table:table-cell office:value-type="float" office:value="0.475585476337541" calcext:value-type="float">
            <text:p>0.475585476337541</text:p>
          </table:table-cell>
          <table:table-cell office:value-type="float" office:value="0.179936000026246" calcext:value-type="float">
            <text:p>0.179936000026246</text:p>
          </table:table-cell>
          <table:table-cell office:value-type="float" office:value="-0.166839656986294" calcext:value-type="float">
            <text:p>-0.166839656986294</text:p>
          </table:table-cell>
          <table:table-cell office:value-type="float" office:value="0.752589629684109" calcext:value-type="float">
            <text:p>0.752589629684109</text:p>
          </table:table-cell>
          <table:table-cell office:value-type="float" office:value="0.757154004802865" calcext:value-type="float">
            <text:p>0.757154004802865</text:p>
          </table:table-cell>
          <table:table-cell office:value-type="float" office:value="0.701101528751783" calcext:value-type="float">
            <text:p>0.701101528751783</text:p>
          </table:table-cell>
          <table:table-cell office:value-type="float" office:value="0.449602171502975" calcext:value-type="float">
            <text:p>0.449602171502975</text:p>
          </table:table-cell>
          <table:table-cell office:value-type="float" office:value="0.361237371734571" calcext:value-type="float">
            <text:p>0.361237371734571</text:p>
          </table:table-cell>
          <table:table-cell office:value-type="float" office:value="0.281529991085999" calcext:value-type="float">
            <text:p>0.281529991085999</text:p>
          </table:table-cell>
        </table:table-row>
        <table:table-row table:style-name="ro1">
          <table:table-cell/>
          <table:table-cell office:value-type="string" calcext:value-type="string">
            <text:p>CAM</text:p>
          </table:table-cell>
          <table:table-cell office:value-type="float" office:value="0.762435564813324" calcext:value-type="float">
            <text:p>0.762435564813324</text:p>
          </table:table-cell>
          <table:table-cell office:value-type="float" office:value="0.782055842035918" calcext:value-type="float">
            <text:p>0.782055842035918</text:p>
          </table:table-cell>
          <table:table-cell office:value-type="float" office:value="0.770606092189891" calcext:value-type="float">
            <text:p>0.770606092189891</text:p>
          </table:table-cell>
          <table:table-cell office:value-type="float" office:value="0.777566468831085" calcext:value-type="float">
            <text:p>0.777566468831085</text:p>
          </table:table-cell>
          <table:table-cell office:value-type="float" office:value="0.665607346612472" calcext:value-type="float">
            <text:p>0.665607346612472</text:p>
          </table:table-cell>
          <table:table-cell office:value-type="float" office:value="0.739379884420114" calcext:value-type="float">
            <text:p>0.739379884420114</text:p>
          </table:table-cell>
          <table:table-cell office:value-type="float" office:value="0.370262173323812" calcext:value-type="float">
            <text:p>0.370262173323812</text:p>
          </table:table-cell>
          <table:table-cell office:value-type="float" office:value="0.0582297922308568" calcext:value-type="float">
            <text:p>0.058229792230857</text:p>
          </table:table-cell>
          <table:table-cell office:value-type="float" office:value="0.768926352395095" calcext:value-type="float">
            <text:p>0.768926352395095</text:p>
          </table:table-cell>
          <table:table-cell office:value-type="float" office:value="0.774822044388734" calcext:value-type="float">
            <text:p>0.774822044388734</text:p>
          </table:table-cell>
          <table:table-cell office:value-type="float" office:value="0.782048045130581" calcext:value-type="float">
            <text:p>0.782048045130581</text:p>
          </table:table-cell>
          <table:table-cell office:value-type="float" office:value="0.77763295668991" calcext:value-type="float">
            <text:p>0.77763295668991</text:p>
          </table:table-cell>
          <table:table-cell office:value-type="float" office:value="0.765900021692759" calcext:value-type="float">
            <text:p>0.765900021692759</text:p>
          </table:table-cell>
          <table:table-cell office:value-type="float" office:value="0.764397262145099" calcext:value-type="float">
            <text:p>0.764397262145099</text:p>
          </table:table-cell>
        </table:table-row>
        <table:table-row table:style-name="ro1">
          <table:table-cell/>
          <table:table-cell office:value-type="string" calcext:value-type="string">
            <text:p>LPR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98219557062309" calcext:value-type="float">
            <text:p>0.98219557062309</text:p>
          </table:table-cell>
          <table:table-cell office:value-type="float" office:value="0.976946058509072" calcext:value-type="float">
            <text:p>0.976946058509072</text:p>
          </table:table-cell>
          <table:table-cell office:value-type="float" office:value="0.42004557511246" calcext:value-type="float">
            <text:p>0.42004557511246</text:p>
          </table:table-cell>
          <table:table-cell office:value-type="float" office:value="0.792916579667601" calcext:value-type="float">
            <text:p>0.79291657966760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992429931069407" calcext:value-type="float">
            <text:p>0.992429931069407</text:p>
          </table:table-cell>
          <table:table-cell office:value-type="float" office:value="0.931602946765051" calcext:value-type="float">
            <text:p>0.931602946765051</text:p>
          </table:table-cell>
        </table:table-row>
        <table:table-row table:style-name="ro1">
          <table:table-cell/>
          <table:table-cell office:value-type="string" calcext:value-type="string">
            <text:p>SJA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754006686529225" calcext:value-type="float">
            <text:p>0.754006686529225</text:p>
          </table:table-cell>
          <table:table-cell office:value-type="float" office:value="0.736870352805892" calcext:value-type="float">
            <text:p>0.736870352805892</text:p>
          </table:table-cell>
          <table:table-cell office:value-type="float" office:value="0.415222564067663" calcext:value-type="float">
            <text:p>0.415222564067663</text:p>
          </table:table-cell>
          <table:table-cell office:value-type="float" office:value="0.657179900040529" calcext:value-type="float">
            <text:p>0.65717990004052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747487756194671" calcext:value-type="float">
            <text:p>0.747487756194671</text:p>
          </table:table-cell>
          <table:table-cell office:value-type="float" office:value="0.767308149641271" calcext:value-type="float">
            <text:p>0.767308149641271</text:p>
          </table:table-cell>
        </table:table-row>
        <table:table-row table:style-name="ro1">
          <table:table-cell/>
          <table:table-cell office:value-type="string" calcext:value-type="string">
            <text:p>IZT</text:p>
          </table:table-cell>
          <table:table-cell office:value-type="float" office:value="0.710629613780117" calcext:value-type="float">
            <text:p>0.710629613780117</text:p>
          </table:table-cell>
          <table:table-cell office:value-type="float" office:value="0.690230539139087" calcext:value-type="float">
            <text:p>0.690230539139087</text:p>
          </table:table-cell>
          <table:table-cell office:value-type="float" office:value="0.726134770037673" calcext:value-type="float">
            <text:p>0.726134770037673</text:p>
          </table:table-cell>
          <table:table-cell office:value-type="float" office:value="0.682613631217301" calcext:value-type="float">
            <text:p>0.682613631217301</text:p>
          </table:table-cell>
          <table:table-cell office:value-type="float" office:value="0.47419378249354" calcext:value-type="float">
            <text:p>0.47419378249354</text:p>
          </table:table-cell>
          <table:table-cell office:value-type="float" office:value="0.141406074307394" calcext:value-type="float">
            <text:p>0.141406074307394</text:p>
          </table:table-cell>
          <table:table-cell office:value-type="float" office:value="0.148525111602211" calcext:value-type="float">
            <text:p>0.148525111602211</text:p>
          </table:table-cell>
          <table:table-cell office:value-type="float" office:value="0.02244868957443" calcext:value-type="float">
            <text:p>0.02244868957443</text:p>
          </table:table-cell>
          <table:table-cell office:value-type="float" office:value="0.699793487341981" calcext:value-type="float">
            <text:p>0.699793487341981</text:p>
          </table:table-cell>
          <table:table-cell office:value-type="float" office:value="0.703728188634509" calcext:value-type="float">
            <text:p>0.703728188634509</text:p>
          </table:table-cell>
          <table:table-cell office:value-type="float" office:value="0.671393560299983" calcext:value-type="float">
            <text:p>0.671393560299983</text:p>
          </table:table-cell>
          <table:table-cell office:value-type="float" office:value="0.689190512044238" calcext:value-type="float">
            <text:p>0.689190512044238</text:p>
          </table:table-cell>
          <table:table-cell office:value-type="float" office:value="0.462515233708069" calcext:value-type="float">
            <text:p>0.462515233708069</text:p>
          </table:table-cell>
          <table:table-cell office:value-type="float" office:value="0.462111823280264" calcext:value-type="float">
            <text:p>0.462111823280264</text:p>
          </table:table-cell>
        </table:table-row>
        <table:table-row table:style-name="ro1">
          <table:table-cell/>
          <table:table-cell office:value-type="string" calcext:value-type="string">
            <text:p>SAG</text:p>
          </table:table-cell>
          <table:table-cell office:value-type="float" office:value="0.741658486579058" calcext:value-type="float">
            <text:p>0.741658486579058</text:p>
          </table:table-cell>
          <table:table-cell office:value-type="float" office:value="0.715401794603057" calcext:value-type="float">
            <text:p>0.715401794603057</text:p>
          </table:table-cell>
          <table:table-cell office:value-type="float" office:value="0.728178173218553" calcext:value-type="float">
            <text:p>0.728178173218553</text:p>
          </table:table-cell>
          <table:table-cell office:value-type="float" office:value="0.71797469034523" calcext:value-type="float">
            <text:p>0.71797469034523</text:p>
          </table:table-cell>
          <table:table-cell office:value-type="float" office:value="0.602115179551527" calcext:value-type="float">
            <text:p>0.602115179551527</text:p>
          </table:table-cell>
          <table:table-cell office:value-type="float" office:value="0.696323773709483" calcext:value-type="float">
            <text:p>0.696323773709483</text:p>
          </table:table-cell>
          <table:table-cell office:value-type="float" office:value="0.430021481318612" calcext:value-type="float">
            <text:p>0.430021481318612</text:p>
          </table:table-cell>
          <table:table-cell office:value-type="float" office:value="0.460647994073557" calcext:value-type="float">
            <text:p>0.460647994073557</text:p>
          </table:table-cell>
          <table:table-cell office:value-type="float" office:value="0.721416933261787" calcext:value-type="float">
            <text:p>0.721416933261787</text:p>
          </table:table-cell>
          <table:table-cell office:value-type="float" office:value="0.715267450662819" calcext:value-type="float">
            <text:p>0.715267450662819</text:p>
          </table:table-cell>
          <table:table-cell office:value-type="float" office:value="0.741053476764899" calcext:value-type="float">
            <text:p>0.741053476764899</text:p>
          </table:table-cell>
          <table:table-cell office:value-type="float" office:value="0.702808326652121" calcext:value-type="float">
            <text:p>0.702808326652121</text:p>
          </table:table-cell>
          <table:table-cell office:value-type="float" office:value="0.384743793223623" calcext:value-type="float">
            <text:p>0.384743793223623</text:p>
          </table:table-cell>
          <table:table-cell office:value-type="float" office:value="0.692314882149218" calcext:value-type="float">
            <text:p>0.692314882149218</text:p>
          </table:table-cell>
        </table:table-row>
        <table:table-row table:style-name="ro1">
          <table:table-cell/>
          <table:table-cell office:value-type="string" calcext:value-type="string">
            <text:p>TAH</text:p>
          </table:table-cell>
          <table:table-cell office:value-type="float" office:value="0.677213995581395" calcext:value-type="float">
            <text:p>0.677213995581395</text:p>
          </table:table-cell>
          <table:table-cell office:value-type="float" office:value="0.563144452432544" calcext:value-type="float">
            <text:p>0.563144452432544</text:p>
          </table:table-cell>
          <table:table-cell office:value-type="float" office:value="0" calcext:value-type="float">
            <text:p>0</text:p>
          </table:table-cell>
          <table:table-cell office:value-type="float" office:value="0.565049511346213" calcext:value-type="float">
            <text:p>0.565049511346213</text:p>
          </table:table-cell>
          <table:table-cell office:value-type="float" office:value="0.316574596527136" calcext:value-type="float">
            <text:p>0.316574596527136</text:p>
          </table:table-cell>
          <table:table-cell office:value-type="float" office:value="0.388479014469342" calcext:value-type="float">
            <text:p>0.388479014469342</text:p>
          </table:table-cell>
          <table:table-cell office:value-type="float" office:value="0.149682279563881" calcext:value-type="float">
            <text:p>0.149682279563881</text:p>
          </table:table-cell>
          <table:table-cell office:value-type="float" office:value="0.210873498512357" calcext:value-type="float">
            <text:p>0.210873498512357</text:p>
          </table:table-cell>
          <table:table-cell office:value-type="float" office:value="0.593180472172553" calcext:value-type="float">
            <text:p>0.593180472172553</text:p>
          </table:table-cell>
          <table:table-cell office:value-type="float" office:value="0.627576864752893" calcext:value-type="float">
            <text:p>0.627576864752893</text:p>
          </table:table-cell>
          <table:table-cell office:value-type="float" office:value="0.556213627227773" calcext:value-type="float">
            <text:p>0.556213627227773</text:p>
          </table:table-cell>
          <table:table-cell office:value-type="float" office:value="0.590362217932874" calcext:value-type="float">
            <text:p>0.590362217932874</text:p>
          </table:table-cell>
          <table:table-cell office:value-type="float" office:value="0.0724380994513543" calcext:value-type="float">
            <text:p>0.072438099451354</text:p>
          </table:table-cell>
          <table:table-cell office:value-type="float" office:value="0.375339019695379" calcext:value-type="float">
            <text:p>0.375339019695379</text:p>
          </table:table-cell>
        </table:table-row>
        <table:table-row table:style-name="ro1">
          <table:table-cell/>
          <table:table-cell office:value-type="string" calcext:value-type="string">
            <text:p>ATI</text:p>
          </table:table-cell>
          <table:table-cell office:value-type="float" office:value="0.981360006056956" calcext:value-type="float">
            <text:p>0.981360006056956</text:p>
          </table:table-cell>
          <table:table-cell office:value-type="float" office:value="0.992286136144586" calcext:value-type="float">
            <text:p>0.992286136144586</text:p>
          </table:table-cell>
          <table:table-cell office:value-type="float" office:value="0.984203027395106" calcext:value-type="float">
            <text:p>0.984203027395106</text:p>
          </table:table-cell>
          <table:table-cell office:value-type="float" office:value="0.991212647684081" calcext:value-type="float">
            <text:p>0.991212647684081</text:p>
          </table:table-cell>
          <table:table-cell office:value-type="float" office:value="0.992778385947267" calcext:value-type="float">
            <text:p>0.992778385947267</text:p>
          </table:table-cell>
          <table:table-cell office:value-type="float" office:value="0.978390510158146" calcext:value-type="float">
            <text:p>0.978390510158146</text:p>
          </table:table-cell>
          <table:table-cell office:value-type="float" office:value="-0.266789028704899" calcext:value-type="float">
            <text:p>-0.266789028704899</text:p>
          </table:table-cell>
          <table:table-cell office:value-type="float" office:value="0.708368869613927" calcext:value-type="float">
            <text:p>0.708368869613927</text:p>
          </table:table-cell>
          <table:table-cell office:value-type="float" office:value="0.984645694358913" calcext:value-type="float">
            <text:p>0.984645694358913</text:p>
          </table:table-cell>
          <table:table-cell office:value-type="float" office:value="0.982482897230037" calcext:value-type="float">
            <text:p>0.982482897230037</text:p>
          </table:table-cell>
          <table:table-cell office:value-type="float" office:value="0.977808165676733" calcext:value-type="float">
            <text:p>0.977808165676733</text:p>
          </table:table-cell>
          <table:table-cell office:value-type="float" office:value="0.991349204964297" calcext:value-type="float">
            <text:p>0.991349204964297</text:p>
          </table:table-cell>
          <table:table-cell office:value-type="float" office:value="0.992556893497519" calcext:value-type="float">
            <text:p>0.992556893497519</text:p>
          </table:table-cell>
          <table:table-cell office:value-type="float" office:value="0.988429025947986" calcext:value-type="float">
            <text:p>0.988429025947986</text:p>
          </table:table-cell>
        </table:table-row>
        <table:table-row table:style-name="ro1">
          <table:table-cell/>
          <table:table-cell office:value-type="string" calcext:value-type="string">
            <text:p>FAC</text:p>
          </table:table-cell>
          <table:table-cell office:value-type="float" office:value="0.683129153847448" calcext:value-type="float">
            <text:p>0.683129153847448</text:p>
          </table:table-cell>
          <table:table-cell office:value-type="float" office:value="0.683308976064422" calcext:value-type="float">
            <text:p>0.683308976064422</text:p>
          </table:table-cell>
          <table:table-cell office:value-type="float" office:value="0.693250190744776" calcext:value-type="float">
            <text:p>0.693250190744776</text:p>
          </table:table-cell>
          <table:table-cell office:value-type="float" office:value="0.691440455190738" calcext:value-type="float">
            <text:p>0.691440455190738</text:p>
          </table:table-cell>
          <table:table-cell office:value-type="float" office:value="0.383921924189724" calcext:value-type="float">
            <text:p>0.383921924189724</text:p>
          </table:table-cell>
          <table:table-cell office:value-type="float" office:value="0.672178943471304" calcext:value-type="float">
            <text:p>0.672178943471304</text:p>
          </table:table-cell>
          <table:table-cell office:value-type="float" office:value="0.00961784678317585" calcext:value-type="float">
            <text:p>0.009617846783176</text:p>
          </table:table-cell>
          <table:table-cell office:value-type="float" office:value="0.155701677093878" calcext:value-type="float">
            <text:p>0.155701677093878</text:p>
          </table:table-cell>
          <table:table-cell office:value-type="float" office:value="0.685519335791412" calcext:value-type="float">
            <text:p>0.685519335791412</text:p>
          </table:table-cell>
          <table:table-cell office:value-type="float" office:value="0.706379373107803" calcext:value-type="float">
            <text:p>0.706379373107803</text:p>
          </table:table-cell>
          <table:table-cell office:value-type="float" office:value="0.69806679698689" calcext:value-type="float">
            <text:p>0.69806679698689</text:p>
          </table:table-cell>
          <table:table-cell office:value-type="float" office:value="0.685426119263013" calcext:value-type="float">
            <text:p>0.685426119263013</text:p>
          </table:table-cell>
          <table:table-cell office:value-type="float" office:value="0.197568202513324" calcext:value-type="float">
            <text:p>0.197568202513324</text:p>
          </table:table-cell>
          <table:table-cell office:value-type="float" office:value="0.620257760090326" calcext:value-type="float">
            <text:p>0.620257760090326</text:p>
          </table:table-cell>
        </table:table-row>
        <table:table-row table:style-name="ro1">
          <table:table-cell/>
          <table:table-cell office:value-type="string" calcext:value-type="string">
            <text:p>UIZ</text:p>
          </table:table-cell>
          <table:table-cell office:value-type="float" office:value="0.98624606075632" calcext:value-type="float">
            <text:p>0.98624606075632</text:p>
          </table:table-cell>
          <table:table-cell office:value-type="float" office:value="0.991350642669359" calcext:value-type="float">
            <text:p>0.991350642669359</text:p>
          </table:table-cell>
          <table:table-cell office:value-type="float" office:value="0.986658581861273" calcext:value-type="float">
            <text:p>0.986658581861273</text:p>
          </table:table-cell>
          <table:table-cell office:value-type="float" office:value="0.991951093163882" calcext:value-type="float">
            <text:p>0.991951093163882</text:p>
          </table:table-cell>
          <table:table-cell office:value-type="float" office:value="0.882533384643257" calcext:value-type="float">
            <text:p>0.882533384643257</text:p>
          </table:table-cell>
          <table:table-cell office:value-type="float" office:value="0.988918438502793" calcext:value-type="float">
            <text:p>0.988918438502793</text:p>
          </table:table-cell>
          <table:table-cell office:value-type="float" office:value="0.32613402914556" calcext:value-type="float">
            <text:p>0.32613402914556</text:p>
          </table:table-cell>
          <table:table-cell office:value-type="float" office:value="0.584645486991792" calcext:value-type="float">
            <text:p>0.584645486991792</text:p>
          </table:table-cell>
          <table:table-cell office:value-type="float" office:value="0.990666310689921" calcext:value-type="float">
            <text:p>0.990666310689921</text:p>
          </table:table-cell>
          <table:table-cell office:value-type="float" office:value="0.990795131820717" calcext:value-type="float">
            <text:p>0.990795131820717</text:p>
          </table:table-cell>
          <table:table-cell office:value-type="float" office:value="0.985731297029733" calcext:value-type="float">
            <text:p>0.985731297029733</text:p>
          </table:table-cell>
          <table:table-cell office:value-type="float" office:value="0.985328317893645" calcext:value-type="float">
            <text:p>0.985328317893645</text:p>
          </table:table-cell>
          <table:table-cell office:value-type="float" office:value="0.85406511042687" calcext:value-type="float">
            <text:p>0.85406511042687</text:p>
          </table:table-cell>
          <table:table-cell office:value-type="float" office:value="0.99347633340156" calcext:value-type="float">
            <text:p>0.99347633340156</text:p>
          </table:table-cell>
        </table:table-row>
        <table:table-row table:style-name="ro1">
          <table:table-cell/>
          <table:table-cell office:value-type="string" calcext:value-type="string">
            <text:p>MER</text:p>
          </table:table-cell>
          <table:table-cell office:value-type="float" office:value="0.990087736547287" calcext:value-type="float">
            <text:p>0.990087736547287</text:p>
          </table:table-cell>
          <table:table-cell office:value-type="float" office:value="0.983725773505422" calcext:value-type="float">
            <text:p>0.983725773505422</text:p>
          </table:table-cell>
          <table:table-cell office:value-type="float" office:value="0.983772590118412" calcext:value-type="float">
            <text:p>0.983772590118412</text:p>
          </table:table-cell>
          <table:table-cell office:value-type="float" office:value="0.982362447398003" calcext:value-type="float">
            <text:p>0.982362447398003</text:p>
          </table:table-cell>
          <table:table-cell office:value-type="float" office:value="0.208692073023739" calcext:value-type="float">
            <text:p>0.208692073023739</text:p>
          </table:table-cell>
          <table:table-cell office:value-type="float" office:value="0.988826534039194" calcext:value-type="float">
            <text:p>0.988826534039194</text:p>
          </table:table-cell>
          <table:table-cell office:value-type="float" office:value="0.0883280429749604" calcext:value-type="float">
            <text:p>0.08832804297496</text:p>
          </table:table-cell>
          <table:table-cell office:value-type="float" office:value="0.221664657439098" calcext:value-type="float">
            <text:p>0.221664657439098</text:p>
          </table:table-cell>
          <table:table-cell office:value-type="float" office:value="0.984664660337564" calcext:value-type="float">
            <text:p>0.984664660337564</text:p>
          </table:table-cell>
          <table:table-cell office:value-type="float" office:value="0.98071437148112" calcext:value-type="float">
            <text:p>0.98071437148112</text:p>
          </table:table-cell>
          <table:table-cell office:value-type="float" office:value="0.993181906768567" calcext:value-type="float">
            <text:p>0.993181906768567</text:p>
          </table:table-cell>
          <table:table-cell office:value-type="float" office:value="0.98213334616119" calcext:value-type="float">
            <text:p>0.98213334616119</text:p>
          </table:table-cell>
          <table:table-cell office:value-type="float" office:value="0.964061839199939" calcext:value-type="float">
            <text:p>0.964061839199939</text:p>
          </table:table-cell>
          <table:table-cell office:value-type="float" office:value="0.970726671702018" calcext:value-type="float">
            <text:p>0.970726671702018</text:p>
          </table:table-cell>
        </table:table-row>
        <table:table-row table:style-name="ro1">
          <table:table-cell/>
          <table:table-cell office:value-type="string" calcext:value-type="string">
            <text:p>PED</text:p>
          </table:table-cell>
          <table:table-cell office:value-type="float" office:value="0.987969902428017" calcext:value-type="float">
            <text:p>0.987969902428017</text:p>
          </table:table-cell>
          <table:table-cell office:value-type="float" office:value="0.979153558482756" calcext:value-type="float">
            <text:p>0.979153558482756</text:p>
          </table:table-cell>
          <table:table-cell office:value-type="float" office:value="0" calcext:value-type="float">
            <text:p>0</text:p>
          </table:table-cell>
          <table:table-cell office:value-type="float" office:value="0.971745186520558" calcext:value-type="float">
            <text:p>0.971745186520558</text:p>
          </table:table-cell>
          <table:table-cell office:value-type="float" office:value="0.712807624862996" calcext:value-type="float">
            <text:p>0.712807624862996</text:p>
          </table:table-cell>
          <table:table-cell office:value-type="float" office:value="0.979638773101965" calcext:value-type="float">
            <text:p>0.979638773101965</text:p>
          </table:table-cell>
          <table:table-cell office:value-type="float" office:value="0.386276196761639" calcext:value-type="float">
            <text:p>0.386276196761639</text:p>
          </table:table-cell>
          <table:table-cell office:value-type="float" office:value="0.707727583347254" calcext:value-type="float">
            <text:p>0.707727583347254</text:p>
          </table:table-cell>
          <table:table-cell office:value-type="float" office:value="0.986519077837971" calcext:value-type="float">
            <text:p>0.986519077837971</text:p>
          </table:table-cell>
          <table:table-cell office:value-type="float" office:value="0.974893271955728" calcext:value-type="float">
            <text:p>0.974893271955728</text:p>
          </table:table-cell>
          <table:table-cell office:value-type="float" office:value="0.987556241637384" calcext:value-type="float">
            <text:p>0.987556241637384</text:p>
          </table:table-cell>
          <table:table-cell office:value-type="float" office:value="0.982627203264851" calcext:value-type="float">
            <text:p>0.982627203264851</text:p>
          </table:table-cell>
          <table:table-cell office:value-type="float" office:value="0.77492106675143" calcext:value-type="float">
            <text:p>0.77492106675143</text:p>
          </table:table-cell>
          <table:table-cell office:value-type="float" office:value="0.978319029257268" calcext:value-type="float">
            <text:p>0.978319029257268</text:p>
          </table:table-cell>
        </table:table-row>
        <table:table-row table:style-name="ro1">
          <table:table-cell/>
          <table:table-cell office:value-type="string" calcext:value-type="string">
            <text:p>TLA</text:p>
          </table:table-cell>
          <table:table-cell office:value-type="float" office:value="0.984563469433427" calcext:value-type="float">
            <text:p>0.984563469433427</text:p>
          </table:table-cell>
          <table:table-cell office:value-type="float" office:value="0.984067941940628" calcext:value-type="float">
            <text:p>0.984067941940628</text:p>
          </table:table-cell>
          <table:table-cell office:value-type="float" office:value="0.978965499477896" calcext:value-type="float">
            <text:p>0.978965499477896</text:p>
          </table:table-cell>
          <table:table-cell office:value-type="float" office:value="0.979454417564842" calcext:value-type="float">
            <text:p>0.979454417564842</text:p>
          </table:table-cell>
          <table:table-cell office:value-type="float" office:value="0.951518626860202" calcext:value-type="float">
            <text:p>0.951518626860202</text:p>
          </table:table-cell>
          <table:table-cell office:value-type="float" office:value="0.990302489097111" calcext:value-type="float">
            <text:p>0.990302489097111</text:p>
          </table:table-cell>
          <table:table-cell office:value-type="float" office:value="0.144632547712109" calcext:value-type="float">
            <text:p>0.144632547712109</text:p>
          </table:table-cell>
          <table:table-cell office:value-type="float" office:value="0.549421757395343" calcext:value-type="float">
            <text:p>0.549421757395343</text:p>
          </table:table-cell>
          <table:table-cell office:value-type="float" office:value="0.983878865888648" calcext:value-type="float">
            <text:p>0.983878865888648</text:p>
          </table:table-cell>
          <table:table-cell office:value-type="float" office:value="0.984969082943961" calcext:value-type="float">
            <text:p>0.984969082943961</text:p>
          </table:table-cell>
          <table:table-cell office:value-type="float" office:value="0.992246779606276" calcext:value-type="float">
            <text:p>0.992246779606276</text:p>
          </table:table-cell>
          <table:table-cell office:value-type="float" office:value="0.971224118525618" calcext:value-type="float">
            <text:p>0.971224118525618</text:p>
          </table:table-cell>
          <table:table-cell office:value-type="float" office:value="0.935159114800956" calcext:value-type="float">
            <text:p>0.935159114800956</text:p>
          </table:table-cell>
          <table:table-cell office:value-type="float" office:value="0.991382443959374" calcext:value-type="float">
            <text:p>0.991382443959374</text:p>
          </table:table-cell>
        </table:table-row>
        <table:table-row table:style-name="ro1">
          <table:table-cell/>
          <table:table-cell office:value-type="string" calcext:value-type="string">
            <text:p>XAL</text:p>
          </table:table-cell>
          <table:table-cell office:value-type="float" office:value="0.977299185617306" calcext:value-type="float">
            <text:p>0.977299185617306</text:p>
          </table:table-cell>
          <table:table-cell office:value-type="float" office:value="0.986500543393886" calcext:value-type="float">
            <text:p>0.986500543393886</text:p>
          </table:table-cell>
          <table:table-cell office:value-type="float" office:value="0.967083817891267" calcext:value-type="float">
            <text:p>0.967083817891267</text:p>
          </table:table-cell>
          <table:table-cell office:value-type="float" office:value="0.983631298370996" calcext:value-type="float">
            <text:p>0.983631298370996</text:p>
          </table:table-cell>
          <table:table-cell office:value-type="float" office:value="0.96913939083825" calcext:value-type="float">
            <text:p>0.96913939083825</text:p>
          </table:table-cell>
          <table:table-cell office:value-type="float" office:value="0.988206456450529" calcext:value-type="float">
            <text:p>0.988206456450529</text:p>
          </table:table-cell>
          <table:table-cell office:value-type="float" office:value="0.353426749102511" calcext:value-type="float">
            <text:p>0.353426749102511</text:p>
          </table:table-cell>
          <table:table-cell office:value-type="float" office:value="0.396792319962752" calcext:value-type="float">
            <text:p>0.396792319962752</text:p>
          </table:table-cell>
          <table:table-cell office:value-type="float" office:value="0.982627606625297" calcext:value-type="float">
            <text:p>0.982627606625297</text:p>
          </table:table-cell>
          <table:table-cell office:value-type="float" office:value="0.982160186223951" calcext:value-type="float">
            <text:p>0.982160186223951</text:p>
          </table:table-cell>
          <table:table-cell office:value-type="float" office:value="0.989000979093707" calcext:value-type="float">
            <text:p>0.989000979093707</text:p>
          </table:table-cell>
          <table:table-cell office:value-type="float" office:value="0.98804960715763" calcext:value-type="float">
            <text:p>0.98804960715763</text:p>
          </table:table-cell>
          <table:table-cell office:value-type="float" office:value="0.922732468337626" calcext:value-type="float">
            <text:p>0.922732468337626</text:p>
          </table:table-cell>
          <table:table-cell office:value-type="float" office:value="0.991942497960867" calcext:value-type="float">
            <text:p>0.991942497960867</text:p>
          </table:table-cell>
        </table:table-row>
        <table:table-row table:style-name="ro1">
          <table:table-cell/>
          <table:table-cell office:value-type="string" calcext:value-type="string">
            <text:p>CHO</text:p>
          </table:table-cell>
          <table:table-cell office:value-type="float" office:value="0.725930877857596" calcext:value-type="float">
            <text:p>0.725930877857596</text:p>
          </table:table-cell>
          <table:table-cell office:value-type="float" office:value="0.645705612906296" calcext:value-type="float">
            <text:p>0.645705612906296</text:p>
          </table:table-cell>
          <table:table-cell office:value-type="float" office:value="0.719285000590461" calcext:value-type="float">
            <text:p>0.719285000590461</text:p>
          </table:table-cell>
          <table:table-cell office:value-type="float" office:value="0.66845783692924" calcext:value-type="float">
            <text:p>0.66845783692924</text:p>
          </table:table-cell>
          <table:table-cell office:value-type="float" office:value="0.361385537335609" calcext:value-type="float">
            <text:p>0.361385537335609</text:p>
          </table:table-cell>
          <table:table-cell office:value-type="float" office:value="0.362283925259024" calcext:value-type="float">
            <text:p>0.362283925259024</text:p>
          </table:table-cell>
          <table:table-cell office:value-type="float" office:value="0.135372053802715" calcext:value-type="float">
            <text:p>0.135372053802715</text:p>
          </table:table-cell>
          <table:table-cell office:value-type="float" office:value="0.0496700446637795" calcext:value-type="float">
            <text:p>0.04967004466378</text:p>
          </table:table-cell>
          <table:table-cell office:value-type="float" office:value="0.652406361539499" calcext:value-type="float">
            <text:p>0.652406361539499</text:p>
          </table:table-cell>
          <table:table-cell office:value-type="float" office:value="0.729550892903665" calcext:value-type="float">
            <text:p>0.729550892903665</text:p>
          </table:table-cell>
          <table:table-cell office:value-type="float" office:value="0.618918943012082" calcext:value-type="float">
            <text:p>0.618918943012082</text:p>
          </table:table-cell>
          <table:table-cell office:value-type="float" office:value="0.628275721292226" calcext:value-type="float">
            <text:p>0.628275721292226</text:p>
          </table:table-cell>
          <table:table-cell office:value-type="float" office:value="0.361024662810707" calcext:value-type="float">
            <text:p>0.361024662810707</text:p>
          </table:table-cell>
          <table:table-cell office:value-type="float" office:value="0.364036693308362" calcext:value-type="float">
            <text:p>0.364036693308362</text:p>
          </table:table-cell>
        </table:table-row>
        <table:table-row table:style-name="ro1">
          <table:table-cell/>
          <table:table-cell office:value-type="string" calcext:value-type="string">
            <text:p>BJU</text:p>
          </table:table-cell>
          <table:table-cell office:value-type="float" office:value="0.846037779218096" calcext:value-type="float">
            <text:p>0.846037779218096</text:p>
          </table:table-cell>
          <table:table-cell office:value-type="float" office:value="0.944897020650339" calcext:value-type="float">
            <text:p>0.944897020650339</text:p>
          </table:table-cell>
          <table:table-cell office:value-type="float" office:value="0.729159769696313" calcext:value-type="float">
            <text:p>0.729159769696313</text:p>
          </table:table-cell>
          <table:table-cell office:value-type="float" office:value="0.800626497415055" calcext:value-type="float">
            <text:p>0.800626497415055</text:p>
          </table:table-cell>
          <table:table-cell office:value-type="float" office:value="0.990813688338918" calcext:value-type="float">
            <text:p>0.990813688338918</text:p>
          </table:table-cell>
          <table:table-cell office:value-type="float" office:value="0.97164328857604" calcext:value-type="float">
            <text:p>0.97164328857604</text:p>
          </table:table-cell>
          <table:table-cell office:value-type="float" office:value="0.0716403188972544" calcext:value-type="float">
            <text:p>0.071640318897254</text:p>
          </table:table-cell>
          <table:table-cell office:value-type="float" office:value="-0.179416428594291" calcext:value-type="float">
            <text:p>-0.179416428594291</text:p>
          </table:table-cell>
          <table:table-cell office:value-type="float" office:value="0.793208082840081" calcext:value-type="float">
            <text:p>0.793208082840081</text:p>
          </table:table-cell>
          <table:table-cell office:value-type="float" office:value="0.931121761400115" calcext:value-type="float">
            <text:p>0.931121761400115</text:p>
          </table:table-cell>
          <table:table-cell office:value-type="float" office:value="0.852473436923406" calcext:value-type="float">
            <text:p>0.852473436923406</text:p>
          </table:table-cell>
          <table:table-cell office:value-type="float" office:value="0.927096706022767" calcext:value-type="float">
            <text:p>0.927096706022767</text:p>
          </table:table-cell>
          <table:table-cell office:value-type="float" office:value="0.980351574447298" calcext:value-type="float">
            <text:p>0.980351574447298</text:p>
          </table:table-cell>
          <table:table-cell office:value-type="float" office:value="0.859528258328164" calcext:value-type="float">
            <text:p>0.859528258328164</text:p>
          </table:table-cell>
        </table:table-row>
        <table:table-row table:style-name="ro1">
          <table:table-cell/>
          <table:table-cell table:style-name="ce2" office:value-type="string" calcext:value-type="string">
            <text:p>Promedio</text:p>
          </table:table-cell>
          <table:table-cell table:style-name="ce2" table:formula="of:=AVERAGE([.C60:.C81])" office:value-type="float" office:value="0.695459794664953" calcext:value-type="float">
            <text:p>0.695459794664953</text:p>
          </table:table-cell>
          <table:table-cell table:style-name="ce2" table:formula="of:=AVERAGE([.D60:.D81])" office:value-type="float" office:value="0.687434158524937" calcext:value-type="float">
            <text:p>0.687434158524937</text:p>
          </table:table-cell>
          <table:table-cell table:style-name="ce2" table:formula="of:=AVERAGE([.E60:.E81])" office:value-type="float" office:value="0.570555590088109" calcext:value-type="float">
            <text:p>0.570555590088109</text:p>
          </table:table-cell>
          <table:table-cell table:style-name="ce2" table:formula="of:=AVERAGE([.F60:.F81])" office:value-type="float" office:value="0.688653941464289" calcext:value-type="float">
            <text:p>0.688653941464289</text:p>
          </table:table-cell>
          <table:table-cell table:style-name="ce2" table:formula="of:=AVERAGE([.G60:.G81])" office:value-type="float" office:value="0.659746144523757" calcext:value-type="float">
            <text:p>0.659746144523757</text:p>
          </table:table-cell>
          <table:table-cell table:style-name="ce2" table:formula="of:=AVERAGE([.H60:.H81])" office:value-type="float" office:value="0.719799534330803" calcext:value-type="float">
            <text:p>0.719799534330803</text:p>
          </table:table-cell>
          <table:table-cell table:style-name="ce2" table:formula="of:=AVERAGE([.I60:.I81])" office:value-type="float" office:value="0.211733829299673" calcext:value-type="float">
            <text:p>0.211733829299673</text:p>
          </table:table-cell>
          <table:table-cell table:style-name="ce2" table:formula="of:=AVERAGE([.J60:.J81])" office:value-type="float" office:value="0.27790941203118" calcext:value-type="float">
            <text:p>0.27790941203118</text:p>
          </table:table-cell>
          <table:table-cell table:style-name="ce2" table:formula="of:=AVERAGE([.K60:.K81])" office:value-type="float" office:value="0.683816440711711" calcext:value-type="float">
            <text:p>0.683816440711711</text:p>
          </table:table-cell>
          <table:table-cell table:style-name="ce2" table:formula="of:=AVERAGE([.L60:.L81])" office:value-type="float" office:value="0.692374975060532" calcext:value-type="float">
            <text:p>0.692374975060532</text:p>
          </table:table-cell>
          <table:table-cell table:style-name="ce2" table:formula="of:=AVERAGE([.M60:.M81])" office:value-type="float" office:value="0.696753217044433" calcext:value-type="float">
            <text:p>0.696753217044433</text:p>
          </table:table-cell>
          <table:table-cell table:style-name="ce2" table:formula="of:=AVERAGE([.N60:.N81])" office:value-type="float" office:value="0.677195949800265" calcext:value-type="float">
            <text:p>0.677195949800265</text:p>
          </table:table-cell>
          <table:table-cell table:style-name="ce2" table:formula="of:=AVERAGE([.O60:.O81])" office:value-type="float" office:value="0.652331126502937" calcext:value-type="float">
            <text:p>0.652331126502937</text:p>
          </table:table-cell>
          <table:table-cell table:style-name="ce2" table:formula="of:=AVERAGE([.P60:.P81])" office:value-type="float" office:value="0.708421363238733" calcext:value-type="float">
            <text:p>0.708421363238733</text:p>
          </table:table-cell>
        </table:table-row>
        <table:table-row table:style-name="ro1" table:number-rows-repeated="5">
          <table:table-cell table:number-columns-repeated="16"/>
        </table:table-row>
        <table:table-row table:style-name="ro1">
          <table:table-cell/>
          <table:table-cell table:style-name="ce1" office:value-type="string" calcext:value-type="string" table:number-columns-spanned="15" table:number-rows-spanned="1">
            <text:p>Index of agreement</text:p>
          </table:table-cell>
          <table:covered-table-cell table:number-columns-repeated="14"/>
        </table:table-row>
        <table:table-row table:style-name="ro1">
          <table:table-cell/>
          <table:table-cell table:style-name="ce2" office:value-type="string" calcext:value-type="string">
            <text:p>Estación</text:p>
          </table:table-cell>
          <table:table-cell table:style-name="ce2" office:value-type="string" calcext:value-type="string">
            <text:p>CC</text:p>
          </table:table-cell>
          <table:table-cell table:style-name="ce2" office:value-type="string" calcext:value-type="string">
            <text:p>CP</text:p>
          </table:table-cell>
          <table:table-cell table:style-name="ce2" office:value-type="string" calcext:value-type="string">
            <text:p>LC</text:p>
          </table:table-cell>
          <table:table-cell table:style-name="ce2" office:value-type="string" calcext:value-type="string">
            <text:p>LP</text:p>
          </table:table-cell>
          <table:table-cell table:style-name="ce2" office:value-type="string" calcext:value-type="string">
            <text:p>CM</text:p>
          </table:table-cell>
          <table:table-cell table:style-name="ce2" office:value-type="string" calcext:value-type="string">
            <text:p>LM</text:p>
          </table:table-cell>
          <table:table-cell table:style-name="ce2" office:value-type="string" calcext:value-type="string">
            <text:p>GCC</text:p>
          </table:table-cell>
          <table:table-cell table:style-name="ce2" office:value-type="string" calcext:value-type="string">
            <text:p>GLC</text:p>
          </table:table-cell>
          <table:table-cell table:style-name="ce2" office:value-type="string" calcext:value-type="string">
            <text:p>CCB</text:p>
          </table:table-cell>
          <table:table-cell table:style-name="ce2" office:value-type="string" calcext:value-type="string">
            <text:p>LCB</text:p>
          </table:table-cell>
          <table:table-cell table:style-name="ce2" office:value-type="string" calcext:value-type="string">
            <text:p>CPB</text:p>
          </table:table-cell>
          <table:table-cell table:style-name="ce2" office:value-type="string" calcext:value-type="string">
            <text:p>LPB</text:p>
          </table:table-cell>
          <table:table-cell office:value-type="string" calcext:value-type="string">
            <text:p>CC16</text:p>
          </table:table-cell>
          <table:table-cell office:value-type="string" calcext:value-type="string">
            <text:p>LC16</text:p>
          </table:table-cell>
        </table:table-row>
        <table:table-row table:style-name="ro1">
          <table:table-cell/>
          <table:table-cell office:value-type="string" calcext:value-type="string">
            <text:p>AJM</text:p>
          </table:table-cell>
          <table:table-cell office:value-type="float" office:value="0.0483756501873051" calcext:value-type="float">
            <text:p>0.048375650187305</text:p>
          </table:table-cell>
          <table:table-cell office:value-type="float" office:value="-2.42033422377521" calcext:value-type="float">
            <text:p>-2.42033422377521</text:p>
          </table:table-cell>
          <table:table-cell office:value-type="float" office:value="-0.461305606339854" calcext:value-type="float">
            <text:p>-0.461305606339854</text:p>
          </table:table-cell>
          <table:table-cell office:value-type="float" office:value="0.188414083966686" calcext:value-type="float">
            <text:p>0.188414083966686</text:p>
          </table:table-cell>
          <table:table-cell office:value-type="float" office:value="-0.222785386091456" calcext:value-type="float">
            <text:p>-0.222785386091456</text:p>
          </table:table-cell>
          <table:table-cell office:value-type="float" office:value="-1.00625826603233" calcext:value-type="float">
            <text:p>-1.00625826603233</text:p>
          </table:table-cell>
          <table:table-cell office:value-type="float" office:value="-0.265413171898295" calcext:value-type="float">
            <text:p>-0.265413171898295</text:p>
          </table:table-cell>
          <table:table-cell office:value-type="float" office:value="-0.657111266010674" calcext:value-type="float">
            <text:p>-0.657111266010674</text:p>
          </table:table-cell>
          <table:table-cell office:value-type="float" office:value="-0.865345143825905" calcext:value-type="float">
            <text:p>-0.865345143825905</text:p>
          </table:table-cell>
          <table:table-cell office:value-type="float" office:value="0.0204671938842071" calcext:value-type="float">
            <text:p>0.020467193884207</text:p>
          </table:table-cell>
          <table:table-cell office:value-type="float" office:value="0.354063083028097" calcext:value-type="float">
            <text:p>0.354063083028097</text:p>
          </table:table-cell>
          <table:table-cell office:value-type="float" office:value="-0.296077936369733" calcext:value-type="float">
            <text:p>-0.296077936369733</text:p>
          </table:table-cell>
          <table:table-cell office:value-type="float" office:value="-0.344897988395546" calcext:value-type="float">
            <text:p>-0.344897988395546</text:p>
          </table:table-cell>
          <table:table-cell office:value-type="float" office:value="-0.587000972703188" calcext:value-type="float">
            <text:p>-0.587000972703188</text:p>
          </table:table-cell>
        </table:table-row>
        <table:table-row table:style-name="ro1">
          <table:table-cell/>
          <table:table-cell office:value-type="string" calcext:value-type="string">
            <text:p>MGH</text:p>
          </table:table-cell>
          <table:table-cell office:value-type="float" office:value="0.267892311696786" calcext:value-type="float">
            <text:p>0.267892311696786</text:p>
          </table:table-cell>
          <table:table-cell office:value-type="float" office:value="0.373781029845659" calcext:value-type="float">
            <text:p>0.373781029845659</text:p>
          </table:table-cell>
          <table:table-cell office:value-type="float" office:value="-0.985657730609272" calcext:value-type="float">
            <text:p>-0.985657730609272</text:p>
          </table:table-cell>
          <table:table-cell office:value-type="float" office:value="0.176239862996563" calcext:value-type="float">
            <text:p>0.176239862996563</text:p>
          </table:table-cell>
          <table:table-cell office:value-type="float" office:value="0.440514785385925" calcext:value-type="float">
            <text:p>0.440514785385925</text:p>
          </table:table-cell>
          <table:table-cell office:value-type="float" office:value="0.379561370254794" calcext:value-type="float">
            <text:p>0.379561370254794</text:p>
          </table:table-cell>
          <table:table-cell office:value-type="float" office:value="-0.161698535934477" calcext:value-type="float">
            <text:p>-0.161698535934477</text:p>
          </table:table-cell>
          <table:table-cell office:value-type="float" office:value="0.170097033455079" calcext:value-type="float">
            <text:p>0.170097033455079</text:p>
          </table:table-cell>
          <table:table-cell office:value-type="float" office:value="0.242935358491426" calcext:value-type="float">
            <text:p>0.242935358491426</text:p>
          </table:table-cell>
          <table:table-cell office:value-type="float" office:value="-1.79350817213594" calcext:value-type="float">
            <text:p>-1.79350817213594</text:p>
          </table:table-cell>
          <table:table-cell office:value-type="float" office:value="0.35206186376535" calcext:value-type="float">
            <text:p>0.35206186376535</text:p>
          </table:table-cell>
          <table:table-cell office:value-type="float" office:value="0.336167083972654" calcext:value-type="float">
            <text:p>0.336167083972654</text:p>
          </table:table-cell>
          <table:table-cell office:value-type="float" office:value="0.193862244506258" calcext:value-type="float">
            <text:p>0.193862244506258</text:p>
          </table:table-cell>
          <table:table-cell office:value-type="float" office:value="0.356292157526352" calcext:value-type="float">
            <text:p>0.356292157526352</text:p>
          </table:table-cell>
        </table:table-row>
        <table:table-row table:style-name="ro1">
          <table:table-cell/>
          <table:table-cell office:value-type="string" calcext:value-type="string">
            <text:p>CCA</text:p>
          </table:table-cell>
          <table:table-cell office:value-type="float" office:value="0.547319556995991" calcext:value-type="float">
            <text:p>0.547319556995991</text:p>
          </table:table-cell>
          <table:table-cell office:value-type="float" office:value="0.568216483073176" calcext:value-type="float">
            <text:p>0.568216483073176</text:p>
          </table:table-cell>
          <table:table-cell office:value-type="float" office:value="0.461702337682576" calcext:value-type="float">
            <text:p>0.461702337682576</text:p>
          </table:table-cell>
          <table:table-cell office:value-type="float" office:value="0.556975813289173" calcext:value-type="float">
            <text:p>0.556975813289173</text:p>
          </table:table-cell>
          <table:table-cell office:value-type="float" office:value="0.302579727572633" calcext:value-type="float">
            <text:p>0.302579727572633</text:p>
          </table:table-cell>
          <table:table-cell office:value-type="float" office:value="0.311689560819005" calcext:value-type="float">
            <text:p>0.311689560819005</text:p>
          </table:table-cell>
          <table:table-cell office:value-type="float" office:value="-1.1482875335894" calcext:value-type="float">
            <text:p>-1.1482875335894</text:p>
          </table:table-cell>
          <table:table-cell office:value-type="float" office:value="-0.284530575552445" calcext:value-type="float">
            <text:p>-0.284530575552445</text:p>
          </table:table-cell>
          <table:table-cell office:value-type="float" office:value="0.486835075019644" calcext:value-type="float">
            <text:p>0.486835075019644</text:p>
          </table:table-cell>
          <table:table-cell office:value-type="float" office:value="0.501860995800078" calcext:value-type="float">
            <text:p>0.501860995800078</text:p>
          </table:table-cell>
          <table:table-cell office:value-type="float" office:value="0.560299628862478" calcext:value-type="float">
            <text:p>0.560299628862478</text:p>
          </table:table-cell>
          <table:table-cell office:value-type="float" office:value="0.521934124429918" calcext:value-type="float">
            <text:p>0.521934124429918</text:p>
          </table:table-cell>
          <table:table-cell office:value-type="float" office:value="0.309307632479887" calcext:value-type="float">
            <text:p>0.309307632479887</text:p>
          </table:table-cell>
          <table:table-cell office:value-type="float" office:value="0.28625035718715" calcext:value-type="float">
            <text:p>0.28625035718715</text:p>
          </table:table-cell>
        </table:table-row>
        <table:table-row table:style-name="ro1">
          <table:table-cell/>
          <table:table-cell office:value-type="string" calcext:value-type="string">
            <text:p>SF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191602840599459" calcext:value-type="float">
            <text:p>0.001916028405995</text:p>
          </table:table-cell>
          <table:table-cell office:value-type="float" office:value="-0.0676382079989353" calcext:value-type="float">
            <text:p>-0.067638207998935</text:p>
          </table:table-cell>
          <table:table-cell office:value-type="float" office:value="-0.283631061800761" calcext:value-type="float">
            <text:p>-0.283631061800761</text:p>
          </table:table-cell>
          <table:table-cell office:value-type="float" office:value="-0.348811527055027" calcext:value-type="float">
            <text:p>-0.34881152705502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109285696180046" calcext:value-type="float">
            <text:p>-0.109285696180046</text:p>
          </table:table-cell>
          <table:table-cell office:value-type="float" office:value="-0.492227124533832" calcext:value-type="float">
            <text:p>-0.492227124533832</text:p>
          </table:table-cell>
        </table:table-row>
        <table:table-row table:style-name="ro1">
          <table:table-cell/>
          <table:table-cell office:value-type="string" calcext:value-type="string">
            <text:p>UAX</text:p>
          </table:table-cell>
          <table:table-cell office:value-type="float" office:value="0.466780437586944" calcext:value-type="float">
            <text:p>0.466780437586944</text:p>
          </table:table-cell>
          <table:table-cell office:value-type="float" office:value="0.409356503750744" calcext:value-type="float">
            <text:p>0.409356503750744</text:p>
          </table:table-cell>
          <table:table-cell office:value-type="float" office:value="0.537475269632688" calcext:value-type="float">
            <text:p>0.537475269632688</text:p>
          </table:table-cell>
          <table:table-cell office:value-type="float" office:value="0.465378445450739" calcext:value-type="float">
            <text:p>0.465378445450739</text:p>
          </table:table-cell>
          <table:table-cell office:value-type="float" office:value="0.0853071304677263" calcext:value-type="float">
            <text:p>0.085307130467726</text:p>
          </table:table-cell>
          <table:table-cell office:value-type="float" office:value="0.0344631892757237" calcext:value-type="float">
            <text:p>0.034463189275724</text:p>
          </table:table-cell>
          <table:table-cell office:value-type="float" office:value="-0.261050077577577" calcext:value-type="float">
            <text:p>-0.261050077577577</text:p>
          </table:table-cell>
          <table:table-cell office:value-type="float" office:value="-0.240099129675483" calcext:value-type="float">
            <text:p>-0.240099129675483</text:p>
          </table:table-cell>
          <table:table-cell office:value-type="float" office:value="0.45258067223712" calcext:value-type="float">
            <text:p>0.45258067223712</text:p>
          </table:table-cell>
          <table:table-cell office:value-type="float" office:value="0.477399804014405" calcext:value-type="float">
            <text:p>0.477399804014405</text:p>
          </table:table-cell>
          <table:table-cell office:value-type="float" office:value="0.410600506111806" calcext:value-type="float">
            <text:p>0.410600506111806</text:p>
          </table:table-cell>
          <table:table-cell office:value-type="float" office:value="0.433345712783896" calcext:value-type="float">
            <text:p>0.433345712783896</text:p>
          </table:table-cell>
          <table:table-cell office:value-type="float" office:value="0.148557879343101" calcext:value-type="float">
            <text:p>0.148557879343101</text:p>
          </table:table-cell>
          <table:table-cell office:value-type="float" office:value="-0.0146090154471761" calcext:value-type="float">
            <text:p>-0.014609015447176</text:p>
          </table:table-cell>
        </table:table-row>
        <table:table-row table:style-name="ro1">
          <table:table-cell/>
          <table:table-cell office:value-type="string" calcext:value-type="string">
            <text:p>CUA</text:p>
          </table:table-cell>
          <table:table-cell office:value-type="float" office:value="0.967218473280624" calcext:value-type="float">
            <text:p>0.967218473280624</text:p>
          </table:table-cell>
          <table:table-cell office:value-type="float" office:value="0.960168072183708" calcext:value-type="float">
            <text:p>0.960168072183708</text:p>
          </table:table-cell>
          <table:table-cell office:value-type="float" office:value="0.920918870643783" calcext:value-type="float">
            <text:p>0.920918870643783</text:p>
          </table:table-cell>
          <table:table-cell office:value-type="float" office:value="0.965068117419482" calcext:value-type="float">
            <text:p>0.965068117419482</text:p>
          </table:table-cell>
          <table:table-cell office:value-type="float" office:value="0.982864356970565" calcext:value-type="float">
            <text:p>0.982864356970565</text:p>
          </table:table-cell>
          <table:table-cell office:value-type="float" office:value="0.961149519191269" calcext:value-type="float">
            <text:p>0.961149519191269</text:p>
          </table:table-cell>
          <table:table-cell office:value-type="float" office:value="-0.0051267629253482" calcext:value-type="float">
            <text:p>-0.005126762925348</text:p>
          </table:table-cell>
          <table:table-cell office:value-type="float" office:value="-0.190794221429744" calcext:value-type="float">
            <text:p>-0.190794221429744</text:p>
          </table:table-cell>
          <table:table-cell office:value-type="float" office:value="0.962206267451658" calcext:value-type="float">
            <text:p>0.962206267451658</text:p>
          </table:table-cell>
          <table:table-cell office:value-type="float" office:value="0.856734241727309" calcext:value-type="float">
            <text:p>0.856734241727309</text:p>
          </table:table-cell>
          <table:table-cell office:value-type="float" office:value="0.967237386037328" calcext:value-type="float">
            <text:p>0.967237386037328</text:p>
          </table:table-cell>
          <table:table-cell office:value-type="float" office:value="0.85157595109317" calcext:value-type="float">
            <text:p>0.85157595109317</text:p>
          </table:table-cell>
          <table:table-cell office:value-type="float" office:value="0.52935960143294" calcext:value-type="float">
            <text:p>0.52935960143294</text:p>
          </table:table-cell>
          <table:table-cell office:value-type="float" office:value="0.89933821487076" calcext:value-type="float">
            <text:p>0.89933821487076</text:p>
          </table:table-cell>
        </table:table-row>
        <table:table-row table:style-name="ro1">
          <table:table-cell/>
          <table:table-cell office:value-type="string" calcext:value-type="string">
            <text:p>NEZ</text:p>
          </table:table-cell>
          <table:table-cell office:value-type="float" office:value="0.519005560610785" calcext:value-type="float">
            <text:p>0.519005560610785</text:p>
          </table:table-cell>
          <table:table-cell office:value-type="float" office:value="0.442755553006933" calcext:value-type="float">
            <text:p>0.442755553006933</text:p>
          </table:table-cell>
          <table:table-cell office:value-type="float" office:value="0.52865421088117" calcext:value-type="float">
            <text:p>0.52865421088117</text:p>
          </table:table-cell>
          <table:table-cell office:value-type="float" office:value="0.444204811273842" calcext:value-type="float">
            <text:p>0.444204811273842</text:p>
          </table:table-cell>
          <table:table-cell office:value-type="float" office:value="0.00757880342306949" calcext:value-type="float">
            <text:p>0.007578803423069</text:p>
          </table:table-cell>
          <table:table-cell office:value-type="float" office:value="-0.109226541466129" calcext:value-type="float">
            <text:p>-0.109226541466129</text:p>
          </table:table-cell>
          <table:table-cell office:value-type="float" office:value="-0.174440636468033" calcext:value-type="float">
            <text:p>-0.174440636468033</text:p>
          </table:table-cell>
          <table:table-cell office:value-type="float" office:value="-0.322524920155533" calcext:value-type="float">
            <text:p>-0.322524920155533</text:p>
          </table:table-cell>
          <table:table-cell office:value-type="float" office:value="0.500074089115596" calcext:value-type="float">
            <text:p>0.500074089115596</text:p>
          </table:table-cell>
          <table:table-cell office:value-type="float" office:value="0.549155213022302" calcext:value-type="float">
            <text:p>0.549155213022302</text:p>
          </table:table-cell>
          <table:table-cell office:value-type="float" office:value="0.486347624837785" calcext:value-type="float">
            <text:p>0.486347624837785</text:p>
          </table:table-cell>
          <table:table-cell office:value-type="float" office:value="0.0681145536060797" calcext:value-type="float">
            <text:p>0.06811455360608</text:p>
          </table:table-cell>
          <table:table-cell office:value-type="float" office:value="-0.556829720320477" calcext:value-type="float">
            <text:p>-0.556829720320477</text:p>
          </table:table-cell>
          <table:table-cell office:value-type="float" office:value="0.0275681370193259" calcext:value-type="float">
            <text:p>0.027568137019326</text:p>
          </table:table-cell>
        </table:table-row>
        <table:table-row table:style-name="ro1">
          <table:table-cell/>
          <table:table-cell office:value-type="string" calcext:value-type="string">
            <text:p>CAM</text:p>
          </table:table-cell>
          <table:table-cell office:value-type="float" office:value="0.572148510603812" calcext:value-type="float">
            <text:p>0.572148510603812</text:p>
          </table:table-cell>
          <table:table-cell office:value-type="float" office:value="0.606528599218342" calcext:value-type="float">
            <text:p>0.606528599218342</text:p>
          </table:table-cell>
          <table:table-cell office:value-type="float" office:value="0.604661059378004" calcext:value-type="float">
            <text:p>0.604661059378004</text:p>
          </table:table-cell>
          <table:table-cell office:value-type="float" office:value="0.599645849695859" calcext:value-type="float">
            <text:p>0.599645849695859</text:p>
          </table:table-cell>
          <table:table-cell office:value-type="float" office:value="0.39585244496827" calcext:value-type="float">
            <text:p>0.39585244496827</text:p>
          </table:table-cell>
          <table:table-cell office:value-type="float" office:value="0.536617590439043" calcext:value-type="float">
            <text:p>0.536617590439043</text:p>
          </table:table-cell>
          <table:table-cell office:value-type="float" office:value="0.0782817329260723" calcext:value-type="float">
            <text:p>0.078281732926072</text:p>
          </table:table-cell>
          <table:table-cell office:value-type="float" office:value="-20.8314235942942" calcext:value-type="float">
            <text:p>-20.8314235942942</text:p>
          </table:table-cell>
          <table:table-cell office:value-type="float" office:value="0.581414928634115" calcext:value-type="float">
            <text:p>0.581414928634115</text:p>
          </table:table-cell>
          <table:table-cell office:value-type="float" office:value="0.597422058832006" calcext:value-type="float">
            <text:p>0.597422058832006</text:p>
          </table:table-cell>
          <table:table-cell office:value-type="float" office:value="0.617449399867601" calcext:value-type="float">
            <text:p>0.617449399867601</text:p>
          </table:table-cell>
          <table:table-cell office:value-type="float" office:value="0.613034904757677" calcext:value-type="float">
            <text:p>0.613034904757677</text:p>
          </table:table-cell>
          <table:table-cell office:value-type="float" office:value="0.587366116073647" calcext:value-type="float">
            <text:p>0.587366116073647</text:p>
          </table:table-cell>
          <table:table-cell office:value-type="float" office:value="0.578202554636195" calcext:value-type="float">
            <text:p>0.578202554636195</text:p>
          </table:table-cell>
        </table:table-row>
        <table:table-row table:style-name="ro1">
          <table:table-cell/>
          <table:table-cell office:value-type="string" calcext:value-type="string">
            <text:p>LPR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955643849338475" calcext:value-type="float">
            <text:p>0.955643849338475</text:p>
          </table:table-cell>
          <table:table-cell office:value-type="float" office:value="0.644542305581117" calcext:value-type="float">
            <text:p>0.644542305581117</text:p>
          </table:table-cell>
          <table:table-cell office:value-type="float" office:value="-0.194488117003204" calcext:value-type="float">
            <text:p>-0.194488117003204</text:p>
          </table:table-cell>
          <table:table-cell office:value-type="float" office:value="0.575774906398146" calcext:value-type="float">
            <text:p>0.57577490639814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976271191699283" calcext:value-type="float">
            <text:p>0.976271191699283</text:p>
          </table:table-cell>
          <table:table-cell office:value-type="float" office:value="0.482146947777223" calcext:value-type="float">
            <text:p>0.482146947777223</text:p>
          </table:table-cell>
        </table:table-row>
        <table:table-row table:style-name="ro1">
          <table:table-cell/>
          <table:table-cell office:value-type="string" calcext:value-type="string">
            <text:p>SJA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56484070198674" calcext:value-type="float">
            <text:p>0.56484070198674</text:p>
          </table:table-cell>
          <table:table-cell office:value-type="float" office:value="0.531429241310389" calcext:value-type="float">
            <text:p>0.531429241310389</text:p>
          </table:table-cell>
          <table:table-cell office:value-type="float" office:value="-0.0992713871548903" calcext:value-type="float">
            <text:p>-0.09927138715489</text:p>
          </table:table-cell>
          <table:table-cell office:value-type="float" office:value="0.379436139696156" calcext:value-type="float">
            <text:p>0.3794361396961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563939184121724" calcext:value-type="float">
            <text:p>0.563939184121724</text:p>
          </table:table-cell>
          <table:table-cell office:value-type="float" office:value="0.588011585325241" calcext:value-type="float">
            <text:p>0.588011585325241</text:p>
          </table:table-cell>
        </table:table-row>
        <table:table-row table:style-name="ro1">
          <table:table-cell/>
          <table:table-cell office:value-type="string" calcext:value-type="string">
            <text:p>IZT</text:p>
          </table:table-cell>
          <table:table-cell office:value-type="float" office:value="0.446829400249747" calcext:value-type="float">
            <text:p>0.446829400249747</text:p>
          </table:table-cell>
          <table:table-cell office:value-type="float" office:value="0.400816407738152" calcext:value-type="float">
            <text:p>0.400816407738152</text:p>
          </table:table-cell>
          <table:table-cell office:value-type="float" office:value="0.455129508581923" calcext:value-type="float">
            <text:p>0.455129508581923</text:p>
          </table:table-cell>
          <table:table-cell office:value-type="float" office:value="0.413314873586359" calcext:value-type="float">
            <text:p>0.413314873586359</text:p>
          </table:table-cell>
          <table:table-cell office:value-type="float" office:value="0.135393979547929" calcext:value-type="float">
            <text:p>0.135393979547929</text:p>
          </table:table-cell>
          <table:table-cell office:value-type="float" office:value="-0.146277149844933" calcext:value-type="float">
            <text:p>-0.146277149844933</text:p>
          </table:table-cell>
          <table:table-cell office:value-type="float" office:value="-0.286621359599755" calcext:value-type="float">
            <text:p>-0.286621359599755</text:p>
          </table:table-cell>
          <table:table-cell office:value-type="float" office:value="-0.39929451079211" calcext:value-type="float">
            <text:p>-0.39929451079211</text:p>
          </table:table-cell>
          <table:table-cell office:value-type="float" office:value="0.430865577422711" calcext:value-type="float">
            <text:p>0.430865577422711</text:p>
          </table:table-cell>
          <table:table-cell office:value-type="float" office:value="0.476791598429218" calcext:value-type="float">
            <text:p>0.476791598429218</text:p>
          </table:table-cell>
          <table:table-cell office:value-type="float" office:value="0.3909401832393" calcext:value-type="float">
            <text:p>0.3909401832393</text:p>
          </table:table-cell>
          <table:table-cell office:value-type="float" office:value="0.389468236475739" calcext:value-type="float">
            <text:p>0.389468236475739</text:p>
          </table:table-cell>
          <table:table-cell office:value-type="float" office:value="0.0851355613884433" calcext:value-type="float">
            <text:p>0.085135561388443</text:p>
          </table:table-cell>
          <table:table-cell office:value-type="float" office:value="0.148090602837462" calcext:value-type="float">
            <text:p>0.148090602837462</text:p>
          </table:table-cell>
        </table:table-row>
        <table:table-row table:style-name="ro1">
          <table:table-cell/>
          <table:table-cell office:value-type="string" calcext:value-type="string">
            <text:p>SAG</text:p>
          </table:table-cell>
          <table:table-cell office:value-type="float" office:value="0.530543292853938" calcext:value-type="float">
            <text:p>0.530543292853938</text:p>
          </table:table-cell>
          <table:table-cell office:value-type="float" office:value="0.481742987300088" calcext:value-type="float">
            <text:p>0.481742987300088</text:p>
          </table:table-cell>
          <table:table-cell office:value-type="float" office:value="0.457831716243278" calcext:value-type="float">
            <text:p>0.457831716243278</text:p>
          </table:table-cell>
          <table:table-cell office:value-type="float" office:value="0.506529472388965" calcext:value-type="float">
            <text:p>0.506529472388965</text:p>
          </table:table-cell>
          <table:table-cell office:value-type="float" office:value="0.372264915151701" calcext:value-type="float">
            <text:p>0.372264915151701</text:p>
          </table:table-cell>
          <table:table-cell office:value-type="float" office:value="0.479091823763806" calcext:value-type="float">
            <text:p>0.479091823763806</text:p>
          </table:table-cell>
          <table:table-cell office:value-type="float" office:value="0.0995961483311701" calcext:value-type="float">
            <text:p>0.09959614833117</text:p>
          </table:table-cell>
          <table:table-cell office:value-type="float" office:value="0.205039909690527" calcext:value-type="float">
            <text:p>0.205039909690527</text:p>
          </table:table-cell>
          <table:table-cell office:value-type="float" office:value="0.521117797073335" calcext:value-type="float">
            <text:p>0.521117797073335</text:p>
          </table:table-cell>
          <table:table-cell office:value-type="float" office:value="0.493745170149011" calcext:value-type="float">
            <text:p>0.493745170149011</text:p>
          </table:table-cell>
          <table:table-cell office:value-type="float" office:value="0.540676755310393" calcext:value-type="float">
            <text:p>0.540676755310393</text:p>
          </table:table-cell>
          <table:table-cell office:value-type="float" office:value="0.476976038322199" calcext:value-type="float">
            <text:p>0.476976038322199</text:p>
          </table:table-cell>
          <table:table-cell office:value-type="float" office:value="0.123917016156893" calcext:value-type="float">
            <text:p>0.123917016156893</text:p>
          </table:table-cell>
          <table:table-cell office:value-type="float" office:value="0.477803514140442" calcext:value-type="float">
            <text:p>0.477803514140442</text:p>
          </table:table-cell>
        </table:table-row>
        <table:table-row table:style-name="ro1">
          <table:table-cell/>
          <table:table-cell office:value-type="string" calcext:value-type="string">
            <text:p>TAH</text:p>
          </table:table-cell>
          <table:table-cell office:value-type="float" office:value="0.409638411466722" calcext:value-type="float">
            <text:p>0.409638411466722</text:p>
          </table:table-cell>
          <table:table-cell office:value-type="float" office:value="0.240919175110283" calcext:value-type="float">
            <text:p>0.240919175110283</text:p>
          </table:table-cell>
          <table:table-cell office:value-type="float" office:value="0.256012710744541" calcext:value-type="float">
            <text:p>0.256012710744541</text:p>
          </table:table-cell>
          <table:table-cell office:value-type="float" office:value="0.233107058069428" calcext:value-type="float">
            <text:p>0.233107058069428</text:p>
          </table:table-cell>
          <table:table-cell office:value-type="float" office:value="0.0890764949736084" calcext:value-type="float">
            <text:p>0.089076494973608</text:p>
          </table:table-cell>
          <table:table-cell office:value-type="float" office:value="0.035660378930111" calcext:value-type="float">
            <text:p>0.035660378930111</text:p>
          </table:table-cell>
          <table:table-cell office:value-type="float" office:value="-0.0953411702268678" calcext:value-type="float">
            <text:p>-0.095341170226868</text:p>
          </table:table-cell>
          <table:table-cell office:value-type="float" office:value="-0.0926664947657203" calcext:value-type="float">
            <text:p>-0.09266649476572</text:p>
          </table:table-cell>
          <table:table-cell office:value-type="float" office:value="0.306557704646876" calcext:value-type="float">
            <text:p>0.306557704646876</text:p>
          </table:table-cell>
          <table:table-cell office:value-type="float" office:value="0.404160408290879" calcext:value-type="float">
            <text:p>0.404160408290879</text:p>
          </table:table-cell>
          <table:table-cell office:value-type="float" office:value="0.242221691890168" calcext:value-type="float">
            <text:p>0.242221691890168</text:p>
          </table:table-cell>
          <table:table-cell office:value-type="float" office:value="0.275154467921735" calcext:value-type="float">
            <text:p>0.275154467921735</text:p>
          </table:table-cell>
          <table:table-cell office:value-type="float" office:value="-0.0877682936722495" calcext:value-type="float">
            <text:p>-0.08776829367225</text:p>
          </table:table-cell>
          <table:table-cell office:value-type="float" office:value="0.0571257261451778" calcext:value-type="float">
            <text:p>0.057125726145178</text:p>
          </table:table-cell>
        </table:table-row>
        <table:table-row table:style-name="ro1">
          <table:table-cell/>
          <table:table-cell office:value-type="string" calcext:value-type="string">
            <text:p>ATI</text:p>
          </table:table-cell>
          <table:table-cell office:value-type="float" office:value="0.960905862040348" calcext:value-type="float">
            <text:p>0.960905862040348</text:p>
          </table:table-cell>
          <table:table-cell office:value-type="float" office:value="0.983579627010004" calcext:value-type="float">
            <text:p>0.983579627010004</text:p>
          </table:table-cell>
          <table:table-cell office:value-type="float" office:value="0.959227839811634" calcext:value-type="float">
            <text:p>0.959227839811634</text:p>
          </table:table-cell>
          <table:table-cell office:value-type="float" office:value="0.972922863316262" calcext:value-type="float">
            <text:p>0.972922863316262</text:p>
          </table:table-cell>
          <table:table-cell office:value-type="float" office:value="0.982378938692374" calcext:value-type="float">
            <text:p>0.982378938692374</text:p>
          </table:table-cell>
          <table:table-cell office:value-type="float" office:value="0.957898505531322" calcext:value-type="float">
            <text:p>0.957898505531322</text:p>
          </table:table-cell>
          <table:table-cell office:value-type="float" office:value="-26.1024933204934" calcext:value-type="float">
            <text:p>-26.1024933204934</text:p>
          </table:table-cell>
          <table:table-cell office:value-type="float" office:value="0.0284887525698201" calcext:value-type="float">
            <text:p>0.02848875256982</text:p>
          </table:table-cell>
          <table:table-cell office:value-type="float" office:value="0.964210888401838" calcext:value-type="float">
            <text:p>0.964210888401838</text:p>
          </table:table-cell>
          <table:table-cell office:value-type="float" office:value="0.934190283816687" calcext:value-type="float">
            <text:p>0.934190283816687</text:p>
          </table:table-cell>
          <table:table-cell office:value-type="float" office:value="0.953191009467644" calcext:value-type="float">
            <text:p>0.953191009467644</text:p>
          </table:table-cell>
          <table:table-cell office:value-type="float" office:value="0.981786443620481" calcext:value-type="float">
            <text:p>0.981786443620481</text:p>
          </table:table-cell>
          <table:table-cell office:value-type="float" office:value="0.978105529486835" calcext:value-type="float">
            <text:p>0.978105529486835</text:p>
          </table:table-cell>
          <table:table-cell office:value-type="float" office:value="0.97276978611804" calcext:value-type="float">
            <text:p>0.97276978611804</text:p>
          </table:table-cell>
        </table:table-row>
        <table:table-row table:style-name="ro1">
          <table:table-cell/>
          <table:table-cell office:value-type="string" calcext:value-type="string">
            <text:p>FAC</text:p>
          </table:table-cell>
          <table:table-cell office:value-type="float" office:value="0.457837586470048" calcext:value-type="float">
            <text:p>0.457837586470048</text:p>
          </table:table-cell>
          <table:table-cell office:value-type="float" office:value="0.467089938972899" calcext:value-type="float">
            <text:p>0.467089938972899</text:p>
          </table:table-cell>
          <table:table-cell office:value-type="float" office:value="0.453993734070086" calcext:value-type="float">
            <text:p>0.453993734070086</text:p>
          </table:table-cell>
          <table:table-cell office:value-type="float" office:value="0.477760019256701" calcext:value-type="float">
            <text:p>0.477760019256701</text:p>
          </table:table-cell>
          <table:table-cell office:value-type="float" office:value="0.0409800614836464" calcext:value-type="float">
            <text:p>0.040980061483646</text:p>
          </table:table-cell>
          <table:table-cell office:value-type="float" office:value="0.444914412107406" calcext:value-type="float">
            <text:p>0.444914412107406</text:p>
          </table:table-cell>
          <table:table-cell office:value-type="float" office:value="-0.127254687190146" calcext:value-type="float">
            <text:p>-0.127254687190146</text:p>
          </table:table-cell>
          <table:table-cell office:value-type="float" office:value="-0.308045041299927" calcext:value-type="float">
            <text:p>-0.308045041299927</text:p>
          </table:table-cell>
          <table:table-cell office:value-type="float" office:value="0.451850809254764" calcext:value-type="float">
            <text:p>0.451850809254764</text:p>
          </table:table-cell>
          <table:table-cell office:value-type="float" office:value="0.48803316633208" calcext:value-type="float">
            <text:p>0.48803316633208</text:p>
          </table:table-cell>
          <table:table-cell office:value-type="float" office:value="0.481162113859202" calcext:value-type="float">
            <text:p>0.481162113859202</text:p>
          </table:table-cell>
          <table:table-cell office:value-type="float" office:value="0.47262063895191" calcext:value-type="float">
            <text:p>0.47262063895191</text:p>
          </table:table-cell>
          <table:table-cell office:value-type="float" office:value="-0.109438133596716" calcext:value-type="float">
            <text:p>-0.109438133596716</text:p>
          </table:table-cell>
          <table:table-cell office:value-type="float" office:value="0.299847269831558" calcext:value-type="float">
            <text:p>0.299847269831558</text:p>
          </table:table-cell>
        </table:table-row>
        <table:table-row table:style-name="ro1">
          <table:table-cell/>
          <table:table-cell office:value-type="string" calcext:value-type="string">
            <text:p>UIZ</text:p>
          </table:table-cell>
          <table:table-cell office:value-type="float" office:value="0.973049969609618" calcext:value-type="float">
            <text:p>0.973049969609618</text:p>
          </table:table-cell>
          <table:table-cell office:value-type="float" office:value="0.981809477466879" calcext:value-type="float">
            <text:p>0.981809477466879</text:p>
          </table:table-cell>
          <table:table-cell office:value-type="float" office:value="0.973891577842365" calcext:value-type="float">
            <text:p>0.973891577842365</text:p>
          </table:table-cell>
          <table:table-cell office:value-type="float" office:value="0.983659468959856" calcext:value-type="float">
            <text:p>0.983659468959856</text:p>
          </table:table-cell>
          <table:table-cell office:value-type="float" office:value="0.594941330165643" calcext:value-type="float">
            <text:p>0.594941330165643</text:p>
          </table:table-cell>
          <table:table-cell office:value-type="float" office:value="0.977302881794057" calcext:value-type="float">
            <text:p>0.977302881794057</text:p>
          </table:table-cell>
          <table:table-cell office:value-type="float" office:value="0.0457015888049041" calcext:value-type="float">
            <text:p>0.045701588804904</text:p>
          </table:table-cell>
          <table:table-cell office:value-type="float" office:value="0.0722179405236353" calcext:value-type="float">
            <text:p>0.072217940523635</text:p>
          </table:table-cell>
          <table:table-cell office:value-type="float" office:value="0.981760940199255" calcext:value-type="float">
            <text:p>0.981760940199255</text:p>
          </table:table-cell>
          <table:table-cell office:value-type="float" office:value="0.981921099974614" calcext:value-type="float">
            <text:p>0.981921099974614</text:p>
          </table:table-cell>
          <table:table-cell office:value-type="float" office:value="0.97161168959612" calcext:value-type="float">
            <text:p>0.97161168959612</text:p>
          </table:table-cell>
          <table:table-cell office:value-type="float" office:value="0.970663882678089" calcext:value-type="float">
            <text:p>0.970663882678089</text:p>
          </table:table-cell>
          <table:table-cell office:value-type="float" office:value="0.556952063559273" calcext:value-type="float">
            <text:p>0.556952063559273</text:p>
          </table:table-cell>
          <table:table-cell office:value-type="float" office:value="0.985227053963681" calcext:value-type="float">
            <text:p>0.985227053963681</text:p>
          </table:table-cell>
        </table:table-row>
        <table:table-row table:style-name="ro1">
          <table:table-cell/>
          <table:table-cell office:value-type="string" calcext:value-type="string">
            <text:p>MER</text:p>
          </table:table-cell>
          <table:table-cell office:value-type="float" office:value="0.98082360336152" calcext:value-type="float">
            <text:p>0.98082360336152</text:p>
          </table:table-cell>
          <table:table-cell office:value-type="float" office:value="0.9684133800842" calcext:value-type="float">
            <text:p>0.9684133800842</text:p>
          </table:table-cell>
          <table:table-cell office:value-type="float" office:value="0.969340885061168" calcext:value-type="float">
            <text:p>0.969340885061168</text:p>
          </table:table-cell>
          <table:table-cell office:value-type="float" office:value="0.965184716282648" calcext:value-type="float">
            <text:p>0.965184716282648</text:p>
          </table:table-cell>
          <table:table-cell office:value-type="float" office:value="-0.0215593470311639" calcext:value-type="float">
            <text:p>-0.021559347031164</text:p>
          </table:table-cell>
          <table:table-cell office:value-type="float" office:value="0.978356780896242" calcext:value-type="float">
            <text:p>0.978356780896242</text:p>
          </table:table-cell>
          <table:table-cell office:value-type="float" office:value="-0.0479896295001165" calcext:value-type="float">
            <text:p>-0.047989629500117</text:p>
          </table:table-cell>
          <table:table-cell office:value-type="float" office:value="-0.0234471299197923" calcext:value-type="float">
            <text:p>-0.023447129919792</text:p>
          </table:table-cell>
          <table:table-cell office:value-type="float" office:value="0.970107305767282" calcext:value-type="float">
            <text:p>0.970107305767282</text:p>
          </table:table-cell>
          <table:table-cell office:value-type="float" office:value="0.96133906225712" calcext:value-type="float">
            <text:p>0.96133906225712</text:p>
          </table:table-cell>
          <table:table-cell office:value-type="float" office:value="0.98355298255896" calcext:value-type="float">
            <text:p>0.98355298255896</text:p>
          </table:table-cell>
          <table:table-cell office:value-type="float" office:value="0.963874684793105" calcext:value-type="float">
            <text:p>0.963874684793105</text:p>
          </table:table-cell>
          <table:table-cell office:value-type="float" office:value="0.928450843713886" calcext:value-type="float">
            <text:p>0.928450843713886</text:p>
          </table:table-cell>
          <table:table-cell office:value-type="float" office:value="0.941064013758225" calcext:value-type="float">
            <text:p>0.941064013758225</text:p>
          </table:table-cell>
        </table:table-row>
        <table:table-row table:style-name="ro1">
          <table:table-cell/>
          <table:table-cell office:value-type="string" calcext:value-type="string">
            <text:p>PED</text:p>
          </table:table-cell>
          <table:table-cell office:value-type="float" office:value="0.975352771956206" calcext:value-type="float">
            <text:p>0.975352771956206</text:p>
          </table:table-cell>
          <table:table-cell office:value-type="float" office:value="0.953333030217928" calcext:value-type="float">
            <text:p>0.953333030217928</text:p>
          </table:table-cell>
          <table:table-cell office:value-type="float" office:value="0.963455905299753" calcext:value-type="float">
            <text:p>0.963455905299753</text:p>
          </table:table-cell>
          <table:table-cell office:value-type="float" office:value="0.856929664672996" calcext:value-type="float">
            <text:p>0.856929664672996</text:p>
          </table:table-cell>
          <table:table-cell office:value-type="float" office:value="0.174050053264902" calcext:value-type="float">
            <text:p>0.174050053264902</text:p>
          </table:table-cell>
          <table:table-cell office:value-type="float" office:value="0.909030041380582" calcext:value-type="float">
            <text:p>0.909030041380582</text:p>
          </table:table-cell>
          <table:table-cell office:value-type="float" office:value="-0.00697923565946979" calcext:value-type="float">
            <text:p>-0.00697923565947</text:p>
          </table:table-cell>
          <table:table-cell office:value-type="float" office:value="0.0498485295684821" calcext:value-type="float">
            <text:p>0.049848529568482</text:p>
          </table:table-cell>
          <table:table-cell office:value-type="float" office:value="0.972854127541291" calcext:value-type="float">
            <text:p>0.972854127541291</text:p>
          </table:table-cell>
          <table:table-cell office:value-type="float" office:value="0.94920867287911" calcext:value-type="float">
            <text:p>0.94920867287911</text:p>
          </table:table-cell>
          <table:table-cell office:value-type="float" office:value="0.971176733480968" calcext:value-type="float">
            <text:p>0.971176733480968</text:p>
          </table:table-cell>
          <table:table-cell office:value-type="float" office:value="0.963946576514748" calcext:value-type="float">
            <text:p>0.963946576514748</text:p>
          </table:table-cell>
          <table:table-cell office:value-type="float" office:value="0.460738324907845" calcext:value-type="float">
            <text:p>0.460738324907845</text:p>
          </table:table-cell>
          <table:table-cell office:value-type="float" office:value="0.91778081137791" calcext:value-type="float">
            <text:p>0.91778081137791</text:p>
          </table:table-cell>
        </table:table-row>
        <table:table-row table:style-name="ro1">
          <table:table-cell/>
          <table:table-cell office:value-type="string" calcext:value-type="string">
            <text:p>TLA</text:p>
          </table:table-cell>
          <table:table-cell office:value-type="float" office:value="0.968656208458198" calcext:value-type="float">
            <text:p>0.968656208458198</text:p>
          </table:table-cell>
          <table:table-cell office:value-type="float" office:value="0.969093427100379" calcext:value-type="float">
            <text:p>0.969093427100379</text:p>
          </table:table-cell>
          <table:table-cell office:value-type="float" office:value="0.956138098425767" calcext:value-type="float">
            <text:p>0.956138098425767</text:p>
          </table:table-cell>
          <table:table-cell office:value-type="float" office:value="0.95884475748149" calcext:value-type="float">
            <text:p>0.95884475748149</text:p>
          </table:table-cell>
          <table:table-cell office:value-type="float" office:value="0.882203202298901" calcext:value-type="float">
            <text:p>0.882203202298901</text:p>
          </table:table-cell>
          <table:table-cell office:value-type="float" office:value="0.977125528024835" calcext:value-type="float">
            <text:p>0.977125528024835</text:p>
          </table:table-cell>
          <table:table-cell office:value-type="float" office:value="-0.114733082737721" calcext:value-type="float">
            <text:p>-0.114733082737721</text:p>
          </table:table-cell>
          <table:table-cell office:value-type="float" office:value="0.180193585325308" calcext:value-type="float">
            <text:p>0.180193585325308</text:p>
          </table:table-cell>
          <table:table-cell office:value-type="float" office:value="0.968696302055128" calcext:value-type="float">
            <text:p>0.968696302055128</text:p>
          </table:table-cell>
          <table:table-cell office:value-type="float" office:value="0.966624855313788" calcext:value-type="float">
            <text:p>0.966624855313788</text:p>
          </table:table-cell>
          <table:table-cell office:value-type="float" office:value="0.982746518687994" calcext:value-type="float">
            <text:p>0.982746518687994</text:p>
          </table:table-cell>
          <table:table-cell office:value-type="float" office:value="0.943411595081882" calcext:value-type="float">
            <text:p>0.943411595081882</text:p>
          </table:table-cell>
          <table:table-cell office:value-type="float" office:value="0.819997379938097" calcext:value-type="float">
            <text:p>0.819997379938097</text:p>
          </table:table-cell>
          <table:table-cell office:value-type="float" office:value="0.979946032972139" calcext:value-type="float">
            <text:p>0.979946032972139</text:p>
          </table:table-cell>
        </table:table-row>
        <table:table-row table:style-name="ro1">
          <table:table-cell/>
          <table:table-cell office:value-type="string" calcext:value-type="string">
            <text:p>XAL</text:p>
          </table:table-cell>
          <table:table-cell office:value-type="float" office:value="0.952857798588902" calcext:value-type="float">
            <text:p>0.952857798588902</text:p>
          </table:table-cell>
          <table:table-cell office:value-type="float" office:value="0.957473338023837" calcext:value-type="float">
            <text:p>0.957473338023837</text:p>
          </table:table-cell>
          <table:table-cell office:value-type="float" office:value="0.904632166652599" calcext:value-type="float">
            <text:p>0.904632166652599</text:p>
          </table:table-cell>
          <table:table-cell office:value-type="float" office:value="0.947748563456387" calcext:value-type="float">
            <text:p>0.947748563456387</text:p>
          </table:table-cell>
          <table:table-cell office:value-type="float" office:value="0.922486115769293" calcext:value-type="float">
            <text:p>0.922486115769293</text:p>
          </table:table-cell>
          <table:table-cell office:value-type="float" office:value="0.972525568570334" calcext:value-type="float">
            <text:p>0.972525568570334</text:p>
          </table:table-cell>
          <table:table-cell office:value-type="float" office:value="0.101222298595545" calcext:value-type="float">
            <text:p>0.101222298595545</text:p>
          </table:table-cell>
          <table:table-cell office:value-type="float" office:value="0.104157687694873" calcext:value-type="float">
            <text:p>0.104157687694873</text:p>
          </table:table-cell>
          <table:table-cell office:value-type="float" office:value="0.96384908084107" calcext:value-type="float">
            <text:p>0.96384908084107</text:p>
          </table:table-cell>
          <table:table-cell office:value-type="float" office:value="0.957827558663088" calcext:value-type="float">
            <text:p>0.957827558663088</text:p>
          </table:table-cell>
          <table:table-cell office:value-type="float" office:value="0.968719982510045" calcext:value-type="float">
            <text:p>0.968719982510045</text:p>
          </table:table-cell>
          <table:table-cell office:value-type="float" office:value="0.964753976535594" calcext:value-type="float">
            <text:p>0.964753976535594</text:p>
          </table:table-cell>
          <table:table-cell office:value-type="float" office:value="0.488550739044854" calcext:value-type="float">
            <text:p>0.488550739044854</text:p>
          </table:table-cell>
          <table:table-cell office:value-type="float" office:value="0.976149599381203" calcext:value-type="float">
            <text:p>0.976149599381203</text:p>
          </table:table-cell>
        </table:table-row>
        <table:table-row table:style-name="ro1">
          <table:table-cell/>
          <table:table-cell office:value-type="string" calcext:value-type="string">
            <text:p>CHO</text:p>
          </table:table-cell>
          <table:table-cell office:value-type="float" office:value="0.468396550342703" calcext:value-type="float">
            <text:p>0.468396550342703</text:p>
          </table:table-cell>
          <table:table-cell office:value-type="float" office:value="0.20817725635274" calcext:value-type="float">
            <text:p>0.20817725635274</text:p>
          </table:table-cell>
          <table:table-cell office:value-type="float" office:value="0.37584559983413" calcext:value-type="float">
            <text:p>0.37584559983413</text:p>
          </table:table-cell>
          <table:table-cell office:value-type="float" office:value="0.263761505208597" calcext:value-type="float">
            <text:p>0.263761505208597</text:p>
          </table:table-cell>
          <table:table-cell office:value-type="float" office:value="-0.139714086368774" calcext:value-type="float">
            <text:p>-0.139714086368774</text:p>
          </table:table-cell>
          <table:table-cell office:value-type="float" office:value="0.0192684599515673" calcext:value-type="float">
            <text:p>0.019268459951567</text:p>
          </table:table-cell>
          <table:table-cell office:value-type="float" office:value="-0.0804415136512337" calcext:value-type="float">
            <text:p>-0.080441513651234</text:p>
          </table:table-cell>
          <table:table-cell office:value-type="float" office:value="-0.102464705864968" calcext:value-type="float">
            <text:p>-0.102464705864968</text:p>
          </table:table-cell>
          <table:table-cell office:value-type="float" office:value="0.322635086899356" calcext:value-type="float">
            <text:p>0.322635086899356</text:p>
          </table:table-cell>
          <table:table-cell office:value-type="float" office:value="0.455309669827046" calcext:value-type="float">
            <text:p>0.455309669827046</text:p>
          </table:table-cell>
          <table:table-cell office:value-type="float" office:value="0.0770637274657903" calcext:value-type="float">
            <text:p>0.07706372746579</text:p>
          </table:table-cell>
          <table:table-cell office:value-type="float" office:value="0.112421754946322" calcext:value-type="float">
            <text:p>0.112421754946322</text:p>
          </table:table-cell>
          <table:table-cell office:value-type="float" office:value="-0.0477744966796463" calcext:value-type="float">
            <text:p>-0.047774496679646</text:p>
          </table:table-cell>
          <table:table-cell office:value-type="float" office:value="0.0982593049454503" calcext:value-type="float">
            <text:p>0.09825930494545</text:p>
          </table:table-cell>
        </table:table-row>
        <table:table-row table:style-name="ro1">
          <table:table-cell/>
          <table:table-cell office:value-type="string" calcext:value-type="string">
            <text:p>BJU</text:p>
          </table:table-cell>
          <table:table-cell office:value-type="float" office:value="0.16325227418114" calcext:value-type="float">
            <text:p>0.16325227418114</text:p>
          </table:table-cell>
          <table:table-cell office:value-type="float" office:value="0.609659713785104" calcext:value-type="float">
            <text:p>0.609659713785104</text:p>
          </table:table-cell>
          <table:table-cell office:value-type="float" office:value="0.235774073743751" calcext:value-type="float">
            <text:p>0.235774073743751</text:p>
          </table:table-cell>
          <table:table-cell office:value-type="float" office:value="0.488077756839577" calcext:value-type="float">
            <text:p>0.488077756839577</text:p>
          </table:table-cell>
          <table:table-cell office:value-type="float" office:value="0.958016056947329" calcext:value-type="float">
            <text:p>0.958016056947329</text:p>
          </table:table-cell>
          <table:table-cell office:value-type="float" office:value="0.944079597520839" calcext:value-type="float">
            <text:p>0.944079597520839</text:p>
          </table:table-cell>
          <table:table-cell office:value-type="float" office:value="-0.680966741046628" calcext:value-type="float">
            <text:p>-0.680966741046628</text:p>
          </table:table-cell>
          <table:table-cell office:value-type="float" office:value="-0.364714382398201" calcext:value-type="float">
            <text:p>-0.364714382398201</text:p>
          </table:table-cell>
          <table:table-cell office:value-type="float" office:value="0.428329632778624" calcext:value-type="float">
            <text:p>0.428329632778624</text:p>
          </table:table-cell>
          <table:table-cell office:value-type="float" office:value="0.750744616030638" calcext:value-type="float">
            <text:p>0.750744616030638</text:p>
          </table:table-cell>
          <table:table-cell office:value-type="float" office:value="0.229164175453522" calcext:value-type="float">
            <text:p>0.229164175453522</text:p>
          </table:table-cell>
          <table:table-cell office:value-type="float" office:value="0.649341386647473" calcext:value-type="float">
            <text:p>0.649341386647473</text:p>
          </table:table-cell>
          <table:table-cell office:value-type="float" office:value="0.910993296097116" calcext:value-type="float">
            <text:p>0.910993296097116</text:p>
          </table:table-cell>
          <table:table-cell office:value-type="float" office:value="0.660086626606683" calcext:value-type="float">
            <text:p>0.660086626606683</text:p>
          </table:table-cell>
        </table:table-row>
        <table:table-row table:style-name="ro1">
          <table:table-cell/>
          <table:table-cell table:style-name="ce2" office:value-type="string" calcext:value-type="string">
            <text:p>Promedio</text:p>
          </table:table-cell>
          <table:table-cell table:style-name="ce2" table:formula="of:=AVERAGE([.C90:.C111])" office:value-type="float" office:value="0.530767465024606" calcext:value-type="float">
            <text:p>0.530767465024606</text:p>
          </table:table-cell>
          <table:table-cell table:style-name="ce2" table:formula="of:=AVERAGE([.D90:.D111])" office:value-type="float" office:value="0.416480898930266" calcext:value-type="float">
            <text:p>0.416480898930266</text:p>
          </table:table-cell>
          <table:table-cell table:style-name="ce2" table:formula="of:=AVERAGE([.E90:.E111])" office:value-type="float" office:value="0.434896464890004" calcext:value-type="float">
            <text:p>0.434896464890004</text:p>
          </table:table-cell>
          <table:table-cell table:style-name="ce2" table:formula="of:=AVERAGE([.F90:.F111])" office:value-type="float" office:value="0.521080350164164" calcext:value-type="float">
            <text:p>0.521080350164164</text:p>
          </table:table-cell>
          <table:table-cell table:style-name="ce2" table:formula="of:=AVERAGE([.G90:.G111])" office:value-type="float" office:value="0.386583188969242" calcext:value-type="float">
            <text:p>0.386583188969242</text:p>
          </table:table-cell>
          <table:table-cell table:style-name="ce2" table:formula="of:=AVERAGE([.H90:.H111])" office:value-type="float" office:value="0.443877572272732" calcext:value-type="float">
            <text:p>0.443877572272732</text:p>
          </table:table-cell>
          <table:table-cell table:style-name="ce2" table:formula="of:=AVERAGE([.I90:.I111])" office:value-type="float" office:value="-1.35506482980908" calcext:value-type="float">
            <text:p>-1.35506482980908</text:p>
          </table:table-cell>
          <table:table-cell table:style-name="ce2" table:formula="of:=AVERAGE([.J90:.J111])" office:value-type="float" office:value="-1.01821240974054" calcext:value-type="float">
            <text:p>-1.01821240974054</text:p>
          </table:table-cell>
          <table:table-cell table:style-name="ce2" table:formula="of:=AVERAGE([.K90:.K111])" office:value-type="float" office:value="0.483797113636599" calcext:value-type="float">
            <text:p>0.483797113636599</text:p>
          </table:table-cell>
          <table:table-cell table:style-name="ce2" table:formula="of:=AVERAGE([.L90:.L111])" office:value-type="float" office:value="0.455883068050347" calcext:value-type="float">
            <text:p>0.455883068050347</text:p>
          </table:table-cell>
          <table:table-cell table:style-name="ce2" table:formula="of:=AVERAGE([.M90:.M111])" office:value-type="float" office:value="0.524558502546843" calcext:value-type="float">
            <text:p>0.524558502546843</text:p>
          </table:table-cell>
          <table:table-cell table:style-name="ce2" table:formula="of:=AVERAGE([.N90:.N111])" office:value-type="float" office:value="0.486023367125588" calcext:value-type="float">
            <text:p>0.486023367125588</text:p>
          </table:table-cell>
          <table:table-cell table:style-name="ce2" table:formula="of:=AVERAGE([.O90:.O111])" office:value-type="float" office:value="0.336614103413882" calcext:value-type="float">
            <text:p>0.336614103413882</text:p>
          </table:table-cell>
          <table:table-cell table:style-name="ce2" table:formula="of:=AVERAGE([.P90:.P111])" office:value-type="float" office:value="0.438096508351637" calcext:value-type="float">
            <text:p>0.43809650835163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MX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9">00/00/0000</text:date>, <text:time style:data-style-name="N2" text:time-value="12:35:00.585337716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8T15:34:11.279717999</meta:creation-date>
    <dc:date>2017-09-19T12:45:09.812890095</dc:date>
    <meta:editing-duration>PT1H41M32S</meta:editing-duration>
    <meta:editing-cycles>11</meta:editing-cycles>
    <meta:generator>LibreOffice/5.3.6.1$Linux_X86_64 LibreOffice_project/30$Build-1</meta:generator>
    <meta:document-statistic meta:table-count="1" meta:cell-count="1444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1" number:language="es" number:country="MX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1001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1001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10011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10011">
      <style:chart-properties chart:symbol-type="none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3" style:family="chart" style:data-style-name="N10011">
      <style:chart-properties chart:symbol-type="none" chart:link-data-style-to-source="tru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4" style:family="chart" style:data-style-name="N10011">
      <style:chart-properties chart:symbol-type="none" chart:link-data-style-to-source="true"/>
      <style:graphic-properties svg:stroke-width="0.08cm" svg:stroke-color="#83caff" draw:fill-color="#83caff" dr3d:edge-rounding="5%"/>
      <style:text-properties fo:font-size="10pt" style:font-size-asian="10pt" style:font-size-complex="10pt"/>
    </style:style>
    <style:style style:name="ch15" style:family="chart" style:data-style-name="N10011">
      <style:chart-properties chart:symbol-type="none" chart:link-data-style-to-source="true"/>
      <style:graphic-properties svg:stroke-width="0.08cm" svg:stroke-color="#314004" draw:fill-color="#314004" dr3d:edge-rounding="5%"/>
      <style:text-properties fo:font-size="10pt" style:font-size-asian="10pt" style:font-size-complex="10pt"/>
    </style:style>
    <style:style style:name="ch16" style:family="chart" style:data-style-name="N10011">
      <style:chart-properties chart:symbol-type="none" chart:link-data-style-to-source="true"/>
      <style:graphic-properties svg:stroke-width="0.08cm" svg:stroke-color="#aecf00" draw:fill-color="#aecf00" dr3d:edge-rounding="5%"/>
      <style:text-properties fo:font-size="10pt" style:font-size-asian="10pt" style:font-size-complex="10pt"/>
    </style:style>
    <style:style style:name="ch17" style:family="chart" style:data-style-name="N10011">
      <style:chart-properties chart:symbol-type="none" chart:link-data-style-to-source="true"/>
      <style:graphic-properties svg:stroke-width="0.08cm" svg:stroke-color="#4b1f6f" draw:fill-color="#4b1f6f" dr3d:edge-rounding="5%"/>
      <style:text-properties fo:font-size="10pt" style:font-size-asian="10pt" style:font-size-complex="10pt"/>
    </style:style>
    <style:style style:name="ch18" style:family="chart" style:data-style-name="N10011">
      <style:chart-properties chart:symbol-type="none" chart:link-data-style-to-source="true"/>
      <style:graphic-properties svg:stroke-width="0.08cm" svg:stroke-color="#ff950e" draw:fill-color="#ff950e" dr3d:edge-rounding="5%"/>
      <style:text-properties fo:font-size="10pt" style:font-size-asian="10pt" style:font-size-complex="10pt"/>
    </style:style>
    <style:style style:name="ch19" style:family="chart" style:data-style-name="N10011">
      <style:chart-properties chart:symbol-type="none" chart:link-data-style-to-source="true"/>
      <style:graphic-properties svg:stroke-width="0.08cm" svg:stroke-color="#c5000b" draw:fill-color="#c5000b" dr3d:edge-rounding="5%"/>
      <style:text-properties fo:font-size="10pt" style:font-size-asian="10pt" style:font-size-complex="10pt"/>
    </style:style>
    <style:style style:name="ch20" style:family="chart" style:data-style-name="N10011">
      <style:chart-properties chart:symbol-type="none" chart:link-data-style-to-source="true"/>
      <style:graphic-properties svg:stroke-width="0.08cm" svg:stroke-color="#0084d1" draw:fill-color="#0084d1" dr3d:edge-rounding="5%"/>
      <style:text-properties fo:font-size="10pt" style:font-size-asian="10pt" style:font-size-complex="10pt"/>
    </style:style>
    <style:style style:name="ch21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2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3" style:family="chart">
      <style:graphic-properties draw:stroke="solid" svg:stroke-color="#b3b3b3" draw:fill="none" draw:fill-color="#e6e6e6"/>
    </style:style>
    <style:style style:name="ch24" style:family="chart">
      <style:graphic-properties svg:stroke-color="#b3b3b3" draw:fill-color="#cccccc"/>
    </style:style>
  </office:automatic-styles>
  <office:body>
    <office:chart>
      <chart:chart svg:width="19.982cm" svg:height="11.24cm" xlink:href=".." xlink:type="simple" chart:class="chart:line" chart:style-name="ch1">
        <chart:title svg:x="9.286cm" svg:y="0.36cm" chart:style-name="ch2">
          <text:p>MAPE</text:p>
        </chart:title>
        <chart:legend chart:legend-position="end" svg:x="17.685cm" svg:y="2.826cm" style:legend-expansion="high" chart:style-name="ch3"/>
        <chart:plot-area chart:style-name="ch4" table:cell-range-address="Hoja1.B4:Hoja1.P28" chart:data-source-has-labels="both" svg:x="0.566cm" svg:y="1.011cm" svg:width="16.54cm" svg:height="8.879cm">
          <chartooo:coordinate-region svg:x="1.175cm" svg:y="1.157cm" svg:width="15.828cm" svg:height="7.248cm"/>
          <chart:axis chart:dimension="x" chart:name="primary-x" chart:style-name="ch5" chartooo:axis-type="auto">
            <chartooo:date-scale/>
            <chart:title svg:x="7.985cm" svg:y="10.115cm" chart:style-name="ch6">
              <text:p>Estaciones</text:p>
            </chart:title>
            <chart:categories table:cell-range-address="Hoja1.B6:Hoja1.B28"/>
          </chart:axis>
          <chart:axis chart:dimension="y" chart:name="primary-y" chart:style-name="ch5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Hoja1.C6:Hoja1.C28" chart:label-cell-address="Hoja1.C4:Hoja1.C5" chart:class="chart:line">
            <chart:data-point chart:repeated="23"/>
          </chart:series>
          <chart:series chart:attached-axis="primary-y" chart:style-name="ch10" chart:values-cell-range-address="Hoja1.D6:Hoja1.D28" chart:label-cell-address="Hoja1.D4:Hoja1.D5" chart:class="chart:line">
            <chart:data-point chart:repeated="23"/>
          </chart:series>
          <chart:series chart:attached-axis="primary-y" chart:style-name="ch11" chart:values-cell-range-address="Hoja1.E6:Hoja1.E28" chart:label-cell-address="Hoja1.E4:Hoja1.E5" chart:class="chart:line">
            <chart:data-point chart:repeated="23"/>
          </chart:series>
          <chart:series chart:attached-axis="secondary-y" chart:style-name="ch12" chart:values-cell-range-address="Hoja1.F6:Hoja1.F28" chart:label-cell-address="Hoja1.F4:Hoja1.F5" chart:class="chart:line">
            <chart:data-point chart:repeated="23"/>
          </chart:series>
          <chart:series chart:attached-axis="secondary-y" chart:style-name="ch13" chart:values-cell-range-address="Hoja1.G6:Hoja1.G28" chart:label-cell-address="Hoja1.G4:Hoja1.G5" chart:class="chart:line">
            <chart:data-point chart:repeated="23"/>
          </chart:series>
          <chart:series chart:attached-axis="secondary-y" chart:style-name="ch14" chart:values-cell-range-address="Hoja1.H6:Hoja1.H28" chart:label-cell-address="Hoja1.H4:Hoja1.H5" chart:class="chart:line">
            <chart:data-point chart:repeated="23"/>
          </chart:series>
          <chart:series chart:attached-axis="primary-y" chart:style-name="ch15" chart:values-cell-range-address="Hoja1.I6:Hoja1.I28" chart:label-cell-address="Hoja1.I4:Hoja1.I5" chart:class="chart:line">
            <chart:data-point chart:repeated="23"/>
          </chart:series>
          <chart:series chart:attached-axis="primary-y" chart:style-name="ch16" chart:values-cell-range-address="Hoja1.J6:Hoja1.J28" chart:label-cell-address="Hoja1.J4:Hoja1.J5" chart:class="chart:line">
            <chart:data-point chart:repeated="23"/>
          </chart:series>
          <chart:series chart:attached-axis="primary-y" chart:style-name="ch17" chart:values-cell-range-address="Hoja1.K6:Hoja1.K28" chart:label-cell-address="Hoja1.K4:Hoja1.K5" chart:class="chart:line">
            <chart:data-point chart:repeated="23"/>
          </chart:series>
          <chart:series chart:attached-axis="primary-y" chart:style-name="ch18" chart:values-cell-range-address="Hoja1.L6:Hoja1.L28" chart:label-cell-address="Hoja1.L4:Hoja1.L5" chart:class="chart:line">
            <chart:data-point chart:repeated="23"/>
          </chart:series>
          <chart:series chart:attached-axis="primary-y" chart:style-name="ch19" chart:values-cell-range-address="Hoja1.M6:Hoja1.M28" chart:label-cell-address="Hoja1.M4:Hoja1.M5" chart:class="chart:line">
            <chart:data-point chart:repeated="23"/>
          </chart:series>
          <chart:series chart:attached-axis="primary-y" chart:style-name="ch20" chart:values-cell-range-address="Hoja1.N6:Hoja1.N28" chart:label-cell-address="Hoja1.N4:Hoja1.N5" chart:class="chart:line">
            <chart:data-point chart:repeated="23"/>
          </chart:series>
          <chart:series chart:attached-axis="primary-y" chart:style-name="ch21" chart:values-cell-range-address="Hoja1.O6:Hoja1.O28" chart:label-cell-address="Hoja1.O4:Hoja1.O5" chart:class="chart:line">
            <chart:data-point chart:repeated="23"/>
          </chart:series>
          <chart:series chart:attached-axis="primary-y" chart:style-name="ch22" chart:values-cell-range-address="Hoja1.P6:Hoja1.P28" chart:label-cell-address="Hoja1.P4:Hoja1.P5" chart:class="chart:line">
            <chart:data-point chart:repeated="23"/>
          </chart:series>
          <chart:wall chart:style-name="ch23"/>
          <chart:floor chart:style-name="ch2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C</text:p>
                <text:list>
                  <text:list-item>
                    <text:p/>
                  </text:list-item>
                  <text:list-item>
                    <text:p>CC</text:p>
                  </text:list-item>
                </text:list>
                <draw:g>
                  <svg:desc>Hoja1.C4:Hoja1.C5</svg:desc>
                </draw:g>
              </table:table-cell>
              <table:table-cell office:value-type="string">
                <text:p>CP</text:p>
                <text:list>
                  <text:list-item>
                    <text:p/>
                  </text:list-item>
                  <text:list-item>
                    <text:p>CP</text:p>
                  </text:list-item>
                </text:list>
                <draw:g>
                  <svg:desc>Hoja1.D4:Hoja1.D5</svg:desc>
                </draw:g>
              </table:table-cell>
              <table:table-cell office:value-type="string">
                <text:p>LC</text:p>
                <text:list>
                  <text:list-item>
                    <text:p/>
                  </text:list-item>
                  <text:list-item>
                    <text:p>LC</text:p>
                  </text:list-item>
                </text:list>
                <draw:g>
                  <svg:desc>Hoja1.E4:Hoja1.E5</svg:desc>
                </draw:g>
              </table:table-cell>
              <table:table-cell office:value-type="string">
                <text:p>LP</text:p>
                <text:list>
                  <text:list-item>
                    <text:p/>
                  </text:list-item>
                  <text:list-item>
                    <text:p>LP</text:p>
                  </text:list-item>
                </text:list>
                <draw:g>
                  <svg:desc>Hoja1.F4:Hoja1.F5</svg:desc>
                </draw:g>
              </table:table-cell>
              <table:table-cell office:value-type="string">
                <text:p>CM</text:p>
                <text:list>
                  <text:list-item>
                    <text:p/>
                  </text:list-item>
                  <text:list-item>
                    <text:p>CM</text:p>
                  </text:list-item>
                </text:list>
                <draw:g>
                  <svg:desc>Hoja1.G4:Hoja1.G5</svg:desc>
                </draw:g>
              </table:table-cell>
              <table:table-cell office:value-type="string">
                <text:p>LM</text:p>
                <text:list>
                  <text:list-item>
                    <text:p/>
                  </text:list-item>
                  <text:list-item>
                    <text:p>LM</text:p>
                  </text:list-item>
                </text:list>
                <draw:g>
                  <svg:desc>Hoja1.H4:Hoja1.H5</svg:desc>
                </draw:g>
              </table:table-cell>
              <table:table-cell office:value-type="string">
                <text:p>GCC</text:p>
                <text:list>
                  <text:list-item>
                    <text:p/>
                  </text:list-item>
                  <text:list-item>
                    <text:p>GCC</text:p>
                  </text:list-item>
                </text:list>
                <draw:g>
                  <svg:desc>Hoja1.I4:Hoja1.I5</svg:desc>
                </draw:g>
              </table:table-cell>
              <table:table-cell office:value-type="string">
                <text:p>GLC</text:p>
                <text:list>
                  <text:list-item>
                    <text:p/>
                  </text:list-item>
                  <text:list-item>
                    <text:p>GLC</text:p>
                  </text:list-item>
                </text:list>
                <draw:g>
                  <svg:desc>Hoja1.J4:Hoja1.J5</svg:desc>
                </draw:g>
              </table:table-cell>
              <table:table-cell office:value-type="string">
                <text:p>CBB</text:p>
                <text:list>
                  <text:list-item>
                    <text:p/>
                  </text:list-item>
                  <text:list-item>
                    <text:p>CBB</text:p>
                  </text:list-item>
                </text:list>
                <draw:g>
                  <svg:desc>Hoja1.K4:Hoja1.K5</svg:desc>
                </draw:g>
              </table:table-cell>
              <table:table-cell office:value-type="string">
                <text:p>LCB</text:p>
                <text:list>
                  <text:list-item>
                    <text:p/>
                  </text:list-item>
                  <text:list-item>
                    <text:p>LCB</text:p>
                  </text:list-item>
                </text:list>
                <draw:g>
                  <svg:desc>Hoja1.L4:Hoja1.L5</svg:desc>
                </draw:g>
              </table:table-cell>
              <table:table-cell office:value-type="string">
                <text:p>CPB</text:p>
                <text:list>
                  <text:list-item>
                    <text:p/>
                  </text:list-item>
                  <text:list-item>
                    <text:p>CPB</text:p>
                  </text:list-item>
                </text:list>
                <draw:g>
                  <svg:desc>Hoja1.M4:Hoja1.M5</svg:desc>
                </draw:g>
              </table:table-cell>
              <table:table-cell office:value-type="string">
                <text:p>LPB</text:p>
                <text:list>
                  <text:list-item>
                    <text:p/>
                  </text:list-item>
                  <text:list-item>
                    <text:p>LPB</text:p>
                  </text:list-item>
                </text:list>
                <draw:g>
                  <svg:desc>Hoja1.N4:Hoja1.N5</svg:desc>
                </draw:g>
              </table:table-cell>
              <table:table-cell office:value-type="string">
                <text:p>CC16</text:p>
                <text:list>
                  <text:list-item>
                    <text:p/>
                  </text:list-item>
                  <text:list-item>
                    <text:p>CC16</text:p>
                  </text:list-item>
                </text:list>
                <draw:g>
                  <svg:desc>Hoja1.O4:Hoja1.O5</svg:desc>
                </draw:g>
              </table:table-cell>
              <table:table-cell office:value-type="string">
                <text:p>LC16</text:p>
                <text:list>
                  <text:list-item>
                    <text:p/>
                  </text:list-item>
                  <text:list-item>
                    <text:p>LC16</text:p>
                  </text:list-item>
                </text:list>
                <draw:g>
                  <svg:desc>Hoja1.P4:Hoja1.P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JM</text:p>
                <draw:g>
                  <svg:desc>Hoja1.B6:Hoja1.B28</svg:desc>
                </draw:g>
              </table:table-cell>
              <table:table-cell office:value-type="float" office:value="0.0343706690278033">
                <text:p>0.0343706690278033</text:p>
                <draw:g>
                  <svg:desc>Hoja1.C6:Hoja1.C28</svg:desc>
                </draw:g>
              </table:table-cell>
              <table:table-cell office:value-type="float" office:value="0.0286846136244513">
                <text:p>0.0286846136244513</text:p>
                <draw:g>
                  <svg:desc>Hoja1.D6:Hoja1.D28</svg:desc>
                </draw:g>
              </table:table-cell>
              <table:table-cell office:value-type="float" office:value="0.0272254189599295">
                <text:p>0.0272254189599295</text:p>
                <draw:g>
                  <svg:desc>Hoja1.E6:Hoja1.E28</svg:desc>
                </draw:g>
              </table:table-cell>
              <table:table-cell office:value-type="float" office:value="0.0223763823709777">
                <text:p>0.0223763823709777</text:p>
                <draw:g>
                  <svg:desc>Hoja1.F6:Hoja1.F28</svg:desc>
                </draw:g>
              </table:table-cell>
              <table:table-cell office:value-type="float" office:value="0.011240251621985">
                <text:p>0.011240251621985</text:p>
                <draw:g>
                  <svg:desc>Hoja1.G6:Hoja1.G28</svg:desc>
                </draw:g>
              </table:table-cell>
              <table:table-cell office:value-type="float" office:value="0.0605934985064576">
                <text:p>0.0605934985064576</text:p>
                <draw:g>
                  <svg:desc>Hoja1.H6:Hoja1.H28</svg:desc>
                </draw:g>
              </table:table-cell>
              <table:table-cell office:value-type="float" office:value="0.0115723717030895">
                <text:p>0.0115723717030895</text:p>
                <draw:g>
                  <svg:desc>Hoja1.I6:Hoja1.I28</svg:desc>
                </draw:g>
              </table:table-cell>
              <table:table-cell office:value-type="float" office:value="0.0122653913032728">
                <text:p>0.0122653913032728</text:p>
                <draw:g>
                  <svg:desc>Hoja1.J6:Hoja1.J28</svg:desc>
                </draw:g>
              </table:table-cell>
              <table:table-cell office:value-type="float" office:value="0.0269446044095329">
                <text:p>0.0269446044095329</text:p>
                <draw:g>
                  <svg:desc>Hoja1.K6:Hoja1.K28</svg:desc>
                </draw:g>
              </table:table-cell>
              <table:table-cell office:value-type="float" office:value="0.0480535873660926">
                <text:p>0.0480535873660926</text:p>
                <draw:g>
                  <svg:desc>Hoja1.L6:Hoja1.L28</svg:desc>
                </draw:g>
              </table:table-cell>
              <table:table-cell office:value-type="float" office:value="0.024278002710814">
                <text:p>0.024278002710814</text:p>
                <draw:g>
                  <svg:desc>Hoja1.M6:Hoja1.M28</svg:desc>
                </draw:g>
              </table:table-cell>
              <table:table-cell office:value-type="float" office:value="0.022658241111088">
                <text:p>0.022658241111088</text:p>
                <draw:g>
                  <svg:desc>Hoja1.N6:Hoja1.N28</svg:desc>
                </draw:g>
              </table:table-cell>
              <table:table-cell office:value-type="float" office:value="0.0331583199189416">
                <text:p>0.0331583199189416</text:p>
                <draw:g>
                  <svg:desc>Hoja1.O6:Hoja1.O28</svg:desc>
                </draw:g>
              </table:table-cell>
              <table:table-cell office:value-type="float" office:value="0.0414154839512532">
                <text:p>0.0414154839512532</text:p>
                <draw:g>
                  <svg:desc>Hoja1.P6:Hoja1.P28</svg:desc>
                </draw:g>
              </table:table-cell>
            </table:table-row>
            <table:table-row>
              <table:table-cell office:value-type="string">
                <text:p>MGH</text:p>
              </table:table-cell>
              <table:table-cell office:value-type="float" office:value="0.100466793835456">
                <text:p>0.100466793835456</text:p>
              </table:table-cell>
              <table:table-cell office:value-type="float" office:value="0.0818470090671486">
                <text:p>0.0818470090671486</text:p>
              </table:table-cell>
              <table:table-cell office:value-type="float" office:value="0.0404514580572181">
                <text:p>0.0404514580572181</text:p>
              </table:table-cell>
              <table:table-cell office:value-type="float" office:value="0.100275594165794">
                <text:p>0.100275594165794</text:p>
              </table:table-cell>
              <table:table-cell office:value-type="float" office:value="0.0299290918445039">
                <text:p>0.0299290918445039</text:p>
              </table:table-cell>
              <table:table-cell office:value-type="float" office:value="0.0169203797973732">
                <text:p>0.0169203797973732</text:p>
              </table:table-cell>
              <table:table-cell office:value-type="float" office:value="0.0422734695094195">
                <text:p>0.0422734695094195</text:p>
              </table:table-cell>
              <table:table-cell office:value-type="float" office:value="0.0200050937479663">
                <text:p>0.0200050937479663</text:p>
              </table:table-cell>
              <table:table-cell office:value-type="float" office:value="0.079464240383667">
                <text:p>0.079464240383667</text:p>
              </table:table-cell>
              <table:table-cell office:value-type="float" office:value="0.0390996399413067">
                <text:p>0.0390996399413067</text:p>
              </table:table-cell>
              <table:table-cell office:value-type="float" office:value="0.0386140243635651">
                <text:p>0.0386140243635651</text:p>
              </table:table-cell>
              <table:table-cell office:value-type="float" office:value="0.0567459139062471">
                <text:p>0.0567459139062471</text:p>
              </table:table-cell>
              <table:table-cell office:value-type="float" office:value="0.0630392658187326">
                <text:p>0.0630392658187326</text:p>
              </table:table-cell>
              <table:table-cell office:value-type="float" office:value="0.0166602023571168">
                <text:p>0.0166602023571168</text:p>
              </table:table-cell>
            </table:table-row>
            <table:table-row>
              <table:table-cell office:value-type="string">
                <text:p>CCA</text:p>
              </table:table-cell>
              <table:table-cell office:value-type="float" office:value="0.0802289235148821">
                <text:p>0.0802289235148821</text:p>
              </table:table-cell>
              <table:table-cell office:value-type="float" office:value="0.064155973437226">
                <text:p>0.064155973437226</text:p>
              </table:table-cell>
              <table:table-cell office:value-type="float" office:value="0.0922554788089229">
                <text:p>0.0922554788089229</text:p>
              </table:table-cell>
              <table:table-cell office:value-type="float" office:value="0.0804093758150767">
                <text:p>0.0804093758150767</text:p>
              </table:table-cell>
              <table:table-cell office:value-type="float" office:value="0.0268476839507461">
                <text:p>0.0268476839507461</text:p>
              </table:table-cell>
              <table:table-cell office:value-type="float" office:value="0.0357400720388201">
                <text:p>0.0357400720388201</text:p>
              </table:table-cell>
              <table:table-cell office:value-type="float" office:value="4.99353847756277">
                <text:p>4.99353847756277</text:p>
              </table:table-cell>
              <table:table-cell office:value-type="float" office:value="0.0424789629392557">
                <text:p>0.0424789629392557</text:p>
              </table:table-cell>
              <table:table-cell office:value-type="float" office:value="0.103750681024564">
                <text:p>0.103750681024564</text:p>
              </table:table-cell>
              <table:table-cell office:value-type="float" office:value="0.0909004584665672">
                <text:p>0.0909004584665672</text:p>
              </table:table-cell>
              <table:table-cell office:value-type="float" office:value="0.064101112658714">
                <text:p>0.064101112658714</text:p>
              </table:table-cell>
              <table:table-cell office:value-type="float" office:value="0.173094034360865">
                <text:p>0.173094034360865</text:p>
              </table:table-cell>
              <table:table-cell office:value-type="float" office:value="0.0268365242551445">
                <text:p>0.0268365242551445</text:p>
              </table:table-cell>
              <table:table-cell office:value-type="float" office:value="0.0275746886149235">
                <text:p>0.0275746886149235</text:p>
              </table:table-cell>
            </table:table-row>
            <table:table-row>
              <table:table-cell office:value-type="string">
                <text:p>SFE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594280357412033">
                <text:p>0.0594280357412033</text:p>
              </table:table-cell>
              <table:table-cell office:value-type="float" office:value="0.0626281332698303">
                <text:p>0.0626281332698303</text:p>
              </table:table-cell>
              <table:table-cell office:value-type="float" office:value="0.0775427615227786">
                <text:p>0.0775427615227786</text:p>
              </table:table-cell>
              <table:table-cell office:value-type="float" office:value="0.0796206760560228">
                <text:p>0.07962067605602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643865703768771">
                <text:p>0.0643865703768771</text:p>
              </table:table-cell>
              <table:table-cell office:value-type="float" office:value="0.111835337093689">
                <text:p>0.111835337093689</text:p>
              </table:table-cell>
            </table:table-row>
            <table:table-row>
              <table:table-cell office:value-type="string">
                <text:p>UAX</text:p>
              </table:table-cell>
              <table:table-cell office:value-type="float" office:value="0.0853104186888883">
                <text:p>0.0853104186888883</text:p>
              </table:table-cell>
              <table:table-cell office:value-type="float" office:value="0.0684986378875791">
                <text:p>0.0684986378875791</text:p>
              </table:table-cell>
              <table:table-cell office:value-type="float" office:value="0.0635274314918262">
                <text:p>0.0635274314918262</text:p>
              </table:table-cell>
              <table:table-cell office:value-type="float" office:value="0.0512757460309844">
                <text:p>0.0512757460309844</text:p>
              </table:table-cell>
              <table:table-cell office:value-type="float" office:value="0.0557896563877796">
                <text:p>0.0557896563877796</text:p>
              </table:table-cell>
              <table:table-cell office:value-type="float" office:value="0.0240567850802179">
                <text:p>0.0240567850802179</text:p>
              </table:table-cell>
              <table:table-cell office:value-type="float" office:value="0.0381923533336592">
                <text:p>0.0381923533336592</text:p>
              </table:table-cell>
              <table:table-cell office:value-type="float" office:value="0.0371314913540738">
                <text:p>0.0371314913540738</text:p>
              </table:table-cell>
              <table:table-cell office:value-type="float" office:value="0.0683680139877206">
                <text:p>0.0683680139877206</text:p>
              </table:table-cell>
              <table:table-cell office:value-type="float" office:value="0.0547552927887008">
                <text:p>0.0547552927887008</text:p>
              </table:table-cell>
              <table:table-cell office:value-type="float" office:value="0.0694376551116854">
                <text:p>0.0694376551116854</text:p>
              </table:table-cell>
              <table:table-cell office:value-type="float" office:value="0.0600229843600462">
                <text:p>0.0600229843600462</text:p>
              </table:table-cell>
              <table:table-cell office:value-type="float" office:value="0.0454061174494536">
                <text:p>0.0454061174494536</text:p>
              </table:table-cell>
              <table:table-cell office:value-type="float" office:value="0.0269460554175041">
                <text:p>0.0269460554175041</text:p>
              </table:table-cell>
            </table:table-row>
            <table:table-row>
              <table:table-cell office:value-type="string">
                <text:p>CUA</text:p>
              </table:table-cell>
              <table:table-cell office:value-type="float" office:value="0.00859388387356552">
                <text:p>0.00859388387356552</text:p>
              </table:table-cell>
              <table:table-cell office:value-type="float" office:value="0.00963898864758763">
                <text:p>0.00963898864758763</text:p>
              </table:table-cell>
              <table:table-cell office:value-type="float" office:value="0.012715909825137">
                <text:p>0.012715909825137</text:p>
              </table:table-cell>
              <table:table-cell office:value-type="float" office:value="0.00686386680234059">
                <text:p>0.00686386680234059</text:p>
              </table:table-cell>
              <table:table-cell office:value-type="float" office:value="0.00292352119388802">
                <text:p>0.00292352119388802</text:p>
              </table:table-cell>
              <table:table-cell office:value-type="float" office:value="0.00377706709038909">
                <text:p>0.00377706709038909</text:p>
              </table:table-cell>
              <table:table-cell office:value-type="float" office:value="0.0159518742107706">
                <text:p>0.0159518742107706</text:p>
              </table:table-cell>
              <table:table-cell office:value-type="float" office:value="0.0212400437733216">
                <text:p>0.0212400437733216</text:p>
              </table:table-cell>
              <table:table-cell office:value-type="float" office:value="0.00811527564850346">
                <text:p>0.00811527564850346</text:p>
              </table:table-cell>
              <table:table-cell office:value-type="float" office:value="0.0141699157166634">
                <text:p>0.0141699157166634</text:p>
              </table:table-cell>
              <table:table-cell office:value-type="float" office:value="0.00821592943441801">
                <text:p>0.00821592943441801</text:p>
              </table:table-cell>
              <table:table-cell office:value-type="float" office:value="0.0153689527882174">
                <text:p>0.0153689527882174</text:p>
              </table:table-cell>
              <table:table-cell office:value-type="float" office:value="0.00969176509782865">
                <text:p>0.00969176509782865</text:p>
              </table:table-cell>
              <table:table-cell office:value-type="float" office:value="0.00507811688787882">
                <text:p>0.00507811688787882</text:p>
              </table:table-cell>
            </table:table-row>
            <table:table-row>
              <table:table-cell office:value-type="string">
                <text:p>NEZ</text:p>
              </table:table-cell>
              <table:table-cell office:value-type="float" office:value="0.0687844359660697">
                <text:p>0.0687844359660697</text:p>
              </table:table-cell>
              <table:table-cell office:value-type="float" office:value="0.0679408899055377">
                <text:p>0.0679408899055377</text:p>
              </table:table-cell>
              <table:table-cell office:value-type="float" office:value="0.0753964275949433">
                <text:p>0.0753964275949433</text:p>
              </table:table-cell>
              <table:table-cell office:value-type="float" office:value="0.0740596499053097">
                <text:p>0.0740596499053097</text:p>
              </table:table-cell>
              <table:table-cell office:value-type="float" office:value="0.0201154551547723">
                <text:p>0.0201154551547723</text:p>
              </table:table-cell>
              <table:table-cell office:value-type="float" office:value="0.0311881650050267">
                <text:p>0.0311881650050267</text:p>
              </table:table-cell>
              <table:table-cell office:value-type="float" office:value="0.0370808400979892">
                <text:p>0.0370808400979892</text:p>
              </table:table-cell>
              <table:table-cell office:value-type="float" office:value="0.0447154483803021">
                <text:p>0.0447154483803021</text:p>
              </table:table-cell>
              <table:table-cell office:value-type="float" office:value="0.110835289168994">
                <text:p>0.110835289168994</text:p>
              </table:table-cell>
              <table:table-cell office:value-type="float" office:value="0.0931940028734742">
                <text:p>0.0931940028734742</text:p>
              </table:table-cell>
              <table:table-cell office:value-type="float" office:value="0.0509443367041401">
                <text:p>0.0509443367041401</text:p>
              </table:table-cell>
              <table:table-cell office:value-type="float" office:value="0.0610317212670234">
                <text:p>0.0610317212670234</text:p>
              </table:table-cell>
              <table:table-cell office:value-type="float" office:value="0.0304984077395246">
                <text:p>0.0304984077395246</text:p>
              </table:table-cell>
              <table:table-cell office:value-type="float" office:value="0.0258971061296206">
                <text:p>0.0258971061296206</text:p>
              </table:table-cell>
            </table:table-row>
            <table:table-row>
              <table:table-cell office:value-type="string">
                <text:p>CAM</text:p>
              </table:table-cell>
              <table:table-cell office:value-type="float" office:value="0.124061633174577">
                <text:p>0.124061633174577</text:p>
              </table:table-cell>
              <table:table-cell office:value-type="float" office:value="0.0776471557259273">
                <text:p>0.0776471557259273</text:p>
              </table:table-cell>
              <table:table-cell office:value-type="float" office:value="0.079502473929148">
                <text:p>0.079502473929148</text:p>
              </table:table-cell>
              <table:table-cell office:value-type="float" office:value="0.0750151810031124">
                <text:p>0.0750151810031124</text:p>
              </table:table-cell>
              <table:table-cell office:value-type="float" office:value="0.023207280232834">
                <text:p>0.023207280232834</text:p>
              </table:table-cell>
              <table:table-cell office:value-type="float" office:value="0.0302737659236682">
                <text:p>0.0302737659236682</text:p>
              </table:table-cell>
              <table:table-cell office:value-type="float" office:value="0.0312495075778573">
                <text:p>0.0312495075778573</text:p>
              </table:table-cell>
              <table:table-cell office:value-type="float" office:value="0.0236157780648953">
                <text:p>0.0236157780648953</text:p>
              </table:table-cell>
              <table:table-cell office:value-type="float" office:value="0.0686537750899722">
                <text:p>0.0686537750899722</text:p>
              </table:table-cell>
              <table:table-cell office:value-type="float" office:value="0.0903511000916766">
                <text:p>0.0903511000916766</text:p>
              </table:table-cell>
              <table:table-cell office:value-type="float" office:value="0.0699116947680199">
                <text:p>0.0699116947680199</text:p>
              </table:table-cell>
              <table:table-cell office:value-type="float" office:value="0.0590848217380858">
                <text:p>0.0590848217380858</text:p>
              </table:table-cell>
              <table:table-cell office:value-type="float" office:value="0.0418427090285998">
                <text:p>0.0418427090285998</text:p>
              </table:table-cell>
              <table:table-cell office:value-type="float" office:value="0.045534697886818">
                <text:p>0.045534697886818</text:p>
              </table:table-cell>
            </table:table-row>
            <table:table-row>
              <table:table-cell office:value-type="string">
                <text:p>LPR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218369789957564">
                <text:p>0.0218369789957564</text:p>
              </table:table-cell>
              <table:table-cell office:value-type="float" office:value="0.051253671248752">
                <text:p>0.051253671248752</text:p>
              </table:table-cell>
              <table:table-cell office:value-type="float" office:value="0.101560931864492">
                <text:p>0.101560931864492</text:p>
              </table:table-cell>
              <table:table-cell office:value-type="float" office:value="0.0382409764985078">
                <text:p>0.03824097649850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38794822742677">
                <text:p>0.0138794822742677</text:p>
              </table:table-cell>
              <table:table-cell office:value-type="float" office:value="0.0697225474669658">
                <text:p>0.0697225474669658</text:p>
              </table:table-cell>
            </table:table-row>
            <table:table-row>
              <table:table-cell office:value-type="string">
                <text:p>SJA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54074102725421">
                <text:p>0.154074102725421</text:p>
              </table:table-cell>
              <table:table-cell office:value-type="float" office:value="0.150739276863496">
                <text:p>0.150739276863496</text:p>
              </table:table-cell>
              <table:table-cell office:value-type="float" office:value="0.275298880521433">
                <text:p>0.275298880521433</text:p>
              </table:table-cell>
              <table:table-cell office:value-type="float" office:value="0.194212567474822">
                <text:p>0.1942125674748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39646475809273">
                <text:p>0.139646475809273</text:p>
              </table:table-cell>
              <table:table-cell office:value-type="float" office:value="0.158384001047697">
                <text:p>0.158384001047697</text:p>
              </table:table-cell>
            </table:table-row>
            <table:table-row>
              <table:table-cell office:value-type="string">
                <text:p>IZT</text:p>
              </table:table-cell>
              <table:table-cell office:value-type="float" office:value="0.176695808631328">
                <text:p>0.176695808631328</text:p>
              </table:table-cell>
              <table:table-cell office:value-type="float" office:value="0.101477552184089">
                <text:p>0.101477552184089</text:p>
              </table:table-cell>
              <table:table-cell office:value-type="float" office:value="0.12520644327815">
                <text:p>0.12520644327815</text:p>
              </table:table-cell>
              <table:table-cell office:value-type="float" office:value="0.0912414281957102">
                <text:p>0.0912414281957102</text:p>
              </table:table-cell>
              <table:table-cell office:value-type="float" office:value="0.29109467537438">
                <text:p>0.29109467537438</text:p>
              </table:table-cell>
              <table:table-cell office:value-type="float" office:value="0.0406576411852701">
                <text:p>0.0406576411852701</text:p>
              </table:table-cell>
              <table:table-cell office:value-type="float" office:value="0.0547464411690814">
                <text:p>0.0547464411690814</text:p>
              </table:table-cell>
              <table:table-cell office:value-type="float" office:value="0.0675219491913788">
                <text:p>0.0675219491913788</text:p>
              </table:table-cell>
              <table:table-cell office:value-type="float" office:value="0.133422818094959">
                <text:p>0.133422818094959</text:p>
              </table:table-cell>
              <table:table-cell office:value-type="float" office:value="0.0632938319769617">
                <text:p>0.0632938319769617</text:p>
              </table:table-cell>
              <table:table-cell office:value-type="float" office:value="0.0801387279720774">
                <text:p>0.0801387279720774</text:p>
              </table:table-cell>
              <table:table-cell office:value-type="float" office:value="0.102138810432973">
                <text:p>0.102138810432973</text:p>
              </table:table-cell>
              <table:table-cell office:value-type="float" office:value="0.124901127994943">
                <text:p>0.124901127994943</text:p>
              </table:table-cell>
              <table:table-cell office:value-type="float" office:value="0.186920630085911">
                <text:p>0.186920630085911</text:p>
              </table:table-cell>
            </table:table-row>
            <table:table-row>
              <table:table-cell office:value-type="string">
                <text:p>SAG</text:p>
              </table:table-cell>
              <table:table-cell office:value-type="float" office:value="0.0487812274900492">
                <text:p>0.0487812274900492</text:p>
              </table:table-cell>
              <table:table-cell office:value-type="float" office:value="0.0497154904299446">
                <text:p>0.0497154904299446</text:p>
              </table:table-cell>
              <table:table-cell office:value-type="float" office:value="0.0564281102631531">
                <text:p>0.0564281102631531</text:p>
              </table:table-cell>
              <table:table-cell office:value-type="float" office:value="0.0440008816619531">
                <text:p>0.0440008816619531</text:p>
              </table:table-cell>
              <table:table-cell office:value-type="float" office:value="0.0237827240555034">
                <text:p>0.0237827240555034</text:p>
              </table:table-cell>
              <table:table-cell office:value-type="float" office:value="0.0259708771122882">
                <text:p>0.0259708771122882</text:p>
              </table:table-cell>
              <table:table-cell office:value-type="float" office:value="0.0256480475185524">
                <text:p>0.0256480475185524</text:p>
              </table:table-cell>
              <table:table-cell office:value-type="float" office:value="0.0232955417375341">
                <text:p>0.0232955417375341</text:p>
              </table:table-cell>
              <table:table-cell office:value-type="float" office:value="0.0493475759340495">
                <text:p>0.0493475759340495</text:p>
              </table:table-cell>
              <table:table-cell office:value-type="float" office:value="0.0559580950747395">
                <text:p>0.0559580950747395</text:p>
              </table:table-cell>
              <table:table-cell office:value-type="float" office:value="0.0427313900674788">
                <text:p>0.0427313900674788</text:p>
              </table:table-cell>
              <table:table-cell office:value-type="float" office:value="0.0387247238549657">
                <text:p>0.0387247238549657</text:p>
              </table:table-cell>
              <table:table-cell office:value-type="float" office:value="0.0251361797312365">
                <text:p>0.0251361797312365</text:p>
              </table:table-cell>
              <table:table-cell office:value-type="float" office:value="0.0246792488623307">
                <text:p>0.0246792488623307</text:p>
              </table:table-cell>
            </table:table-row>
            <table:table-row>
              <table:table-cell office:value-type="string">
                <text:p>TAH</text:p>
              </table:table-cell>
              <table:table-cell office:value-type="float" office:value="0.268781563667632">
                <text:p>0.268781563667632</text:p>
              </table:table-cell>
              <table:table-cell office:value-type="float" office:value="0.294560448106404">
                <text:p>0.294560448106404</text:p>
              </table:table-cell>
              <table:table-cell office:value-type="float" office:value="0.285394867959541">
                <text:p>0.285394867959541</text:p>
              </table:table-cell>
              <table:table-cell office:value-type="float" office:value="0.308714951640863">
                <text:p>0.308714951640863</text:p>
              </table:table-cell>
              <table:table-cell office:value-type="float" office:value="0.0327991101722345">
                <text:p>0.0327991101722345</text:p>
              </table:table-cell>
              <table:table-cell office:value-type="float" office:value="0.0367465619815713">
                <text:p>0.0367465619815713</text:p>
              </table:table-cell>
              <table:table-cell office:value-type="float" office:value="0.0422240667690589">
                <text:p>0.0422240667690589</text:p>
              </table:table-cell>
              <table:table-cell office:value-type="float" office:value="0.0425421463338531">
                <text:p>0.0425421463338531</text:p>
              </table:table-cell>
              <table:table-cell office:value-type="float" office:value="0.323114281971347">
                <text:p>0.323114281971347</text:p>
              </table:table-cell>
              <table:table-cell office:value-type="float" office:value="0.255362677210367">
                <text:p>0.255362677210367</text:p>
              </table:table-cell>
              <table:table-cell office:value-type="float" office:value="0.306216234501715">
                <text:p>0.306216234501715</text:p>
              </table:table-cell>
              <table:table-cell office:value-type="float" office:value="0.30275387107765">
                <text:p>0.30275387107765</text:p>
              </table:table-cell>
              <table:table-cell office:value-type="float" office:value="0.0393107535276828">
                <text:p>0.0393107535276828</text:p>
              </table:table-cell>
              <table:table-cell office:value-type="float" office:value="0.0395686925565182">
                <text:p>0.0395686925565182</text:p>
              </table:table-cell>
            </table:table-row>
            <table:table-row>
              <table:table-cell office:value-type="string">
                <text:p>ATI</text:p>
              </table:table-cell>
              <table:table-cell office:value-type="float" office:value="0.103850593265547">
                <text:p>0.103850593265547</text:p>
              </table:table-cell>
              <table:table-cell office:value-type="float" office:value="0.0828467930228799">
                <text:p>0.0828467930228799</text:p>
              </table:table-cell>
              <table:table-cell office:value-type="float" office:value="0.0997226350450225">
                <text:p>0.0997226350450225</text:p>
              </table:table-cell>
              <table:table-cell office:value-type="float" office:value="0.0974388363479202">
                <text:p>0.0974388363479202</text:p>
              </table:table-cell>
              <table:table-cell office:value-type="float" office:value="0.00926691969297753">
                <text:p>0.00926691969297753</text:p>
              </table:table-cell>
              <table:table-cell office:value-type="float" office:value="0.013605856333871">
                <text:p>0.013605856333871</text:p>
              </table:table-cell>
              <table:table-cell office:value-type="float" office:value="0.044740147520123">
                <text:p>0.044740147520123</text:p>
              </table:table-cell>
              <table:table-cell office:value-type="float" office:value="0.0457677109069006">
                <text:p>0.0457677109069006</text:p>
              </table:table-cell>
              <table:table-cell office:value-type="float" office:value="0.0955673503233869">
                <text:p>0.0955673503233869</text:p>
              </table:table-cell>
              <table:table-cell office:value-type="float" office:value="0.11475456984519">
                <text:p>0.11475456984519</text:p>
              </table:table-cell>
              <table:table-cell office:value-type="float" office:value="0.121060514151264">
                <text:p>0.121060514151264</text:p>
              </table:table-cell>
              <table:table-cell office:value-type="float" office:value="0.0862886592107861">
                <text:p>0.0862886592107861</text:p>
              </table:table-cell>
              <table:table-cell office:value-type="float" office:value="0.0101918336674151">
                <text:p>0.0101918336674151</text:p>
              </table:table-cell>
              <table:table-cell office:value-type="float" office:value="0.011052849368635">
                <text:p>0.011052849368635</text:p>
              </table:table-cell>
            </table:table-row>
            <table:table-row>
              <table:table-cell office:value-type="string">
                <text:p>FAC</text:p>
              </table:table-cell>
              <table:table-cell office:value-type="float" office:value="0.0540175352234395">
                <text:p>0.0540175352234395</text:p>
              </table:table-cell>
              <table:table-cell office:value-type="float" office:value="0.0395272375995288">
                <text:p>0.0395272375995288</text:p>
              </table:table-cell>
              <table:table-cell office:value-type="float" office:value="0.043723363478858">
                <text:p>0.043723363478858</text:p>
              </table:table-cell>
              <table:table-cell office:value-type="float" office:value="0.0434860620564247">
                <text:p>0.0434860620564247</text:p>
              </table:table-cell>
              <table:table-cell office:value-type="float" office:value="0.023470299667186">
                <text:p>0.023470299667186</text:p>
              </table:table-cell>
              <table:table-cell office:value-type="float" office:value="0.0189624411787093">
                <text:p>0.0189624411787093</text:p>
              </table:table-cell>
              <table:table-cell office:value-type="float" office:value="0.0275151015965907">
                <text:p>0.0275151015965907</text:p>
              </table:table-cell>
              <table:table-cell office:value-type="float" office:value="0.0434106253430743">
                <text:p>0.0434106253430743</text:p>
              </table:table-cell>
              <table:table-cell office:value-type="float" office:value="0.055234596921803">
                <text:p>0.055234596921803</text:p>
              </table:table-cell>
              <table:table-cell office:value-type="float" office:value="0.0424909863122485">
                <text:p>0.0424909863122485</text:p>
              </table:table-cell>
              <table:table-cell office:value-type="float" office:value="0.0518432420551365">
                <text:p>0.0518432420551365</text:p>
              </table:table-cell>
              <table:table-cell office:value-type="float" office:value="0.0516489813867916">
                <text:p>0.0516489813867916</text:p>
              </table:table-cell>
              <table:table-cell office:value-type="float" office:value="0.0314437604456203">
                <text:p>0.0314437604456203</text:p>
              </table:table-cell>
              <table:table-cell office:value-type="float" office:value="0.0274480270363037">
                <text:p>0.0274480270363037</text:p>
              </table:table-cell>
            </table:table-row>
            <table:table-row>
              <table:table-cell office:value-type="string">
                <text:p>UIZ</text:p>
              </table:table-cell>
              <table:table-cell office:value-type="float" office:value="0.0157568900753245">
                <text:p>0.0157568900753245</text:p>
              </table:table-cell>
              <table:table-cell office:value-type="float" office:value="0.0146322968465564">
                <text:p>0.0146322968465564</text:p>
              </table:table-cell>
              <table:table-cell office:value-type="float" office:value="0.0149093505857435">
                <text:p>0.0149093505857435</text:p>
              </table:table-cell>
              <table:table-cell office:value-type="float" office:value="0.0135713036963802">
                <text:p>0.0135713036963802</text:p>
              </table:table-cell>
              <table:table-cell office:value-type="float" office:value="0.0142368856822824">
                <text:p>0.0142368856822824</text:p>
              </table:table-cell>
              <table:table-cell office:value-type="float" office:value="0.00731377718518827">
                <text:p>0.00731377718518827</text:p>
              </table:table-cell>
              <table:table-cell office:value-type="float" office:value="0.0265567598939374">
                <text:p>0.0265567598939374</text:p>
              </table:table-cell>
              <table:table-cell office:value-type="float" office:value="0.0290864028180072">
                <text:p>0.0290864028180072</text:p>
              </table:table-cell>
              <table:table-cell office:value-type="float" office:value="0.0135946940944062">
                <text:p>0.0135946940944062</text:p>
              </table:table-cell>
              <table:table-cell office:value-type="float" office:value="0.0140167383656693">
                <text:p>0.0140167383656693</text:p>
              </table:table-cell>
              <table:table-cell office:value-type="float" office:value="0.0212857614573078">
                <text:p>0.0212857614573078</text:p>
              </table:table-cell>
              <table:table-cell office:value-type="float" office:value="0.0174831958883778">
                <text:p>0.0174831958883778</text:p>
              </table:table-cell>
              <table:table-cell office:value-type="float" office:value="0.0151951707687568">
                <text:p>0.0151951707687568</text:p>
              </table:table-cell>
              <table:table-cell office:value-type="float" office:value="0.00673567041577191">
                <text:p>0.00673567041577191</text:p>
              </table:table-cell>
            </table:table-row>
            <table:table-row>
              <table:table-cell office:value-type="string">
                <text:p>MER</text:p>
              </table:table-cell>
              <table:table-cell office:value-type="float" office:value="0.0216892709709318">
                <text:p>0.0216892709709318</text:p>
              </table:table-cell>
              <table:table-cell office:value-type="float" office:value="0.0268942181074651">
                <text:p>0.0268942181074651</text:p>
              </table:table-cell>
              <table:table-cell office:value-type="float" office:value="0.0240091852348206">
                <text:p>0.0240091852348206</text:p>
              </table:table-cell>
              <table:table-cell office:value-type="float" office:value="0.0221379943452859">
                <text:p>0.0221379943452859</text:p>
              </table:table-cell>
              <table:table-cell office:value-type="float" office:value="0.0351288205869387">
                <text:p>0.0351288205869387</text:p>
              </table:table-cell>
              <table:table-cell office:value-type="float" office:value="0.0100536814623343">
                <text:p>0.0100536814623343</text:p>
              </table:table-cell>
              <table:table-cell office:value-type="float" office:value="0.0335686143698428">
                <text:p>0.0335686143698428</text:p>
              </table:table-cell>
              <table:table-cell office:value-type="float" office:value="0.0353452336469605">
                <text:p>0.0353452336469605</text:p>
              </table:table-cell>
              <table:table-cell office:value-type="float" office:value="0.0212942979973786">
                <text:p>0.0212942979973786</text:p>
              </table:table-cell>
              <table:table-cell office:value-type="float" office:value="0.0305575941769917">
                <text:p>0.0305575941769917</text:p>
              </table:table-cell>
              <table:table-cell office:value-type="float" office:value="0.0186996680033674">
                <text:p>0.0186996680033674</text:p>
              </table:table-cell>
              <table:table-cell office:value-type="float" office:value="0.0245921670749492">
                <text:p>0.0245921670749492</text:p>
              </table:table-cell>
              <table:table-cell office:value-type="float" office:value="0.0134273307928765">
                <text:p>0.0134273307928765</text:p>
              </table:table-cell>
              <table:table-cell office:value-type="float" office:value="0.0143233855697029">
                <text:p>0.0143233855697029</text:p>
              </table:table-cell>
            </table:table-row>
            <table:table-row>
              <table:table-cell office:value-type="string">
                <text:p>PED</text:p>
              </table:table-cell>
              <table:table-cell office:value-type="float" office:value="0.0136623264288017">
                <text:p>0.0136623264288017</text:p>
              </table:table-cell>
              <table:table-cell office:value-type="float" office:value="0.0163639766608454">
                <text:p>0.0163639766608454</text:p>
              </table:table-cell>
              <table:table-cell office:value-type="float" office:value="0.0175550951875493">
                <text:p>0.0175550951875493</text:p>
              </table:table-cell>
              <table:table-cell office:value-type="float" office:value="0.0265804639678558">
                <text:p>0.0265804639678558</text:p>
              </table:table-cell>
              <table:table-cell office:value-type="float" office:value="0.0233950633428511">
                <text:p>0.0233950633428511</text:p>
              </table:table-cell>
              <table:table-cell office:value-type="float" office:value="0.0101349604169062">
                <text:p>0.0101349604169062</text:p>
              </table:table-cell>
              <table:table-cell office:value-type="float" office:value="0.0265370488490364">
                <text:p>0.0265370488490364</text:p>
              </table:table-cell>
              <table:table-cell office:value-type="float" office:value="0.0268953877236619">
                <text:p>0.0268953877236619</text:p>
              </table:table-cell>
              <table:table-cell office:value-type="float" office:value="0.0141078793294147">
                <text:p>0.0141078793294147</text:p>
              </table:table-cell>
              <table:table-cell office:value-type="float" office:value="0.0191167900268166">
                <text:p>0.0191167900268166</text:p>
              </table:table-cell>
              <table:table-cell office:value-type="float" office:value="0.0140880702549997">
                <text:p>0.0140880702549997</text:p>
              </table:table-cell>
              <table:table-cell office:value-type="float" office:value="0.0146202813193982">
                <text:p>0.0146202813193982</text:p>
              </table:table-cell>
              <table:table-cell office:value-type="float" office:value="0.0153151219073311">
                <text:p>0.0153151219073311</text:p>
              </table:table-cell>
              <table:table-cell office:value-type="float" office:value="0.0103925191601572">
                <text:p>0.0103925191601572</text:p>
              </table:table-cell>
            </table:table-row>
            <table:table-row>
              <table:table-cell office:value-type="string">
                <text:p>TLA</text:p>
              </table:table-cell>
              <table:table-cell office:value-type="float" office:value="0.0176425021240295">
                <text:p>0.0176425021240295</text:p>
              </table:table-cell>
              <table:table-cell office:value-type="float" office:value="0.0165377070274816">
                <text:p>0.0165377070274816</text:p>
              </table:table-cell>
              <table:table-cell office:value-type="float" office:value="0.0162265666354242">
                <text:p>0.0162265666354242</text:p>
              </table:table-cell>
              <table:table-cell office:value-type="float" office:value="0.0209438949696238">
                <text:p>0.0209438949696238</text:p>
              </table:table-cell>
              <table:table-cell office:value-type="float" office:value="0.0111026300534507">
                <text:p>0.0111026300534507</text:p>
              </table:table-cell>
              <table:table-cell office:value-type="float" office:value="0.00780595239499919">
                <text:p>0.00780595239499919</text:p>
              </table:table-cell>
              <table:table-cell office:value-type="float" office:value="0.0355181053212022">
                <text:p>0.0355181053212022</text:p>
              </table:table-cell>
              <table:table-cell office:value-type="float" office:value="0.0250688137351047">
                <text:p>0.0250688137351047</text:p>
              </table:table-cell>
              <table:table-cell office:value-type="float" office:value="0.0162514072316358">
                <text:p>0.0162514072316358</text:p>
              </table:table-cell>
              <table:table-cell office:value-type="float" office:value="0.0174531386204407">
                <text:p>0.0174531386204407</text:p>
              </table:table-cell>
              <table:table-cell office:value-type="float" office:value="0.0180048259968006">
                <text:p>0.0180048259968006</text:p>
              </table:table-cell>
              <table:table-cell office:value-type="float" office:value="0.019992961817698">
                <text:p>0.019992961817698</text:p>
              </table:table-cell>
              <table:table-cell office:value-type="float" office:value="0.0129793855710762">
                <text:p>0.0129793855710762</text:p>
              </table:table-cell>
              <table:table-cell office:value-type="float" office:value="0.00664292730104777">
                <text:p>0.00664292730104777</text:p>
              </table:table-cell>
            </table:table-row>
            <table:table-row>
              <table:table-cell office:value-type="string">
                <text:p>XAL</text:p>
              </table:table-cell>
              <table:table-cell office:value-type="float" office:value="0.019651698561454">
                <text:p>0.019651698561454</text:p>
              </table:table-cell>
              <table:table-cell office:value-type="float" office:value="0.017095894266166">
                <text:p>0.017095894266166</text:p>
              </table:table-cell>
              <table:table-cell office:value-type="float" office:value="0.0208430734778178">
                <text:p>0.0208430734778178</text:p>
              </table:table-cell>
              <table:table-cell office:value-type="float" office:value="0.0178371922735272">
                <text:p>0.0178371922735272</text:p>
              </table:table-cell>
              <table:table-cell office:value-type="float" office:value="0.0101798445876352">
                <text:p>0.0101798445876352</text:p>
              </table:table-cell>
              <table:table-cell office:value-type="float" office:value="0.0084655252627125">
                <text:p>0.0084655252627125</text:p>
              </table:table-cell>
              <table:table-cell office:value-type="float" office:value="0.0254922476106869">
                <text:p>0.0254922476106869</text:p>
              </table:table-cell>
              <table:table-cell office:value-type="float" office:value="0.0241734968100498">
                <text:p>0.0241734968100498</text:p>
              </table:table-cell>
              <table:table-cell office:value-type="float" office:value="0.0185476786599286">
                <text:p>0.0185476786599286</text:p>
              </table:table-cell>
              <table:table-cell office:value-type="float" office:value="0.0192493329402846">
                <text:p>0.0192493329402846</text:p>
              </table:table-cell>
              <table:table-cell office:value-type="float" office:value="0.0191350369730095">
                <text:p>0.0191350369730095</text:p>
              </table:table-cell>
              <table:table-cell office:value-type="float" office:value="0.0170092640927139">
                <text:p>0.0170092640927139</text:p>
              </table:table-cell>
              <table:table-cell office:value-type="float" office:value="0.0148288826377643">
                <text:p>0.0148288826377643</text:p>
              </table:table-cell>
              <table:table-cell office:value-type="float" office:value="0.007712986423145">
                <text:p>0.007712986423145</text:p>
              </table:table-cell>
            </table:table-row>
            <table:table-row>
              <table:table-cell office:value-type="string">
                <text:p>CHO</text:p>
              </table:table-cell>
              <table:table-cell office:value-type="float" office:value="0.0652434908685483">
                <text:p>0.0652434908685483</text:p>
              </table:table-cell>
              <table:table-cell office:value-type="float" office:value="0.0701008778295153">
                <text:p>0.0701008778295153</text:p>
              </table:table-cell>
              <table:table-cell office:value-type="float" office:value="0.119242187695139">
                <text:p>0.119242187695139</text:p>
              </table:table-cell>
              <table:table-cell office:value-type="float" office:value="0.0663161666877539">
                <text:p>0.0663161666877539</text:p>
              </table:table-cell>
              <table:table-cell office:value-type="float" office:value="0.0455277260082772">
                <text:p>0.0455277260082772</text:p>
              </table:table-cell>
              <table:table-cell office:value-type="float" office:value="0.0261849961360641">
                <text:p>0.0261849961360641</text:p>
              </table:table-cell>
              <table:table-cell office:value-type="float" office:value="0.0266156781908893">
                <text:p>0.0266156781908893</text:p>
              </table:table-cell>
              <table:table-cell office:value-type="float" office:value="0.0267297630774033">
                <text:p>0.0267297630774033</text:p>
              </table:table-cell>
              <table:table-cell office:value-type="float" office:value="0.0717131565964602">
                <text:p>0.0717131565964602</text:p>
              </table:table-cell>
              <table:table-cell office:value-type="float" office:value="0.0884725204102905">
                <text:p>0.0884725204102905</text:p>
              </table:table-cell>
              <table:table-cell office:value-type="float" office:value="0.104817333831632">
                <text:p>0.104817333831632</text:p>
              </table:table-cell>
              <table:table-cell office:value-type="float" office:value="0.131476845556466">
                <text:p>0.131476845556466</text:p>
              </table:table-cell>
              <table:table-cell office:value-type="float" office:value="0.0285148577436781">
                <text:p>0.0285148577436781</text:p>
              </table:table-cell>
              <table:table-cell office:value-type="float" office:value="0.0218448440592418">
                <text:p>0.0218448440592418</text:p>
              </table:table-cell>
            </table:table-row>
            <table:table-row>
              <table:table-cell office:value-type="string">
                <text:p>BJU</text:p>
              </table:table-cell>
              <table:table-cell office:value-type="float" office:value="0.342997022566543">
                <text:p>0.342997022566543</text:p>
              </table:table-cell>
              <table:table-cell office:value-type="float" office:value="0.0284397895191597">
                <text:p>0.0284397895191597</text:p>
              </table:table-cell>
              <table:table-cell office:value-type="float" office:value="0.0346954537060769">
                <text:p>0.0346954537060769</text:p>
              </table:table-cell>
              <table:table-cell office:value-type="float" office:value="0.0675102367257622">
                <text:p>0.0675102367257622</text:p>
              </table:table-cell>
              <table:table-cell office:value-type="float" office:value="0.00863698536232442">
                <text:p>0.00863698536232442</text:p>
              </table:table-cell>
              <table:table-cell office:value-type="float" office:value="0.00956983844072815">
                <text:p>0.00956983844072815</text:p>
              </table:table-cell>
              <table:table-cell office:value-type="float" office:value="0.129976940278957">
                <text:p>0.129976940278957</text:p>
              </table:table-cell>
              <table:table-cell office:value-type="float" office:value="0.0577977446915492">
                <text:p>0.0577977446915492</text:p>
              </table:table-cell>
              <table:table-cell office:value-type="float" office:value="0.0935255587929196">
                <text:p>0.0935255587929196</text:p>
              </table:table-cell>
              <table:table-cell office:value-type="float" office:value="0.0519474100922896">
                <text:p>0.0519474100922896</text:p>
              </table:table-cell>
              <table:table-cell office:value-type="float" office:value="0.0315504113130408">
                <text:p>0.0315504113130408</text:p>
              </table:table-cell>
              <table:table-cell office:value-type="float" office:value="0.0277754930978481">
                <text:p>0.0277754930978481</text:p>
              </table:table-cell>
              <table:table-cell office:value-type="float" office:value="0.00971442386545257">
                <text:p>0.00971442386545257</text:p>
              </table:table-cell>
              <table:table-cell office:value-type="float" office:value="0.017837932220448">
                <text:p>0.017837932220448</text:p>
              </table:table-cell>
            </table:table-row>
            <table:table-row>
              <table:table-cell office:value-type="string">
                <text:p>Promedio</text:p>
              </table:table-cell>
              <table:table-cell office:value-type="float" office:value="0.0750266676343123">
                <text:p>0.0750266676343123</text:p>
              </table:table-cell>
              <table:table-cell office:value-type="float" office:value="0.0525729795407043">
                <text:p>0.0525729795407043</text:p>
              </table:table-cell>
              <table:table-cell office:value-type="float" office:value="0.0567741332370191">
                <text:p>0.0567741332370191</text:p>
              </table:table-cell>
              <table:table-cell office:value-type="float" office:value="0.0559116003937571">
                <text:p>0.0559116003937571</text:p>
              </table:table-cell>
              <table:table-cell office:value-type="float" office:value="0.0424551701106787">
                <text:p>0.0424551701106787</text:p>
              </table:table-cell>
              <table:table-cell office:value-type="float" office:value="0.0310292238143034">
                <text:p>0.0310292238143034</text:p>
              </table:table-cell>
              <table:table-cell office:value-type="float" office:value="0.278336393954192">
                <text:p>0.278336393954192</text:p>
              </table:table-cell>
              <table:table-cell office:value-type="float" office:value="0.0436891475276326">
                <text:p>0.0436891475276326</text:p>
              </table:table-cell>
              <table:table-cell office:value-type="float" office:value="0.0623569625300292">
                <text:p>0.0623569625300292</text:p>
              </table:table-cell>
              <table:table-cell office:value-type="float" office:value="0.0546908037407623">
                <text:p>0.0546908037407623</text:p>
              </table:table-cell>
              <table:table-cell office:value-type="float" office:value="0.0525033623785993">
                <text:p>0.0525033623785993</text:p>
              </table:table-cell>
              <table:table-cell office:value-type="float" office:value="0.0582959965610086">
                <text:p>0.0582959965610086</text:p>
              </table:table-cell>
              <table:table-cell office:value-type="float" office:value="0.0367883848373853">
                <text:p>0.0367883848373853</text:p>
              </table:table-cell>
              <table:table-cell office:value-type="float" office:value="0.0411003613596673">
                <text:p>0.041100361359667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6.1$Linux_X86_64 LibreOffice_project/3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19.627cm" svg:height="11.04cm" xlink:href=".." xlink:type="simple" chart:class="chart:line" chart:style-name="ch1">
        <chart:title svg:x="9.015cm" svg:y="0.356cm" chart:style-name="ch2">
          <text:p>uTheils</text:p>
        </chart:title>
        <chart:legend chart:legend-position="end" svg:x="17.33cm" svg:y="2.726cm" style:legend-expansion="high" chart:style-name="ch3"/>
        <chart:plot-area chart:style-name="ch4" table:cell-range-address="Hoja1.B31:Hoja1.P55" chart:data-source-has-labels="both" svg:x="0.392cm" svg:y="1.249cm" svg:width="16.546cm" svg:height="9.571cm">
          <chartooo:coordinate-region svg:x="1.119cm" svg:y="1.249cm" svg:width="15.716cm" svg:height="7.939cm"/>
          <chart:axis chart:dimension="x" chart:name="primary-x" chart:style-name="ch5" chartooo:axis-type="auto">
            <chartooo:date-scale/>
            <chart:categories table:cell-range-address="Hoja1.B33:Hoja1.B5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1.C33:Hoja1.C55" chart:label-cell-address="Hoja1.C31:Hoja1.C32" chart:class="chart:line">
            <chart:data-point chart:repeated="23"/>
          </chart:series>
          <chart:series chart:style-name="ch8" chart:values-cell-range-address="Hoja1.D33:Hoja1.D55" chart:label-cell-address="Hoja1.D31:Hoja1.D32" chart:class="chart:line">
            <chart:data-point chart:repeated="23"/>
          </chart:series>
          <chart:series chart:style-name="ch9" chart:values-cell-range-address="Hoja1.E33:Hoja1.E55" chart:label-cell-address="Hoja1.E31:Hoja1.E32" chart:class="chart:line">
            <chart:data-point chart:repeated="23"/>
          </chart:series>
          <chart:series chart:style-name="ch10" chart:values-cell-range-address="Hoja1.F33:Hoja1.F55" chart:label-cell-address="Hoja1.F31:Hoja1.F32" chart:class="chart:line">
            <chart:data-point chart:repeated="23"/>
          </chart:series>
          <chart:series chart:style-name="ch11" chart:values-cell-range-address="Hoja1.G33:Hoja1.G55" chart:label-cell-address="Hoja1.G31:Hoja1.G32" chart:class="chart:line">
            <chart:data-point chart:repeated="23"/>
          </chart:series>
          <chart:series chart:style-name="ch12" chart:values-cell-range-address="Hoja1.H33:Hoja1.H55" chart:label-cell-address="Hoja1.H31:Hoja1.H32" chart:class="chart:line">
            <chart:data-point chart:repeated="23"/>
          </chart:series>
          <chart:series chart:style-name="ch13" chart:values-cell-range-address="Hoja1.I33:Hoja1.I55" chart:label-cell-address="Hoja1.I31:Hoja1.I32" chart:class="chart:line">
            <chart:data-point chart:repeated="23"/>
          </chart:series>
          <chart:series chart:style-name="ch14" chart:values-cell-range-address="Hoja1.J33:Hoja1.J55" chart:label-cell-address="Hoja1.J31:Hoja1.J32" chart:class="chart:line">
            <chart:data-point chart:repeated="23"/>
          </chart:series>
          <chart:series chart:style-name="ch15" chart:values-cell-range-address="Hoja1.K33:Hoja1.K55" chart:label-cell-address="Hoja1.K31:Hoja1.K32" chart:class="chart:line">
            <chart:data-point chart:repeated="23"/>
          </chart:series>
          <chart:series chart:style-name="ch16" chart:values-cell-range-address="Hoja1.L33:Hoja1.L55" chart:label-cell-address="Hoja1.L31:Hoja1.L32" chart:class="chart:line">
            <chart:data-point chart:repeated="23"/>
          </chart:series>
          <chart:series chart:style-name="ch17" chart:values-cell-range-address="Hoja1.M33:Hoja1.M55" chart:label-cell-address="Hoja1.M31:Hoja1.M32" chart:class="chart:line">
            <chart:data-point chart:repeated="23"/>
          </chart:series>
          <chart:series chart:style-name="ch18" chart:values-cell-range-address="Hoja1.N33:Hoja1.N55" chart:label-cell-address="Hoja1.N31:Hoja1.N32" chart:class="chart:line">
            <chart:data-point chart:repeated="23"/>
          </chart:series>
          <chart:series chart:style-name="ch19" chart:values-cell-range-address="Hoja1.O33:Hoja1.O55" chart:label-cell-address="Hoja1.O31:Hoja1.O32" chart:class="chart:line">
            <chart:data-point chart:repeated="23"/>
          </chart:series>
          <chart:series chart:style-name="ch20" chart:values-cell-range-address="Hoja1.P33:Hoja1.P55" chart:label-cell-address="Hoja1.P31:Hoja1.P32" chart:class="chart:line">
            <chart:data-point chart:repeated="23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C</text:p>
                <text:list>
                  <text:list-item>
                    <text:p/>
                  </text:list-item>
                  <text:list-item>
                    <text:p>CC</text:p>
                  </text:list-item>
                </text:list>
                <draw:g>
                  <svg:desc>Hoja1.C31:Hoja1.C32</svg:desc>
                </draw:g>
              </table:table-cell>
              <table:table-cell office:value-type="string">
                <text:p>CP</text:p>
                <text:list>
                  <text:list-item>
                    <text:p/>
                  </text:list-item>
                  <text:list-item>
                    <text:p>CP</text:p>
                  </text:list-item>
                </text:list>
                <draw:g>
                  <svg:desc>Hoja1.D31:Hoja1.D32</svg:desc>
                </draw:g>
              </table:table-cell>
              <table:table-cell office:value-type="string">
                <text:p>LC</text:p>
                <text:list>
                  <text:list-item>
                    <text:p/>
                  </text:list-item>
                  <text:list-item>
                    <text:p>LC</text:p>
                  </text:list-item>
                </text:list>
                <draw:g>
                  <svg:desc>Hoja1.E31:Hoja1.E32</svg:desc>
                </draw:g>
              </table:table-cell>
              <table:table-cell office:value-type="string">
                <text:p>LP</text:p>
                <text:list>
                  <text:list-item>
                    <text:p/>
                  </text:list-item>
                  <text:list-item>
                    <text:p>LP</text:p>
                  </text:list-item>
                </text:list>
                <draw:g>
                  <svg:desc>Hoja1.F31:Hoja1.F32</svg:desc>
                </draw:g>
              </table:table-cell>
              <table:table-cell office:value-type="string">
                <text:p>CM</text:p>
                <text:list>
                  <text:list-item>
                    <text:p/>
                  </text:list-item>
                  <text:list-item>
                    <text:p>CM</text:p>
                  </text:list-item>
                </text:list>
                <draw:g>
                  <svg:desc>Hoja1.G31:Hoja1.G32</svg:desc>
                </draw:g>
              </table:table-cell>
              <table:table-cell office:value-type="string">
                <text:p>LM</text:p>
                <text:list>
                  <text:list-item>
                    <text:p/>
                  </text:list-item>
                  <text:list-item>
                    <text:p>LM</text:p>
                  </text:list-item>
                </text:list>
                <draw:g>
                  <svg:desc>Hoja1.H31:Hoja1.H32</svg:desc>
                </draw:g>
              </table:table-cell>
              <table:table-cell office:value-type="string">
                <text:p>GCC</text:p>
                <text:list>
                  <text:list-item>
                    <text:p/>
                  </text:list-item>
                  <text:list-item>
                    <text:p>GCC</text:p>
                  </text:list-item>
                </text:list>
                <draw:g>
                  <svg:desc>Hoja1.I31:Hoja1.I32</svg:desc>
                </draw:g>
              </table:table-cell>
              <table:table-cell office:value-type="string">
                <text:p>GLC</text:p>
                <text:list>
                  <text:list-item>
                    <text:p/>
                  </text:list-item>
                  <text:list-item>
                    <text:p>GLC</text:p>
                  </text:list-item>
                </text:list>
                <draw:g>
                  <svg:desc>Hoja1.J31:Hoja1.J32</svg:desc>
                </draw:g>
              </table:table-cell>
              <table:table-cell office:value-type="string">
                <text:p>CCB</text:p>
                <text:list>
                  <text:list-item>
                    <text:p/>
                  </text:list-item>
                  <text:list-item>
                    <text:p>CCB</text:p>
                  </text:list-item>
                </text:list>
                <draw:g>
                  <svg:desc>Hoja1.K31:Hoja1.K32</svg:desc>
                </draw:g>
              </table:table-cell>
              <table:table-cell office:value-type="string">
                <text:p>LCB</text:p>
                <text:list>
                  <text:list-item>
                    <text:p/>
                  </text:list-item>
                  <text:list-item>
                    <text:p>LCB</text:p>
                  </text:list-item>
                </text:list>
                <draw:g>
                  <svg:desc>Hoja1.L31:Hoja1.L32</svg:desc>
                </draw:g>
              </table:table-cell>
              <table:table-cell office:value-type="string">
                <text:p>CPB</text:p>
                <text:list>
                  <text:list-item>
                    <text:p/>
                  </text:list-item>
                  <text:list-item>
                    <text:p>CPB</text:p>
                  </text:list-item>
                </text:list>
                <draw:g>
                  <svg:desc>Hoja1.M31:Hoja1.M32</svg:desc>
                </draw:g>
              </table:table-cell>
              <table:table-cell office:value-type="string">
                <text:p>LPB</text:p>
                <text:list>
                  <text:list-item>
                    <text:p/>
                  </text:list-item>
                  <text:list-item>
                    <text:p>LPB</text:p>
                  </text:list-item>
                </text:list>
                <draw:g>
                  <svg:desc>Hoja1.N31:Hoja1.N32</svg:desc>
                </draw:g>
              </table:table-cell>
              <table:table-cell office:value-type="string">
                <text:p>CC16</text:p>
                <text:list>
                  <text:list-item>
                    <text:p/>
                  </text:list-item>
                  <text:list-item>
                    <text:p>CC16</text:p>
                  </text:list-item>
                </text:list>
                <draw:g>
                  <svg:desc>Hoja1.O31:Hoja1.O32</svg:desc>
                </draw:g>
              </table:table-cell>
              <table:table-cell office:value-type="string">
                <text:p>LC16</text:p>
                <text:list>
                  <text:list-item>
                    <text:p/>
                  </text:list-item>
                  <text:list-item>
                    <text:p>LC16</text:p>
                  </text:list-item>
                </text:list>
                <draw:g>
                  <svg:desc>Hoja1.P31:Hoja1.P3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JM</text:p>
                <draw:g>
                  <svg:desc>Hoja1.B33:Hoja1.B55</svg:desc>
                </draw:g>
              </table:table-cell>
              <table:table-cell office:value-type="float" office:value="0.251232660398285">
                <text:p>0.251232660398285</text:p>
                <draw:g>
                  <svg:desc>Hoja1.C33:Hoja1.C55</svg:desc>
                </draw:g>
              </table:table-cell>
              <table:table-cell office:value-type="float" office:value="0.347703407816357">
                <text:p>0.347703407816357</text:p>
                <draw:g>
                  <svg:desc>Hoja1.D33:Hoja1.D55</svg:desc>
                </draw:g>
              </table:table-cell>
              <table:table-cell office:value-type="float" office:value="0.274333670669269">
                <text:p>0.274333670669269</text:p>
                <draw:g>
                  <svg:desc>Hoja1.E33:Hoja1.E55</svg:desc>
                </draw:g>
              </table:table-cell>
              <table:table-cell office:value-type="float" office:value="0.221717533173617">
                <text:p>0.221717533173617</text:p>
                <draw:g>
                  <svg:desc>Hoja1.F33:Hoja1.F55</svg:desc>
                </draw:g>
              </table:table-cell>
              <table:table-cell office:value-type="float" office:value="0.243759900670147">
                <text:p>0.243759900670147</text:p>
                <draw:g>
                  <svg:desc>Hoja1.G33:Hoja1.G55</svg:desc>
                </draw:g>
              </table:table-cell>
              <table:table-cell office:value-type="float" office:value="0.540358697830526">
                <text:p>0.540358697830526</text:p>
                <draw:g>
                  <svg:desc>Hoja1.H33:Hoja1.H55</svg:desc>
                </draw:g>
              </table:table-cell>
              <table:table-cell office:value-type="float" office:value="0.25394663050102">
                <text:p>0.25394663050102</text:p>
                <draw:g>
                  <svg:desc>Hoja1.I33:Hoja1.I55</svg:desc>
                </draw:g>
              </table:table-cell>
              <table:table-cell office:value-type="float" office:value="0.282043830342602">
                <text:p>0.282043830342602</text:p>
                <draw:g>
                  <svg:desc>Hoja1.J33:Hoja1.J55</svg:desc>
                </draw:g>
              </table:table-cell>
              <table:table-cell office:value-type="float" office:value="0.291487686189238">
                <text:p>0.291487686189238</text:p>
                <draw:g>
                  <svg:desc>Hoja1.K33:Hoja1.K55</svg:desc>
                </draw:g>
              </table:table-cell>
              <table:table-cell office:value-type="float" office:value="0.283166951374513">
                <text:p>0.283166951374513</text:p>
                <draw:g>
                  <svg:desc>Hoja1.L33:Hoja1.L55</svg:desc>
                </draw:g>
              </table:table-cell>
              <table:table-cell office:value-type="float" office:value="0.21309258942359">
                <text:p>0.21309258942359</text:p>
                <draw:g>
                  <svg:desc>Hoja1.M33:Hoja1.M55</svg:desc>
                </draw:g>
              </table:table-cell>
              <table:table-cell office:value-type="float" office:value="0.253900053301767">
                <text:p>0.253900053301767</text:p>
                <draw:g>
                  <svg:desc>Hoja1.N33:Hoja1.N55</svg:desc>
                </draw:g>
              </table:table-cell>
              <table:table-cell office:value-type="float" office:value="0.390082184167725">
                <text:p>0.390082184167725</text:p>
                <draw:g>
                  <svg:desc>Hoja1.O33:Hoja1.O55</svg:desc>
                </draw:g>
              </table:table-cell>
              <table:table-cell office:value-type="float" office:value="0.445030253661827">
                <text:p>0.445030253661827</text:p>
                <draw:g>
                  <svg:desc>Hoja1.P33:Hoja1.P55</svg:desc>
                </draw:g>
              </table:table-cell>
            </table:table-row>
            <table:table-row>
              <table:table-cell office:value-type="string">
                <text:p>MGH</text:p>
              </table:table-cell>
              <table:table-cell office:value-type="float" office:value="0.348610765797572">
                <text:p>0.348610765797572</text:p>
              </table:table-cell>
              <table:table-cell office:value-type="float" office:value="0.341022212488833">
                <text:p>0.341022212488833</text:p>
              </table:table-cell>
              <table:table-cell office:value-type="float" office:value="0.385277411621095">
                <text:p>0.385277411621095</text:p>
              </table:table-cell>
              <table:table-cell office:value-type="float" office:value="0.455202852092414">
                <text:p>0.455202852092414</text:p>
              </table:table-cell>
              <table:table-cell office:value-type="float" office:value="0.317013937294598">
                <text:p>0.317013937294598</text:p>
              </table:table-cell>
              <table:table-cell office:value-type="float" office:value="0.269697141764139">
                <text:p>0.269697141764139</text:p>
              </table:table-cell>
              <table:table-cell office:value-type="float" office:value="0.559158190251688">
                <text:p>0.559158190251688</text:p>
              </table:table-cell>
              <table:table-cell office:value-type="float" office:value="0.366881521957159">
                <text:p>0.366881521957159</text:p>
              </table:table-cell>
              <table:table-cell office:value-type="float" office:value="0.305833331816886">
                <text:p>0.305833331816886</text:p>
              </table:table-cell>
              <table:table-cell office:value-type="float" office:value="0.436344036585554">
                <text:p>0.436344036585554</text:p>
              </table:table-cell>
              <table:table-cell office:value-type="float" office:value="0.271746417883669">
                <text:p>0.271746417883669</text:p>
              </table:table-cell>
              <table:table-cell office:value-type="float" office:value="0.374781902818535">
                <text:p>0.374781902818535</text:p>
              </table:table-cell>
              <table:table-cell office:value-type="float" office:value="0.418328103028062">
                <text:p>0.418328103028062</text:p>
              </table:table-cell>
              <table:table-cell office:value-type="float" office:value="0.273170188914151">
                <text:p>0.273170188914151</text:p>
              </table:table-cell>
            </table:table-row>
            <table:table-row>
              <table:table-cell office:value-type="string">
                <text:p>CCA</text:p>
              </table:table-cell>
              <table:table-cell office:value-type="float" office:value="0.253030039739725">
                <text:p>0.253030039739725</text:p>
              </table:table-cell>
              <table:table-cell office:value-type="float" office:value="0.241823826566039">
                <text:p>0.241823826566039</text:p>
              </table:table-cell>
              <table:table-cell office:value-type="float" office:value="0.266157016864629">
                <text:p>0.266157016864629</text:p>
              </table:table-cell>
              <table:table-cell office:value-type="float" office:value="0.245244390326777">
                <text:p>0.245244390326777</text:p>
              </table:table-cell>
              <table:table-cell office:value-type="float" office:value="0.330912352531239">
                <text:p>0.330912352531239</text:p>
              </table:table-cell>
              <table:table-cell office:value-type="float" office:value="0.333076989886562">
                <text:p>0.333076989886562</text:p>
              </table:table-cell>
              <table:table-cell office:value-type="float" office:value="0.990970565178098">
                <text:p>0.990970565178098</text:p>
              </table:table-cell>
              <table:table-cell office:value-type="float" office:value="0.552629381857415">
                <text:p>0.552629381857415</text:p>
              </table:table-cell>
              <table:table-cell office:value-type="float" office:value="0.269243196025539">
                <text:p>0.269243196025539</text:p>
              </table:table-cell>
              <table:table-cell office:value-type="float" office:value="0.25768090565064">
                <text:p>0.25768090565064</text:p>
              </table:table-cell>
              <table:table-cell office:value-type="float" office:value="0.246992652730582">
                <text:p>0.246992652730582</text:p>
              </table:table-cell>
              <table:table-cell office:value-type="float" office:value="0.257932911073013">
                <text:p>0.257932911073013</text:p>
              </table:table-cell>
              <table:table-cell office:value-type="float" office:value="0.328584997065426">
                <text:p>0.328584997065426</text:p>
              </table:table-cell>
              <table:table-cell office:value-type="float" office:value="0.338351585835906">
                <text:p>0.338351585835906</text:p>
              </table:table-cell>
            </table:table-row>
            <table:table-row>
              <table:table-cell office:value-type="string">
                <text:p>SFE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365751235523759">
                <text:p>0.365751235523759</text:p>
              </table:table-cell>
              <table:table-cell office:value-type="float" office:value="0.388288240200244">
                <text:p>0.388288240200244</text:p>
              </table:table-cell>
              <table:table-cell office:value-type="float" office:value="0.444836079320386">
                <text:p>0.444836079320386</text:p>
              </table:table-cell>
              <table:table-cell office:value-type="float" office:value="0.455406232318146">
                <text:p>0.4554062323181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395947829202664">
                <text:p>0.395947829202664</text:p>
              </table:table-cell>
              <table:table-cell office:value-type="float" office:value="0.512419788953754">
                <text:p>0.512419788953754</text:p>
              </table:table-cell>
            </table:table-row>
            <table:table-row>
              <table:table-cell office:value-type="string">
                <text:p>UAX</text:p>
              </table:table-cell>
              <table:table-cell office:value-type="float" office:value="0.277938872725718">
                <text:p>0.277938872725718</text:p>
              </table:table-cell>
              <table:table-cell office:value-type="float" office:value="0.307618327618897">
                <text:p>0.307618327618897</text:p>
              </table:table-cell>
              <table:table-cell office:value-type="float" office:value="0.261868343761114">
                <text:p>0.261868343761114</text:p>
              </table:table-cell>
              <table:table-cell office:value-type="float" office:value="0.276062359496783">
                <text:p>0.276062359496783</text:p>
              </table:table-cell>
              <table:table-cell office:value-type="float" office:value="0.386639631366972">
                <text:p>0.386639631366972</text:p>
              </table:table-cell>
              <table:table-cell office:value-type="float" office:value="0.408222527907985">
                <text:p>0.408222527907985</text:p>
              </table:table-cell>
              <table:table-cell office:value-type="float" office:value="0.525792849718783">
                <text:p>0.525792849718783</text:p>
              </table:table-cell>
              <table:table-cell office:value-type="float" office:value="0.512296072920083">
                <text:p>0.512296072920083</text:p>
              </table:table-cell>
              <table:table-cell office:value-type="float" office:value="0.293269759779991">
                <text:p>0.293269759779991</text:p>
              </table:table-cell>
              <table:table-cell office:value-type="float" office:value="0.278725882989958">
                <text:p>0.278725882989958</text:p>
              </table:table-cell>
              <table:table-cell office:value-type="float" office:value="0.303058243326446">
                <text:p>0.303058243326446</text:p>
              </table:table-cell>
              <table:table-cell office:value-type="float" office:value="0.295571257332214">
                <text:p>0.295571257332214</text:p>
              </table:table-cell>
              <table:table-cell office:value-type="float" office:value="0.363952463561749">
                <text:p>0.363952463561749</text:p>
              </table:table-cell>
              <table:table-cell office:value-type="float" office:value="0.434068150802658">
                <text:p>0.434068150802658</text:p>
              </table:table-cell>
            </table:table-row>
            <table:table-row>
              <table:table-cell office:value-type="string">
                <text:p>CUA</text:p>
              </table:table-cell>
              <table:table-cell office:value-type="float" office:value="0.053142866043255">
                <text:p>0.053142866043255</text:p>
              </table:table-cell>
              <table:table-cell office:value-type="float" office:value="0.0582308012577821">
                <text:p>0.0582308012577821</text:p>
              </table:table-cell>
              <table:table-cell office:value-type="float" office:value="0">
                <text:p>0</text:p>
              </table:table-cell>
              <table:table-cell office:value-type="float" office:value="0.0553122679077897">
                <text:p>0.0553122679077897</text:p>
              </table:table-cell>
              <table:table-cell office:value-type="float" office:value="0.0373005070460583">
                <text:p>0.0373005070460583</text:p>
              </table:table-cell>
              <table:table-cell office:value-type="float" office:value="0.0558234991894584">
                <text:p>0.0558234991894584</text:p>
              </table:table-cell>
              <table:table-cell office:value-type="float" office:value="0.320414226400854">
                <text:p>0.320414226400854</text:p>
              </table:table-cell>
              <table:table-cell office:value-type="float" office:value="0.386143943349932">
                <text:p>0.386143943349932</text:p>
              </table:table-cell>
              <table:table-cell office:value-type="float" office:value="0.0556040936840715">
                <text:p>0.0556040936840715</text:p>
              </table:table-cell>
              <table:table-cell office:value-type="float" office:value="0.115282113467581">
                <text:p>0.115282113467581</text:p>
              </table:table-cell>
              <table:table-cell office:value-type="float" office:value="0.0529175171264657">
                <text:p>0.0529175171264657</text:p>
              </table:table-cell>
              <table:table-cell office:value-type="float" office:value="0.118442931894911">
                <text:p>0.118442931894911</text:p>
              </table:table-cell>
              <table:table-cell office:value-type="float" office:value="0.206924881943997">
                <text:p>0.206924881943997</text:p>
              </table:table-cell>
              <table:table-cell office:value-type="float" office:value="0.0887272494689194">
                <text:p>0.0887272494689194</text:p>
              </table:table-cell>
            </table:table-row>
            <table:table-row>
              <table:table-cell office:value-type="string">
                <text:p>NEZ</text:p>
              </table:table-cell>
              <table:table-cell office:value-type="float" office:value="0.243623303531047">
                <text:p>0.243623303531047</text:p>
              </table:table-cell>
              <table:table-cell office:value-type="float" office:value="0.304225544889939">
                <text:p>0.304225544889939</text:p>
              </table:table-cell>
              <table:table-cell office:value-type="float" office:value="0.246947200891652">
                <text:p>0.246947200891652</text:p>
              </table:table-cell>
              <table:table-cell office:value-type="float" office:value="0.288142140730923">
                <text:p>0.288142140730923</text:p>
              </table:table-cell>
              <table:table-cell office:value-type="float" office:value="0.334030750186387">
                <text:p>0.334030750186387</text:p>
              </table:table-cell>
              <table:table-cell office:value-type="float" office:value="0.335492814428828">
                <text:p>0.335492814428828</text:p>
              </table:table-cell>
              <table:table-cell office:value-type="float" office:value="0.506206168765629">
                <text:p>0.506206168765629</text:p>
              </table:table-cell>
              <table:table-cell office:value-type="float" office:value="0.536169891042616">
                <text:p>0.536169891042616</text:p>
              </table:table-cell>
              <table:table-cell office:value-type="float" office:value="0.243096229527772">
                <text:p>0.243096229527772</text:p>
              </table:table-cell>
              <table:table-cell office:value-type="float" office:value="0.243068682034124">
                <text:p>0.243068682034124</text:p>
              </table:table-cell>
              <table:table-cell office:value-type="float" office:value="0.262981843519505">
                <text:p>0.262981843519505</text:p>
              </table:table-cell>
              <table:table-cell office:value-type="float" office:value="0.43067564474102">
                <text:p>0.43067564474102</text:p>
              </table:table-cell>
              <table:table-cell office:value-type="float" office:value="0.37969860301048">
                <text:p>0.37969860301048</text:p>
              </table:table-cell>
              <table:table-cell office:value-type="float" office:value="0.416046698084385">
                <text:p>0.416046698084385</text:p>
              </table:table-cell>
            </table:table-row>
            <table:table-row>
              <table:table-cell office:value-type="string">
                <text:p>CAM</text:p>
              </table:table-cell>
              <table:table-cell office:value-type="float" office:value="0.257902439246083">
                <text:p>0.257902439246083</text:p>
              </table:table-cell>
              <table:table-cell office:value-type="float" office:value="0.253988808360327">
                <text:p>0.253988808360327</text:p>
              </table:table-cell>
              <table:table-cell office:value-type="float" office:value="0.250335222075514">
                <text:p>0.250335222075514</text:p>
              </table:table-cell>
              <table:table-cell office:value-type="float" office:value="0.262843336319186">
                <text:p>0.262843336319186</text:p>
              </table:table-cell>
              <table:table-cell office:value-type="float" office:value="0.342394229863693">
                <text:p>0.342394229863693</text:p>
              </table:table-cell>
              <table:table-cell office:value-type="float" office:value="0.266715776741777">
                <text:p>0.266715776741777</text:p>
              </table:table-cell>
              <table:table-cell office:value-type="float" office:value="0.458303124882582">
                <text:p>0.458303124882582</text:p>
              </table:table-cell>
              <table:table-cell office:value-type="float" office:value="0.681991631141729">
                <text:p>0.681991631141729</text:p>
              </table:table-cell>
              <table:table-cell office:value-type="float" office:value="0.252543263576925">
                <text:p>0.252543263576925</text:p>
              </table:table-cell>
              <table:table-cell office:value-type="float" office:value="0.251447306623294">
                <text:p>0.251447306623294</text:p>
              </table:table-cell>
              <table:table-cell office:value-type="float" office:value="0.249300542273321">
                <text:p>0.249300542273321</text:p>
              </table:table-cell>
              <table:table-cell office:value-type="float" office:value="0.249776576192395">
                <text:p>0.249776576192395</text:p>
              </table:table-cell>
              <table:table-cell office:value-type="float" office:value="0.252810607247635">
                <text:p>0.252810607247635</text:p>
              </table:table-cell>
              <table:table-cell office:value-type="float" office:value="0.248252773261173">
                <text:p>0.248252773261173</text:p>
              </table:table-cell>
            </table:table-row>
            <table:table-row>
              <table:table-cell office:value-type="string">
                <text:p>LPR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681604897868639">
                <text:p>0.0681604897868639</text:p>
              </table:table-cell>
              <table:table-cell office:value-type="float" office:value="0.229961015107915">
                <text:p>0.229961015107915</text:p>
              </table:table-cell>
              <table:table-cell office:value-type="float" office:value="0.475422621567644">
                <text:p>0.475422621567644</text:p>
              </table:table-cell>
              <table:table-cell office:value-type="float" office:value="0.214760371951782">
                <text:p>0.2147603719517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499132181507795">
                <text:p>0.0499132181507795</text:p>
              </table:table-cell>
              <table:table-cell office:value-type="float" office:value="0.287591234362401">
                <text:p>0.287591234362401</text:p>
              </table:table-cell>
            </table:table-row>
            <table:table-row>
              <table:table-cell office:value-type="string">
                <text:p>SJA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38547440207914">
                <text:p>0.238547440207914</text:p>
              </table:table-cell>
              <table:table-cell office:value-type="float" office:value="0.240888636285977">
                <text:p>0.240888636285977</text:p>
              </table:table-cell>
              <table:table-cell office:value-type="float" office:value="0.495618563748541">
                <text:p>0.495618563748541</text:p>
              </table:table-cell>
              <table:table-cell office:value-type="float" office:value="0.317240148088478">
                <text:p>0.3172401480884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4011248635626">
                <text:p>0.24011248635626</text:p>
              </table:table-cell>
              <table:table-cell office:value-type="float" office:value="0.229244333136331">
                <text:p>0.229244333136331</text:p>
              </table:table-cell>
            </table:table-row>
            <table:table-row>
              <table:table-cell office:value-type="string">
                <text:p>IZT</text:p>
              </table:table-cell>
              <table:table-cell office:value-type="float" office:value="0.28212955275201">
                <text:p>0.28212955275201</text:p>
              </table:table-cell>
              <table:table-cell office:value-type="float" office:value="0.325261000052467">
                <text:p>0.325261000052467</text:p>
              </table:table-cell>
              <table:table-cell office:value-type="float" office:value="0.289685175757092">
                <text:p>0.289685175757092</text:p>
              </table:table-cell>
              <table:table-cell office:value-type="float" office:value="0.312197733599698">
                <text:p>0.312197733599698</text:p>
              </table:table-cell>
              <table:table-cell office:value-type="float" office:value="0.406689486010847">
                <text:p>0.406689486010847</text:p>
              </table:table-cell>
              <table:table-cell office:value-type="float" office:value="0.521511996800465">
                <text:p>0.521511996800465</text:p>
              </table:table-cell>
              <table:table-cell office:value-type="float" office:value="0.598252012746064">
                <text:p>0.598252012746064</text:p>
              </table:table-cell>
              <table:table-cell office:value-type="float" office:value="0.650426712932367">
                <text:p>0.650426712932367</text:p>
              </table:table-cell>
              <table:table-cell office:value-type="float" office:value="0.288014680284681">
                <text:p>0.288014680284681</text:p>
              </table:table-cell>
              <table:table-cell office:value-type="float" office:value="0.281969251823139">
                <text:p>0.281969251823139</text:p>
              </table:table-cell>
              <table:table-cell office:value-type="float" office:value="0.327520010864927">
                <text:p>0.327520010864927</text:p>
              </table:table-cell>
              <table:table-cell office:value-type="float" office:value="0.331636412441398">
                <text:p>0.331636412441398</text:p>
              </table:table-cell>
              <table:table-cell office:value-type="float" office:value="0.430334668330688">
                <text:p>0.430334668330688</text:p>
              </table:table-cell>
              <table:table-cell office:value-type="float" office:value="0.388799718671498">
                <text:p>0.388799718671498</text:p>
              </table:table-cell>
            </table:table-row>
            <table:table-row>
              <table:table-cell office:value-type="string">
                <text:p>SAG</text:p>
              </table:table-cell>
              <table:table-cell office:value-type="float" office:value="0.24906710087344">
                <text:p>0.24906710087344</text:p>
              </table:table-cell>
              <table:table-cell office:value-type="float" office:value="0.258855024000551">
                <text:p>0.258855024000551</text:p>
              </table:table-cell>
              <table:table-cell office:value-type="float" office:value="0.26236548355105">
                <text:p>0.26236548355105</text:p>
              </table:table-cell>
              <table:table-cell office:value-type="float" office:value="0.258296956333216">
                <text:p>0.258296956333216</text:p>
              </table:table-cell>
              <table:table-cell office:value-type="float" office:value="0.298983339536437">
                <text:p>0.298983339536437</text:p>
              </table:table-cell>
              <table:table-cell office:value-type="float" office:value="0.267632026570729">
                <text:p>0.267632026570729</text:p>
              </table:table-cell>
              <table:table-cell office:value-type="float" office:value="0.402765002843211">
                <text:p>0.402765002843211</text:p>
              </table:table-cell>
              <table:table-cell office:value-type="float" office:value="0.356486285028864">
                <text:p>0.356486285028864</text:p>
              </table:table-cell>
              <table:table-cell office:value-type="float" office:value="0.261250911757047">
                <text:p>0.261250911757047</text:p>
              </table:table-cell>
              <table:table-cell office:value-type="float" office:value="0.262778209250628">
                <text:p>0.262778209250628</text:p>
              </table:table-cell>
              <table:table-cell office:value-type="float" office:value="0.245610955688622">
                <text:p>0.245610955688622</text:p>
              </table:table-cell>
              <table:table-cell office:value-type="float" office:value="0.259098407237348">
                <text:p>0.259098407237348</text:p>
              </table:table-cell>
              <table:table-cell office:value-type="float" office:value="0.3902898492996">
                <text:p>0.3902898492996</text:p>
              </table:table-cell>
              <table:table-cell office:value-type="float" office:value="0.266160111599501">
                <text:p>0.266160111599501</text:p>
              </table:table-cell>
            </table:table-row>
            <table:table-row>
              <table:table-cell office:value-type="string">
                <text:p>TAH</text:p>
              </table:table-cell>
              <table:table-cell office:value-type="float" office:value="0.243212006619865">
                <text:p>0.243212006619865</text:p>
              </table:table-cell>
              <table:table-cell office:value-type="float" office:value="0.283318975100702">
                <text:p>0.283318975100702</text:p>
              </table:table-cell>
              <table:table-cell office:value-type="float" office:value="0">
                <text:p>0</text:p>
              </table:table-cell>
              <table:table-cell office:value-type="float" office:value="0.283473967693546">
                <text:p>0.283473967693546</text:p>
              </table:table-cell>
              <table:table-cell office:value-type="float" office:value="0.305913222880075">
                <text:p>0.305913222880075</text:p>
              </table:table-cell>
              <table:table-cell office:value-type="float" office:value="0.335853236878266">
                <text:p>0.335853236878266</text:p>
              </table:table-cell>
              <table:table-cell office:value-type="float" office:value="0.363280974209175">
                <text:p>0.363280974209175</text:p>
              </table:table-cell>
              <table:table-cell office:value-type="float" office:value="0.366634843023762">
                <text:p>0.366634843023762</text:p>
              </table:table-cell>
              <table:table-cell office:value-type="float" office:value="0.248809153287277">
                <text:p>0.248809153287277</text:p>
              </table:table-cell>
              <table:table-cell office:value-type="float" office:value="0.229548556543234">
                <text:p>0.229548556543234</text:p>
              </table:table-cell>
              <table:table-cell office:value-type="float" office:value="0.275151078688953">
                <text:p>0.275151078688953</text:p>
              </table:table-cell>
              <table:table-cell office:value-type="float" office:value="0.271900808387096">
                <text:p>0.271900808387096</text:p>
              </table:table-cell>
              <table:table-cell office:value-type="float" office:value="0.35683185966142">
                <text:p>0.35683185966142</text:p>
              </table:table-cell>
              <table:table-cell office:value-type="float" office:value="0.325523965519883">
                <text:p>0.325523965519883</text:p>
              </table:table-cell>
            </table:table-row>
            <table:table-row>
              <table:table-cell office:value-type="string">
                <text:p>ATI</text:p>
              </table:table-cell>
              <table:table-cell office:value-type="float" office:value="0.066651891829633">
                <text:p>0.066651891829633</text:p>
              </table:table-cell>
              <table:table-cell office:value-type="float" office:value="0.0436914158352832">
                <text:p>0.0436914158352832</text:p>
              </table:table-cell>
              <table:table-cell office:value-type="float" office:value="0.0677014851649737">
                <text:p>0.0677014851649737</text:p>
              </table:table-cell>
              <table:table-cell office:value-type="float" office:value="0.0551804190800558">
                <text:p>0.0551804190800558</text:p>
              </table:table-cell>
              <table:table-cell office:value-type="float" office:value="0.0439624238518325">
                <text:p>0.0439624238518325</text:p>
              </table:table-cell>
              <table:table-cell office:value-type="float" office:value="0.0675741837927868">
                <text:p>0.0675741837927868</text:p>
              </table:table-cell>
              <table:table-cell office:value-type="float" office:value="0.665087374158406">
                <text:p>0.665087374158406</text:p>
              </table:table-cell>
              <table:table-cell office:value-type="float" office:value="0.419114082903853">
                <text:p>0.419114082903853</text:p>
              </table:table-cell>
              <table:table-cell office:value-type="float" office:value="0.0632013751751609">
                <text:p>0.0632013751751609</text:p>
              </table:table-cell>
              <table:table-cell office:value-type="float" office:value="0.0830104116318403">
                <text:p>0.0830104116318403</text:p>
              </table:table-cell>
              <table:table-cell office:value-type="float" office:value="0.0748054987406578">
                <text:p>0.0748054987406578</text:p>
              </table:table-cell>
              <table:table-cell office:value-type="float" office:value="0.0459692014893884">
                <text:p>0.0459692014893884</text:p>
              </table:table-cell>
              <table:table-cell office:value-type="float" office:value="0.0493334901529887">
                <text:p>0.0493334901529887</text:p>
              </table:table-cell>
              <table:table-cell office:value-type="float" office:value="0.0532717687858743">
                <text:p>0.0532717687858743</text:p>
              </table:table-cell>
            </table:table-row>
            <table:table-row>
              <table:table-cell office:value-type="string">
                <text:p>FAC</text:p>
              </table:table-cell>
              <table:table-cell office:value-type="float" office:value="0.265844861609334">
                <text:p>0.265844861609334</text:p>
              </table:table-cell>
              <table:table-cell office:value-type="float" office:value="0.265421332720364">
                <text:p>0.265421332720364</text:p>
              </table:table-cell>
              <table:table-cell office:value-type="float" office:value="0.257657693657082">
                <text:p>0.257657693657082</text:p>
              </table:table-cell>
              <table:table-cell office:value-type="float" office:value="0.264319523122619">
                <text:p>0.264319523122619</text:p>
              </table:table-cell>
              <table:table-cell office:value-type="float" office:value="0.413599040283625">
                <text:p>0.413599040283625</text:p>
              </table:table-cell>
              <table:table-cell office:value-type="float" office:value="0.280136329450018">
                <text:p>0.280136329450018</text:p>
              </table:table-cell>
              <table:table-cell office:value-type="float" office:value="0.441771267882233">
                <text:p>0.441771267882233</text:p>
              </table:table-cell>
              <table:table-cell office:value-type="float" office:value="0.562733491752236">
                <text:p>0.562733491752236</text:p>
              </table:table-cell>
              <table:table-cell office:value-type="float" office:value="0.265577500616015">
                <text:p>0.265577500616015</text:p>
              </table:table-cell>
              <table:table-cell office:value-type="float" office:value="0.25266710803969">
                <text:p>0.25266710803969</text:p>
              </table:table-cell>
              <table:table-cell office:value-type="float" office:value="0.262618982165704">
                <text:p>0.262618982165704</text:p>
              </table:table-cell>
              <table:table-cell office:value-type="float" office:value="0.258956063220602">
                <text:p>0.258956063220602</text:p>
              </table:table-cell>
              <table:table-cell office:value-type="float" office:value="0.471196867477518">
                <text:p>0.471196867477518</text:p>
              </table:table-cell>
              <table:table-cell office:value-type="float" office:value="0.341381866592822">
                <text:p>0.341381866592822</text:p>
              </table:table-cell>
            </table:table-row>
            <table:table-row>
              <table:table-cell office:value-type="string">
                <text:p>UIZ</text:p>
              </table:table-cell>
              <table:table-cell office:value-type="float" office:value="0.0576350481274951">
                <text:p>0.0576350481274951</text:p>
              </table:table-cell>
              <table:table-cell office:value-type="float" office:value="0.0475647358944288">
                <text:p>0.0475647358944288</text:p>
              </table:table-cell>
              <table:table-cell office:value-type="float" office:value="0.0572315409412803">
                <text:p>0.0572315409412803</text:p>
              </table:table-cell>
              <table:table-cell office:value-type="float" office:value="0.0455637396149626">
                <text:p>0.0455637396149626</text:p>
              </table:table-cell>
              <table:table-cell office:value-type="float" office:value="0.2267907295584">
                <text:p>0.2267907295584</text:p>
              </table:table-cell>
              <table:table-cell office:value-type="float" office:value="0.052282441871784">
                <text:p>0.052282441871784</text:p>
              </table:table-cell>
              <table:table-cell office:value-type="float" office:value="0.426329192096116">
                <text:p>0.426329192096116</text:p>
              </table:table-cell>
              <table:table-cell office:value-type="float" office:value="0.446161114214191">
                <text:p>0.446161114214191</text:p>
              </table:table-cell>
              <table:table-cell office:value-type="float" office:value="0.0477218399811325">
                <text:p>0.0477218399811325</text:p>
              </table:table-cell>
              <table:table-cell office:value-type="float" office:value="0.0477205336515966">
                <text:p>0.0477205336515966</text:p>
              </table:table-cell>
              <table:table-cell office:value-type="float" office:value="0.0601539250890834">
                <text:p>0.0601539250890834</text:p>
              </table:table-cell>
              <table:table-cell office:value-type="float" office:value="0.0610833867369785">
                <text:p>0.0610833867369785</text:p>
              </table:table-cell>
              <table:table-cell office:value-type="float" office:value="0.253674271271599">
                <text:p>0.253674271271599</text:p>
              </table:table-cell>
              <table:table-cell office:value-type="float" office:value="0.042676214214415">
                <text:p>0.042676214214415</text:p>
              </table:table-cell>
            </table:table-row>
            <table:table-row>
              <table:table-cell office:value-type="string">
                <text:p>MER</text:p>
              </table:table-cell>
              <table:table-cell office:value-type="float" office:value="0.0528198171724588">
                <text:p>0.0528198171724588</text:p>
              </table:table-cell>
              <table:table-cell office:value-type="float" office:value="0.0681467604157371">
                <text:p>0.0681467604157371</text:p>
              </table:table-cell>
              <table:table-cell office:value-type="float" office:value="0.0684664871905517">
                <text:p>0.0684664871905517</text:p>
              </table:table-cell>
              <table:table-cell office:value-type="float" office:value="0.0716567047387097">
                <text:p>0.0716567047387097</text:p>
              </table:table-cell>
              <table:table-cell office:value-type="float" office:value="0.488628964073254">
                <text:p>0.488628964073254</text:p>
              </table:table-cell>
              <table:table-cell office:value-type="float" office:value="0.0544459393769987">
                <text:p>0.0544459393769987</text:p>
              </table:table-cell>
              <table:table-cell office:value-type="float" office:value="0.458780922757421">
                <text:p>0.458780922757421</text:p>
              </table:table-cell>
              <table:table-cell office:value-type="float" office:value="0.491857381242303">
                <text:p>0.491857381242303</text:p>
              </table:table-cell>
              <table:table-cell office:value-type="float" office:value="0.065624325885718">
                <text:p>0.065624325885718</text:p>
              </table:table-cell>
              <table:table-cell office:value-type="float" office:value="0.0760702692102456">
                <text:p>0.0760702692102456</text:p>
              </table:table-cell>
              <table:table-cell office:value-type="float" office:value="0.0497535022230108">
                <text:p>0.0497535022230108</text:p>
              </table:table-cell>
              <table:table-cell office:value-type="float" office:value="0.0730433905286747">
                <text:p>0.0730433905286747</text:p>
              </table:table-cell>
              <table:table-cell office:value-type="float" office:value="0.0997562893438773">
                <text:p>0.0997562893438773</text:p>
              </table:table-cell>
              <table:table-cell office:value-type="float" office:value="0.0914872896973602">
                <text:p>0.0914872896973602</text:p>
              </table:table-cell>
            </table:table-row>
            <table:table-row>
              <table:table-cell office:value-type="string">
                <text:p>PED</text:p>
              </table:table-cell>
              <table:table-cell office:value-type="float" office:value="0.0521182274451226">
                <text:p>0.0521182274451226</text:p>
              </table:table-cell>
              <table:table-cell office:value-type="float" office:value="0.073178868839403">
                <text:p>0.073178868839403</text:p>
              </table:table-cell>
              <table:table-cell office:value-type="float" office:value="0">
                <text:p>0</text:p>
              </table:table-cell>
              <table:table-cell office:value-type="float" office:value="0.138233979807241">
                <text:p>0.138233979807241</text:p>
              </table:table-cell>
              <table:table-cell office:value-type="float" office:value="0.374413565196363">
                <text:p>0.374413565196363</text:p>
              </table:table-cell>
              <table:table-cell office:value-type="float" office:value="0.105742858507085">
                <text:p>0.105742858507085</text:p>
              </table:table-cell>
              <table:table-cell office:value-type="float" office:value="0.41217907901746">
                <text:p>0.41217907901746</text:p>
              </table:table-cell>
              <table:table-cell office:value-type="float" office:value="0.416127731488065">
                <text:p>0.416127731488065</text:p>
              </table:table-cell>
              <table:table-cell office:value-type="float" office:value="0.0549017955599636">
                <text:p>0.0549017955599636</text:p>
              </table:table-cell>
              <table:table-cell office:value-type="float" office:value="0.0740328442513332">
                <text:p>0.0740328442513332</text:p>
              </table:table-cell>
              <table:table-cell office:value-type="float" office:value="0.0572219279119051">
                <text:p>0.0572219279119051</text:p>
              </table:table-cell>
              <table:table-cell office:value-type="float" office:value="0.0636069730726859">
                <text:p>0.0636069730726859</text:p>
              </table:table-cell>
              <table:table-cell office:value-type="float" office:value="0.247581439451067">
                <text:p>0.247581439451067</text:p>
              </table:table-cell>
              <table:table-cell office:value-type="float" office:value="0.0996219631224279">
                <text:p>0.0996219631224279</text:p>
              </table:table-cell>
            </table:table-row>
            <table:table-row>
              <table:table-cell office:value-type="string">
                <text:p>TLA</text:p>
              </table:table-cell>
              <table:table-cell office:value-type="float" office:value="0.0658666761877265">
                <text:p>0.0658666761877265</text:p>
              </table:table-cell>
              <table:table-cell office:value-type="float" office:value="0.0655415677363541">
                <text:p>0.0655415677363541</text:p>
              </table:table-cell>
              <table:table-cell office:value-type="float" office:value="0.0761581942902253">
                <text:p>0.0761581942902253</text:p>
              </table:table-cell>
              <table:table-cell office:value-type="float" office:value="0.0765519395586958">
                <text:p>0.0765519395586958</text:p>
              </table:table-cell>
              <table:table-cell office:value-type="float" office:value="0.12183454139862">
                <text:p>0.12183454139862</text:p>
              </table:table-cell>
              <table:table-cell office:value-type="float" office:value="0.055884836593996">
                <text:p>0.055884836593996</text:p>
              </table:table-cell>
              <table:table-cell office:value-type="float" office:value="0.523073747595665">
                <text:p>0.523073747595665</text:p>
              </table:table-cell>
              <table:table-cell office:value-type="float" office:value="0.410439331689271">
                <text:p>0.410439331689271</text:p>
              </table:table-cell>
              <table:table-cell office:value-type="float" office:value="0.0653899295414205">
                <text:p>0.0653899295414205</text:p>
              </table:table-cell>
              <table:table-cell office:value-type="float" office:value="0.069530973839343">
                <text:p>0.069530973839343</text:p>
              </table:table-cell>
              <table:table-cell office:value-type="float" office:value="0.049138286343519">
                <text:p>0.049138286343519</text:p>
              </table:table-cell>
              <table:table-cell office:value-type="float" office:value="0.0898175047369867">
                <text:p>0.0898175047369867</text:p>
              </table:table-cell>
              <table:table-cell office:value-type="float" office:value="0.162233592807407">
                <text:p>0.162233592807407</text:p>
              </table:table-cell>
              <table:table-cell office:value-type="float" office:value="0.0521559234580217">
                <text:p>0.0521559234580217</text:p>
              </table:table-cell>
            </table:table-row>
            <table:table-row>
              <table:table-cell office:value-type="string">
                <text:p>XAL</text:p>
              </table:table-cell>
              <table:table-cell office:value-type="float" office:value="0.0758642499988495">
                <text:p>0.0758642499988495</text:p>
              </table:table-cell>
              <table:table-cell office:value-type="float" office:value="0.0712928131670614">
                <text:p>0.0712928131670614</text:p>
              </table:table-cell>
              <table:table-cell office:value-type="float" office:value="0.104985806422409">
                <text:p>0.104985806422409</text:p>
              </table:table-cell>
              <table:table-cell office:value-type="float" office:value="0.078596311131673">
                <text:p>0.078596311131673</text:p>
              </table:table-cell>
              <table:table-cell office:value-type="float" office:value="0.0973706667010786">
                <text:p>0.0973706667010786</text:p>
              </table:table-cell>
              <table:table-cell office:value-type="float" office:value="0.0592485645290407">
                <text:p>0.0592485645290407</text:p>
              </table:table-cell>
              <table:table-cell office:value-type="float" office:value="0.409277462833977">
                <text:p>0.409277462833977</text:p>
              </table:table-cell>
              <table:table-cell office:value-type="float" office:value="0.404410082328208">
                <text:p>0.404410082328208</text:p>
              </table:table-cell>
              <table:table-cell office:value-type="float" office:value="0.0676431305760546">
                <text:p>0.0676431305760546</text:p>
              </table:table-cell>
              <table:table-cell office:value-type="float" office:value="0.0722484118251577">
                <text:p>0.0722484118251577</text:p>
              </table:table-cell>
              <table:table-cell office:value-type="float" office:value="0.0616805853630556">
                <text:p>0.0616805853630556</text:p>
              </table:table-cell>
              <table:table-cell office:value-type="float" office:value="0.0655183187876719">
                <text:p>0.0655183187876719</text:p>
              </table:table-cell>
              <table:table-cell office:value-type="float" office:value="0.215659839330582">
                <text:p>0.215659839330582</text:p>
              </table:table-cell>
              <table:table-cell office:value-type="float" office:value="0.0544803940662612">
                <text:p>0.0544803940662612</text:p>
              </table:table-cell>
            </table:table-row>
            <table:table-row>
              <table:table-cell office:value-type="string">
                <text:p>CHO</text:p>
              </table:table-cell>
              <table:table-cell office:value-type="float" office:value="0.264060901287962">
                <text:p>0.264060901287962</text:p>
              </table:table-cell>
              <table:table-cell office:value-type="float" office:value="0.36432388569302">
                <text:p>0.36432388569302</text:p>
              </table:table-cell>
              <table:table-cell office:value-type="float" office:value="0.299076205270368">
                <text:p>0.299076205270368</text:p>
              </table:table-cell>
              <table:table-cell office:value-type="float" office:value="0.346033316131831">
                <text:p>0.346033316131831</text:p>
              </table:table-cell>
              <table:table-cell office:value-type="float" office:value="0.444573002763008">
                <text:p>0.444573002763008</text:p>
              </table:table-cell>
              <table:table-cell office:value-type="float" office:value="0.390239229196229">
                <text:p>0.390239229196229</text:p>
              </table:table-cell>
              <table:table-cell office:value-type="float" office:value="0.41075155151715">
                <text:p>0.41075155151715</text:p>
              </table:table-cell>
              <table:table-cell office:value-type="float" office:value="0.415523701060388">
                <text:p>0.415523701060388</text:p>
              </table:table-cell>
              <table:table-cell office:value-type="float" office:value="0.310709698561168">
                <text:p>0.310709698561168</text:p>
              </table:table-cell>
              <table:table-cell office:value-type="float" office:value="0.271846650165187">
                <text:p>0.271846650165187</text:p>
              </table:table-cell>
              <table:table-cell office:value-type="float" office:value="0.406010335473146">
                <text:p>0.406010335473146</text:p>
              </table:table-cell>
              <table:table-cell office:value-type="float" office:value="0.386982732519848">
                <text:p>0.386982732519848</text:p>
              </table:table-cell>
              <table:table-cell office:value-type="float" office:value="0.417429125552035">
                <text:p>0.417429125552035</text:p>
              </table:table-cell>
              <table:table-cell office:value-type="float" office:value="0.35483126273823">
                <text:p>0.35483126273823</text:p>
              </table:table-cell>
            </table:table-row>
            <table:table-row>
              <table:table-cell office:value-type="string">
                <text:p>BJU</text:p>
              </table:table-cell>
              <table:table-cell office:value-type="float" office:value="0.453490250627076">
                <text:p>0.453490250627076</text:p>
              </table:table-cell>
              <table:table-cell office:value-type="float" office:value="0.196606431219277">
                <text:p>0.196606431219277</text:p>
              </table:table-cell>
              <table:table-cell office:value-type="float" office:value="0.27942501776645">
                <text:p>0.27942501776645</text:p>
              </table:table-cell>
              <table:table-cell office:value-type="float" office:value="0.317813272568981">
                <text:p>0.317813272568981</text:p>
              </table:table-cell>
              <table:table-cell office:value-type="float" office:value="0.0693449986311113">
                <text:p>0.0693449986311113</text:p>
              </table:table-cell>
              <table:table-cell office:value-type="float" office:value="0.0827658115393074">
                <text:p>0.0827658115393074</text:p>
              </table:table-cell>
              <table:table-cell office:value-type="float" office:value="0.783642901910475">
                <text:p>0.783642901910475</text:p>
              </table:table-cell>
              <table:table-cell office:value-type="float" office:value="0.601085411428941">
                <text:p>0.601085411428941</text:p>
              </table:table-cell>
              <table:table-cell office:value-type="float" office:value="0.34004074912613">
                <text:p>0.34004074912613</text:p>
              </table:table-cell>
              <table:table-cell office:value-type="float" office:value="0.208027776357489">
                <text:p>0.208027776357489</text:p>
              </table:table-cell>
              <table:table-cell office:value-type="float" office:value="0.272553027581615">
                <text:p>0.272553027581615</text:p>
              </table:table-cell>
              <table:table-cell office:value-type="float" office:value="0.204423868564259">
                <text:p>0.204423868564259</text:p>
              </table:table-cell>
              <table:table-cell office:value-type="float" office:value="0.0977556325531441">
                <text:p>0.0977556325531441</text:p>
              </table:table-cell>
              <table:table-cell office:value-type="float" office:value="0.230960325958655">
                <text:p>0.230960325958655</text:p>
              </table:table-cell>
            </table:table-row>
            <table:table-row>
              <table:table-cell office:value-type="string">
                <text:p>Promedio</text:p>
              </table:table-cell>
              <table:table-cell office:value-type="float" office:value="0.173374615091484">
                <text:p>0.173374615091484</text:p>
              </table:table-cell>
              <table:table-cell office:value-type="float" office:value="0.178082533621492">
                <text:p>0.178082533621492</text:p>
              </table:table-cell>
              <table:table-cell office:value-type="float" office:value="0.15671236163158">
                <text:p>0.15671236163158</text:p>
              </table:table-cell>
              <table:table-cell office:value-type="float" office:value="0.184201942883124">
                <text:p>0.184201942883124</text:p>
              </table:table-cell>
              <table:table-cell office:value-type="float" office:value="0.270755202516467">
                <text:p>0.270755202516467</text:p>
              </table:table-cell>
              <table:table-cell office:value-type="float" office:value="0.242811036111369">
                <text:p>0.242811036111369</text:p>
              </table:table-cell>
              <table:table-cell office:value-type="float" office:value="0.49663002317739">
                <text:p>0.49663002317739</text:p>
              </table:table-cell>
              <table:table-cell office:value-type="float" office:value="0.447571054275563">
                <text:p>0.447571054275563</text:p>
              </table:table-cell>
              <table:table-cell office:value-type="float" office:value="0.172271029588736">
                <text:p>0.172271029588736</text:p>
              </table:table-cell>
              <table:table-cell office:value-type="float" office:value="0.17250758524157">
                <text:p>0.17250758524157</text:p>
              </table:table-cell>
              <table:table-cell office:value-type="float" office:value="0.170104905564445">
                <text:p>0.170104905564445</text:p>
              </table:table-cell>
              <table:table-cell office:value-type="float" office:value="0.186050833867127">
                <text:p>0.186050833867127</text:p>
              </table:table-cell>
              <table:table-cell office:value-type="float" office:value="0.282656013589396">
                <text:p>0.282656013589396</text:p>
              </table:table-cell>
              <table:table-cell office:value-type="float" office:value="0.253375139132112">
                <text:p>0.25337513913211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6.1$Linux_X86_64 LibreOffice_project/30$Build-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19.67cm" svg:height="11.065cm" xlink:href=".." xlink:type="simple" chart:class="chart:line" chart:style-name="ch1">
        <chart:title svg:x="7.688cm" svg:y="0.357cm" chart:style-name="ch2">
          <text:p>Indice de correlacion</text:p>
        </chart:title>
        <chart:legend chart:legend-position="end" svg:x="17.373cm" svg:y="2.738cm" style:legend-expansion="high" chart:style-name="ch3"/>
        <chart:plot-area chart:style-name="ch4" table:cell-range-address="Hoja1.B58:Hoja1.P82" chart:data-source-has-labels="both" svg:x="0.393cm" svg:y="1.251cm" svg:width="16.587cm" svg:height="9.593cm">
          <chartooo:coordinate-region svg:x="1.226cm" svg:y="1.397cm" svg:width="15.651cm" svg:height="9.301cm"/>
          <chart:axis chart:dimension="x" chart:name="primary-x" chart:style-name="ch5" chartooo:axis-type="auto">
            <chartooo:date-scale/>
            <chart:categories table:cell-range-address="Hoja1.B60:Hoja1.B8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1.C60:Hoja1.C82" chart:label-cell-address="Hoja1.C58:Hoja1.C59" chart:class="chart:line">
            <chart:data-point chart:repeated="23"/>
          </chart:series>
          <chart:series chart:style-name="ch8" chart:values-cell-range-address="Hoja1.D60:Hoja1.D82" chart:label-cell-address="Hoja1.D58:Hoja1.D59" chart:class="chart:line">
            <chart:data-point chart:repeated="23"/>
          </chart:series>
          <chart:series chart:style-name="ch9" chart:values-cell-range-address="Hoja1.E60:Hoja1.E82" chart:label-cell-address="Hoja1.E58:Hoja1.E59" chart:class="chart:line">
            <chart:data-point chart:repeated="23"/>
          </chart:series>
          <chart:series chart:style-name="ch10" chart:values-cell-range-address="Hoja1.F60:Hoja1.F82" chart:label-cell-address="Hoja1.F58:Hoja1.F59" chart:class="chart:line">
            <chart:data-point chart:repeated="23"/>
          </chart:series>
          <chart:series chart:style-name="ch11" chart:values-cell-range-address="Hoja1.G60:Hoja1.G82" chart:label-cell-address="Hoja1.G58:Hoja1.G59" chart:class="chart:line">
            <chart:data-point chart:repeated="23"/>
          </chart:series>
          <chart:series chart:style-name="ch12" chart:values-cell-range-address="Hoja1.H60:Hoja1.H82" chart:label-cell-address="Hoja1.H58:Hoja1.H59" chart:class="chart:line">
            <chart:data-point chart:repeated="23"/>
          </chart:series>
          <chart:series chart:style-name="ch13" chart:values-cell-range-address="Hoja1.I60:Hoja1.I82" chart:label-cell-address="Hoja1.I58:Hoja1.I59" chart:class="chart:line">
            <chart:data-point chart:repeated="23"/>
          </chart:series>
          <chart:series chart:style-name="ch14" chart:values-cell-range-address="Hoja1.J60:Hoja1.J82" chart:label-cell-address="Hoja1.J58:Hoja1.J59" chart:class="chart:line">
            <chart:data-point chart:repeated="23"/>
          </chart:series>
          <chart:series chart:style-name="ch15" chart:values-cell-range-address="Hoja1.K60:Hoja1.K82" chart:label-cell-address="Hoja1.K58:Hoja1.K59" chart:class="chart:line">
            <chart:data-point chart:repeated="23"/>
          </chart:series>
          <chart:series chart:style-name="ch16" chart:values-cell-range-address="Hoja1.L60:Hoja1.L82" chart:label-cell-address="Hoja1.L58:Hoja1.L59" chart:class="chart:line">
            <chart:data-point chart:repeated="23"/>
          </chart:series>
          <chart:series chart:style-name="ch17" chart:values-cell-range-address="Hoja1.M60:Hoja1.M82" chart:label-cell-address="Hoja1.M58:Hoja1.M59" chart:class="chart:line">
            <chart:data-point chart:repeated="23"/>
          </chart:series>
          <chart:series chart:style-name="ch18" chart:values-cell-range-address="Hoja1.N60:Hoja1.N82" chart:label-cell-address="Hoja1.N58:Hoja1.N59" chart:class="chart:line">
            <chart:data-point chart:repeated="23"/>
          </chart:series>
          <chart:series chart:style-name="ch19" chart:values-cell-range-address="Hoja1.O60:Hoja1.O82" chart:label-cell-address="Hoja1.O58:Hoja1.O59" chart:class="chart:line">
            <chart:data-point chart:repeated="23"/>
          </chart:series>
          <chart:series chart:style-name="ch20" chart:values-cell-range-address="Hoja1.P60:Hoja1.P82" chart:label-cell-address="Hoja1.P58:Hoja1.P59" chart:class="chart:line">
            <chart:data-point chart:repeated="23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C</text:p>
                <text:list>
                  <text:list-item>
                    <text:p/>
                  </text:list-item>
                  <text:list-item>
                    <text:p>CC</text:p>
                  </text:list-item>
                </text:list>
                <draw:g>
                  <svg:desc>Hoja1.C58:Hoja1.C59</svg:desc>
                </draw:g>
              </table:table-cell>
              <table:table-cell office:value-type="string">
                <text:p>CP</text:p>
                <text:list>
                  <text:list-item>
                    <text:p/>
                  </text:list-item>
                  <text:list-item>
                    <text:p>CP</text:p>
                  </text:list-item>
                </text:list>
                <draw:g>
                  <svg:desc>Hoja1.D58:Hoja1.D59</svg:desc>
                </draw:g>
              </table:table-cell>
              <table:table-cell office:value-type="string">
                <text:p>LC</text:p>
                <text:list>
                  <text:list-item>
                    <text:p/>
                  </text:list-item>
                  <text:list-item>
                    <text:p>LC</text:p>
                  </text:list-item>
                </text:list>
                <draw:g>
                  <svg:desc>Hoja1.E58:Hoja1.E59</svg:desc>
                </draw:g>
              </table:table-cell>
              <table:table-cell office:value-type="string">
                <text:p>LP</text:p>
                <text:list>
                  <text:list-item>
                    <text:p/>
                  </text:list-item>
                  <text:list-item>
                    <text:p>LP</text:p>
                  </text:list-item>
                </text:list>
                <draw:g>
                  <svg:desc>Hoja1.F58:Hoja1.F59</svg:desc>
                </draw:g>
              </table:table-cell>
              <table:table-cell office:value-type="string">
                <text:p>CM</text:p>
                <text:list>
                  <text:list-item>
                    <text:p/>
                  </text:list-item>
                  <text:list-item>
                    <text:p>CM</text:p>
                  </text:list-item>
                </text:list>
                <draw:g>
                  <svg:desc>Hoja1.G58:Hoja1.G59</svg:desc>
                </draw:g>
              </table:table-cell>
              <table:table-cell office:value-type="string">
                <text:p>LM</text:p>
                <text:list>
                  <text:list-item>
                    <text:p/>
                  </text:list-item>
                  <text:list-item>
                    <text:p>LM</text:p>
                  </text:list-item>
                </text:list>
                <draw:g>
                  <svg:desc>Hoja1.H58:Hoja1.H59</svg:desc>
                </draw:g>
              </table:table-cell>
              <table:table-cell office:value-type="string">
                <text:p>GCC</text:p>
                <text:list>
                  <text:list-item>
                    <text:p/>
                  </text:list-item>
                  <text:list-item>
                    <text:p>GCC</text:p>
                  </text:list-item>
                </text:list>
                <draw:g>
                  <svg:desc>Hoja1.I58:Hoja1.I59</svg:desc>
                </draw:g>
              </table:table-cell>
              <table:table-cell office:value-type="string">
                <text:p>GLC</text:p>
                <text:list>
                  <text:list-item>
                    <text:p/>
                  </text:list-item>
                  <text:list-item>
                    <text:p>GLC</text:p>
                  </text:list-item>
                </text:list>
                <draw:g>
                  <svg:desc>Hoja1.J58:Hoja1.J59</svg:desc>
                </draw:g>
              </table:table-cell>
              <table:table-cell office:value-type="string">
                <text:p>CCB</text:p>
                <text:list>
                  <text:list-item>
                    <text:p/>
                  </text:list-item>
                  <text:list-item>
                    <text:p>CCB</text:p>
                  </text:list-item>
                </text:list>
                <draw:g>
                  <svg:desc>Hoja1.K58:Hoja1.K59</svg:desc>
                </draw:g>
              </table:table-cell>
              <table:table-cell office:value-type="string">
                <text:p>LCB</text:p>
                <text:list>
                  <text:list-item>
                    <text:p/>
                  </text:list-item>
                  <text:list-item>
                    <text:p>LCB</text:p>
                  </text:list-item>
                </text:list>
                <draw:g>
                  <svg:desc>Hoja1.L58:Hoja1.L59</svg:desc>
                </draw:g>
              </table:table-cell>
              <table:table-cell office:value-type="string">
                <text:p>CPB</text:p>
                <text:list>
                  <text:list-item>
                    <text:p/>
                  </text:list-item>
                  <text:list-item>
                    <text:p>CPB</text:p>
                  </text:list-item>
                </text:list>
                <draw:g>
                  <svg:desc>Hoja1.M58:Hoja1.M59</svg:desc>
                </draw:g>
              </table:table-cell>
              <table:table-cell office:value-type="string">
                <text:p>LPB</text:p>
                <text:list>
                  <text:list-item>
                    <text:p/>
                  </text:list-item>
                  <text:list-item>
                    <text:p>LPB</text:p>
                  </text:list-item>
                </text:list>
                <draw:g>
                  <svg:desc>Hoja1.N58:Hoja1.N59</svg:desc>
                </draw:g>
              </table:table-cell>
              <table:table-cell office:value-type="string">
                <text:p>CC16</text:p>
                <text:list>
                  <text:list-item>
                    <text:p/>
                  </text:list-item>
                  <text:list-item>
                    <text:p>CC16</text:p>
                  </text:list-item>
                </text:list>
                <draw:g>
                  <svg:desc>Hoja1.O58:Hoja1.O59</svg:desc>
                </draw:g>
              </table:table-cell>
              <table:table-cell office:value-type="string">
                <text:p>LC16</text:p>
                <text:list>
                  <text:list-item>
                    <text:p/>
                  </text:list-item>
                  <text:list-item>
                    <text:p>LC16</text:p>
                  </text:list-item>
                </text:list>
                <draw:g>
                  <svg:desc>Hoja1.P58:Hoja1.P5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JM</text:p>
                <draw:g>
                  <svg:desc>Hoja1.B60:Hoja1.B82</svg:desc>
                </draw:g>
              </table:table-cell>
              <table:table-cell office:value-type="float" office:value="0.488789886611256">
                <text:p>0.488789886611256</text:p>
                <draw:g>
                  <svg:desc>Hoja1.C60:Hoja1.C82</svg:desc>
                </draw:g>
              </table:table-cell>
              <table:table-cell office:value-type="float" office:value="0.351741948018819">
                <text:p>0.351741948018819</text:p>
                <draw:g>
                  <svg:desc>Hoja1.D60:Hoja1.D82</svg:desc>
                </draw:g>
              </table:table-cell>
              <table:table-cell office:value-type="float" office:value="0.387675222008648">
                <text:p>0.387675222008648</text:p>
                <draw:g>
                  <svg:desc>Hoja1.E60:Hoja1.E82</svg:desc>
                </draw:g>
              </table:table-cell>
              <table:table-cell office:value-type="float" office:value="0.532112029394047">
                <text:p>0.532112029394047</text:p>
                <draw:g>
                  <svg:desc>Hoja1.F60:Hoja1.F82</svg:desc>
                </draw:g>
              </table:table-cell>
              <table:table-cell office:value-type="float" office:value="0.633615551590012">
                <text:p>0.633615551590012</text:p>
                <draw:g>
                  <svg:desc>Hoja1.G60:Hoja1.G82</svg:desc>
                </draw:g>
              </table:table-cell>
              <table:table-cell office:value-type="float" office:value="0.652965620880398">
                <text:p>0.652965620880398</text:p>
                <draw:g>
                  <svg:desc>Hoja1.H60:Hoja1.H82</svg:desc>
                </draw:g>
              </table:table-cell>
              <table:table-cell office:value-type="float" office:value="0.462504558074311">
                <text:p>0.462504558074311</text:p>
                <draw:g>
                  <svg:desc>Hoja1.I60:Hoja1.I82</svg:desc>
                </draw:g>
              </table:table-cell>
              <table:table-cell office:value-type="float" office:value="0.29034259900167">
                <text:p>0.29034259900167</text:p>
                <draw:g>
                  <svg:desc>Hoja1.J60:Hoja1.J82</svg:desc>
                </draw:g>
              </table:table-cell>
              <table:table-cell office:value-type="float" office:value="0.400933476654219">
                <text:p>0.400933476654219</text:p>
                <draw:g>
                  <svg:desc>Hoja1.K60:Hoja1.K82</svg:desc>
                </draw:g>
              </table:table-cell>
              <table:table-cell office:value-type="float" office:value="0.495454318179545">
                <text:p>0.495454318179545</text:p>
                <draw:g>
                  <svg:desc>Hoja1.L60:Hoja1.L82</svg:desc>
                </draw:g>
              </table:table-cell>
              <table:table-cell office:value-type="float" office:value="0.610383066554272">
                <text:p>0.610383066554272</text:p>
                <draw:g>
                  <svg:desc>Hoja1.M60:Hoja1.M82</svg:desc>
                </draw:g>
              </table:table-cell>
              <table:table-cell office:value-type="float" office:value="0.48060353080696">
                <text:p>0.48060353080696</text:p>
                <draw:g>
                  <svg:desc>Hoja1.N60:Hoja1.N82</svg:desc>
                </draw:g>
              </table:table-cell>
              <table:table-cell office:value-type="float" office:value="0.587255826578032">
                <text:p>0.587255826578032</text:p>
                <draw:g>
                  <svg:desc>Hoja1.O60:Hoja1.O82</svg:desc>
                </draw:g>
              </table:table-cell>
              <table:table-cell office:value-type="float" office:value="0.601728821307221">
                <text:p>0.601728821307221</text:p>
                <draw:g>
                  <svg:desc>Hoja1.P60:Hoja1.P82</svg:desc>
                </draw:g>
              </table:table-cell>
            </table:table-row>
            <table:table-row>
              <table:table-cell office:value-type="string">
                <text:p>MGH</text:p>
              </table:table-cell>
              <table:table-cell office:value-type="float" office:value="0.559666021091646">
                <text:p>0.559666021091646</text:p>
              </table:table-cell>
              <table:table-cell office:value-type="float" office:value="0.671467771408694">
                <text:p>0.671467771408694</text:p>
              </table:table-cell>
              <table:table-cell office:value-type="float" office:value="0.661400933407027">
                <text:p>0.661400933407027</text:p>
              </table:table-cell>
              <table:table-cell office:value-type="float" office:value="0.69356105787664">
                <text:p>0.69356105787664</text:p>
              </table:table-cell>
              <table:table-cell office:value-type="float" office:value="0.716541769709846">
                <text:p>0.716541769709846</text:p>
              </table:table-cell>
              <table:table-cell office:value-type="float" office:value="0.689386634613562">
                <text:p>0.689386634613562</text:p>
              </table:table-cell>
              <table:table-cell office:value-type="float" office:value="0.351054308900153">
                <text:p>0.351054308900153</text:p>
              </table:table-cell>
              <table:table-cell office:value-type="float" office:value="0.421631341785135">
                <text:p>0.421631341785135</text:p>
              </table:table-cell>
              <table:table-cell office:value-type="float" office:value="0.638316556846106">
                <text:p>0.638316556846106</text:p>
              </table:table-cell>
              <table:table-cell office:value-type="float" office:value="0.500171898383269">
                <text:p>0.500171898383269</text:p>
              </table:table-cell>
              <table:table-cell office:value-type="float" office:value="0.725852469738503">
                <text:p>0.725852469738503</text:p>
              </table:table-cell>
              <table:table-cell office:value-type="float" office:value="0.678525090493912">
                <text:p>0.678525090493912</text:p>
              </table:table-cell>
              <table:table-cell office:value-type="float" office:value="0.693100339311212">
                <text:p>0.693100339311212</text:p>
              </table:table-cell>
              <table:table-cell office:value-type="float" office:value="0.683219325760473">
                <text:p>0.683219325760473</text:p>
              </table:table-cell>
            </table:table-row>
            <table:table-row>
              <table:table-cell office:value-type="string">
                <text:p>CCA</text:p>
              </table:table-cell>
              <table:table-cell office:value-type="float" office:value="0.742647253076511">
                <text:p>0.742647253076511</text:p>
              </table:table-cell>
              <table:table-cell office:value-type="float" office:value="0.761388967158083">
                <text:p>0.761388967158083</text:p>
              </table:table-cell>
              <table:table-cell office:value-type="float" office:value="0.727815605772981">
                <text:p>0.727815605772981</text:p>
              </table:table-cell>
              <table:table-cell office:value-type="float" office:value="0.753425530991121">
                <text:p>0.753425530991121</text:p>
              </table:table-cell>
              <table:table-cell office:value-type="float" office:value="0.581299519413026">
                <text:p>0.581299519413026</text:p>
              </table:table-cell>
              <table:table-cell office:value-type="float" office:value="0.601341467465126">
                <text:p>0.601341467465126</text:p>
              </table:table-cell>
              <table:table-cell office:value-type="float" office:value="-0.0922108011801459">
                <text:p>-0.0922108011801459</text:p>
              </table:table-cell>
              <table:table-cell office:value-type="float" office:value="-0.0919444396126098">
                <text:p>-0.0919444396126098</text:p>
              </table:table-cell>
              <table:table-cell office:value-type="float" office:value="0.707443287556933">
                <text:p>0.707443287556933</text:p>
              </table:table-cell>
              <table:table-cell office:value-type="float" office:value="0.732992924068474">
                <text:p>0.732992924068474</text:p>
              </table:table-cell>
              <table:table-cell office:value-type="float" office:value="0.759620409302168">
                <text:p>0.759620409302168</text:p>
              </table:table-cell>
              <table:table-cell office:value-type="float" office:value="0.734038747652575">
                <text:p>0.734038747652575</text:p>
              </table:table-cell>
              <table:table-cell office:value-type="float" office:value="0.577705130413381">
                <text:p>0.577705130413381</text:p>
              </table:table-cell>
              <table:table-cell office:value-type="float" office:value="0.556668734803828">
                <text:p>0.556668734803828</text:p>
              </table:table-cell>
            </table:table-row>
            <table:table-row>
              <table:table-cell office:value-type="string">
                <text:p>SFE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48206325393867">
                <text:p>0.48206325393867</text:p>
              </table:table-cell>
              <table:table-cell office:value-type="float" office:value="0.490086003741096">
                <text:p>0.490086003741096</text:p>
              </table:table-cell>
              <table:table-cell office:value-type="float" office:value="0.331323900041781">
                <text:p>0.331323900041781</text:p>
              </table:table-cell>
              <table:table-cell office:value-type="float" office:value="0.11290704264128">
                <text:p>0.112907042641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427008011151305">
                <text:p>0.427008011151305</text:p>
              </table:table-cell>
              <table:table-cell office:value-type="float" office:value="0.404772290818068">
                <text:p>0.404772290818068</text:p>
              </table:table-cell>
            </table:table-row>
            <table:table-row>
              <table:table-cell office:value-type="string">
                <text:p>UAX</text:p>
              </table:table-cell>
              <table:table-cell office:value-type="float" office:value="0.725549180372256">
                <text:p>0.725549180372256</text:p>
              </table:table-cell>
              <table:table-cell office:value-type="float" office:value="0.713367335791881">
                <text:p>0.713367335791881</text:p>
              </table:table-cell>
              <table:table-cell office:value-type="float" office:value="0.763634097069215">
                <text:p>0.763634097069215</text:p>
              </table:table-cell>
              <table:table-cell office:value-type="float" office:value="0.696199262578236">
                <text:p>0.696199262578236</text:p>
              </table:table-cell>
              <table:table-cell office:value-type="float" office:value="0.451416737155286">
                <text:p>0.451416737155286</text:p>
              </table:table-cell>
              <table:table-cell office:value-type="float" office:value="0.345665908727769">
                <text:p>0.345665908727769</text:p>
              </table:table-cell>
              <table:table-cell office:value-type="float" office:value="0.0897046190889242">
                <text:p>0.0897046190889242</text:p>
              </table:table-cell>
              <table:table-cell office:value-type="float" office:value="0.066518209609927">
                <text:p>0.066518209609927</text:p>
              </table:table-cell>
              <table:table-cell office:value-type="float" office:value="0.735210652931149">
                <text:p>0.735210652931149</text:p>
              </table:table-cell>
              <table:table-cell office:value-type="float" office:value="0.722595866363999">
                <text:p>0.722595866363999</text:p>
              </table:table-cell>
              <table:table-cell office:value-type="float" office:value="0.701345616028459">
                <text:p>0.701345616028459</text:p>
              </table:table-cell>
              <table:table-cell office:value-type="float" office:value="0.710257646921652">
                <text:p>0.710257646921652</text:p>
              </table:table-cell>
              <table:table-cell office:value-type="float" office:value="0.474865140143796">
                <text:p>0.474865140143796</text:p>
              </table:table-cell>
              <table:table-cell office:value-type="float" office:value="0.356047330483637">
                <text:p>0.356047330483637</text:p>
              </table:table-cell>
            </table:table-row>
            <table:table-row>
              <table:table-cell office:value-type="string">
                <text:p>CUA</text:p>
              </table:table-cell>
              <table:table-cell office:value-type="float" office:value="0.984872200540779">
                <text:p>0.984872200540779</text:p>
              </table:table-cell>
              <table:table-cell office:value-type="float" office:value="0.980176028610117">
                <text:p>0.980176028610117</text:p>
              </table:table-cell>
              <table:table-cell office:value-type="float" office:value="0">
                <text:p>0</text:p>
              </table:table-cell>
              <table:table-cell office:value-type="float" office:value="0.987799312500155">
                <text:p>0.987799312500155</text:p>
              </table:table-cell>
              <table:table-cell office:value-type="float" office:value="0.992314080307557">
                <text:p>0.992314080307557</text:p>
              </table:table-cell>
              <table:table-cell office:value-type="float" office:value="0.980764126634776">
                <text:p>0.980764126634776</text:p>
              </table:table-cell>
              <table:table-cell office:value-type="float" office:value="0.153433718177881">
                <text:p>0.153433718177881</text:p>
              </table:table-cell>
              <table:table-cell office:value-type="float" office:value="0.0845195462339886">
                <text:p>0.0845195462339886</text:p>
              </table:table-cell>
              <table:table-cell office:value-type="float" office:value="0.982014850904399">
                <text:p>0.982014850904399</text:p>
              </table:table-cell>
              <table:table-cell office:value-type="float" office:value="0.939418922027507">
                <text:p>0.939418922027507</text:p>
              </table:table-cell>
              <table:table-cell office:value-type="float" office:value="0.98457442844432">
                <text:p>0.98457442844432</text:p>
              </table:table-cell>
              <table:table-cell office:value-type="float" office:value="0.943779350363376">
                <text:p>0.943779350363376</text:p>
              </table:table-cell>
              <table:table-cell office:value-type="float" office:value="0.82215719560677">
                <text:p>0.82215719560677</text:p>
              </table:table-cell>
              <table:table-cell office:value-type="float" office:value="0.950130699360685">
                <text:p>0.950130699360685</text:p>
              </table:table-cell>
            </table:table-row>
            <table:table-row>
              <table:table-cell office:value-type="string">
                <text:p>NEZ</text:p>
              </table:table-cell>
              <table:table-cell office:value-type="float" office:value="0.744029108420158">
                <text:p>0.744029108420158</text:p>
              </table:table-cell>
              <table:table-cell office:value-type="float" office:value="0.70358060259272">
                <text:p>0.70358060259272</text:p>
              </table:table-cell>
              <table:table-cell office:value-type="float" office:value="0.744399610458918">
                <text:p>0.744399610458918</text:p>
              </table:table-cell>
              <table:table-cell office:value-type="float" office:value="0.683203336896941">
                <text:p>0.683203336896941</text:p>
              </table:table-cell>
              <table:table-cell office:value-type="float" office:value="0.408880469031294">
                <text:p>0.408880469031294</text:p>
              </table:table-cell>
              <table:table-cell office:value-type="float" office:value="0.475585476337541">
                <text:p>0.475585476337541</text:p>
              </table:table-cell>
              <table:table-cell office:value-type="float" office:value="0.179936000026246">
                <text:p>0.179936000026246</text:p>
              </table:table-cell>
              <table:table-cell office:value-type="float" office:value="-0.166839656986294">
                <text:p>-0.166839656986294</text:p>
              </table:table-cell>
              <table:table-cell office:value-type="float" office:value="0.752589629684109">
                <text:p>0.752589629684109</text:p>
              </table:table-cell>
              <table:table-cell office:value-type="float" office:value="0.757154004802865">
                <text:p>0.757154004802865</text:p>
              </table:table-cell>
              <table:table-cell office:value-type="float" office:value="0.701101528751783">
                <text:p>0.701101528751783</text:p>
              </table:table-cell>
              <table:table-cell office:value-type="float" office:value="0.449602171502975">
                <text:p>0.449602171502975</text:p>
              </table:table-cell>
              <table:table-cell office:value-type="float" office:value="0.361237371734571">
                <text:p>0.361237371734571</text:p>
              </table:table-cell>
              <table:table-cell office:value-type="float" office:value="0.281529991085999">
                <text:p>0.281529991085999</text:p>
              </table:table-cell>
            </table:table-row>
            <table:table-row>
              <table:table-cell office:value-type="string">
                <text:p>CAM</text:p>
              </table:table-cell>
              <table:table-cell office:value-type="float" office:value="0.762435564813324">
                <text:p>0.762435564813324</text:p>
              </table:table-cell>
              <table:table-cell office:value-type="float" office:value="0.782055842035918">
                <text:p>0.782055842035918</text:p>
              </table:table-cell>
              <table:table-cell office:value-type="float" office:value="0.770606092189891">
                <text:p>0.770606092189891</text:p>
              </table:table-cell>
              <table:table-cell office:value-type="float" office:value="0.777566468831085">
                <text:p>0.777566468831085</text:p>
              </table:table-cell>
              <table:table-cell office:value-type="float" office:value="0.665607346612472">
                <text:p>0.665607346612472</text:p>
              </table:table-cell>
              <table:table-cell office:value-type="float" office:value="0.739379884420114">
                <text:p>0.739379884420114</text:p>
              </table:table-cell>
              <table:table-cell office:value-type="float" office:value="0.370262173323812">
                <text:p>0.370262173323812</text:p>
              </table:table-cell>
              <table:table-cell office:value-type="float" office:value="0.0582297922308568">
                <text:p>0.0582297922308568</text:p>
              </table:table-cell>
              <table:table-cell office:value-type="float" office:value="0.768926352395095">
                <text:p>0.768926352395095</text:p>
              </table:table-cell>
              <table:table-cell office:value-type="float" office:value="0.774822044388734">
                <text:p>0.774822044388734</text:p>
              </table:table-cell>
              <table:table-cell office:value-type="float" office:value="0.782048045130581">
                <text:p>0.782048045130581</text:p>
              </table:table-cell>
              <table:table-cell office:value-type="float" office:value="0.77763295668991">
                <text:p>0.77763295668991</text:p>
              </table:table-cell>
              <table:table-cell office:value-type="float" office:value="0.765900021692759">
                <text:p>0.765900021692759</text:p>
              </table:table-cell>
              <table:table-cell office:value-type="float" office:value="0.764397262145099">
                <text:p>0.764397262145099</text:p>
              </table:table-cell>
            </table:table-row>
            <table:table-row>
              <table:table-cell office:value-type="string">
                <text:p>LPR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98219557062309">
                <text:p>0.98219557062309</text:p>
              </table:table-cell>
              <table:table-cell office:value-type="float" office:value="0.976946058509072">
                <text:p>0.976946058509072</text:p>
              </table:table-cell>
              <table:table-cell office:value-type="float" office:value="0.42004557511246">
                <text:p>0.42004557511246</text:p>
              </table:table-cell>
              <table:table-cell office:value-type="float" office:value="0.792916579667601">
                <text:p>0.7929165796676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992429931069407">
                <text:p>0.992429931069407</text:p>
              </table:table-cell>
              <table:table-cell office:value-type="float" office:value="0.931602946765051">
                <text:p>0.931602946765051</text:p>
              </table:table-cell>
            </table:table-row>
            <table:table-row>
              <table:table-cell office:value-type="string">
                <text:p>SJA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754006686529225">
                <text:p>0.754006686529225</text:p>
              </table:table-cell>
              <table:table-cell office:value-type="float" office:value="0.736870352805892">
                <text:p>0.736870352805892</text:p>
              </table:table-cell>
              <table:table-cell office:value-type="float" office:value="0.415222564067663">
                <text:p>0.415222564067663</text:p>
              </table:table-cell>
              <table:table-cell office:value-type="float" office:value="0.657179900040529">
                <text:p>0.6571799000405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747487756194671">
                <text:p>0.747487756194671</text:p>
              </table:table-cell>
              <table:table-cell office:value-type="float" office:value="0.767308149641271">
                <text:p>0.767308149641271</text:p>
              </table:table-cell>
            </table:table-row>
            <table:table-row>
              <table:table-cell office:value-type="string">
                <text:p>IZT</text:p>
              </table:table-cell>
              <table:table-cell office:value-type="float" office:value="0.710629613780117">
                <text:p>0.710629613780117</text:p>
              </table:table-cell>
              <table:table-cell office:value-type="float" office:value="0.690230539139087">
                <text:p>0.690230539139087</text:p>
              </table:table-cell>
              <table:table-cell office:value-type="float" office:value="0.726134770037673">
                <text:p>0.726134770037673</text:p>
              </table:table-cell>
              <table:table-cell office:value-type="float" office:value="0.682613631217301">
                <text:p>0.682613631217301</text:p>
              </table:table-cell>
              <table:table-cell office:value-type="float" office:value="0.47419378249354">
                <text:p>0.47419378249354</text:p>
              </table:table-cell>
              <table:table-cell office:value-type="float" office:value="0.141406074307394">
                <text:p>0.141406074307394</text:p>
              </table:table-cell>
              <table:table-cell office:value-type="float" office:value="0.148525111602211">
                <text:p>0.148525111602211</text:p>
              </table:table-cell>
              <table:table-cell office:value-type="float" office:value="0.02244868957443">
                <text:p>0.02244868957443</text:p>
              </table:table-cell>
              <table:table-cell office:value-type="float" office:value="0.699793487341981">
                <text:p>0.699793487341981</text:p>
              </table:table-cell>
              <table:table-cell office:value-type="float" office:value="0.703728188634509">
                <text:p>0.703728188634509</text:p>
              </table:table-cell>
              <table:table-cell office:value-type="float" office:value="0.671393560299983">
                <text:p>0.671393560299983</text:p>
              </table:table-cell>
              <table:table-cell office:value-type="float" office:value="0.689190512044238">
                <text:p>0.689190512044238</text:p>
              </table:table-cell>
              <table:table-cell office:value-type="float" office:value="0.462515233708069">
                <text:p>0.462515233708069</text:p>
              </table:table-cell>
              <table:table-cell office:value-type="float" office:value="0.462111823280264">
                <text:p>0.462111823280264</text:p>
              </table:table-cell>
            </table:table-row>
            <table:table-row>
              <table:table-cell office:value-type="string">
                <text:p>SAG</text:p>
              </table:table-cell>
              <table:table-cell office:value-type="float" office:value="0.741658486579058">
                <text:p>0.741658486579058</text:p>
              </table:table-cell>
              <table:table-cell office:value-type="float" office:value="0.715401794603057">
                <text:p>0.715401794603057</text:p>
              </table:table-cell>
              <table:table-cell office:value-type="float" office:value="0.728178173218553">
                <text:p>0.728178173218553</text:p>
              </table:table-cell>
              <table:table-cell office:value-type="float" office:value="0.71797469034523">
                <text:p>0.71797469034523</text:p>
              </table:table-cell>
              <table:table-cell office:value-type="float" office:value="0.602115179551527">
                <text:p>0.602115179551527</text:p>
              </table:table-cell>
              <table:table-cell office:value-type="float" office:value="0.696323773709483">
                <text:p>0.696323773709483</text:p>
              </table:table-cell>
              <table:table-cell office:value-type="float" office:value="0.430021481318612">
                <text:p>0.430021481318612</text:p>
              </table:table-cell>
              <table:table-cell office:value-type="float" office:value="0.460647994073557">
                <text:p>0.460647994073557</text:p>
              </table:table-cell>
              <table:table-cell office:value-type="float" office:value="0.721416933261787">
                <text:p>0.721416933261787</text:p>
              </table:table-cell>
              <table:table-cell office:value-type="float" office:value="0.715267450662819">
                <text:p>0.715267450662819</text:p>
              </table:table-cell>
              <table:table-cell office:value-type="float" office:value="0.741053476764899">
                <text:p>0.741053476764899</text:p>
              </table:table-cell>
              <table:table-cell office:value-type="float" office:value="0.702808326652121">
                <text:p>0.702808326652121</text:p>
              </table:table-cell>
              <table:table-cell office:value-type="float" office:value="0.384743793223623">
                <text:p>0.384743793223623</text:p>
              </table:table-cell>
              <table:table-cell office:value-type="float" office:value="0.692314882149218">
                <text:p>0.692314882149218</text:p>
              </table:table-cell>
            </table:table-row>
            <table:table-row>
              <table:table-cell office:value-type="string">
                <text:p>TAH</text:p>
              </table:table-cell>
              <table:table-cell office:value-type="float" office:value="0.677213995581395">
                <text:p>0.677213995581395</text:p>
              </table:table-cell>
              <table:table-cell office:value-type="float" office:value="0.563144452432544">
                <text:p>0.563144452432544</text:p>
              </table:table-cell>
              <table:table-cell office:value-type="float" office:value="0">
                <text:p>0</text:p>
              </table:table-cell>
              <table:table-cell office:value-type="float" office:value="0.565049511346213">
                <text:p>0.565049511346213</text:p>
              </table:table-cell>
              <table:table-cell office:value-type="float" office:value="0.316574596527136">
                <text:p>0.316574596527136</text:p>
              </table:table-cell>
              <table:table-cell office:value-type="float" office:value="0.388479014469342">
                <text:p>0.388479014469342</text:p>
              </table:table-cell>
              <table:table-cell office:value-type="float" office:value="0.149682279563881">
                <text:p>0.149682279563881</text:p>
              </table:table-cell>
              <table:table-cell office:value-type="float" office:value="0.210873498512357">
                <text:p>0.210873498512357</text:p>
              </table:table-cell>
              <table:table-cell office:value-type="float" office:value="0.593180472172553">
                <text:p>0.593180472172553</text:p>
              </table:table-cell>
              <table:table-cell office:value-type="float" office:value="0.627576864752893">
                <text:p>0.627576864752893</text:p>
              </table:table-cell>
              <table:table-cell office:value-type="float" office:value="0.556213627227773">
                <text:p>0.556213627227773</text:p>
              </table:table-cell>
              <table:table-cell office:value-type="float" office:value="0.590362217932874">
                <text:p>0.590362217932874</text:p>
              </table:table-cell>
              <table:table-cell office:value-type="float" office:value="0.0724380994513543">
                <text:p>0.0724380994513543</text:p>
              </table:table-cell>
              <table:table-cell office:value-type="float" office:value="0.375339019695379">
                <text:p>0.375339019695379</text:p>
              </table:table-cell>
            </table:table-row>
            <table:table-row>
              <table:table-cell office:value-type="string">
                <text:p>ATI</text:p>
              </table:table-cell>
              <table:table-cell office:value-type="float" office:value="0.981360006056956">
                <text:p>0.981360006056956</text:p>
              </table:table-cell>
              <table:table-cell office:value-type="float" office:value="0.992286136144586">
                <text:p>0.992286136144586</text:p>
              </table:table-cell>
              <table:table-cell office:value-type="float" office:value="0.984203027395106">
                <text:p>0.984203027395106</text:p>
              </table:table-cell>
              <table:table-cell office:value-type="float" office:value="0.991212647684081">
                <text:p>0.991212647684081</text:p>
              </table:table-cell>
              <table:table-cell office:value-type="float" office:value="0.992778385947267">
                <text:p>0.992778385947267</text:p>
              </table:table-cell>
              <table:table-cell office:value-type="float" office:value="0.978390510158146">
                <text:p>0.978390510158146</text:p>
              </table:table-cell>
              <table:table-cell office:value-type="float" office:value="-0.266789028704899">
                <text:p>-0.266789028704899</text:p>
              </table:table-cell>
              <table:table-cell office:value-type="float" office:value="0.708368869613927">
                <text:p>0.708368869613927</text:p>
              </table:table-cell>
              <table:table-cell office:value-type="float" office:value="0.984645694358913">
                <text:p>0.984645694358913</text:p>
              </table:table-cell>
              <table:table-cell office:value-type="float" office:value="0.982482897230037">
                <text:p>0.982482897230037</text:p>
              </table:table-cell>
              <table:table-cell office:value-type="float" office:value="0.977808165676733">
                <text:p>0.977808165676733</text:p>
              </table:table-cell>
              <table:table-cell office:value-type="float" office:value="0.991349204964297">
                <text:p>0.991349204964297</text:p>
              </table:table-cell>
              <table:table-cell office:value-type="float" office:value="0.992556893497519">
                <text:p>0.992556893497519</text:p>
              </table:table-cell>
              <table:table-cell office:value-type="float" office:value="0.988429025947986">
                <text:p>0.988429025947986</text:p>
              </table:table-cell>
            </table:table-row>
            <table:table-row>
              <table:table-cell office:value-type="string">
                <text:p>FAC</text:p>
              </table:table-cell>
              <table:table-cell office:value-type="float" office:value="0.683129153847448">
                <text:p>0.683129153847448</text:p>
              </table:table-cell>
              <table:table-cell office:value-type="float" office:value="0.683308976064422">
                <text:p>0.683308976064422</text:p>
              </table:table-cell>
              <table:table-cell office:value-type="float" office:value="0.693250190744776">
                <text:p>0.693250190744776</text:p>
              </table:table-cell>
              <table:table-cell office:value-type="float" office:value="0.691440455190738">
                <text:p>0.691440455190738</text:p>
              </table:table-cell>
              <table:table-cell office:value-type="float" office:value="0.383921924189724">
                <text:p>0.383921924189724</text:p>
              </table:table-cell>
              <table:table-cell office:value-type="float" office:value="0.672178943471304">
                <text:p>0.672178943471304</text:p>
              </table:table-cell>
              <table:table-cell office:value-type="float" office:value="0.00961784678317585">
                <text:p>0.00961784678317585</text:p>
              </table:table-cell>
              <table:table-cell office:value-type="float" office:value="0.155701677093878">
                <text:p>0.155701677093878</text:p>
              </table:table-cell>
              <table:table-cell office:value-type="float" office:value="0.685519335791412">
                <text:p>0.685519335791412</text:p>
              </table:table-cell>
              <table:table-cell office:value-type="float" office:value="0.706379373107803">
                <text:p>0.706379373107803</text:p>
              </table:table-cell>
              <table:table-cell office:value-type="float" office:value="0.69806679698689">
                <text:p>0.69806679698689</text:p>
              </table:table-cell>
              <table:table-cell office:value-type="float" office:value="0.685426119263013">
                <text:p>0.685426119263013</text:p>
              </table:table-cell>
              <table:table-cell office:value-type="float" office:value="0.197568202513324">
                <text:p>0.197568202513324</text:p>
              </table:table-cell>
              <table:table-cell office:value-type="float" office:value="0.620257760090326">
                <text:p>0.620257760090326</text:p>
              </table:table-cell>
            </table:table-row>
            <table:table-row>
              <table:table-cell office:value-type="string">
                <text:p>UIZ</text:p>
              </table:table-cell>
              <table:table-cell office:value-type="float" office:value="0.98624606075632">
                <text:p>0.98624606075632</text:p>
              </table:table-cell>
              <table:table-cell office:value-type="float" office:value="0.991350642669359">
                <text:p>0.991350642669359</text:p>
              </table:table-cell>
              <table:table-cell office:value-type="float" office:value="0.986658581861273">
                <text:p>0.986658581861273</text:p>
              </table:table-cell>
              <table:table-cell office:value-type="float" office:value="0.991951093163882">
                <text:p>0.991951093163882</text:p>
              </table:table-cell>
              <table:table-cell office:value-type="float" office:value="0.882533384643257">
                <text:p>0.882533384643257</text:p>
              </table:table-cell>
              <table:table-cell office:value-type="float" office:value="0.988918438502793">
                <text:p>0.988918438502793</text:p>
              </table:table-cell>
              <table:table-cell office:value-type="float" office:value="0.32613402914556">
                <text:p>0.32613402914556</text:p>
              </table:table-cell>
              <table:table-cell office:value-type="float" office:value="0.584645486991792">
                <text:p>0.584645486991792</text:p>
              </table:table-cell>
              <table:table-cell office:value-type="float" office:value="0.990666310689921">
                <text:p>0.990666310689921</text:p>
              </table:table-cell>
              <table:table-cell office:value-type="float" office:value="0.990795131820717">
                <text:p>0.990795131820717</text:p>
              </table:table-cell>
              <table:table-cell office:value-type="float" office:value="0.985731297029733">
                <text:p>0.985731297029733</text:p>
              </table:table-cell>
              <table:table-cell office:value-type="float" office:value="0.985328317893645">
                <text:p>0.985328317893645</text:p>
              </table:table-cell>
              <table:table-cell office:value-type="float" office:value="0.85406511042687">
                <text:p>0.85406511042687</text:p>
              </table:table-cell>
              <table:table-cell office:value-type="float" office:value="0.99347633340156">
                <text:p>0.99347633340156</text:p>
              </table:table-cell>
            </table:table-row>
            <table:table-row>
              <table:table-cell office:value-type="string">
                <text:p>MER</text:p>
              </table:table-cell>
              <table:table-cell office:value-type="float" office:value="0.990087736547287">
                <text:p>0.990087736547287</text:p>
              </table:table-cell>
              <table:table-cell office:value-type="float" office:value="0.983725773505422">
                <text:p>0.983725773505422</text:p>
              </table:table-cell>
              <table:table-cell office:value-type="float" office:value="0.983772590118412">
                <text:p>0.983772590118412</text:p>
              </table:table-cell>
              <table:table-cell office:value-type="float" office:value="0.982362447398003">
                <text:p>0.982362447398003</text:p>
              </table:table-cell>
              <table:table-cell office:value-type="float" office:value="0.208692073023739">
                <text:p>0.208692073023739</text:p>
              </table:table-cell>
              <table:table-cell office:value-type="float" office:value="0.988826534039194">
                <text:p>0.988826534039194</text:p>
              </table:table-cell>
              <table:table-cell office:value-type="float" office:value="0.0883280429749604">
                <text:p>0.0883280429749604</text:p>
              </table:table-cell>
              <table:table-cell office:value-type="float" office:value="0.221664657439098">
                <text:p>0.221664657439098</text:p>
              </table:table-cell>
              <table:table-cell office:value-type="float" office:value="0.984664660337564">
                <text:p>0.984664660337564</text:p>
              </table:table-cell>
              <table:table-cell office:value-type="float" office:value="0.98071437148112">
                <text:p>0.98071437148112</text:p>
              </table:table-cell>
              <table:table-cell office:value-type="float" office:value="0.993181906768567">
                <text:p>0.993181906768567</text:p>
              </table:table-cell>
              <table:table-cell office:value-type="float" office:value="0.98213334616119">
                <text:p>0.98213334616119</text:p>
              </table:table-cell>
              <table:table-cell office:value-type="float" office:value="0.964061839199939">
                <text:p>0.964061839199939</text:p>
              </table:table-cell>
              <table:table-cell office:value-type="float" office:value="0.970726671702018">
                <text:p>0.970726671702018</text:p>
              </table:table-cell>
            </table:table-row>
            <table:table-row>
              <table:table-cell office:value-type="string">
                <text:p>PED</text:p>
              </table:table-cell>
              <table:table-cell office:value-type="float" office:value="0.987969902428017">
                <text:p>0.987969902428017</text:p>
              </table:table-cell>
              <table:table-cell office:value-type="float" office:value="0.979153558482756">
                <text:p>0.979153558482756</text:p>
              </table:table-cell>
              <table:table-cell office:value-type="float" office:value="0">
                <text:p>0</text:p>
              </table:table-cell>
              <table:table-cell office:value-type="float" office:value="0.971745186520558">
                <text:p>0.971745186520558</text:p>
              </table:table-cell>
              <table:table-cell office:value-type="float" office:value="0.712807624862996">
                <text:p>0.712807624862996</text:p>
              </table:table-cell>
              <table:table-cell office:value-type="float" office:value="0.979638773101965">
                <text:p>0.979638773101965</text:p>
              </table:table-cell>
              <table:table-cell office:value-type="float" office:value="0.386276196761639">
                <text:p>0.386276196761639</text:p>
              </table:table-cell>
              <table:table-cell office:value-type="float" office:value="0.707727583347254">
                <text:p>0.707727583347254</text:p>
              </table:table-cell>
              <table:table-cell office:value-type="float" office:value="0.986519077837971">
                <text:p>0.986519077837971</text:p>
              </table:table-cell>
              <table:table-cell office:value-type="float" office:value="0.974893271955728">
                <text:p>0.974893271955728</text:p>
              </table:table-cell>
              <table:table-cell office:value-type="float" office:value="0.987556241637384">
                <text:p>0.987556241637384</text:p>
              </table:table-cell>
              <table:table-cell office:value-type="float" office:value="0.982627203264851">
                <text:p>0.982627203264851</text:p>
              </table:table-cell>
              <table:table-cell office:value-type="float" office:value="0.77492106675143">
                <text:p>0.77492106675143</text:p>
              </table:table-cell>
              <table:table-cell office:value-type="float" office:value="0.978319029257268">
                <text:p>0.978319029257268</text:p>
              </table:table-cell>
            </table:table-row>
            <table:table-row>
              <table:table-cell office:value-type="string">
                <text:p>TLA</text:p>
              </table:table-cell>
              <table:table-cell office:value-type="float" office:value="0.984563469433427">
                <text:p>0.984563469433427</text:p>
              </table:table-cell>
              <table:table-cell office:value-type="float" office:value="0.984067941940628">
                <text:p>0.984067941940628</text:p>
              </table:table-cell>
              <table:table-cell office:value-type="float" office:value="0.978965499477896">
                <text:p>0.978965499477896</text:p>
              </table:table-cell>
              <table:table-cell office:value-type="float" office:value="0.979454417564842">
                <text:p>0.979454417564842</text:p>
              </table:table-cell>
              <table:table-cell office:value-type="float" office:value="0.951518626860202">
                <text:p>0.951518626860202</text:p>
              </table:table-cell>
              <table:table-cell office:value-type="float" office:value="0.990302489097111">
                <text:p>0.990302489097111</text:p>
              </table:table-cell>
              <table:table-cell office:value-type="float" office:value="0.144632547712109">
                <text:p>0.144632547712109</text:p>
              </table:table-cell>
              <table:table-cell office:value-type="float" office:value="0.549421757395343">
                <text:p>0.549421757395343</text:p>
              </table:table-cell>
              <table:table-cell office:value-type="float" office:value="0.983878865888648">
                <text:p>0.983878865888648</text:p>
              </table:table-cell>
              <table:table-cell office:value-type="float" office:value="0.984969082943961">
                <text:p>0.984969082943961</text:p>
              </table:table-cell>
              <table:table-cell office:value-type="float" office:value="0.992246779606276">
                <text:p>0.992246779606276</text:p>
              </table:table-cell>
              <table:table-cell office:value-type="float" office:value="0.971224118525618">
                <text:p>0.971224118525618</text:p>
              </table:table-cell>
              <table:table-cell office:value-type="float" office:value="0.935159114800956">
                <text:p>0.935159114800956</text:p>
              </table:table-cell>
              <table:table-cell office:value-type="float" office:value="0.991382443959374">
                <text:p>0.991382443959374</text:p>
              </table:table-cell>
            </table:table-row>
            <table:table-row>
              <table:table-cell office:value-type="string">
                <text:p>XAL</text:p>
              </table:table-cell>
              <table:table-cell office:value-type="float" office:value="0.977299185617306">
                <text:p>0.977299185617306</text:p>
              </table:table-cell>
              <table:table-cell office:value-type="float" office:value="0.986500543393886">
                <text:p>0.986500543393886</text:p>
              </table:table-cell>
              <table:table-cell office:value-type="float" office:value="0.967083817891267">
                <text:p>0.967083817891267</text:p>
              </table:table-cell>
              <table:table-cell office:value-type="float" office:value="0.983631298370996">
                <text:p>0.983631298370996</text:p>
              </table:table-cell>
              <table:table-cell office:value-type="float" office:value="0.96913939083825">
                <text:p>0.96913939083825</text:p>
              </table:table-cell>
              <table:table-cell office:value-type="float" office:value="0.988206456450529">
                <text:p>0.988206456450529</text:p>
              </table:table-cell>
              <table:table-cell office:value-type="float" office:value="0.353426749102511">
                <text:p>0.353426749102511</text:p>
              </table:table-cell>
              <table:table-cell office:value-type="float" office:value="0.396792319962752">
                <text:p>0.396792319962752</text:p>
              </table:table-cell>
              <table:table-cell office:value-type="float" office:value="0.982627606625297">
                <text:p>0.982627606625297</text:p>
              </table:table-cell>
              <table:table-cell office:value-type="float" office:value="0.982160186223951">
                <text:p>0.982160186223951</text:p>
              </table:table-cell>
              <table:table-cell office:value-type="float" office:value="0.989000979093707">
                <text:p>0.989000979093707</text:p>
              </table:table-cell>
              <table:table-cell office:value-type="float" office:value="0.98804960715763">
                <text:p>0.98804960715763</text:p>
              </table:table-cell>
              <table:table-cell office:value-type="float" office:value="0.922732468337626">
                <text:p>0.922732468337626</text:p>
              </table:table-cell>
              <table:table-cell office:value-type="float" office:value="0.991942497960867">
                <text:p>0.991942497960867</text:p>
              </table:table-cell>
            </table:table-row>
            <table:table-row>
              <table:table-cell office:value-type="string">
                <text:p>CHO</text:p>
              </table:table-cell>
              <table:table-cell office:value-type="float" office:value="0.725930877857596">
                <text:p>0.725930877857596</text:p>
              </table:table-cell>
              <table:table-cell office:value-type="float" office:value="0.645705612906296">
                <text:p>0.645705612906296</text:p>
              </table:table-cell>
              <table:table-cell office:value-type="float" office:value="0.719285000590461">
                <text:p>0.719285000590461</text:p>
              </table:table-cell>
              <table:table-cell office:value-type="float" office:value="0.66845783692924">
                <text:p>0.66845783692924</text:p>
              </table:table-cell>
              <table:table-cell office:value-type="float" office:value="0.361385537335609">
                <text:p>0.361385537335609</text:p>
              </table:table-cell>
              <table:table-cell office:value-type="float" office:value="0.362283925259024">
                <text:p>0.362283925259024</text:p>
              </table:table-cell>
              <table:table-cell office:value-type="float" office:value="0.135372053802715">
                <text:p>0.135372053802715</text:p>
              </table:table-cell>
              <table:table-cell office:value-type="float" office:value="0.0496700446637795">
                <text:p>0.0496700446637795</text:p>
              </table:table-cell>
              <table:table-cell office:value-type="float" office:value="0.652406361539499">
                <text:p>0.652406361539499</text:p>
              </table:table-cell>
              <table:table-cell office:value-type="float" office:value="0.729550892903665">
                <text:p>0.729550892903665</text:p>
              </table:table-cell>
              <table:table-cell office:value-type="float" office:value="0.618918943012082">
                <text:p>0.618918943012082</text:p>
              </table:table-cell>
              <table:table-cell office:value-type="float" office:value="0.628275721292226">
                <text:p>0.628275721292226</text:p>
              </table:table-cell>
              <table:table-cell office:value-type="float" office:value="0.361024662810707">
                <text:p>0.361024662810707</text:p>
              </table:table-cell>
              <table:table-cell office:value-type="float" office:value="0.364036693308362">
                <text:p>0.364036693308362</text:p>
              </table:table-cell>
            </table:table-row>
            <table:table-row>
              <table:table-cell office:value-type="string">
                <text:p>BJU</text:p>
              </table:table-cell>
              <table:table-cell office:value-type="float" office:value="0.846037779218096">
                <text:p>0.846037779218096</text:p>
              </table:table-cell>
              <table:table-cell office:value-type="float" office:value="0.944897020650339">
                <text:p>0.944897020650339</text:p>
              </table:table-cell>
              <table:table-cell office:value-type="float" office:value="0.729159769696313">
                <text:p>0.729159769696313</text:p>
              </table:table-cell>
              <table:table-cell office:value-type="float" office:value="0.800626497415055">
                <text:p>0.800626497415055</text:p>
              </table:table-cell>
              <table:table-cell office:value-type="float" office:value="0.990813688338918">
                <text:p>0.990813688338918</text:p>
              </table:table-cell>
              <table:table-cell office:value-type="float" office:value="0.97164328857604">
                <text:p>0.97164328857604</text:p>
              </table:table-cell>
              <table:table-cell office:value-type="float" office:value="0.0716403188972544">
                <text:p>0.0716403188972544</text:p>
              </table:table-cell>
              <table:table-cell office:value-type="float" office:value="-0.179416428594291">
                <text:p>-0.179416428594291</text:p>
              </table:table-cell>
              <table:table-cell office:value-type="float" office:value="0.793208082840081">
                <text:p>0.793208082840081</text:p>
              </table:table-cell>
              <table:table-cell office:value-type="float" office:value="0.931121761400115">
                <text:p>0.931121761400115</text:p>
              </table:table-cell>
              <table:table-cell office:value-type="float" office:value="0.852473436923406">
                <text:p>0.852473436923406</text:p>
              </table:table-cell>
              <table:table-cell office:value-type="float" office:value="0.927096706022767">
                <text:p>0.927096706022767</text:p>
              </table:table-cell>
              <table:table-cell office:value-type="float" office:value="0.980351574447298">
                <text:p>0.980351574447298</text:p>
              </table:table-cell>
              <table:table-cell office:value-type="float" office:value="0.859528258328164">
                <text:p>0.859528258328164</text:p>
              </table:table-cell>
            </table:table-row>
            <table:table-row>
              <table:table-cell office:value-type="string">
                <text:p>Promedio</text:p>
              </table:table-cell>
              <table:table-cell office:value-type="float" office:value="0.695459794664953">
                <text:p>0.695459794664953</text:p>
              </table:table-cell>
              <table:table-cell office:value-type="float" office:value="0.687434158524937">
                <text:p>0.687434158524937</text:p>
              </table:table-cell>
              <table:table-cell office:value-type="float" office:value="0.570555590088109">
                <text:p>0.570555590088109</text:p>
              </table:table-cell>
              <table:table-cell office:value-type="float" office:value="0.688653941464289">
                <text:p>0.688653941464289</text:p>
              </table:table-cell>
              <table:table-cell office:value-type="float" office:value="0.659746144523757">
                <text:p>0.659746144523757</text:p>
              </table:table-cell>
              <table:table-cell office:value-type="float" office:value="0.719799534330803">
                <text:p>0.719799534330803</text:p>
              </table:table-cell>
              <table:table-cell office:value-type="float" office:value="0.211733829299673">
                <text:p>0.211733829299673</text:p>
              </table:table-cell>
              <table:table-cell office:value-type="float" office:value="0.27790941203118">
                <text:p>0.27790941203118</text:p>
              </table:table-cell>
              <table:table-cell office:value-type="float" office:value="0.683816440711711">
                <text:p>0.683816440711711</text:p>
              </table:table-cell>
              <table:table-cell office:value-type="float" office:value="0.692374975060532">
                <text:p>0.692374975060532</text:p>
              </table:table-cell>
              <table:table-cell office:value-type="float" office:value="0.696753217044433">
                <text:p>0.696753217044433</text:p>
              </table:table-cell>
              <table:table-cell office:value-type="float" office:value="0.677195949800265">
                <text:p>0.677195949800265</text:p>
              </table:table-cell>
              <table:table-cell office:value-type="float" office:value="0.652331126502937">
                <text:p>0.652331126502937</text:p>
              </table:table-cell>
              <table:table-cell office:value-type="float" office:value="0.708421363238733">
                <text:p>0.70842136323873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6.1$Linux_X86_64 LibreOffice_project/30$Build-1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19.885cm" svg:height="11.185cm" xlink:href=".." xlink:type="simple" chart:class="chart:line" chart:style-name="ch1">
        <chart:title svg:x="7.954cm" svg:y="0.359cm" chart:style-name="ch2">
          <text:p>Index of agreement</text:p>
        </chart:title>
        <chart:legend chart:legend-position="end" svg:x="17.588cm" svg:y="2.798cm" style:legend-expansion="high" chart:style-name="ch3"/>
        <chart:plot-area chart:style-name="ch4" table:cell-range-address="Hoja1.B88:Hoja1.P112" chart:data-source-has-labels="both" svg:x="0.397cm" svg:y="1.255cm" svg:width="16.794cm" svg:height="9.707cm">
          <chartooo:coordinate-region svg:x="1.124cm" svg:y="1.401cm" svg:width="15.964cm" svg:height="9.415cm"/>
          <chart:axis chart:dimension="x" chart:name="primary-x" chart:style-name="ch5" chartooo:axis-type="auto">
            <chartooo:date-scale/>
            <chart:categories table:cell-range-address="Hoja1.B90:Hoja1.B11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1.C90:Hoja1.C112" chart:label-cell-address="Hoja1.C88:Hoja1.C89" chart:class="chart:line">
            <chart:data-point chart:repeated="23"/>
          </chart:series>
          <chart:series chart:style-name="ch8" chart:values-cell-range-address="Hoja1.D90:Hoja1.D112" chart:label-cell-address="Hoja1.D88:Hoja1.D89" chart:class="chart:line">
            <chart:data-point chart:repeated="23"/>
          </chart:series>
          <chart:series chart:style-name="ch9" chart:values-cell-range-address="Hoja1.E90:Hoja1.E112" chart:label-cell-address="Hoja1.E88:Hoja1.E89" chart:class="chart:line">
            <chart:data-point chart:repeated="23"/>
          </chart:series>
          <chart:series chart:style-name="ch10" chart:values-cell-range-address="Hoja1.F90:Hoja1.F112" chart:label-cell-address="Hoja1.F88:Hoja1.F89" chart:class="chart:line">
            <chart:data-point chart:repeated="23"/>
          </chart:series>
          <chart:series chart:style-name="ch11" chart:values-cell-range-address="Hoja1.G90:Hoja1.G112" chart:label-cell-address="Hoja1.G88:Hoja1.G89" chart:class="chart:line">
            <chart:data-point chart:repeated="23"/>
          </chart:series>
          <chart:series chart:style-name="ch12" chart:values-cell-range-address="Hoja1.H90:Hoja1.H112" chart:label-cell-address="Hoja1.H88:Hoja1.H89" chart:class="chart:line">
            <chart:data-point chart:repeated="23"/>
          </chart:series>
          <chart:series chart:style-name="ch13" chart:values-cell-range-address="Hoja1.I90:Hoja1.I112" chart:label-cell-address="Hoja1.I88:Hoja1.I89" chart:class="chart:line">
            <chart:data-point chart:repeated="23"/>
          </chart:series>
          <chart:series chart:style-name="ch14" chart:values-cell-range-address="Hoja1.J90:Hoja1.J112" chart:label-cell-address="Hoja1.J88:Hoja1.J89" chart:class="chart:line">
            <chart:data-point chart:repeated="23"/>
          </chart:series>
          <chart:series chart:style-name="ch15" chart:values-cell-range-address="Hoja1.K90:Hoja1.K112" chart:label-cell-address="Hoja1.K88:Hoja1.K89" chart:class="chart:line">
            <chart:data-point chart:repeated="23"/>
          </chart:series>
          <chart:series chart:style-name="ch16" chart:values-cell-range-address="Hoja1.L90:Hoja1.L112" chart:label-cell-address="Hoja1.L88:Hoja1.L89" chart:class="chart:line">
            <chart:data-point chart:repeated="23"/>
          </chart:series>
          <chart:series chart:style-name="ch17" chart:values-cell-range-address="Hoja1.M90:Hoja1.M112" chart:label-cell-address="Hoja1.M88:Hoja1.M89" chart:class="chart:line">
            <chart:data-point chart:repeated="23"/>
          </chart:series>
          <chart:series chart:style-name="ch18" chart:values-cell-range-address="Hoja1.N90:Hoja1.N112" chart:label-cell-address="Hoja1.N88:Hoja1.N89" chart:class="chart:line">
            <chart:data-point chart:repeated="23"/>
          </chart:series>
          <chart:series chart:style-name="ch19" chart:values-cell-range-address="Hoja1.O90:Hoja1.O112" chart:label-cell-address="Hoja1.O88:Hoja1.O89" chart:class="chart:line">
            <chart:data-point chart:repeated="23"/>
          </chart:series>
          <chart:series chart:style-name="ch20" chart:values-cell-range-address="Hoja1.P90:Hoja1.P112" chart:label-cell-address="Hoja1.P88:Hoja1.P89" chart:class="chart:line">
            <chart:data-point chart:repeated="23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C</text:p>
                <text:list>
                  <text:list-item>
                    <text:p/>
                  </text:list-item>
                  <text:list-item>
                    <text:p>CC</text:p>
                  </text:list-item>
                </text:list>
                <draw:g>
                  <svg:desc>Hoja1.C88:Hoja1.C89</svg:desc>
                </draw:g>
              </table:table-cell>
              <table:table-cell office:value-type="string">
                <text:p>CP</text:p>
                <text:list>
                  <text:list-item>
                    <text:p/>
                  </text:list-item>
                  <text:list-item>
                    <text:p>CP</text:p>
                  </text:list-item>
                </text:list>
                <draw:g>
                  <svg:desc>Hoja1.D88:Hoja1.D89</svg:desc>
                </draw:g>
              </table:table-cell>
              <table:table-cell office:value-type="string">
                <text:p>LC</text:p>
                <text:list>
                  <text:list-item>
                    <text:p/>
                  </text:list-item>
                  <text:list-item>
                    <text:p>LC</text:p>
                  </text:list-item>
                </text:list>
                <draw:g>
                  <svg:desc>Hoja1.E88:Hoja1.E89</svg:desc>
                </draw:g>
              </table:table-cell>
              <table:table-cell office:value-type="string">
                <text:p>LP</text:p>
                <text:list>
                  <text:list-item>
                    <text:p/>
                  </text:list-item>
                  <text:list-item>
                    <text:p>LP</text:p>
                  </text:list-item>
                </text:list>
                <draw:g>
                  <svg:desc>Hoja1.F88:Hoja1.F89</svg:desc>
                </draw:g>
              </table:table-cell>
              <table:table-cell office:value-type="string">
                <text:p>CM</text:p>
                <text:list>
                  <text:list-item>
                    <text:p/>
                  </text:list-item>
                  <text:list-item>
                    <text:p>CM</text:p>
                  </text:list-item>
                </text:list>
                <draw:g>
                  <svg:desc>Hoja1.G88:Hoja1.G89</svg:desc>
                </draw:g>
              </table:table-cell>
              <table:table-cell office:value-type="string">
                <text:p>LM</text:p>
                <text:list>
                  <text:list-item>
                    <text:p/>
                  </text:list-item>
                  <text:list-item>
                    <text:p>LM</text:p>
                  </text:list-item>
                </text:list>
                <draw:g>
                  <svg:desc>Hoja1.H88:Hoja1.H89</svg:desc>
                </draw:g>
              </table:table-cell>
              <table:table-cell office:value-type="string">
                <text:p>GCC</text:p>
                <text:list>
                  <text:list-item>
                    <text:p/>
                  </text:list-item>
                  <text:list-item>
                    <text:p>GCC</text:p>
                  </text:list-item>
                </text:list>
                <draw:g>
                  <svg:desc>Hoja1.I88:Hoja1.I89</svg:desc>
                </draw:g>
              </table:table-cell>
              <table:table-cell office:value-type="string">
                <text:p>GLC</text:p>
                <text:list>
                  <text:list-item>
                    <text:p/>
                  </text:list-item>
                  <text:list-item>
                    <text:p>GLC</text:p>
                  </text:list-item>
                </text:list>
                <draw:g>
                  <svg:desc>Hoja1.J88:Hoja1.J89</svg:desc>
                </draw:g>
              </table:table-cell>
              <table:table-cell office:value-type="string">
                <text:p>CCB</text:p>
                <text:list>
                  <text:list-item>
                    <text:p/>
                  </text:list-item>
                  <text:list-item>
                    <text:p>CCB</text:p>
                  </text:list-item>
                </text:list>
                <draw:g>
                  <svg:desc>Hoja1.K88:Hoja1.K89</svg:desc>
                </draw:g>
              </table:table-cell>
              <table:table-cell office:value-type="string">
                <text:p>LCB</text:p>
                <text:list>
                  <text:list-item>
                    <text:p/>
                  </text:list-item>
                  <text:list-item>
                    <text:p>LCB</text:p>
                  </text:list-item>
                </text:list>
                <draw:g>
                  <svg:desc>Hoja1.L88:Hoja1.L89</svg:desc>
                </draw:g>
              </table:table-cell>
              <table:table-cell office:value-type="string">
                <text:p>CPB</text:p>
                <text:list>
                  <text:list-item>
                    <text:p/>
                  </text:list-item>
                  <text:list-item>
                    <text:p>CPB</text:p>
                  </text:list-item>
                </text:list>
                <draw:g>
                  <svg:desc>Hoja1.M88:Hoja1.M89</svg:desc>
                </draw:g>
              </table:table-cell>
              <table:table-cell office:value-type="string">
                <text:p>LPB</text:p>
                <text:list>
                  <text:list-item>
                    <text:p/>
                  </text:list-item>
                  <text:list-item>
                    <text:p>LPB</text:p>
                  </text:list-item>
                </text:list>
                <draw:g>
                  <svg:desc>Hoja1.N88:Hoja1.N89</svg:desc>
                </draw:g>
              </table:table-cell>
              <table:table-cell office:value-type="string">
                <text:p>CC16</text:p>
                <text:list>
                  <text:list-item>
                    <text:p/>
                  </text:list-item>
                  <text:list-item>
                    <text:p>CC16</text:p>
                  </text:list-item>
                </text:list>
                <draw:g>
                  <svg:desc>Hoja1.O88:Hoja1.O89</svg:desc>
                </draw:g>
              </table:table-cell>
              <table:table-cell office:value-type="string">
                <text:p>LC16</text:p>
                <text:list>
                  <text:list-item>
                    <text:p/>
                  </text:list-item>
                  <text:list-item>
                    <text:p>LC16</text:p>
                  </text:list-item>
                </text:list>
                <draw:g>
                  <svg:desc>Hoja1.P88:Hoja1.P8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JM</text:p>
                <draw:g>
                  <svg:desc>Hoja1.B90:Hoja1.B112</svg:desc>
                </draw:g>
              </table:table-cell>
              <table:table-cell office:value-type="float" office:value="0.0483756501873051">
                <text:p>0.0483756501873051</text:p>
                <draw:g>
                  <svg:desc>Hoja1.C90:Hoja1.C112</svg:desc>
                </draw:g>
              </table:table-cell>
              <table:table-cell office:value-type="float" office:value="-2.42033422377521">
                <text:p>-2.42033422377521</text:p>
                <draw:g>
                  <svg:desc>Hoja1.D90:Hoja1.D112</svg:desc>
                </draw:g>
              </table:table-cell>
              <table:table-cell office:value-type="float" office:value="-0.461305606339854">
                <text:p>-0.461305606339854</text:p>
                <draw:g>
                  <svg:desc>Hoja1.E90:Hoja1.E112</svg:desc>
                </draw:g>
              </table:table-cell>
              <table:table-cell office:value-type="float" office:value="0.188414083966686">
                <text:p>0.188414083966686</text:p>
                <draw:g>
                  <svg:desc>Hoja1.F90:Hoja1.F112</svg:desc>
                </draw:g>
              </table:table-cell>
              <table:table-cell office:value-type="float" office:value="-0.222785386091456">
                <text:p>-0.222785386091456</text:p>
                <draw:g>
                  <svg:desc>Hoja1.G90:Hoja1.G112</svg:desc>
                </draw:g>
              </table:table-cell>
              <table:table-cell office:value-type="float" office:value="-1.00625826603233">
                <text:p>-1.00625826603233</text:p>
                <draw:g>
                  <svg:desc>Hoja1.H90:Hoja1.H112</svg:desc>
                </draw:g>
              </table:table-cell>
              <table:table-cell office:value-type="float" office:value="-0.265413171898295">
                <text:p>-0.265413171898295</text:p>
                <draw:g>
                  <svg:desc>Hoja1.I90:Hoja1.I112</svg:desc>
                </draw:g>
              </table:table-cell>
              <table:table-cell office:value-type="float" office:value="-0.657111266010674">
                <text:p>-0.657111266010674</text:p>
                <draw:g>
                  <svg:desc>Hoja1.J90:Hoja1.J112</svg:desc>
                </draw:g>
              </table:table-cell>
              <table:table-cell office:value-type="float" office:value="-0.865345143825905">
                <text:p>-0.865345143825905</text:p>
                <draw:g>
                  <svg:desc>Hoja1.K90:Hoja1.K112</svg:desc>
                </draw:g>
              </table:table-cell>
              <table:table-cell office:value-type="float" office:value="0.0204671938842071">
                <text:p>0.0204671938842071</text:p>
                <draw:g>
                  <svg:desc>Hoja1.L90:Hoja1.L112</svg:desc>
                </draw:g>
              </table:table-cell>
              <table:table-cell office:value-type="float" office:value="0.354063083028097">
                <text:p>0.354063083028097</text:p>
                <draw:g>
                  <svg:desc>Hoja1.M90:Hoja1.M112</svg:desc>
                </draw:g>
              </table:table-cell>
              <table:table-cell office:value-type="float" office:value="-0.296077936369733">
                <text:p>-0.296077936369733</text:p>
                <draw:g>
                  <svg:desc>Hoja1.N90:Hoja1.N112</svg:desc>
                </draw:g>
              </table:table-cell>
              <table:table-cell office:value-type="float" office:value="-0.344897988395546">
                <text:p>-0.344897988395546</text:p>
                <draw:g>
                  <svg:desc>Hoja1.O90:Hoja1.O112</svg:desc>
                </draw:g>
              </table:table-cell>
              <table:table-cell office:value-type="float" office:value="-0.587000972703188">
                <text:p>-0.587000972703188</text:p>
                <draw:g>
                  <svg:desc>Hoja1.P90:Hoja1.P112</svg:desc>
                </draw:g>
              </table:table-cell>
            </table:table-row>
            <table:table-row>
              <table:table-cell office:value-type="string">
                <text:p>MGH</text:p>
              </table:table-cell>
              <table:table-cell office:value-type="float" office:value="0.267892311696786">
                <text:p>0.267892311696786</text:p>
              </table:table-cell>
              <table:table-cell office:value-type="float" office:value="0.373781029845659">
                <text:p>0.373781029845659</text:p>
              </table:table-cell>
              <table:table-cell office:value-type="float" office:value="-0.985657730609272">
                <text:p>-0.985657730609272</text:p>
              </table:table-cell>
              <table:table-cell office:value-type="float" office:value="0.176239862996563">
                <text:p>0.176239862996563</text:p>
              </table:table-cell>
              <table:table-cell office:value-type="float" office:value="0.440514785385925">
                <text:p>0.440514785385925</text:p>
              </table:table-cell>
              <table:table-cell office:value-type="float" office:value="0.379561370254794">
                <text:p>0.379561370254794</text:p>
              </table:table-cell>
              <table:table-cell office:value-type="float" office:value="-0.161698535934477">
                <text:p>-0.161698535934477</text:p>
              </table:table-cell>
              <table:table-cell office:value-type="float" office:value="0.170097033455079">
                <text:p>0.170097033455079</text:p>
              </table:table-cell>
              <table:table-cell office:value-type="float" office:value="0.242935358491426">
                <text:p>0.242935358491426</text:p>
              </table:table-cell>
              <table:table-cell office:value-type="float" office:value="-1.79350817213594">
                <text:p>-1.79350817213594</text:p>
              </table:table-cell>
              <table:table-cell office:value-type="float" office:value="0.35206186376535">
                <text:p>0.35206186376535</text:p>
              </table:table-cell>
              <table:table-cell office:value-type="float" office:value="0.336167083972654">
                <text:p>0.336167083972654</text:p>
              </table:table-cell>
              <table:table-cell office:value-type="float" office:value="0.193862244506258">
                <text:p>0.193862244506258</text:p>
              </table:table-cell>
              <table:table-cell office:value-type="float" office:value="0.356292157526352">
                <text:p>0.356292157526352</text:p>
              </table:table-cell>
            </table:table-row>
            <table:table-row>
              <table:table-cell office:value-type="string">
                <text:p>CCA</text:p>
              </table:table-cell>
              <table:table-cell office:value-type="float" office:value="0.547319556995991">
                <text:p>0.547319556995991</text:p>
              </table:table-cell>
              <table:table-cell office:value-type="float" office:value="0.568216483073176">
                <text:p>0.568216483073176</text:p>
              </table:table-cell>
              <table:table-cell office:value-type="float" office:value="0.461702337682576">
                <text:p>0.461702337682576</text:p>
              </table:table-cell>
              <table:table-cell office:value-type="float" office:value="0.556975813289173">
                <text:p>0.556975813289173</text:p>
              </table:table-cell>
              <table:table-cell office:value-type="float" office:value="0.302579727572633">
                <text:p>0.302579727572633</text:p>
              </table:table-cell>
              <table:table-cell office:value-type="float" office:value="0.311689560819005">
                <text:p>0.311689560819005</text:p>
              </table:table-cell>
              <table:table-cell office:value-type="float" office:value="-1.1482875335894">
                <text:p>-1.1482875335894</text:p>
              </table:table-cell>
              <table:table-cell office:value-type="float" office:value="-0.284530575552445">
                <text:p>-0.284530575552445</text:p>
              </table:table-cell>
              <table:table-cell office:value-type="float" office:value="0.486835075019644">
                <text:p>0.486835075019644</text:p>
              </table:table-cell>
              <table:table-cell office:value-type="float" office:value="0.501860995800078">
                <text:p>0.501860995800078</text:p>
              </table:table-cell>
              <table:table-cell office:value-type="float" office:value="0.560299628862478">
                <text:p>0.560299628862478</text:p>
              </table:table-cell>
              <table:table-cell office:value-type="float" office:value="0.521934124429918">
                <text:p>0.521934124429918</text:p>
              </table:table-cell>
              <table:table-cell office:value-type="float" office:value="0.309307632479887">
                <text:p>0.309307632479887</text:p>
              </table:table-cell>
              <table:table-cell office:value-type="float" office:value="0.28625035718715">
                <text:p>0.28625035718715</text:p>
              </table:table-cell>
            </table:table-row>
            <table:table-row>
              <table:table-cell office:value-type="string">
                <text:p>SFE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191602840599459">
                <text:p>0.00191602840599459</text:p>
              </table:table-cell>
              <table:table-cell office:value-type="float" office:value="-0.0676382079989353">
                <text:p>-0.0676382079989353</text:p>
              </table:table-cell>
              <table:table-cell office:value-type="float" office:value="-0.283631061800761">
                <text:p>-0.283631061800761</text:p>
              </table:table-cell>
              <table:table-cell office:value-type="float" office:value="-0.348811527055027">
                <text:p>-0.3488115270550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.109285696180046">
                <text:p>-0.109285696180046</text:p>
              </table:table-cell>
              <table:table-cell office:value-type="float" office:value="-0.492227124533832">
                <text:p>-0.492227124533832</text:p>
              </table:table-cell>
            </table:table-row>
            <table:table-row>
              <table:table-cell office:value-type="string">
                <text:p>UAX</text:p>
              </table:table-cell>
              <table:table-cell office:value-type="float" office:value="0.466780437586944">
                <text:p>0.466780437586944</text:p>
              </table:table-cell>
              <table:table-cell office:value-type="float" office:value="0.409356503750744">
                <text:p>0.409356503750744</text:p>
              </table:table-cell>
              <table:table-cell office:value-type="float" office:value="0.537475269632688">
                <text:p>0.537475269632688</text:p>
              </table:table-cell>
              <table:table-cell office:value-type="float" office:value="0.465378445450739">
                <text:p>0.465378445450739</text:p>
              </table:table-cell>
              <table:table-cell office:value-type="float" office:value="0.0853071304677263">
                <text:p>0.0853071304677263</text:p>
              </table:table-cell>
              <table:table-cell office:value-type="float" office:value="0.0344631892757237">
                <text:p>0.0344631892757237</text:p>
              </table:table-cell>
              <table:table-cell office:value-type="float" office:value="-0.261050077577577">
                <text:p>-0.261050077577577</text:p>
              </table:table-cell>
              <table:table-cell office:value-type="float" office:value="-0.240099129675483">
                <text:p>-0.240099129675483</text:p>
              </table:table-cell>
              <table:table-cell office:value-type="float" office:value="0.45258067223712">
                <text:p>0.45258067223712</text:p>
              </table:table-cell>
              <table:table-cell office:value-type="float" office:value="0.477399804014405">
                <text:p>0.477399804014405</text:p>
              </table:table-cell>
              <table:table-cell office:value-type="float" office:value="0.410600506111806">
                <text:p>0.410600506111806</text:p>
              </table:table-cell>
              <table:table-cell office:value-type="float" office:value="0.433345712783896">
                <text:p>0.433345712783896</text:p>
              </table:table-cell>
              <table:table-cell office:value-type="float" office:value="0.148557879343101">
                <text:p>0.148557879343101</text:p>
              </table:table-cell>
              <table:table-cell office:value-type="float" office:value="-0.0146090154471761">
                <text:p>-0.0146090154471761</text:p>
              </table:table-cell>
            </table:table-row>
            <table:table-row>
              <table:table-cell office:value-type="string">
                <text:p>CUA</text:p>
              </table:table-cell>
              <table:table-cell office:value-type="float" office:value="0.967218473280624">
                <text:p>0.967218473280624</text:p>
              </table:table-cell>
              <table:table-cell office:value-type="float" office:value="0.960168072183708">
                <text:p>0.960168072183708</text:p>
              </table:table-cell>
              <table:table-cell office:value-type="float" office:value="0.920918870643783">
                <text:p>0.920918870643783</text:p>
              </table:table-cell>
              <table:table-cell office:value-type="float" office:value="0.965068117419482">
                <text:p>0.965068117419482</text:p>
              </table:table-cell>
              <table:table-cell office:value-type="float" office:value="0.982864356970565">
                <text:p>0.982864356970565</text:p>
              </table:table-cell>
              <table:table-cell office:value-type="float" office:value="0.961149519191269">
                <text:p>0.961149519191269</text:p>
              </table:table-cell>
              <table:table-cell office:value-type="float" office:value="-0.0051267629253482">
                <text:p>-0.0051267629253482</text:p>
              </table:table-cell>
              <table:table-cell office:value-type="float" office:value="-0.190794221429744">
                <text:p>-0.190794221429744</text:p>
              </table:table-cell>
              <table:table-cell office:value-type="float" office:value="0.962206267451658">
                <text:p>0.962206267451658</text:p>
              </table:table-cell>
              <table:table-cell office:value-type="float" office:value="0.856734241727309">
                <text:p>0.856734241727309</text:p>
              </table:table-cell>
              <table:table-cell office:value-type="float" office:value="0.967237386037328">
                <text:p>0.967237386037328</text:p>
              </table:table-cell>
              <table:table-cell office:value-type="float" office:value="0.85157595109317">
                <text:p>0.85157595109317</text:p>
              </table:table-cell>
              <table:table-cell office:value-type="float" office:value="0.52935960143294">
                <text:p>0.52935960143294</text:p>
              </table:table-cell>
              <table:table-cell office:value-type="float" office:value="0.89933821487076">
                <text:p>0.89933821487076</text:p>
              </table:table-cell>
            </table:table-row>
            <table:table-row>
              <table:table-cell office:value-type="string">
                <text:p>NEZ</text:p>
              </table:table-cell>
              <table:table-cell office:value-type="float" office:value="0.519005560610785">
                <text:p>0.519005560610785</text:p>
              </table:table-cell>
              <table:table-cell office:value-type="float" office:value="0.442755553006933">
                <text:p>0.442755553006933</text:p>
              </table:table-cell>
              <table:table-cell office:value-type="float" office:value="0.52865421088117">
                <text:p>0.52865421088117</text:p>
              </table:table-cell>
              <table:table-cell office:value-type="float" office:value="0.444204811273842">
                <text:p>0.444204811273842</text:p>
              </table:table-cell>
              <table:table-cell office:value-type="float" office:value="0.00757880342306949">
                <text:p>0.00757880342306949</text:p>
              </table:table-cell>
              <table:table-cell office:value-type="float" office:value="-0.109226541466129">
                <text:p>-0.109226541466129</text:p>
              </table:table-cell>
              <table:table-cell office:value-type="float" office:value="-0.174440636468033">
                <text:p>-0.174440636468033</text:p>
              </table:table-cell>
              <table:table-cell office:value-type="float" office:value="-0.322524920155533">
                <text:p>-0.322524920155533</text:p>
              </table:table-cell>
              <table:table-cell office:value-type="float" office:value="0.500074089115596">
                <text:p>0.500074089115596</text:p>
              </table:table-cell>
              <table:table-cell office:value-type="float" office:value="0.549155213022302">
                <text:p>0.549155213022302</text:p>
              </table:table-cell>
              <table:table-cell office:value-type="float" office:value="0.486347624837785">
                <text:p>0.486347624837785</text:p>
              </table:table-cell>
              <table:table-cell office:value-type="float" office:value="0.0681145536060797">
                <text:p>0.0681145536060797</text:p>
              </table:table-cell>
              <table:table-cell office:value-type="float" office:value="-0.556829720320477">
                <text:p>-0.556829720320477</text:p>
              </table:table-cell>
              <table:table-cell office:value-type="float" office:value="0.0275681370193259">
                <text:p>0.0275681370193259</text:p>
              </table:table-cell>
            </table:table-row>
            <table:table-row>
              <table:table-cell office:value-type="string">
                <text:p>CAM</text:p>
              </table:table-cell>
              <table:table-cell office:value-type="float" office:value="0.572148510603812">
                <text:p>0.572148510603812</text:p>
              </table:table-cell>
              <table:table-cell office:value-type="float" office:value="0.606528599218342">
                <text:p>0.606528599218342</text:p>
              </table:table-cell>
              <table:table-cell office:value-type="float" office:value="0.604661059378004">
                <text:p>0.604661059378004</text:p>
              </table:table-cell>
              <table:table-cell office:value-type="float" office:value="0.599645849695859">
                <text:p>0.599645849695859</text:p>
              </table:table-cell>
              <table:table-cell office:value-type="float" office:value="0.39585244496827">
                <text:p>0.39585244496827</text:p>
              </table:table-cell>
              <table:table-cell office:value-type="float" office:value="0.536617590439043">
                <text:p>0.536617590439043</text:p>
              </table:table-cell>
              <table:table-cell office:value-type="float" office:value="0.0782817329260723">
                <text:p>0.0782817329260723</text:p>
              </table:table-cell>
              <table:table-cell office:value-type="float" office:value="-20.8314235942942">
                <text:p>-20.8314235942942</text:p>
              </table:table-cell>
              <table:table-cell office:value-type="float" office:value="0.581414928634115">
                <text:p>0.581414928634115</text:p>
              </table:table-cell>
              <table:table-cell office:value-type="float" office:value="0.597422058832006">
                <text:p>0.597422058832006</text:p>
              </table:table-cell>
              <table:table-cell office:value-type="float" office:value="0.617449399867601">
                <text:p>0.617449399867601</text:p>
              </table:table-cell>
              <table:table-cell office:value-type="float" office:value="0.613034904757677">
                <text:p>0.613034904757677</text:p>
              </table:table-cell>
              <table:table-cell office:value-type="float" office:value="0.587366116073647">
                <text:p>0.587366116073647</text:p>
              </table:table-cell>
              <table:table-cell office:value-type="float" office:value="0.578202554636195">
                <text:p>0.578202554636195</text:p>
              </table:table-cell>
            </table:table-row>
            <table:table-row>
              <table:table-cell office:value-type="string">
                <text:p>LPR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955643849338475">
                <text:p>0.955643849338475</text:p>
              </table:table-cell>
              <table:table-cell office:value-type="float" office:value="0.644542305581117">
                <text:p>0.644542305581117</text:p>
              </table:table-cell>
              <table:table-cell office:value-type="float" office:value="-0.194488117003204">
                <text:p>-0.194488117003204</text:p>
              </table:table-cell>
              <table:table-cell office:value-type="float" office:value="0.575774906398146">
                <text:p>0.5757749063981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976271191699283">
                <text:p>0.976271191699283</text:p>
              </table:table-cell>
              <table:table-cell office:value-type="float" office:value="0.482146947777223">
                <text:p>0.482146947777223</text:p>
              </table:table-cell>
            </table:table-row>
            <table:table-row>
              <table:table-cell office:value-type="string">
                <text:p>SJA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6484070198674">
                <text:p>0.56484070198674</text:p>
              </table:table-cell>
              <table:table-cell office:value-type="float" office:value="0.531429241310389">
                <text:p>0.531429241310389</text:p>
              </table:table-cell>
              <table:table-cell office:value-type="float" office:value="-0.0992713871548903">
                <text:p>-0.0992713871548903</text:p>
              </table:table-cell>
              <table:table-cell office:value-type="float" office:value="0.379436139696156">
                <text:p>0.3794361396961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63939184121724">
                <text:p>0.563939184121724</text:p>
              </table:table-cell>
              <table:table-cell office:value-type="float" office:value="0.588011585325241">
                <text:p>0.588011585325241</text:p>
              </table:table-cell>
            </table:table-row>
            <table:table-row>
              <table:table-cell office:value-type="string">
                <text:p>IZT</text:p>
              </table:table-cell>
              <table:table-cell office:value-type="float" office:value="0.446829400249747">
                <text:p>0.446829400249747</text:p>
              </table:table-cell>
              <table:table-cell office:value-type="float" office:value="0.400816407738152">
                <text:p>0.400816407738152</text:p>
              </table:table-cell>
              <table:table-cell office:value-type="float" office:value="0.455129508581923">
                <text:p>0.455129508581923</text:p>
              </table:table-cell>
              <table:table-cell office:value-type="float" office:value="0.413314873586359">
                <text:p>0.413314873586359</text:p>
              </table:table-cell>
              <table:table-cell office:value-type="float" office:value="0.135393979547929">
                <text:p>0.135393979547929</text:p>
              </table:table-cell>
              <table:table-cell office:value-type="float" office:value="-0.146277149844933">
                <text:p>-0.146277149844933</text:p>
              </table:table-cell>
              <table:table-cell office:value-type="float" office:value="-0.286621359599755">
                <text:p>-0.286621359599755</text:p>
              </table:table-cell>
              <table:table-cell office:value-type="float" office:value="-0.39929451079211">
                <text:p>-0.39929451079211</text:p>
              </table:table-cell>
              <table:table-cell office:value-type="float" office:value="0.430865577422711">
                <text:p>0.430865577422711</text:p>
              </table:table-cell>
              <table:table-cell office:value-type="float" office:value="0.476791598429218">
                <text:p>0.476791598429218</text:p>
              </table:table-cell>
              <table:table-cell office:value-type="float" office:value="0.3909401832393">
                <text:p>0.3909401832393</text:p>
              </table:table-cell>
              <table:table-cell office:value-type="float" office:value="0.389468236475739">
                <text:p>0.389468236475739</text:p>
              </table:table-cell>
              <table:table-cell office:value-type="float" office:value="0.0851355613884433">
                <text:p>0.0851355613884433</text:p>
              </table:table-cell>
              <table:table-cell office:value-type="float" office:value="0.148090602837462">
                <text:p>0.148090602837462</text:p>
              </table:table-cell>
            </table:table-row>
            <table:table-row>
              <table:table-cell office:value-type="string">
                <text:p>SAG</text:p>
              </table:table-cell>
              <table:table-cell office:value-type="float" office:value="0.530543292853938">
                <text:p>0.530543292853938</text:p>
              </table:table-cell>
              <table:table-cell office:value-type="float" office:value="0.481742987300088">
                <text:p>0.481742987300088</text:p>
              </table:table-cell>
              <table:table-cell office:value-type="float" office:value="0.457831716243278">
                <text:p>0.457831716243278</text:p>
              </table:table-cell>
              <table:table-cell office:value-type="float" office:value="0.506529472388965">
                <text:p>0.506529472388965</text:p>
              </table:table-cell>
              <table:table-cell office:value-type="float" office:value="0.372264915151701">
                <text:p>0.372264915151701</text:p>
              </table:table-cell>
              <table:table-cell office:value-type="float" office:value="0.479091823763806">
                <text:p>0.479091823763806</text:p>
              </table:table-cell>
              <table:table-cell office:value-type="float" office:value="0.0995961483311701">
                <text:p>0.0995961483311701</text:p>
              </table:table-cell>
              <table:table-cell office:value-type="float" office:value="0.205039909690527">
                <text:p>0.205039909690527</text:p>
              </table:table-cell>
              <table:table-cell office:value-type="float" office:value="0.521117797073335">
                <text:p>0.521117797073335</text:p>
              </table:table-cell>
              <table:table-cell office:value-type="float" office:value="0.493745170149011">
                <text:p>0.493745170149011</text:p>
              </table:table-cell>
              <table:table-cell office:value-type="float" office:value="0.540676755310393">
                <text:p>0.540676755310393</text:p>
              </table:table-cell>
              <table:table-cell office:value-type="float" office:value="0.476976038322199">
                <text:p>0.476976038322199</text:p>
              </table:table-cell>
              <table:table-cell office:value-type="float" office:value="0.123917016156893">
                <text:p>0.123917016156893</text:p>
              </table:table-cell>
              <table:table-cell office:value-type="float" office:value="0.477803514140442">
                <text:p>0.477803514140442</text:p>
              </table:table-cell>
            </table:table-row>
            <table:table-row>
              <table:table-cell office:value-type="string">
                <text:p>TAH</text:p>
              </table:table-cell>
              <table:table-cell office:value-type="float" office:value="0.409638411466722">
                <text:p>0.409638411466722</text:p>
              </table:table-cell>
              <table:table-cell office:value-type="float" office:value="0.240919175110283">
                <text:p>0.240919175110283</text:p>
              </table:table-cell>
              <table:table-cell office:value-type="float" office:value="0.256012710744541">
                <text:p>0.256012710744541</text:p>
              </table:table-cell>
              <table:table-cell office:value-type="float" office:value="0.233107058069428">
                <text:p>0.233107058069428</text:p>
              </table:table-cell>
              <table:table-cell office:value-type="float" office:value="0.0890764949736084">
                <text:p>0.0890764949736084</text:p>
              </table:table-cell>
              <table:table-cell office:value-type="float" office:value="0.035660378930111">
                <text:p>0.035660378930111</text:p>
              </table:table-cell>
              <table:table-cell office:value-type="float" office:value="-0.0953411702268678">
                <text:p>-0.0953411702268678</text:p>
              </table:table-cell>
              <table:table-cell office:value-type="float" office:value="-0.0926664947657203">
                <text:p>-0.0926664947657203</text:p>
              </table:table-cell>
              <table:table-cell office:value-type="float" office:value="0.306557704646876">
                <text:p>0.306557704646876</text:p>
              </table:table-cell>
              <table:table-cell office:value-type="float" office:value="0.404160408290879">
                <text:p>0.404160408290879</text:p>
              </table:table-cell>
              <table:table-cell office:value-type="float" office:value="0.242221691890168">
                <text:p>0.242221691890168</text:p>
              </table:table-cell>
              <table:table-cell office:value-type="float" office:value="0.275154467921735">
                <text:p>0.275154467921735</text:p>
              </table:table-cell>
              <table:table-cell office:value-type="float" office:value="-0.0877682936722495">
                <text:p>-0.0877682936722495</text:p>
              </table:table-cell>
              <table:table-cell office:value-type="float" office:value="0.0571257261451778">
                <text:p>0.0571257261451778</text:p>
              </table:table-cell>
            </table:table-row>
            <table:table-row>
              <table:table-cell office:value-type="string">
                <text:p>ATI</text:p>
              </table:table-cell>
              <table:table-cell office:value-type="float" office:value="0.960905862040348">
                <text:p>0.960905862040348</text:p>
              </table:table-cell>
              <table:table-cell office:value-type="float" office:value="0.983579627010004">
                <text:p>0.983579627010004</text:p>
              </table:table-cell>
              <table:table-cell office:value-type="float" office:value="0.959227839811634">
                <text:p>0.959227839811634</text:p>
              </table:table-cell>
              <table:table-cell office:value-type="float" office:value="0.972922863316262">
                <text:p>0.972922863316262</text:p>
              </table:table-cell>
              <table:table-cell office:value-type="float" office:value="0.982378938692374">
                <text:p>0.982378938692374</text:p>
              </table:table-cell>
              <table:table-cell office:value-type="float" office:value="0.957898505531322">
                <text:p>0.957898505531322</text:p>
              </table:table-cell>
              <table:table-cell office:value-type="float" office:value="-26.1024933204934">
                <text:p>-26.1024933204934</text:p>
              </table:table-cell>
              <table:table-cell office:value-type="float" office:value="0.0284887525698201">
                <text:p>0.0284887525698201</text:p>
              </table:table-cell>
              <table:table-cell office:value-type="float" office:value="0.964210888401838">
                <text:p>0.964210888401838</text:p>
              </table:table-cell>
              <table:table-cell office:value-type="float" office:value="0.934190283816687">
                <text:p>0.934190283816687</text:p>
              </table:table-cell>
              <table:table-cell office:value-type="float" office:value="0.953191009467644">
                <text:p>0.953191009467644</text:p>
              </table:table-cell>
              <table:table-cell office:value-type="float" office:value="0.981786443620481">
                <text:p>0.981786443620481</text:p>
              </table:table-cell>
              <table:table-cell office:value-type="float" office:value="0.978105529486835">
                <text:p>0.978105529486835</text:p>
              </table:table-cell>
              <table:table-cell office:value-type="float" office:value="0.97276978611804">
                <text:p>0.97276978611804</text:p>
              </table:table-cell>
            </table:table-row>
            <table:table-row>
              <table:table-cell office:value-type="string">
                <text:p>FAC</text:p>
              </table:table-cell>
              <table:table-cell office:value-type="float" office:value="0.457837586470048">
                <text:p>0.457837586470048</text:p>
              </table:table-cell>
              <table:table-cell office:value-type="float" office:value="0.467089938972899">
                <text:p>0.467089938972899</text:p>
              </table:table-cell>
              <table:table-cell office:value-type="float" office:value="0.453993734070086">
                <text:p>0.453993734070086</text:p>
              </table:table-cell>
              <table:table-cell office:value-type="float" office:value="0.477760019256701">
                <text:p>0.477760019256701</text:p>
              </table:table-cell>
              <table:table-cell office:value-type="float" office:value="0.0409800614836464">
                <text:p>0.0409800614836464</text:p>
              </table:table-cell>
              <table:table-cell office:value-type="float" office:value="0.444914412107406">
                <text:p>0.444914412107406</text:p>
              </table:table-cell>
              <table:table-cell office:value-type="float" office:value="-0.127254687190146">
                <text:p>-0.127254687190146</text:p>
              </table:table-cell>
              <table:table-cell office:value-type="float" office:value="-0.308045041299927">
                <text:p>-0.308045041299927</text:p>
              </table:table-cell>
              <table:table-cell office:value-type="float" office:value="0.451850809254764">
                <text:p>0.451850809254764</text:p>
              </table:table-cell>
              <table:table-cell office:value-type="float" office:value="0.48803316633208">
                <text:p>0.48803316633208</text:p>
              </table:table-cell>
              <table:table-cell office:value-type="float" office:value="0.481162113859202">
                <text:p>0.481162113859202</text:p>
              </table:table-cell>
              <table:table-cell office:value-type="float" office:value="0.47262063895191">
                <text:p>0.47262063895191</text:p>
              </table:table-cell>
              <table:table-cell office:value-type="float" office:value="-0.109438133596716">
                <text:p>-0.109438133596716</text:p>
              </table:table-cell>
              <table:table-cell office:value-type="float" office:value="0.299847269831558">
                <text:p>0.299847269831558</text:p>
              </table:table-cell>
            </table:table-row>
            <table:table-row>
              <table:table-cell office:value-type="string">
                <text:p>UIZ</text:p>
              </table:table-cell>
              <table:table-cell office:value-type="float" office:value="0.973049969609618">
                <text:p>0.973049969609618</text:p>
              </table:table-cell>
              <table:table-cell office:value-type="float" office:value="0.981809477466879">
                <text:p>0.981809477466879</text:p>
              </table:table-cell>
              <table:table-cell office:value-type="float" office:value="0.973891577842365">
                <text:p>0.973891577842365</text:p>
              </table:table-cell>
              <table:table-cell office:value-type="float" office:value="0.983659468959856">
                <text:p>0.983659468959856</text:p>
              </table:table-cell>
              <table:table-cell office:value-type="float" office:value="0.594941330165643">
                <text:p>0.594941330165643</text:p>
              </table:table-cell>
              <table:table-cell office:value-type="float" office:value="0.977302881794057">
                <text:p>0.977302881794057</text:p>
              </table:table-cell>
              <table:table-cell office:value-type="float" office:value="0.0457015888049041">
                <text:p>0.0457015888049041</text:p>
              </table:table-cell>
              <table:table-cell office:value-type="float" office:value="0.0722179405236353">
                <text:p>0.0722179405236353</text:p>
              </table:table-cell>
              <table:table-cell office:value-type="float" office:value="0.981760940199255">
                <text:p>0.981760940199255</text:p>
              </table:table-cell>
              <table:table-cell office:value-type="float" office:value="0.981921099974614">
                <text:p>0.981921099974614</text:p>
              </table:table-cell>
              <table:table-cell office:value-type="float" office:value="0.97161168959612">
                <text:p>0.97161168959612</text:p>
              </table:table-cell>
              <table:table-cell office:value-type="float" office:value="0.970663882678089">
                <text:p>0.970663882678089</text:p>
              </table:table-cell>
              <table:table-cell office:value-type="float" office:value="0.556952063559273">
                <text:p>0.556952063559273</text:p>
              </table:table-cell>
              <table:table-cell office:value-type="float" office:value="0.985227053963681">
                <text:p>0.985227053963681</text:p>
              </table:table-cell>
            </table:table-row>
            <table:table-row>
              <table:table-cell office:value-type="string">
                <text:p>MER</text:p>
              </table:table-cell>
              <table:table-cell office:value-type="float" office:value="0.98082360336152">
                <text:p>0.98082360336152</text:p>
              </table:table-cell>
              <table:table-cell office:value-type="float" office:value="0.9684133800842">
                <text:p>0.9684133800842</text:p>
              </table:table-cell>
              <table:table-cell office:value-type="float" office:value="0.969340885061168">
                <text:p>0.969340885061168</text:p>
              </table:table-cell>
              <table:table-cell office:value-type="float" office:value="0.965184716282648">
                <text:p>0.965184716282648</text:p>
              </table:table-cell>
              <table:table-cell office:value-type="float" office:value="-0.0215593470311639">
                <text:p>-0.0215593470311639</text:p>
              </table:table-cell>
              <table:table-cell office:value-type="float" office:value="0.978356780896242">
                <text:p>0.978356780896242</text:p>
              </table:table-cell>
              <table:table-cell office:value-type="float" office:value="-0.0479896295001165">
                <text:p>-0.0479896295001165</text:p>
              </table:table-cell>
              <table:table-cell office:value-type="float" office:value="-0.0234471299197923">
                <text:p>-0.0234471299197923</text:p>
              </table:table-cell>
              <table:table-cell office:value-type="float" office:value="0.970107305767282">
                <text:p>0.970107305767282</text:p>
              </table:table-cell>
              <table:table-cell office:value-type="float" office:value="0.96133906225712">
                <text:p>0.96133906225712</text:p>
              </table:table-cell>
              <table:table-cell office:value-type="float" office:value="0.98355298255896">
                <text:p>0.98355298255896</text:p>
              </table:table-cell>
              <table:table-cell office:value-type="float" office:value="0.963874684793105">
                <text:p>0.963874684793105</text:p>
              </table:table-cell>
              <table:table-cell office:value-type="float" office:value="0.928450843713886">
                <text:p>0.928450843713886</text:p>
              </table:table-cell>
              <table:table-cell office:value-type="float" office:value="0.941064013758225">
                <text:p>0.941064013758225</text:p>
              </table:table-cell>
            </table:table-row>
            <table:table-row>
              <table:table-cell office:value-type="string">
                <text:p>PED</text:p>
              </table:table-cell>
              <table:table-cell office:value-type="float" office:value="0.975352771956206">
                <text:p>0.975352771956206</text:p>
              </table:table-cell>
              <table:table-cell office:value-type="float" office:value="0.953333030217928">
                <text:p>0.953333030217928</text:p>
              </table:table-cell>
              <table:table-cell office:value-type="float" office:value="0.963455905299753">
                <text:p>0.963455905299753</text:p>
              </table:table-cell>
              <table:table-cell office:value-type="float" office:value="0.856929664672996">
                <text:p>0.856929664672996</text:p>
              </table:table-cell>
              <table:table-cell office:value-type="float" office:value="0.174050053264902">
                <text:p>0.174050053264902</text:p>
              </table:table-cell>
              <table:table-cell office:value-type="float" office:value="0.909030041380582">
                <text:p>0.909030041380582</text:p>
              </table:table-cell>
              <table:table-cell office:value-type="float" office:value="-0.00697923565946979">
                <text:p>-0.00697923565946979</text:p>
              </table:table-cell>
              <table:table-cell office:value-type="float" office:value="0.0498485295684821">
                <text:p>0.0498485295684821</text:p>
              </table:table-cell>
              <table:table-cell office:value-type="float" office:value="0.972854127541291">
                <text:p>0.972854127541291</text:p>
              </table:table-cell>
              <table:table-cell office:value-type="float" office:value="0.94920867287911">
                <text:p>0.94920867287911</text:p>
              </table:table-cell>
              <table:table-cell office:value-type="float" office:value="0.971176733480968">
                <text:p>0.971176733480968</text:p>
              </table:table-cell>
              <table:table-cell office:value-type="float" office:value="0.963946576514748">
                <text:p>0.963946576514748</text:p>
              </table:table-cell>
              <table:table-cell office:value-type="float" office:value="0.460738324907845">
                <text:p>0.460738324907845</text:p>
              </table:table-cell>
              <table:table-cell office:value-type="float" office:value="0.91778081137791">
                <text:p>0.91778081137791</text:p>
              </table:table-cell>
            </table:table-row>
            <table:table-row>
              <table:table-cell office:value-type="string">
                <text:p>TLA</text:p>
              </table:table-cell>
              <table:table-cell office:value-type="float" office:value="0.968656208458198">
                <text:p>0.968656208458198</text:p>
              </table:table-cell>
              <table:table-cell office:value-type="float" office:value="0.969093427100379">
                <text:p>0.969093427100379</text:p>
              </table:table-cell>
              <table:table-cell office:value-type="float" office:value="0.956138098425767">
                <text:p>0.956138098425767</text:p>
              </table:table-cell>
              <table:table-cell office:value-type="float" office:value="0.95884475748149">
                <text:p>0.95884475748149</text:p>
              </table:table-cell>
              <table:table-cell office:value-type="float" office:value="0.882203202298901">
                <text:p>0.882203202298901</text:p>
              </table:table-cell>
              <table:table-cell office:value-type="float" office:value="0.977125528024835">
                <text:p>0.977125528024835</text:p>
              </table:table-cell>
              <table:table-cell office:value-type="float" office:value="-0.114733082737721">
                <text:p>-0.114733082737721</text:p>
              </table:table-cell>
              <table:table-cell office:value-type="float" office:value="0.180193585325308">
                <text:p>0.180193585325308</text:p>
              </table:table-cell>
              <table:table-cell office:value-type="float" office:value="0.968696302055128">
                <text:p>0.968696302055128</text:p>
              </table:table-cell>
              <table:table-cell office:value-type="float" office:value="0.966624855313788">
                <text:p>0.966624855313788</text:p>
              </table:table-cell>
              <table:table-cell office:value-type="float" office:value="0.982746518687994">
                <text:p>0.982746518687994</text:p>
              </table:table-cell>
              <table:table-cell office:value-type="float" office:value="0.943411595081882">
                <text:p>0.943411595081882</text:p>
              </table:table-cell>
              <table:table-cell office:value-type="float" office:value="0.819997379938097">
                <text:p>0.819997379938097</text:p>
              </table:table-cell>
              <table:table-cell office:value-type="float" office:value="0.979946032972139">
                <text:p>0.979946032972139</text:p>
              </table:table-cell>
            </table:table-row>
            <table:table-row>
              <table:table-cell office:value-type="string">
                <text:p>XAL</text:p>
              </table:table-cell>
              <table:table-cell office:value-type="float" office:value="0.952857798588902">
                <text:p>0.952857798588902</text:p>
              </table:table-cell>
              <table:table-cell office:value-type="float" office:value="0.957473338023837">
                <text:p>0.957473338023837</text:p>
              </table:table-cell>
              <table:table-cell office:value-type="float" office:value="0.904632166652599">
                <text:p>0.904632166652599</text:p>
              </table:table-cell>
              <table:table-cell office:value-type="float" office:value="0.947748563456387">
                <text:p>0.947748563456387</text:p>
              </table:table-cell>
              <table:table-cell office:value-type="float" office:value="0.922486115769293">
                <text:p>0.922486115769293</text:p>
              </table:table-cell>
              <table:table-cell office:value-type="float" office:value="0.972525568570334">
                <text:p>0.972525568570334</text:p>
              </table:table-cell>
              <table:table-cell office:value-type="float" office:value="0.101222298595545">
                <text:p>0.101222298595545</text:p>
              </table:table-cell>
              <table:table-cell office:value-type="float" office:value="0.104157687694873">
                <text:p>0.104157687694873</text:p>
              </table:table-cell>
              <table:table-cell office:value-type="float" office:value="0.96384908084107">
                <text:p>0.96384908084107</text:p>
              </table:table-cell>
              <table:table-cell office:value-type="float" office:value="0.957827558663088">
                <text:p>0.957827558663088</text:p>
              </table:table-cell>
              <table:table-cell office:value-type="float" office:value="0.968719982510045">
                <text:p>0.968719982510045</text:p>
              </table:table-cell>
              <table:table-cell office:value-type="float" office:value="0.964753976535594">
                <text:p>0.964753976535594</text:p>
              </table:table-cell>
              <table:table-cell office:value-type="float" office:value="0.488550739044854">
                <text:p>0.488550739044854</text:p>
              </table:table-cell>
              <table:table-cell office:value-type="float" office:value="0.976149599381203">
                <text:p>0.976149599381203</text:p>
              </table:table-cell>
            </table:table-row>
            <table:table-row>
              <table:table-cell office:value-type="string">
                <text:p>CHO</text:p>
              </table:table-cell>
              <table:table-cell office:value-type="float" office:value="0.468396550342703">
                <text:p>0.468396550342703</text:p>
              </table:table-cell>
              <table:table-cell office:value-type="float" office:value="0.20817725635274">
                <text:p>0.20817725635274</text:p>
              </table:table-cell>
              <table:table-cell office:value-type="float" office:value="0.37584559983413">
                <text:p>0.37584559983413</text:p>
              </table:table-cell>
              <table:table-cell office:value-type="float" office:value="0.263761505208597">
                <text:p>0.263761505208597</text:p>
              </table:table-cell>
              <table:table-cell office:value-type="float" office:value="-0.139714086368774">
                <text:p>-0.139714086368774</text:p>
              </table:table-cell>
              <table:table-cell office:value-type="float" office:value="0.0192684599515673">
                <text:p>0.0192684599515673</text:p>
              </table:table-cell>
              <table:table-cell office:value-type="float" office:value="-0.0804415136512337">
                <text:p>-0.0804415136512337</text:p>
              </table:table-cell>
              <table:table-cell office:value-type="float" office:value="-0.102464705864968">
                <text:p>-0.102464705864968</text:p>
              </table:table-cell>
              <table:table-cell office:value-type="float" office:value="0.322635086899356">
                <text:p>0.322635086899356</text:p>
              </table:table-cell>
              <table:table-cell office:value-type="float" office:value="0.455309669827046">
                <text:p>0.455309669827046</text:p>
              </table:table-cell>
              <table:table-cell office:value-type="float" office:value="0.0770637274657903">
                <text:p>0.0770637274657903</text:p>
              </table:table-cell>
              <table:table-cell office:value-type="float" office:value="0.112421754946322">
                <text:p>0.112421754946322</text:p>
              </table:table-cell>
              <table:table-cell office:value-type="float" office:value="-0.0477744966796463">
                <text:p>-0.0477744966796463</text:p>
              </table:table-cell>
              <table:table-cell office:value-type="float" office:value="0.0982593049454503">
                <text:p>0.0982593049454503</text:p>
              </table:table-cell>
            </table:table-row>
            <table:table-row>
              <table:table-cell office:value-type="string">
                <text:p>BJU</text:p>
              </table:table-cell>
              <table:table-cell office:value-type="float" office:value="0.16325227418114">
                <text:p>0.16325227418114</text:p>
              </table:table-cell>
              <table:table-cell office:value-type="float" office:value="0.609659713785104">
                <text:p>0.609659713785104</text:p>
              </table:table-cell>
              <table:table-cell office:value-type="float" office:value="0.235774073743751">
                <text:p>0.235774073743751</text:p>
              </table:table-cell>
              <table:table-cell office:value-type="float" office:value="0.488077756839577">
                <text:p>0.488077756839577</text:p>
              </table:table-cell>
              <table:table-cell office:value-type="float" office:value="0.958016056947329">
                <text:p>0.958016056947329</text:p>
              </table:table-cell>
              <table:table-cell office:value-type="float" office:value="0.944079597520839">
                <text:p>0.944079597520839</text:p>
              </table:table-cell>
              <table:table-cell office:value-type="float" office:value="-0.680966741046628">
                <text:p>-0.680966741046628</text:p>
              </table:table-cell>
              <table:table-cell office:value-type="float" office:value="-0.364714382398201">
                <text:p>-0.364714382398201</text:p>
              </table:table-cell>
              <table:table-cell office:value-type="float" office:value="0.428329632778624">
                <text:p>0.428329632778624</text:p>
              </table:table-cell>
              <table:table-cell office:value-type="float" office:value="0.750744616030638">
                <text:p>0.750744616030638</text:p>
              </table:table-cell>
              <table:table-cell office:value-type="float" office:value="0.229164175453522">
                <text:p>0.229164175453522</text:p>
              </table:table-cell>
              <table:table-cell office:value-type="float" office:value="0.649341386647473">
                <text:p>0.649341386647473</text:p>
              </table:table-cell>
              <table:table-cell office:value-type="float" office:value="0.910993296097116">
                <text:p>0.910993296097116</text:p>
              </table:table-cell>
              <table:table-cell office:value-type="float" office:value="0.660086626606683">
                <text:p>0.660086626606683</text:p>
              </table:table-cell>
            </table:table-row>
            <table:table-row>
              <table:table-cell office:value-type="string">
                <text:p>Promedio</text:p>
              </table:table-cell>
              <table:table-cell office:value-type="float" office:value="0.530767465024606">
                <text:p>0.530767465024606</text:p>
              </table:table-cell>
              <table:table-cell office:value-type="float" office:value="0.416480898930266">
                <text:p>0.416480898930266</text:p>
              </table:table-cell>
              <table:table-cell office:value-type="float" office:value="0.434896464890004">
                <text:p>0.434896464890004</text:p>
              </table:table-cell>
              <table:table-cell office:value-type="float" office:value="0.521080350164164">
                <text:p>0.521080350164164</text:p>
              </table:table-cell>
              <table:table-cell office:value-type="float" office:value="0.386583188969242">
                <text:p>0.386583188969242</text:p>
              </table:table-cell>
              <table:table-cell office:value-type="float" office:value="0.443877572272732">
                <text:p>0.443877572272732</text:p>
              </table:table-cell>
              <table:table-cell office:value-type="float" office:value="-1.35506482980908">
                <text:p>-1.35506482980908</text:p>
              </table:table-cell>
              <table:table-cell office:value-type="float" office:value="-1.01821240974054">
                <text:p>-1.01821240974054</text:p>
              </table:table-cell>
              <table:table-cell office:value-type="float" office:value="0.483797113636599">
                <text:p>0.483797113636599</text:p>
              </table:table-cell>
              <table:table-cell office:value-type="float" office:value="0.455883068050347">
                <text:p>0.455883068050347</text:p>
              </table:table-cell>
              <table:table-cell office:value-type="float" office:value="0.524558502546843">
                <text:p>0.524558502546843</text:p>
              </table:table-cell>
              <table:table-cell office:value-type="float" office:value="0.486023367125588">
                <text:p>0.486023367125588</text:p>
              </table:table-cell>
              <table:table-cell office:value-type="float" office:value="0.336614103413882">
                <text:p>0.336614103413882</text:p>
              </table:table-cell>
              <table:table-cell office:value-type="float" office:value="0.438096508351637">
                <text:p>0.43809650835163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6.1$Linux_X86_64 LibreOffice_project/30$Build-1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